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3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34" style:family="table-cell" style:parent-style-name="Pivot_20_Table_20_Title" style:data-style-name="N0">
      <style:table-cell-properties fo:border-bottom="0.99pt solid #000000" fo:border-left="2.01pt solid #000000" fo:border-right="none" fo:border-top="0.99pt solid #000000"/>
    </style:style>
    <style:style style:name="ce3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6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37" style:family="table-cell" style:parent-style-name="Pivot_20_Table_20_Field">
      <style:table-cell-properties fo:border="0.99pt solid #000000"/>
    </style:style>
    <style:style style:name="ce3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9" style:family="table-cell" style:parent-style-name="Pivot_20_Table_20_Category" style:data-style-name="N0">
      <style:table-cell-properties fo:border="0.99pt solid #000000"/>
    </style:style>
    <style:style style:name="ce40" style:family="table-cell" style:parent-style-name="Pivot_20_Table_20_Title" style:data-style-name="N0">
      <style:table-cell-properties fo:border-bottom="0.99pt solid #000000" fo:border-left="none" fo:border-right="0.99pt solid #000000" fo:border-top="0.99pt solid #000000"/>
    </style:style>
    <style:style style:name="ce4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4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45" style:family="table-cell" style:parent-style-name="Pivot_20_Table_20_Result" style:data-style-name="N0">
      <style:table-cell-properties fo:border-bottom="0.99pt solid #000000" fo:border-left="0.99pt solid #000000" fo:border-right="none" fo:border-top="0.99pt solid #000000"/>
    </style:style>
    <style:style style:name="ce4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7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8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9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50" style:family="table-cell" style:parent-style-name="Pivot_20_Table_20_Result" style:data-style-name="N0">
      <style:table-cell-properties fo:border-bottom="0.99pt solid #000000" fo:border-left="none" fo:border-right="none" fo:border-top="0.99pt solid #000000"/>
    </style:style>
    <style:style style:name="ce51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52" style:family="table-cell" style:parent-style-name="Pivot_20_Table_20_Value" style:data-style-name="N0">
      <style:table-cell-properties fo:border-bottom="0.99pt solid #000000" fo:border-left="none" fo:border-right="0.99pt solid #000000" fo:border-top="0.99pt solid #000000"/>
    </style:style>
    <style:style style:name="ce53" style:family="table-cell" style:parent-style-name="Pivot_20_Table_20_Result" style:data-style-name="N0">
      <style:table-cell-properties fo:border-bottom="0.99pt solid #000000" fo:border-left="none" fo:border-right="0.99pt solid #000000" fo:border-top="0.99pt solid #000000"/>
    </style:style>
    <style:style style:name="ce54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5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6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57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5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unI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elaps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77440643310547" calcext:value-type="float">
            <text:p>0.0177440643310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21071338653564" calcext:value-type="float">
            <text:p>0.0121071338653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27480030059814" calcext:value-type="float">
            <text:p>0.0127480030059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71530246734619" calcext:value-type="float">
            <text:p>0.0171530246734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37200355529785" calcext:value-type="float">
            <text:p>0.0137200355529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19240283966064" calcext:value-type="float">
            <text:p>0.0119240283966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213840007781982" calcext:value-type="float">
            <text:p>0.0213840007781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23717784881592" calcext:value-type="float">
            <text:p>0.0123717784881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23529434204102" calcext:value-type="float">
            <text:p>0.012352943420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23980045318604" calcext:value-type="float">
            <text:p>0.012398004531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24080181121826" calcext:value-type="float">
            <text:p>0.0124080181121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17499828338623" calcext:value-type="float">
            <text:p>0.0117499828338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77969932556152" calcext:value-type="float">
            <text:p>0.0177969932556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34780406951904" calcext:value-type="float">
            <text:p>0.013478040695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6740083694458" calcext:value-type="float">
            <text:p>0.0167400836944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173996925354" calcext:value-type="float">
            <text:p>0.011739969253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14200115203857" calcext:value-type="float">
            <text:p>0.0114200115203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17380619049072" calcext:value-type="float">
            <text:p>0.0117380619049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21989250183105" calcext:value-type="float">
            <text:p>0.0121989250183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204229354858398" calcext:value-type="float">
            <text:p>0.020422935485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126180648803711" calcext:value-type="float">
            <text:p>0.0126180648803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113158226013184" calcext:value-type="float">
            <text:p>0.0113158226013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123229026794434" calcext:value-type="float">
            <text:p>0.0123229026794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117101669311523" calcext:value-type="float">
            <text:p>0.0117101669311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117509365081787" calcext:value-type="float">
            <text:p>0.0117509365081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21946907043457" calcext:value-type="float">
            <text:p>0.0219469070434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192739963531494" calcext:value-type="float">
            <text:p>0.0192739963531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1344895362854" calcext:value-type="float">
            <text:p>0.013448953628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130259990692139" calcext:value-type="float">
            <text:p>0.0130259990692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11944055557251" calcext:value-type="float">
            <text:p>0.0119440555572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126380920410156" calcext:value-type="float">
            <text:p>0.0126380920410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113668441772461" calcext:value-type="float">
            <text:p>0.0113668441772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29740238189697" calcext:value-type="float">
            <text:p>0.012974023818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68709754943848" calcext:value-type="float">
            <text:p>0.0168709754943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74400806427002" calcext:value-type="float">
            <text:p>0.01744008064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65510177612305" calcext:value-type="float">
            <text:p>0.0165510177612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26171112060547" calcext:value-type="float">
            <text:p>0.0126171112060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25350952148438" calcext:value-type="float">
            <text:p>0.0125350952148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19118690490723" calcext:value-type="float">
            <text:p>0.0119118690490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83939933776855" calcext:value-type="float">
            <text:p>0.0183939933776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30290985107422" calcext:value-type="float">
            <text:p>0.0130290985107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16791725158691" calcext:value-type="float">
            <text:p>0.0116791725158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25710964202881" calcext:value-type="float">
            <text:p>0.0125710964202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33700370788574" calcext:value-type="float">
            <text:p>0.0133700370788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12941265106201" calcext:value-type="float">
            <text:p>0.011294126510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36950016021729" calcext:value-type="float">
            <text:p>0.0136950016021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220918655395508" calcext:value-type="float">
            <text:p>0.0220918655395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52809619903564" calcext:value-type="float">
            <text:p>0.0152809619903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13589763641357" calcext:value-type="float">
            <text:p>0.0113589763641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22749805450439" calcext:value-type="float">
            <text:p>0.0122749805450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0890007019043" calcext:value-type="float">
            <text:p>0.0108900070190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7596960067749" calcext:value-type="float">
            <text:p>0.01759696006774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13821029663086" calcext:value-type="float">
            <text:p>0.0113821029663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30510330200195" calcext:value-type="float">
            <text:p>0.013051033020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18131637573242" calcext:value-type="float">
            <text:p>0.0118131637573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244059562683105" calcext:value-type="float">
            <text:p>0.0244059562683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218238830566406" calcext:value-type="float">
            <text:p>0.0218238830566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70280933380127" calcext:value-type="float">
            <text:p>0.0170280933380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3218879699707" calcext:value-type="float">
            <text:p>0.0132188796997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29709243774414" calcext:value-type="float">
            <text:p>0.01297092437744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19819641113281" calcext:value-type="float">
            <text:p>0.0119819641113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20189189910889" calcext:value-type="float">
            <text:p>0.01201891899108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0915994644165" calcext:value-type="float">
            <text:p>0.0109159946441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203700065612793" calcext:value-type="float">
            <text:p>0.02037000656127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9197940826416" calcext:value-type="float">
            <text:p>0.0191979408264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94108486175537" calcext:value-type="float">
            <text:p>0.01941084861755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9852876663208" calcext:value-type="float">
            <text:p>0.01985287666320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93080902099609" calcext:value-type="float">
            <text:p>0.01930809020996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97420120239258" calcext:value-type="float">
            <text:p>0.0197420120239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274031162261963" calcext:value-type="float">
            <text:p>0.0274031162261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231170654296875" calcext:value-type="float">
            <text:p>0.02311706542968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209658145904541" calcext:value-type="float">
            <text:p>0.02096581459045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92561149597168" calcext:value-type="float">
            <text:p>0.0192561149597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97970867156982" calcext:value-type="float">
            <text:p>0.01979708671569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204579830169678" calcext:value-type="float">
            <text:p>0.02045798301696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20233154296875" calcext:value-type="float">
            <text:p>0.0202331542968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21259593963623" calcext:value-type="float">
            <text:p>0.02212595939636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244140625" calcext:value-type="float">
            <text:p>0.02441406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00760364532471" calcext:value-type="float">
            <text:p>0.0200760364532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202128887176514" calcext:value-type="float">
            <text:p>0.02021288871765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204288959503174" calcext:value-type="float">
            <text:p>0.0204288959503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206167697906494" calcext:value-type="float">
            <text:p>0.02061676979064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200750827789307" calcext:value-type="float">
            <text:p>0.02007508277893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208399295806885" calcext:value-type="float">
            <text:p>0.02083992958068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259888172149658" calcext:value-type="float">
            <text:p>0.02598881721496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204188823699951" calcext:value-type="float">
            <text:p>0.02041888236999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203969478607178" calcext:value-type="float">
            <text:p>0.0203969478607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196161270141602" calcext:value-type="float">
            <text:p>0.019616127014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192780494689941" calcext:value-type="float">
            <text:p>0.0192780494689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190470218658447" calcext:value-type="float">
            <text:p>0.01904702186584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254640579223633" calcext:value-type="float">
            <text:p>0.02546405792236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223088264465332" calcext:value-type="float">
            <text:p>0.0223088264465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20122766494751" calcext:value-type="float">
            <text:p>0.02012276649475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196781158447266" calcext:value-type="float">
            <text:p>0.01967811584472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194740295410156" calcext:value-type="float">
            <text:p>0.0194740295410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198428630828857" calcext:value-type="float">
            <text:p>0.01984286308288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19268894195557" calcext:value-type="float">
            <text:p>0.01192688941955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53591632843018" calcext:value-type="float">
            <text:p>0.0153591632843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46310329437256" calcext:value-type="float">
            <text:p>0.0146310329437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12979412078857" calcext:value-type="float">
            <text:p>0.01129794120788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40600204467773" calcext:value-type="float">
            <text:p>0.01406002044677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2484073638916" calcext:value-type="float">
            <text:p>0.01248407363891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18198394775391" calcext:value-type="float">
            <text:p>0.01181983947753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30319595336914" calcext:value-type="float">
            <text:p>0.01303195953369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223901271820068" calcext:value-type="float">
            <text:p>0.0223901271820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28288269042969" calcext:value-type="float">
            <text:p>0.01282882690429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18069648742676" calcext:value-type="float">
            <text:p>0.01180696487426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16310119628906" calcext:value-type="float">
            <text:p>0.01163101196289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31120681762695" calcext:value-type="float">
            <text:p>0.0131120681762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209989547729492" calcext:value-type="float">
            <text:p>0.02099895477294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23109817504883" calcext:value-type="float">
            <text:p>0.01231098175048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33218765258789" calcext:value-type="float">
            <text:p>0.01332187652587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19011402130127" calcext:value-type="float">
            <text:p>0.0119011402130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38049125671387" calcext:value-type="float">
            <text:p>0.01380491256713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202689170837402" calcext:value-type="float">
            <text:p>0.0202689170837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71470642089844" calcext:value-type="float">
            <text:p>0.01714706420898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77671909332275" calcext:value-type="float">
            <text:p>0.01776719093322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52499675750732" calcext:value-type="float">
            <text:p>0.01524996757507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338791847229" calcext:value-type="float">
            <text:p>0.013387918472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1538028717041" calcext:value-type="float">
            <text:p>0.01153802871704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14619731903076" calcext:value-type="float">
            <text:p>0.01146197319030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84199810028076" calcext:value-type="float">
            <text:p>0.01841998100280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32060050964355" calcext:value-type="float">
            <text:p>0.01320600509643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22880935668945" calcext:value-type="float">
            <text:p>0.01228809356689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23510360717773" calcext:value-type="float">
            <text:p>0.01235103607177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24480724334717" calcext:value-type="float">
            <text:p>0.01244807243347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65059566497803" calcext:value-type="float">
            <text:p>0.016505956649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46801471710205" calcext:value-type="float">
            <text:p>0.01468014717102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205121040344238" calcext:value-type="float">
            <text:p>0.0205121040344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99711322784424" calcext:value-type="float">
            <text:p>0.01997113227844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200397968292236" calcext:value-type="float">
            <text:p>0.02003979682922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200138092041016" calcext:value-type="float">
            <text:p>0.02001380920410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94981098175049" calcext:value-type="float">
            <text:p>0.01949810981750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455639362335205" calcext:value-type="float">
            <text:p>0.04556393623352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227491855621338" calcext:value-type="float">
            <text:p>0.02274918556213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97391510009766" calcext:value-type="float">
            <text:p>0.01973915100097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90999507904053" calcext:value-type="float">
            <text:p>0.01909995079040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94189548492432" calcext:value-type="float">
            <text:p>0.01941895484924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99038982391357" calcext:value-type="float">
            <text:p>0.01990389823913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9568920135498" calcext:value-type="float">
            <text:p>0.01956892013549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07290649414062" calcext:value-type="float">
            <text:p>0.02072906494140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238001346588135" calcext:value-type="float">
            <text:p>0.02380013465881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90949440002441" calcext:value-type="float">
            <text:p>0.01909494400024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202960968017578" calcext:value-type="float">
            <text:p>0.02029609680175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98030471801758" calcext:value-type="float">
            <text:p>0.01980304718017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216550827026367" calcext:value-type="float">
            <text:p>0.02165508270263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202829837799072" calcext:value-type="float">
            <text:p>0.02028298377990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274190902709961" calcext:value-type="float">
            <text:p>0.02741909027099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20906925201416" calcext:value-type="float">
            <text:p>0.0209069252014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213470458984375" calcext:value-type="float">
            <text:p>0.02134704589843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200321674346924" calcext:value-type="float">
            <text:p>0.02003216743469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203359127044678" calcext:value-type="float">
            <text:p>0.02033591270446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209579467773437" calcext:value-type="float">
            <text:p>0.02095794677734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206692218780518" calcext:value-type="float">
            <text:p>0.02066922187805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234529972076416" calcext:value-type="float">
            <text:p>0.02345299720764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202291011810303" calcext:value-type="float">
            <text:p>0.0202291011810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197708606719971" calcext:value-type="float">
            <text:p>0.01977086067199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200130939483643" calcext:value-type="float">
            <text:p>0.02001309394836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190129280090332" calcext:value-type="float">
            <text:p>0.0190129280090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16641521453857" calcext:value-type="float">
            <text:p>0.01166415214538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35538578033447" calcext:value-type="float">
            <text:p>0.01355385780334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54159069061279" calcext:value-type="float">
            <text:p>0.01541590690612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52750015258789" calcext:value-type="float">
            <text:p>0.01527500152587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47409439086914" calcext:value-type="float">
            <text:p>0.01474094390869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22859477996826" calcext:value-type="float">
            <text:p>0.01228594779968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32360458374023" calcext:value-type="float">
            <text:p>0.01323604583740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57148838043213" calcext:value-type="float">
            <text:p>0.01571488380432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212211608886719" calcext:value-type="float">
            <text:p>0.02122116088867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22179985046387" calcext:value-type="float">
            <text:p>0.01221799850463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28750801086426" calcext:value-type="float">
            <text:p>0.01287508010864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98910236358643" calcext:value-type="float">
            <text:p>0.01989102363586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66800022125244" calcext:value-type="float">
            <text:p>0.01668000221252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55951976776123" calcext:value-type="float">
            <text:p>0.01559519767761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229029655456543" calcext:value-type="float">
            <text:p>0.02290296554565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68089866638184" calcext:value-type="float">
            <text:p>0.01680898666381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42490863800049" calcext:value-type="float">
            <text:p>0.01424908638000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209009647369385" calcext:value-type="float">
            <text:p>0.02090096473693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37760639190674" calcext:value-type="float">
            <text:p>0.01377606391906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1713981628418" calcext:value-type="float">
            <text:p>0.0117139816284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23391151428223" calcext:value-type="float">
            <text:p>0.01233911514282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1538028717041" calcext:value-type="float">
            <text:p>0.01153802871704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67109966278076" calcext:value-type="float">
            <text:p>0.01671099662780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71680450439453" calcext:value-type="float">
            <text:p>0.01716804504394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41799449920654" calcext:value-type="float">
            <text:p>0.01417994499206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24821662902832" calcext:value-type="float">
            <text:p>0.01248216629028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15129947662354" calcext:value-type="float">
            <text:p>0.01151299476623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17301940917969" calcext:value-type="float">
            <text:p>0.01173019409179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61018371582031" calcext:value-type="float">
            <text:p>0.01610183715820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31368637084961" calcext:value-type="float">
            <text:p>0.01313686370849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18989944458008" calcext:value-type="float">
            <text:p>0.01189899444580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09820365905762" calcext:value-type="float">
            <text:p>0.01098203659057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19020938873291" calcext:value-type="float">
            <text:p>0.01190209388732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9618034362793" calcext:value-type="float">
            <text:p>0.0196180343627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88260078430176" calcext:value-type="float">
            <text:p>0.01882600784301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200390815734863" calcext:value-type="float">
            <text:p>0.02003908157348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96349620819092" calcext:value-type="float">
            <text:p>0.01963496208190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96108818054199" calcext:value-type="float">
            <text:p>0.0196108818054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214359760284424" calcext:value-type="float">
            <text:p>0.02143597602844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201680660247803" calcext:value-type="float">
            <text:p>0.0201680660247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253558158874512" calcext:value-type="float">
            <text:p>0.02535581588745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204150676727295" calcext:value-type="float">
            <text:p>0.0204150676727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93560123443604" calcext:value-type="float">
            <text:p>0.0193560123443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201179981231689" calcext:value-type="float">
            <text:p>0.02011799812316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93839073181152" calcext:value-type="float">
            <text:p>0.01938390731811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94990634918213" calcext:value-type="float">
            <text:p>0.01949906349182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88479423522949" calcext:value-type="float">
            <text:p>0.01884794235229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20720767974854" calcext:value-type="float">
            <text:p>0.02207207679748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97021961212158" calcext:value-type="float">
            <text:p>0.01970219612121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259311199188232" calcext:value-type="float">
            <text:p>0.02593111991882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8618106842041" calcext:value-type="float">
            <text:p>0.01861810684204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96590423583984" calcext:value-type="float">
            <text:p>0.01965904235839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92739963531494" calcext:value-type="float">
            <text:p>0.01927399635314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189058780670166" calcext:value-type="float">
            <text:p>0.01890587806701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199198722839355" calcext:value-type="float">
            <text:p>0.01991987228393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21172046661377" calcext:value-type="float">
            <text:p>0.02117204666137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193428993225098" calcext:value-type="float">
            <text:p>0.0193428993225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19096851348877" calcext:value-type="float">
            <text:p>0.01909685134887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190849304199219" calcext:value-type="float">
            <text:p>0.01908493041992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204839706420898" calcext:value-type="float">
            <text:p>0.0204839706420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203640460968018" calcext:value-type="float">
            <text:p>0.02036404609680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225880146026611" calcext:value-type="float">
            <text:p>0.02258801460266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194950103759766" calcext:value-type="float">
            <text:p>0.01949501037597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14970207214355" calcext:value-type="float">
            <text:p>0.01149702072143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13511085510254" calcext:value-type="float">
            <text:p>0.0113511085510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32079124450684" calcext:value-type="float">
            <text:p>0.01320791244506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212528705596924" calcext:value-type="float">
            <text:p>0.02125287055969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78651809692383" calcext:value-type="float">
            <text:p>0.01786518096923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26879215240479" calcext:value-type="float">
            <text:p>0.01268792152404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24499797821045" calcext:value-type="float">
            <text:p>0.01244997978210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26309394836426" calcext:value-type="float">
            <text:p>0.01263093948364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17619037628174" calcext:value-type="float">
            <text:p>0.01176190376281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37901306152344" calcext:value-type="float">
            <text:p>0.0137901306152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23108959197998" calcext:value-type="float">
            <text:p>0.02310895919799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29880905151367" calcext:value-type="float">
            <text:p>0.01298809051513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12700462341309" calcext:value-type="float">
            <text:p>0.01127004623413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15089416503906" calcext:value-type="float">
            <text:p>0.01150894165039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86340808868408" calcext:value-type="float">
            <text:p>0.01863408088684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52359008789063" calcext:value-type="float">
            <text:p>0.01523590087890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83072090148926" calcext:value-type="float">
            <text:p>0.01830720901489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10480785369873" calcext:value-type="float">
            <text:p>0.01104807853698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15821361541748" calcext:value-type="float">
            <text:p>0.01158213615417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51681900024414" calcext:value-type="float">
            <text:p>0.01516819000244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23801231384277" calcext:value-type="float">
            <text:p>0.01238012313842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51810646057129" calcext:value-type="float">
            <text:p>0.01518106460571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09691619873047" calcext:value-type="float">
            <text:p>0.01096916198730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28228664398193" calcext:value-type="float">
            <text:p>0.01282286643981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23491287231445" calcext:value-type="float">
            <text:p>0.01234912872314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16119384765625" calcext:value-type="float">
            <text:p>0.01161193847656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11839771270752" calcext:value-type="float">
            <text:p>0.0111839771270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85689926147461" calcext:value-type="float">
            <text:p>0.01856899261474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98900699615479" calcext:value-type="float">
            <text:p>0.01989006996154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64029598236084" calcext:value-type="float">
            <text:p>0.01640295982360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29499435424805" calcext:value-type="float">
            <text:p>0.01294994354248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26011371612549" calcext:value-type="float">
            <text:p>0.012601137161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16658210754395" calcext:value-type="float">
            <text:p>0.0116658210754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3124942779541" calcext:value-type="float">
            <text:p>0.01312494277954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213658809661865" calcext:value-type="float">
            <text:p>0.02136588096618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92220211029053" calcext:value-type="float">
            <text:p>0.01922202110290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95040702819824" calcext:value-type="float">
            <text:p>0.01950407028198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94520950317383" calcext:value-type="float">
            <text:p>0.01945209503173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91469192504883" calcext:value-type="float">
            <text:p>0.01914691925048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88119411468506" calcext:value-type="float">
            <text:p>0.01881194114685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82509422302246" calcext:value-type="float">
            <text:p>0.01825094223022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83720588684082" calcext:value-type="float">
            <text:p>0.01837205886840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98519229888916" calcext:value-type="float">
            <text:p>0.01985192298889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88992023468018" calcext:value-type="float">
            <text:p>0.01889920234680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21946907043457" calcext:value-type="float">
            <text:p>0.02194690704345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8500804901123" calcext:value-type="float">
            <text:p>0.01850080490112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79100036621094" calcext:value-type="float">
            <text:p>0.01791000366210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81670188903809" calcext:value-type="float">
            <text:p>0.01816701889038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83041095733643" calcext:value-type="float">
            <text:p>0.01830410957336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84259414672852" calcext:value-type="float">
            <text:p>0.01842594146728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79939270019531" calcext:value-type="float">
            <text:p>0.01799392700195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88958644866943" calcext:value-type="float">
            <text:p>0.01889586448669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94671154022217" calcext:value-type="float">
            <text:p>0.01946711540222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90000534057617" calcext:value-type="float">
            <text:p>0.01900005340576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185959339141846" calcext:value-type="float">
            <text:p>0.01859593391418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190880298614502" calcext:value-type="float">
            <text:p>0.0190880298614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187029838562012" calcext:value-type="float">
            <text:p>0.01870298385620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185940265655518" calcext:value-type="float">
            <text:p>0.01859402656555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193719863891602" calcext:value-type="float">
            <text:p>0.0193719863891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196230411529541" calcext:value-type="float">
            <text:p>0.01962304115295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193970203399658" calcext:value-type="float">
            <text:p>0.01939702033996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194249153137207" calcext:value-type="float">
            <text:p>0.01942491531372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199329853057861" calcext:value-type="float">
            <text:p>0.01993298530578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97281837463379" calcext:value-type="float">
            <text:p>0.01972818374633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5437126159668" calcext:value-type="float">
            <text:p>0.01543712615966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22978687286377" calcext:value-type="float">
            <text:p>0.01229786872863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23598575592041" calcext:value-type="float">
            <text:p>0.01235985755920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18439197540283" calcext:value-type="float">
            <text:p>0.01184391975402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19550228118896" calcext:value-type="float">
            <text:p>0.0119550228118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12621784210205" calcext:value-type="float">
            <text:p>0.01126217842102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11320018768311" calcext:value-type="float">
            <text:p>0.01113200187683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09829902648926" calcext:value-type="float">
            <text:p>0.01098299026489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40860080718994" calcext:value-type="float">
            <text:p>0.01408600807189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2516975402832" calcext:value-type="float">
            <text:p>0.01251697540283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32579803466797" calcext:value-type="float">
            <text:p>0.0132579803466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57599449157715" calcext:value-type="float">
            <text:p>0.01575994491577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65698528289795" calcext:value-type="float">
            <text:p>0.016569852828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37290954589844" calcext:value-type="float">
            <text:p>0.01372909545898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29079818725586" calcext:value-type="float">
            <text:p>0.01290798187255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11598968505859" calcext:value-type="float">
            <text:p>0.01115989685058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15640163421631" calcext:value-type="float">
            <text:p>0.01156401634216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16410255432129" calcext:value-type="float">
            <text:p>0.01164102554321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25811100006104" calcext:value-type="float">
            <text:p>0.0125811100006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29539966583252" calcext:value-type="float">
            <text:p>0.01295399665832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20561122894287" calcext:value-type="float">
            <text:p>0.01205611228942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23550891876221" calcext:value-type="float">
            <text:p>0.01235508918762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241720676422119" calcext:value-type="float">
            <text:p>0.02417206764221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3261079788208" calcext:value-type="float">
            <text:p>0.01326107978820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4240026473999" calcext:value-type="float">
            <text:p>0.01424002647399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11899375915527" calcext:value-type="float">
            <text:p>0.01118993759155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282261371612549" calcext:value-type="float">
            <text:p>0.02822613716125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265200138092041" calcext:value-type="float">
            <text:p>0.02652001380920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228660106658936" calcext:value-type="float">
            <text:p>0.02286601066589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82850360870361" calcext:value-type="float">
            <text:p>0.01828503608703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221209526062012" calcext:value-type="float">
            <text:p>0.02212095260620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37200355529785" calcext:value-type="float">
            <text:p>0.01372003555297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24058723449707" calcext:value-type="float">
            <text:p>0.01240587234497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21870040893555" calcext:value-type="float">
            <text:p>0.01218700408935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75271034240723" calcext:value-type="float">
            <text:p>0.01752710342407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77772045135498" calcext:value-type="float">
            <text:p>0.0177772045135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80940628051758" calcext:value-type="float">
            <text:p>0.01809406280517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76100730895996" calcext:value-type="float">
            <text:p>0.017610073089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77969932556152" calcext:value-type="float">
            <text:p>0.01779699325561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77130699157715" calcext:value-type="float">
            <text:p>0.01771306991577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80330276489258" calcext:value-type="float">
            <text:p>0.01803302764892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82421207427979" calcext:value-type="float">
            <text:p>0.01824212074279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87299251556396" calcext:value-type="float">
            <text:p>0.0187299251556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78990364074707" calcext:value-type="float">
            <text:p>0.01789903640747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77531242370605" calcext:value-type="float">
            <text:p>0.01775312423706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236279964447021" calcext:value-type="float">
            <text:p>0.02362799644470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1996021270752" calcext:value-type="float">
            <text:p>0.02199602127075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82309150695801" calcext:value-type="float">
            <text:p>0.0182309150695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85739994049072" calcext:value-type="float">
            <text:p>0.01857399940490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95479393005371" calcext:value-type="float">
            <text:p>0.01954793930053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92611217498779" calcext:value-type="float">
            <text:p>0.01926112174987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97701454162598" calcext:value-type="float">
            <text:p>0.0197701454162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219931602478027" calcext:value-type="float">
            <text:p>0.02199316024780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857590675354" calcext:value-type="float">
            <text:p>0.0185759067535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188560485839844" calcext:value-type="float">
            <text:p>0.01885604858398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180141925811768" calcext:value-type="float">
            <text:p>0.01801419258117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185909271240234" calcext:value-type="float">
            <text:p>0.01859092712402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176901817321777" calcext:value-type="float">
            <text:p>0.01769018173217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178332328796387" calcext:value-type="float">
            <text:p>0.01783323287963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180990695953369" calcext:value-type="float">
            <text:p>0.01809906959533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178859233856201" calcext:value-type="float">
            <text:p>0.0178859233856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180768966674805" calcext:value-type="float">
            <text:p>0.01807689666748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98090076446533" calcext:value-type="float">
            <text:p>0.01980900764465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231530666351318" calcext:value-type="float">
            <text:p>0.02315306663513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9646167755127" calcext:value-type="float">
            <text:p>0.01964616775512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17931365966797" calcext:value-type="float">
            <text:p>0.0117931365966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37569904327393" calcext:value-type="float">
            <text:p>0.01375699043273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42180919647217" calcext:value-type="float">
            <text:p>0.01421809196472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23970508575439" calcext:value-type="float">
            <text:p>0.01239705085754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17838382720947" calcext:value-type="float">
            <text:p>0.01178383827209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20959281921387" calcext:value-type="float">
            <text:p>0.01209592819213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17390155792236" calcext:value-type="float">
            <text:p>0.01173901557922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18770599365234" calcext:value-type="float">
            <text:p>0.01187705993652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21212100982666" calcext:value-type="float">
            <text:p>0.02121210098266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20000839233398" calcext:value-type="float">
            <text:p>0.0120000839233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24258995056152" calcext:value-type="float">
            <text:p>0.01242589950561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26528739929199" calcext:value-type="float">
            <text:p>0.0126528739929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21970176696777" calcext:value-type="float">
            <text:p>0.01219701766967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17669105529785" calcext:value-type="float">
            <text:p>0.01176691055297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09279155731201" calcext:value-type="float">
            <text:p>0.0109279155731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07409954071045" calcext:value-type="float">
            <text:p>0.0107409954071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08258724212646" calcext:value-type="float">
            <text:p>0.01082587242126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78380012512207" calcext:value-type="float">
            <text:p>0.01783800125122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16860866546631" calcext:value-type="float">
            <text:p>0.01168608665466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21557712554932" calcext:value-type="float">
            <text:p>0.01215577125549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14610195159912" calcext:value-type="float">
            <text:p>0.01146101951599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91800594329834" calcext:value-type="float">
            <text:p>0.01918005943298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24928951263428" calcext:value-type="float">
            <text:p>0.01249289512634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74648761749268" calcext:value-type="float">
            <text:p>0.01746487617492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22361183166504" calcext:value-type="float">
            <text:p>0.0122361183166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58131122589111" calcext:value-type="float">
            <text:p>0.01581311225891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155686378479" calcext:value-type="float">
            <text:p>0.0115568637847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19822025299072" calcext:value-type="float">
            <text:p>0.01198220252990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18980407714844" calcext:value-type="float">
            <text:p>0.01189804077148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22990608215332" calcext:value-type="float">
            <text:p>0.01229906082153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36749744415283" calcext:value-type="float">
            <text:p>0.01367497444152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18300914764404" calcext:value-type="float">
            <text:p>0.0118300914764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22671127319336" calcext:value-type="float">
            <text:p>0.01226711273193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83248519897461" calcext:value-type="float">
            <text:p>0.01832485198974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76990032196045" calcext:value-type="float">
            <text:p>0.01769900321960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75819396972656" calcext:value-type="float">
            <text:p>0.01758193969726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239059925079346" calcext:value-type="float">
            <text:p>0.02390599250793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78570747375488" calcext:value-type="float">
            <text:p>0.01785707473754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75809860229492" calcext:value-type="float">
            <text:p>0.01758098602294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82390213012695" calcext:value-type="float">
            <text:p>0.0182390213012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73318386077881" calcext:value-type="float">
            <text:p>0.01733183860778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76599025726318" calcext:value-type="float">
            <text:p>0.01765990257263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77109241485596" calcext:value-type="float">
            <text:p>0.0177109241485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76069736480713" calcext:value-type="float">
            <text:p>0.01760697364807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79619789123535" calcext:value-type="float">
            <text:p>0.01796197891235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6981840133667" calcext:value-type="float">
            <text:p>0.01698184013366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72889232635498" calcext:value-type="float">
            <text:p>0.0172889232635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7941951751709" calcext:value-type="float">
            <text:p>0.01794195175170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78468227386475" calcext:value-type="float">
            <text:p>0.01784682273864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82099342346191" calcext:value-type="float">
            <text:p>0.01820993423461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92759037017822" calcext:value-type="float">
            <text:p>0.01927590370178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84609889984131" calcext:value-type="float">
            <text:p>0.01846098899841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87649726867676" calcext:value-type="float">
            <text:p>0.01876497268676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183157920837402" calcext:value-type="float">
            <text:p>0.0183157920837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219089984893799" calcext:value-type="float">
            <text:p>0.0219089984893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193459987640381" calcext:value-type="float">
            <text:p>0.01934599876403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180649757385254" calcext:value-type="float">
            <text:p>0.01806497573852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178720951080322" calcext:value-type="float">
            <text:p>0.01787209510803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187108516693115" calcext:value-type="float">
            <text:p>0.01871085166931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182828903198242" calcext:value-type="float">
            <text:p>0.01828289031982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18081569671631" calcext:value-type="float">
            <text:p>0.01180815696716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1538028717041" calcext:value-type="float">
            <text:p>0.01153802871704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7064094543457" calcext:value-type="float">
            <text:p>0.01706409454345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31270885467529" calcext:value-type="float">
            <text:p>0.01312708854675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1375904083252" calcext:value-type="float">
            <text:p>0.01137590408325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19259357452393" calcext:value-type="float">
            <text:p>0.01192593574523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65960788726807" calcext:value-type="float">
            <text:p>0.01659607887268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1167049407959" calcext:value-type="float">
            <text:p>0.01116704940795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2354850769043" calcext:value-type="float">
            <text:p>0.01235485076904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12638473510742" calcext:value-type="float">
            <text:p>0.01126384735107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23770236968994" calcext:value-type="float">
            <text:p>0.01237702369689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11069679260254" calcext:value-type="float">
            <text:p>0.01110696792602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43909454345703" calcext:value-type="float">
            <text:p>0.0143909454345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28860473632813" calcext:value-type="float">
            <text:p>0.01288604736328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18107795715332" calcext:value-type="float">
            <text:p>0.01181077957153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15799903869629" calcext:value-type="float">
            <text:p>0.01157999038696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15349292755127" calcext:value-type="float">
            <text:p>0.01153492927551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34270191192627" calcext:value-type="float">
            <text:p>0.01342701911926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17650032043457" calcext:value-type="float">
            <text:p>0.01176500320434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11010074615479" calcext:value-type="float">
            <text:p>0.01110100746154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31940841674805" calcext:value-type="float">
            <text:p>0.01319408416748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51851177215576" calcext:value-type="float">
            <text:p>0.01518511772155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92639827728271" calcext:value-type="float">
            <text:p>0.01926398277282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40869617462158" calcext:value-type="float">
            <text:p>0.01408696174621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19171142578125" calcext:value-type="float">
            <text:p>0.01191711425781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14610195159912" calcext:value-type="float">
            <text:p>0.01146101951599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08680725097656" calcext:value-type="float">
            <text:p>0.01086807250976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17859840393066" calcext:value-type="float">
            <text:p>0.01178598403930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11179351806641" calcext:value-type="float">
            <text:p>0.01111793518066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12519264221191" calcext:value-type="float">
            <text:p>0.01125192642211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14240646362305" calcext:value-type="float">
            <text:p>0.01142406463623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11730098724365" calcext:value-type="float">
            <text:p>0.01117300987243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17828845977783" calcext:value-type="float">
            <text:p>0.01178288459777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08990669250488" calcext:value-type="float">
            <text:p>0.01089906692504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37929916381836" calcext:value-type="float">
            <text:p>0.01379299163818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227591991424561" calcext:value-type="float">
            <text:p>0.02275919914245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240130424499512" calcext:value-type="float">
            <text:p>0.02401304244995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77600383758545" calcext:value-type="float">
            <text:p>0.01776003837585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73192024230957" calcext:value-type="float">
            <text:p>0.01731920242309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74648761749268" calcext:value-type="float">
            <text:p>0.01746487617492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75390243530273" calcext:value-type="float">
            <text:p>0.01753902435302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79259777069092" calcext:value-type="float">
            <text:p>0.01792597770690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87849998474121" calcext:value-type="float">
            <text:p>0.01878499984741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80618762969971" calcext:value-type="float">
            <text:p>0.01806187629699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73978805541992" calcext:value-type="float">
            <text:p>0.01739788055419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74181461334229" calcext:value-type="float">
            <text:p>0.01741814613342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72679424285889" calcext:value-type="float">
            <text:p>0.01726794242858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7117977142334" calcext:value-type="float">
            <text:p>0.01711797714233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74257755279541" calcext:value-type="float">
            <text:p>0.01742577552795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8010139465332" calcext:value-type="float">
            <text:p>0.01801013946533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72009468078613" calcext:value-type="float">
            <text:p>0.01720094680786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67410373687744" calcext:value-type="float">
            <text:p>0.01674103736877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67109966278076" calcext:value-type="float">
            <text:p>0.01671099662780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240311622619629" calcext:value-type="float">
            <text:p>0.02403116226196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72011852264404" calcext:value-type="float">
            <text:p>0.0172011852264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91950798034668" calcext:value-type="float">
            <text:p>0.01919507980346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70960426330566" calcext:value-type="float">
            <text:p>0.01709604263305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166819095611572" calcext:value-type="float">
            <text:p>0.01668190956115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173549652099609" calcext:value-type="float">
            <text:p>0.01735496520996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180599689483643" calcext:value-type="float">
            <text:p>0.01805996894836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17876148223877" calcext:value-type="float">
            <text:p>0.01787614822387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174880027770996" calcext:value-type="float">
            <text:p>0.017488002777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169651508331299" calcext:value-type="float">
            <text:p>0.0169651508331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18169784545898" calcext:value-type="float">
            <text:p>0.0118169784545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16171836853027" calcext:value-type="float">
            <text:p>0.01161718368530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4739990234375" calcext:value-type="float">
            <text:p>0.01473999023437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12061500549316" calcext:value-type="float">
            <text:p>0.01120615005493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18410587310791" calcext:value-type="float">
            <text:p>0.01184105873107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18119716644287" calcext:value-type="float">
            <text:p>0.01181197166442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20474910736084" calcext:value-type="float">
            <text:p>0.02047491073608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55491828918457" calcext:value-type="float">
            <text:p>0.01554918289184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17499828338623" calcext:value-type="float">
            <text:p>0.01174998283386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32570266723633" calcext:value-type="float">
            <text:p>0.01325702667236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26080513000488" calcext:value-type="float">
            <text:p>0.01260805130004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4117956161499" calcext:value-type="float">
            <text:p>0.01411795616149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21891498565674" calcext:value-type="float">
            <text:p>0.01218914985656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22220516204834" calcext:value-type="float">
            <text:p>0.01222205162048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43940448760986" calcext:value-type="float">
            <text:p>0.01439404487609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12040042877197" calcext:value-type="float">
            <text:p>0.0112040042877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10938549041748" calcext:value-type="float">
            <text:p>0.01109385490417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13379955291748" calcext:value-type="float">
            <text:p>0.01133799552917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16000175476074" calcext:value-type="float">
            <text:p>0.01160001754760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16679668426514" calcext:value-type="float">
            <text:p>0.01166796684265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17199420928955" calcext:value-type="float">
            <text:p>0.01171994209289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206470489501953" calcext:value-type="float">
            <text:p>0.02064704895019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76970958709717" calcext:value-type="float">
            <text:p>0.01769709587097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33800506591797" calcext:value-type="float">
            <text:p>0.0133800506591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26810073852539" calcext:value-type="float">
            <text:p>0.0126810073852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22489929199219" calcext:value-type="float">
            <text:p>0.01224899291992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13990306854248" calcext:value-type="float">
            <text:p>0.01139903068542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13959312438965" calcext:value-type="float">
            <text:p>0.01139593124389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12199783325195" calcext:value-type="float">
            <text:p>0.0112199783325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09410285949707" calcext:value-type="float">
            <text:p>0.01094102859497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1401891708374" calcext:value-type="float">
            <text:p>0.01140189170837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15280151367188" calcext:value-type="float">
            <text:p>0.01152801513671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1664867401123" calcext:value-type="float">
            <text:p>0.01166486740112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80342197418213" calcext:value-type="float">
            <text:p>0.01803421974182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21951103210449" calcext:value-type="float">
            <text:p>0.01219511032104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52390003204346" calcext:value-type="float">
            <text:p>0.01523900032043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88419818878174" calcext:value-type="float">
            <text:p>0.01884198188781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41000747680664" calcext:value-type="float">
            <text:p>0.01410007476806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6758918762207" calcext:value-type="float">
            <text:p>0.01675891876220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6063928604126" calcext:value-type="float">
            <text:p>0.01606392860412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63960456848145" calcext:value-type="float">
            <text:p>0.01639604568481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64570808410645" calcext:value-type="float">
            <text:p>0.01645708084106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66740417480469" calcext:value-type="float">
            <text:p>0.01667404174804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66211128234863" calcext:value-type="float">
            <text:p>0.01662111282348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68309211730957" calcext:value-type="float">
            <text:p>0.01683092117309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61030292510986" calcext:value-type="float">
            <text:p>0.01610302925109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6726016998291" calcext:value-type="float">
            <text:p>0.01672601699829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225920677185059" calcext:value-type="float">
            <text:p>0.02259206771850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232598781585693" calcext:value-type="float">
            <text:p>0.02325987815856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71041488647461" calcext:value-type="float">
            <text:p>0.01710414886474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67121887207031" calcext:value-type="float">
            <text:p>0.01671218872070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72970294952393" calcext:value-type="float">
            <text:p>0.01729702949523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59771347045898" calcext:value-type="float">
            <text:p>0.0259771347045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202128887176514" calcext:value-type="float">
            <text:p>0.02021288871765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210549831390381" calcext:value-type="float">
            <text:p>0.02105498313903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69949531555176" calcext:value-type="float">
            <text:p>0.01699495315551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8610954284668" calcext:value-type="float">
            <text:p>0.01861095428466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65290832519531" calcext:value-type="float">
            <text:p>0.01652908325195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205869674682617" calcext:value-type="float">
            <text:p>0.02058696746826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173759460449219" calcext:value-type="float">
            <text:p>0.01737594604492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1680588722229" calcext:value-type="float">
            <text:p>0.0168058872222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168678760528564" calcext:value-type="float">
            <text:p>0.01686787605285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163118839263916" calcext:value-type="float">
            <text:p>0.01631188392639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11620426177979" calcext:value-type="float">
            <text:p>0.01116204261779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0869026184082" calcext:value-type="float">
            <text:p>0.01086902618408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16961002349854" calcext:value-type="float">
            <text:p>0.01169610023498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15079879760742" calcext:value-type="float">
            <text:p>0.01150798797607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18319988250732" calcext:value-type="float">
            <text:p>0.01183199882507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12240314483643" calcext:value-type="float">
            <text:p>0.01122403144836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239379405975342" calcext:value-type="float">
            <text:p>0.02393794059753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213429927825928" calcext:value-type="float">
            <text:p>0.02134299278259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2631893157959" calcext:value-type="float">
            <text:p>0.01263189315795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2300968170166" calcext:value-type="float">
            <text:p>0.01230096817016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15189552307129" calcext:value-type="float">
            <text:p>0.01151895523071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08380317687988" calcext:value-type="float">
            <text:p>0.01083803176879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13711357116699" calcext:value-type="float">
            <text:p>0.0113711357116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16400718688965" calcext:value-type="float">
            <text:p>0.01164007186889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20959281921387" calcext:value-type="float">
            <text:p>0.01209592819213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13131999969482" calcext:value-type="float">
            <text:p>0.01131319999694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18598937988281" calcext:value-type="float">
            <text:p>0.01185989379882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18827819824219" calcext:value-type="float">
            <text:p>0.01188278198242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06601715087891" calcext:value-type="float">
            <text:p>0.01066017150878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21841430664063" calcext:value-type="float">
            <text:p>0.01218414306640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71170234680176" calcext:value-type="float">
            <text:p>0.01711702346801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75471305847168" calcext:value-type="float">
            <text:p>0.01754713058471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24959945678711" calcext:value-type="float">
            <text:p>0.01249599456787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60210132598877" calcext:value-type="float">
            <text:p>0.01602101325988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21419429779053" calcext:value-type="float">
            <text:p>0.01214194297790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56800746917725" calcext:value-type="float">
            <text:p>0.01568007469177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30510330200195" calcext:value-type="float">
            <text:p>0.0130510330200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09260082244873" calcext:value-type="float">
            <text:p>0.01092600822448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1847972869873" calcext:value-type="float">
            <text:p>0.01184797286987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12569332122803" calcext:value-type="float">
            <text:p>0.0112569332122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10471248626709" calcext:value-type="float">
            <text:p>0.01104712486267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10819339752197" calcext:value-type="float">
            <text:p>0.0110819339752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09391212463379" calcext:value-type="float">
            <text:p>0.01093912124633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85821056365967" calcext:value-type="float">
            <text:p>0.01858210563659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27379894256592" calcext:value-type="float">
            <text:p>0.012737989425659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81560516357422" calcext:value-type="float">
            <text:p>0.01815605163574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38611793518066" calcext:value-type="float">
            <text:p>0.01386117935180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14650726318359" calcext:value-type="float">
            <text:p>0.01146507263183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27348899841309" calcext:value-type="float">
            <text:p>0.01273488998413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70280933380127" calcext:value-type="float">
            <text:p>0.01702809333801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65719985961914" calcext:value-type="float">
            <text:p>0.01657199859619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64840221405029" calcext:value-type="float">
            <text:p>0.01648402214050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74520015716553" calcext:value-type="float">
            <text:p>0.01745200157165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7125129699707" calcext:value-type="float">
            <text:p>0.01712512969970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73239707946777" calcext:value-type="float">
            <text:p>0.01732397079467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69641971588135" calcext:value-type="float">
            <text:p>0.01696419715881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62241458892822" calcext:value-type="float">
            <text:p>0.01622414588928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99050903320313" calcext:value-type="float">
            <text:p>0.01990509033203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59711837768555" calcext:value-type="float">
            <text:p>0.01597118377685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62909030914307" calcext:value-type="float">
            <text:p>0.01629090309143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63829326629639" calcext:value-type="float">
            <text:p>0.01638293266296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87060832977295" calcext:value-type="float">
            <text:p>0.0187060832977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222148895263672" calcext:value-type="float">
            <text:p>0.02221488952636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23090648651123" calcext:value-type="float">
            <text:p>0.02230906486511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59919261932373" calcext:value-type="float">
            <text:p>0.01599192619323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80220603942871" calcext:value-type="float">
            <text:p>0.01802206039428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59361362457275" calcext:value-type="float">
            <text:p>0.01593613624572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5861988067627" calcext:value-type="float">
            <text:p>0.01586198806762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86071395874023" calcext:value-type="float">
            <text:p>0.01860713958740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163941383361816" calcext:value-type="float">
            <text:p>0.01639413833618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16834020614624" calcext:value-type="float">
            <text:p>0.01683402061462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167019367218018" calcext:value-type="float">
            <text:p>0.0167019367218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165619850158691" calcext:value-type="float">
            <text:p>0.01656198501586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18861198425293" calcext:value-type="float">
            <text:p>0.01188611984252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11420154571533" calcext:value-type="float">
            <text:p>0.01114201545715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25439167022705" calcext:value-type="float">
            <text:p>0.01254391670227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18849277496338" calcext:value-type="float">
            <text:p>0.01188492774963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21159553527832" calcext:value-type="float">
            <text:p>0.01211595535278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14240646362305" calcext:value-type="float">
            <text:p>0.01142406463623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5700101852417" calcext:value-type="float">
            <text:p>0.01570010185241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215709209442139" calcext:value-type="float">
            <text:p>0.02157092094421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208609104156494" calcext:value-type="float">
            <text:p>0.02086091041564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18300914764404" calcext:value-type="float">
            <text:p>0.0118300914764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15268230438232" calcext:value-type="float">
            <text:p>0.01152682304382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15079879760742" calcext:value-type="float">
            <text:p>0.01150798797607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38828754425049" calcext:value-type="float">
            <text:p>0.01388287544250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07619762420654" calcext:value-type="float">
            <text:p>0.01076197624206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07631683349609" calcext:value-type="float">
            <text:p>0.01076316833496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11618041992188" calcext:value-type="float">
            <text:p>0.01116180419921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13580226898193" calcext:value-type="float">
            <text:p>0.01135802268981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28979682922363" calcext:value-type="float">
            <text:p>0.01289796829223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49490833282471" calcext:value-type="float">
            <text:p>0.01494908332824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21629238128662" calcext:value-type="float">
            <text:p>0.01216292381286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0998010635376" calcext:value-type="float">
            <text:p>0.01099801063537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79121494293213" calcext:value-type="float">
            <text:p>0.01791214942932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51989459991455" calcext:value-type="float">
            <text:p>0.01519894599914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67500972747803" calcext:value-type="float">
            <text:p>0.0167500972747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11100673675537" calcext:value-type="float">
            <text:p>0.01111006736755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38201713562012" calcext:value-type="float">
            <text:p>0.01382017135620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21488571166992" calcext:value-type="float">
            <text:p>0.01214885711669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12879276275635" calcext:value-type="float">
            <text:p>0.01128792762756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12061500549316" calcext:value-type="float">
            <text:p>0.01120615005493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15251541137695" calcext:value-type="float">
            <text:p>0.0115251541137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15199089050293" calcext:value-type="float">
            <text:p>0.011519908905029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26700401306152" calcext:value-type="float">
            <text:p>0.01267004013061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10609531402588" calcext:value-type="float">
            <text:p>0.01106095314025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17030143737793" calcext:value-type="float">
            <text:p>0.01170301437377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06899738311768" calcext:value-type="float">
            <text:p>0.01068997383117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63228511810303" calcext:value-type="float">
            <text:p>0.0163228511810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22261047363281" calcext:value-type="float">
            <text:p>0.01222610473632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213329792022705" calcext:value-type="float">
            <text:p>0.02133297920227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53629779815674" calcext:value-type="float">
            <text:p>0.01536297798156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26791000366211" calcext:value-type="float">
            <text:p>0.01267910003662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5408992767334" calcext:value-type="float">
            <text:p>0.01540899276733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57520771026611" calcext:value-type="float">
            <text:p>0.01575207710266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58109664916992" calcext:value-type="float">
            <text:p>0.01581096649169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77898406982422" calcext:value-type="float">
            <text:p>0.01778984069824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48580074310303" calcext:value-type="float">
            <text:p>0.0148580074310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54051780700684" calcext:value-type="float">
            <text:p>0.01540517807006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53710842132568" calcext:value-type="float">
            <text:p>0.01537108421325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55320167541504" calcext:value-type="float">
            <text:p>0.0155320167541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57170295715332" calcext:value-type="float">
            <text:p>0.01571702957153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58150196075439" calcext:value-type="float">
            <text:p>0.01581501960754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57270431518555" calcext:value-type="float">
            <text:p>0.01572704315185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6448974609375" calcext:value-type="float">
            <text:p>0.01644897460937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62410736083984" calcext:value-type="float">
            <text:p>0.01624107360839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5347957611084" calcext:value-type="float">
            <text:p>0.01534795761108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96578502655029" calcext:value-type="float">
            <text:p>0.01965785026550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73730850219727" calcext:value-type="float">
            <text:p>0.01737308502197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60729885101318" calcext:value-type="float">
            <text:p>0.01607298851013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56590938568115" calcext:value-type="float">
            <text:p>0.01565909385681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60369873046875" calcext:value-type="float">
            <text:p>0.01603698730468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59740447998047" calcext:value-type="float">
            <text:p>0.01597404479980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161409378051758" calcext:value-type="float">
            <text:p>0.01614093780517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160970687866211" calcext:value-type="float">
            <text:p>0.01609706878662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160758495330811" calcext:value-type="float">
            <text:p>0.01607584953308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20279788970947" calcext:value-type="float">
            <text:p>0.01202797889709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29749774932861" calcext:value-type="float">
            <text:p>0.01297497749328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20420455932617" calcext:value-type="float">
            <text:p>0.01204204559326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13081932067871" calcext:value-type="float">
            <text:p>0.01130819320678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10280513763428" calcext:value-type="float">
            <text:p>0.01102805137634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10781192779541" calcext:value-type="float">
            <text:p>0.01107811927795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0796070098877" calcext:value-type="float">
            <text:p>0.01079607009887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77018642425537" calcext:value-type="float">
            <text:p>0.01770186424255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39009952545166" calcext:value-type="float">
            <text:p>0.01390099525451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75158977508545" calcext:value-type="float">
            <text:p>0.01751589775085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373291015625" calcext:value-type="float">
            <text:p>0.0137329101562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23817920684814" calcext:value-type="float">
            <text:p>0.01238179206848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79619789123535" calcext:value-type="float">
            <text:p>0.01796197891235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33709907531738" calcext:value-type="float">
            <text:p>0.01337099075317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40578746795654" calcext:value-type="float">
            <text:p>0.01405787467956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27310752868652" calcext:value-type="float">
            <text:p>0.01273107528686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18560791015625" calcext:value-type="float">
            <text:p>0.01185607910156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25968456268311" calcext:value-type="float">
            <text:p>0.01259684562683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52959823608398" calcext:value-type="float">
            <text:p>0.0152959823608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8967866897583" calcext:value-type="float">
            <text:p>0.01896786689758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19559764862061" calcext:value-type="float">
            <text:p>0.01195597648620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21369361877441" calcext:value-type="float">
            <text:p>0.01213693618774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73180103302002" calcext:value-type="float">
            <text:p>0.017318010330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898193359375" calcext:value-type="float">
            <text:p>0.0189819335937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49939060211182" calcext:value-type="float">
            <text:p>0.01499390602111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70021057128906" calcext:value-type="float">
            <text:p>0.01700210571289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21381282806396" calcext:value-type="float">
            <text:p>0.0121381282806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64518356323242" calcext:value-type="float">
            <text:p>0.01645183563232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35431289672852" calcext:value-type="float">
            <text:p>0.01354312896728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27689838409424" calcext:value-type="float">
            <text:p>0.01276898384094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19709968566895" calcext:value-type="float">
            <text:p>0.0119709968566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16639137268066" calcext:value-type="float">
            <text:p>0.01166391372680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2192964553833" calcext:value-type="float">
            <text:p>0.01219296455383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10909938812256" calcext:value-type="float">
            <text:p>0.01109099388122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16739273071289" calcext:value-type="float">
            <text:p>0.01167392730712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48940086364746" calcext:value-type="float">
            <text:p>0.01489400863647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46259880065918" calcext:value-type="float">
            <text:p>0.04625988006591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94308757781982" calcext:value-type="float">
            <text:p>0.01943087577819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20408535003662" calcext:value-type="float">
            <text:p>0.01204085350036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27291679382324" calcext:value-type="float">
            <text:p>0.01272916793823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20329856872559" calcext:value-type="float">
            <text:p>0.01203298568725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4948844909668" calcext:value-type="float">
            <text:p>0.01494884490966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49807929992676" calcext:value-type="float">
            <text:p>0.01498079299926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50949954986572" calcext:value-type="float">
            <text:p>0.01509499549865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55618190765381" calcext:value-type="float">
            <text:p>0.01556181907653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50489807128906" calcext:value-type="float">
            <text:p>0.01504898071289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50589942932129" calcext:value-type="float">
            <text:p>0.01505899429321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42769813537598" calcext:value-type="float">
            <text:p>0.0142769813537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54149532318115" calcext:value-type="float">
            <text:p>0.01541495323181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70831680297852" calcext:value-type="float">
            <text:p>0.01708316802978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58159732818604" calcext:value-type="float">
            <text:p>0.0158159732818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59637928009033" calcext:value-type="float">
            <text:p>0.01596379280090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59099102020264" calcext:value-type="float">
            <text:p>0.01590991020202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54609680175781" calcext:value-type="float">
            <text:p>0.01546096801757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255589485168457" calcext:value-type="float">
            <text:p>0.02555894851684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58309936523438" calcext:value-type="float">
            <text:p>0.01583099365234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57890319824219" calcext:value-type="float">
            <text:p>0.01578903198242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47500038146973" calcext:value-type="float">
            <text:p>0.01475000381469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50120258331299" calcext:value-type="float">
            <text:p>0.0150120258331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62129402160645" calcext:value-type="float">
            <text:p>0.01621294021606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56009197235107" calcext:value-type="float">
            <text:p>0.01560091972351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153188705444336" calcext:value-type="float">
            <text:p>0.01531887054443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149929523468018" calcext:value-type="float">
            <text:p>0.01499295234680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2861967086792" calcext:value-type="float">
            <text:p>0.01286196708679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21228694915771" calcext:value-type="float">
            <text:p>0.01212286949157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70629024505615" calcext:value-type="float">
            <text:p>0.01706290245056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18730068206787" calcext:value-type="float">
            <text:p>0.01187300682067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15010738372803" calcext:value-type="float">
            <text:p>0.0115010738372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11789703369141" calcext:value-type="float">
            <text:p>0.01117897033691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18989944458008" calcext:value-type="float">
            <text:p>0.01189899444580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201821327209473" calcext:value-type="float">
            <text:p>0.02018213272094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20360851287842" calcext:value-type="float">
            <text:p>0.01203608512878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15981101989746" calcext:value-type="float">
            <text:p>0.01159811019897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39830112457275" calcext:value-type="float">
            <text:p>0.01398301124572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22160911560059" calcext:value-type="float">
            <text:p>0.01221609115600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2822151184082" calcext:value-type="float">
            <text:p>0.01282215118408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3031005859375" calcext:value-type="float">
            <text:p>0.01303100585937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2455940246582" calcext:value-type="float">
            <text:p>0.012455940246582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32360458374023" calcext:value-type="float">
            <text:p>0.01323604583740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22969150543213" calcext:value-type="float">
            <text:p>0.01229691505432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37360095977783" calcext:value-type="float">
            <text:p>0.01373600959777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92310810089111" calcext:value-type="float">
            <text:p>0.01923108100891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28328800201416" calcext:value-type="float">
            <text:p>0.01283288002014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2732982635498" calcext:value-type="float">
            <text:p>0.01273298263549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30081176757813" calcext:value-type="float">
            <text:p>0.01300811767578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76198482513428" calcext:value-type="float">
            <text:p>0.01761984825134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218958854675293" calcext:value-type="float">
            <text:p>0.02189588546752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200400352478027" calcext:value-type="float">
            <text:p>0.02004003524780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41589641571045" calcext:value-type="float">
            <text:p>0.01415896415710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28481388092041" calcext:value-type="float">
            <text:p>0.01284813880920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19609832763672" calcext:value-type="float">
            <text:p>0.01196098327636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3505220413208" calcext:value-type="float">
            <text:p>0.01350522041320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25401020050049" calcext:value-type="float">
            <text:p>0.01254010200500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42500400543213" calcext:value-type="float">
            <text:p>0.01425004005432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2584924697876" calcext:value-type="float">
            <text:p>0.01258492469787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19800567626953" calcext:value-type="float">
            <text:p>0.01198005676269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30021572113037" calcext:value-type="float">
            <text:p>0.01300215721130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26070976257324" calcext:value-type="float">
            <text:p>0.01260709762573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26779079437256" calcext:value-type="float">
            <text:p>0.01267790794372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42099857330322" calcext:value-type="float">
            <text:p>0.01420998573303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83830261230469" calcext:value-type="float">
            <text:p>0.01838302612304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88028812408447" calcext:value-type="float">
            <text:p>0.01880288124084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26841068267822" calcext:value-type="float">
            <text:p>0.01268410682678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34170055389404" calcext:value-type="float">
            <text:p>0.0134170055389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3495922088623" calcext:value-type="float">
            <text:p>0.01349592208862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55150890350342" calcext:value-type="float">
            <text:p>0.01551508903503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44741535186768" calcext:value-type="float">
            <text:p>0.01447415351867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47459506988525" calcext:value-type="float">
            <text:p>0.01474595069885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66389942169189" calcext:value-type="float">
            <text:p>0.016638994216919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42409801483154" calcext:value-type="float">
            <text:p>0.01424098014831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59749984741211" calcext:value-type="float">
            <text:p>0.01597499847412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51159763336182" calcext:value-type="float">
            <text:p>0.01511597633361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44848823547363" calcext:value-type="float">
            <text:p>0.01448488235473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50060653686523" calcext:value-type="float">
            <text:p>0.01500606536865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50480270385742" calcext:value-type="float">
            <text:p>0.01504802703857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44779682159424" calcext:value-type="float">
            <text:p>0.01447796821594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45289897918701" calcext:value-type="float">
            <text:p>0.0145289897918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00910568237305" calcext:value-type="float">
            <text:p>0.02009105682373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341451168060303" calcext:value-type="float">
            <text:p>0.0341451168060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42321586608887" calcext:value-type="float">
            <text:p>0.014232158660889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42059326171875" calcext:value-type="float">
            <text:p>0.01420593261718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88179016113281" calcext:value-type="float">
            <text:p>0.01881790161132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80509090423584" calcext:value-type="float">
            <text:p>0.01805090904235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48060321807861" calcext:value-type="float">
            <text:p>0.01480603218078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55050754547119" calcext:value-type="float">
            <text:p>0.01550507545471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148317813873291" calcext:value-type="float">
            <text:p>0.01483178138732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24499797821045" calcext:value-type="float">
            <text:p>0.01244997978210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25789642333984" calcext:value-type="float">
            <text:p>0.01257896423339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27170085906982" calcext:value-type="float">
            <text:p>0.01271700859069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19569301605225" calcext:value-type="float">
            <text:p>0.01195693016052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35681629180908" calcext:value-type="float">
            <text:p>0.01356816291809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2566089630127" calcext:value-type="float">
            <text:p>0.01256608963012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29120349884033" calcext:value-type="float">
            <text:p>0.01291203498840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21428108215332" calcext:value-type="float">
            <text:p>0.02142810821533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26500129699707" calcext:value-type="float">
            <text:p>0.01265001296997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38421058654785" calcext:value-type="float">
            <text:p>0.01384210586547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40390396118164" calcext:value-type="float">
            <text:p>0.01403903961181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49719715118408" calcext:value-type="float">
            <text:p>0.01497197151184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5902042388916" calcext:value-type="float">
            <text:p>0.01590204238891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36470794677734" calcext:value-type="float">
            <text:p>0.01364707946777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28939151763916" calcext:value-type="float">
            <text:p>0.01289391517639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31440162658691" calcext:value-type="float">
            <text:p>0.01314401626586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31628513336182" calcext:value-type="float">
            <text:p>0.01316285133361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23329162597656" calcext:value-type="float">
            <text:p>0.01233291625976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36439800262451" calcext:value-type="float">
            <text:p>0.01364398002624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28278732299805" calcext:value-type="float">
            <text:p>0.01282787322998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27310752868652" calcext:value-type="float">
            <text:p>0.01273107528686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271568298339844" calcext:value-type="float">
            <text:p>0.02715682983398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239899158477783" calcext:value-type="float">
            <text:p>0.02398991584777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41980648040771" calcext:value-type="float">
            <text:p>0.01419806480407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74331665039063" calcext:value-type="float">
            <text:p>0.01743316650390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38199329376221" calcext:value-type="float">
            <text:p>0.01381993293762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31640434265137" calcext:value-type="float">
            <text:p>0.01316404342651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31850242614746" calcext:value-type="float">
            <text:p>0.01318502426147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29709243774414" calcext:value-type="float">
            <text:p>0.01297092437744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27859115600586" calcext:value-type="float">
            <text:p>0.01278591156005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36430263519287" calcext:value-type="float">
            <text:p>0.01364302635192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27570629119873" calcext:value-type="float">
            <text:p>0.01275706291198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33199691772461" calcext:value-type="float">
            <text:p>0.01331996917724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52888298034668" calcext:value-type="float">
            <text:p>0.01528882980346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4150857925415" calcext:value-type="float">
            <text:p>0.01415085792541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85589790344238" calcext:value-type="float">
            <text:p>0.01855897903442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201129913330078" calcext:value-type="float">
            <text:p>0.02011299133300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45859718322754" calcext:value-type="float">
            <text:p>0.01458597183227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49779319763184" calcext:value-type="float">
            <text:p>0.01497793197631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6488790512085" calcext:value-type="float">
            <text:p>0.01648879051208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27830505371094" calcext:value-type="float">
            <text:p>0.01278305053710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4246940612793" calcext:value-type="float">
            <text:p>0.01424694061279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46620273590088" calcext:value-type="float">
            <text:p>0.01466202735900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54001712799072" calcext:value-type="float">
            <text:p>0.01540017127990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37929916381836" calcext:value-type="float">
            <text:p>0.01379299163818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41851902008057" calcext:value-type="float">
            <text:p>0.01418519020080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41880512237549" calcext:value-type="float">
            <text:p>0.01418805122375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42929553985596" calcext:value-type="float">
            <text:p>0.0142929553985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53419971466064" calcext:value-type="float">
            <text:p>0.01534199714660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40671730041504" calcext:value-type="float">
            <text:p>0.0140671730041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47168636322021" calcext:value-type="float">
            <text:p>0.01471686363220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95450782775879" calcext:value-type="float">
            <text:p>0.01954507827758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51839256286621" calcext:value-type="float">
            <text:p>0.01518392562866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43499374389648" calcext:value-type="float">
            <text:p>0.01434993743896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42970085144043" calcext:value-type="float">
            <text:p>0.01429700851440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39448642730713" calcext:value-type="float">
            <text:p>0.01394486427307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223560333251953" calcext:value-type="float">
            <text:p>0.02235603332519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45499706268311" calcext:value-type="float">
            <text:p>0.01454997062683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37939453125" calcext:value-type="float">
            <text:p>0.013793945312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46710872650146" calcext:value-type="float">
            <text:p>0.01467108726501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42409801483154" calcext:value-type="float">
            <text:p>0.01424098014831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44510269165039" calcext:value-type="float">
            <text:p>0.01445102691650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44641399383545" calcext:value-type="float">
            <text:p>0.01446413993835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32620334625244" calcext:value-type="float">
            <text:p>0.01326203346252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31790637969971" calcext:value-type="float">
            <text:p>0.01317906379699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24320983886719" calcext:value-type="float">
            <text:p>0.01243209838867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36289596557617" calcext:value-type="float">
            <text:p>0.01362895965576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72431468963623" calcext:value-type="float">
            <text:p>0.01724314689636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49838924407959" calcext:value-type="float">
            <text:p>0.01498389244079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28409862518311" calcext:value-type="float">
            <text:p>0.01284098625183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3012170791626" calcext:value-type="float">
            <text:p>0.01301217079162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31640434265137" calcext:value-type="float">
            <text:p>0.01316404342651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33130550384521" calcext:value-type="float">
            <text:p>0.01331305503845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30410194396973" calcext:value-type="float">
            <text:p>0.01304101943969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4225959777832" calcext:value-type="float">
            <text:p>0.014225959777832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70929431915283" calcext:value-type="float">
            <text:p>0.01709294319152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42269134521484" calcext:value-type="float">
            <text:p>0.01422691345214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5082836151123" calcext:value-type="float">
            <text:p>0.01508283615112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39529705047607" calcext:value-type="float">
            <text:p>0.01395297050476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36408805847168" calcext:value-type="float">
            <text:p>0.01364088058471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44779682159424" calcext:value-type="float">
            <text:p>0.01447796821594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46980285644531" calcext:value-type="float">
            <text:p>0.01469802856445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205581188201904" calcext:value-type="float">
            <text:p>0.02055811882019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212459564208984" calcext:value-type="float">
            <text:p>0.02124595642089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46780014038086" calcext:value-type="float">
            <text:p>0.01467800140380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52840614318848" calcext:value-type="float">
            <text:p>0.01528406143188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94530487060547" calcext:value-type="float">
            <text:p>0.01945304870605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58040523529053" calcext:value-type="float">
            <text:p>0.01580405235290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36508941650391" calcext:value-type="float">
            <text:p>0.01365089416503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52180194854736" calcext:value-type="float">
            <text:p>0.01521801948547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41060352325439" calcext:value-type="float">
            <text:p>0.01410603523254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45630836486816" calcext:value-type="float">
            <text:p>0.014563083648682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38928890228271" calcext:value-type="float">
            <text:p>0.01389288902282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37369632720947" calcext:value-type="float">
            <text:p>0.01373696327209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43568515777588" calcext:value-type="float">
            <text:p>0.014356851577759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270071029663086" calcext:value-type="float">
            <text:p>0.02700710296630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255601406097412" calcext:value-type="float">
            <text:p>0.02556014060974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42478942871094" calcext:value-type="float">
            <text:p>0.014247894287109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46970748901367" calcext:value-type="float">
            <text:p>0.01469707489013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34100914001465" calcext:value-type="float">
            <text:p>0.01341009140014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33521556854248" calcext:value-type="float">
            <text:p>0.01335215568542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28340721130371" calcext:value-type="float">
            <text:p>0.01283407211303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32040977478027" calcext:value-type="float">
            <text:p>0.01320409774780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38180255889893" calcext:value-type="float">
            <text:p>0.01381802558898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72369480133057" calcext:value-type="float">
            <text:p>0.01723694801330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3160228729248" calcext:value-type="float">
            <text:p>0.01316022872924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38480663299561" calcext:value-type="float">
            <text:p>0.01384806632995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40070915222168" calcext:value-type="float">
            <text:p>0.01400709152221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36449337005615" calcext:value-type="float">
            <text:p>0.013644933700562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3789176940918" calcext:value-type="float">
            <text:p>0.01378917694091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93171501159668" calcext:value-type="float">
            <text:p>0.01931715011596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51731967926025" calcext:value-type="float">
            <text:p>0.01517319679260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31759643554688" calcext:value-type="float">
            <text:p>0.01317596435546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39119625091553" calcext:value-type="float">
            <text:p>0.01391196250915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36580467224121" calcext:value-type="float">
            <text:p>0.01365804672241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35860443115234" calcext:value-type="float">
            <text:p>0.01358604431152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4397144317627" calcext:value-type="float">
            <text:p>0.01439714431762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4340877532959" calcext:value-type="float">
            <text:p>0.01434087753295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39470100402832" calcext:value-type="float">
            <text:p>0.01394701004028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44588851928711" calcext:value-type="float">
            <text:p>0.02445888519287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72641277313232" calcext:value-type="float">
            <text:p>0.01726412773132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86619758605957" calcext:value-type="float">
            <text:p>0.01866197586059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200309753417969" calcext:value-type="float">
            <text:p>0.02003097534179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45039558410645" calcext:value-type="float">
            <text:p>0.01450395584106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31959915161133" calcext:value-type="float">
            <text:p>0.01319599151611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32589340209961" calcext:value-type="float">
            <text:p>0.01325893402099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37209892272949" calcext:value-type="float">
            <text:p>0.01372098922729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54881477355957" calcext:value-type="float">
            <text:p>0.01548814773559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240280628204346" calcext:value-type="float">
            <text:p>0.02402806282043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260100364685059" calcext:value-type="float">
            <text:p>0.02601003646850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231289863586426" calcext:value-type="float">
            <text:p>0.02312898635864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65050029754639" calcext:value-type="float">
            <text:p>0.01650500297546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42488479614258" calcext:value-type="float">
            <text:p>0.01424884796142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34000778198242" calcext:value-type="float">
            <text:p>0.01340007781982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42261981964111" calcext:value-type="float">
            <text:p>0.01422619819641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34379863739014" calcext:value-type="float">
            <text:p>0.01343798637390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39029026031494" calcext:value-type="float">
            <text:p>0.01390290260314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44391059875488" calcext:value-type="float">
            <text:p>0.014439105987549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37741565704346" calcext:value-type="float">
            <text:p>0.01377415657043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234949588775635" calcext:value-type="float">
            <text:p>0.02349495887756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233199596405029" calcext:value-type="float">
            <text:p>0.02331995964050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47538185119629" calcext:value-type="float">
            <text:p>0.01475381851196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72281265258789" calcext:value-type="float">
            <text:p>0.017228126525879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35319232940674" calcext:value-type="float">
            <text:p>0.01353192329406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43721103668213" calcext:value-type="float">
            <text:p>0.01437211036682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41830444335938" calcext:value-type="float">
            <text:p>0.01418304443359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34310722351074" calcext:value-type="float">
            <text:p>0.01343107223510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79140567779541" calcext:value-type="float">
            <text:p>0.01791405677795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39880180358887" calcext:value-type="float">
            <text:p>0.013988018035889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36771202087402" calcext:value-type="float">
            <text:p>0.0136771202087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37960910797119" calcext:value-type="float">
            <text:p>0.01379609107971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36210918426514" calcext:value-type="float">
            <text:p>0.01362109184265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86898708343506" calcext:value-type="float">
            <text:p>0.01868987083435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49281024932861" calcext:value-type="float">
            <text:p>0.01492810249328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50477886199951" calcext:value-type="float">
            <text:p>0.01504778861999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35300159454346" calcext:value-type="float">
            <text:p>0.01353001594543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35109424591064" calcext:value-type="float">
            <text:p>0.01351094245910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41839981079102" calcext:value-type="float">
            <text:p>0.0141839981079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34570598602295" calcext:value-type="float">
            <text:p>0.0134570598602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37240886688232" calcext:value-type="float">
            <text:p>0.01372408866882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31759643554688" calcext:value-type="float">
            <text:p>0.01317596435546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76150798797607" calcext:value-type="float">
            <text:p>0.01761507987976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6664981842041" calcext:value-type="float">
            <text:p>0.01666498184204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40619277954102" calcext:value-type="float">
            <text:p>0.0140619277954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303359031677246" calcext:value-type="float">
            <text:p>0.03033590316772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66459083557129" calcext:value-type="float">
            <text:p>0.01664590835571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4153003692627" calcext:value-type="float">
            <text:p>0.01415300369262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98760032653809" calcext:value-type="float">
            <text:p>0.01987600326538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62839889526367" calcext:value-type="float">
            <text:p>0.01628398895263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4819860458374" calcext:value-type="float">
            <text:p>0.01481986045837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41060352325439" calcext:value-type="float">
            <text:p>0.01410603523254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54299736022949" calcext:value-type="float">
            <text:p>0.01542997360229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38559341430664" calcext:value-type="float">
            <text:p>0.01385593414306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57749652862549" calcext:value-type="float">
            <text:p>0.01577496528625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33161544799805" calcext:value-type="float">
            <text:p>0.01331615447998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39000415802002" calcext:value-type="float">
            <text:p>0.013900041580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5362024307251" calcext:value-type="float">
            <text:p>0.01536202430725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34050846099854" calcext:value-type="float">
            <text:p>0.01340508460998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31080150604248" calcext:value-type="float">
            <text:p>0.01310801506042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38168334960938" calcext:value-type="float">
            <text:p>0.01381683349609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51939392089844" calcext:value-type="float">
            <text:p>0.01519393920898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37372016906738" calcext:value-type="float">
            <text:p>0.01373720169067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37231349945068" calcext:value-type="float">
            <text:p>0.01372313499450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34248733520508" calcext:value-type="float">
            <text:p>0.01342487335205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35707855224609" calcext:value-type="float">
            <text:p>0.01357078552246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7737865447998" calcext:value-type="float">
            <text:p>0.01773786544799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46281719207764" calcext:value-type="float">
            <text:p>0.01462817192077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41000747680664" calcext:value-type="float">
            <text:p>0.01410007476806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40302181243896" calcext:value-type="float">
            <text:p>0.01403021812439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3671875" calcext:value-type="float">
            <text:p>0.01367187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34439468383789" calcext:value-type="float">
            <text:p>0.013443946838379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37701034545898" calcext:value-type="float">
            <text:p>0.0137701034545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3657808303833" calcext:value-type="float">
            <text:p>0.01365780830383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56211853027344" calcext:value-type="float">
            <text:p>0.01562118530273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42788887023926" calcext:value-type="float">
            <text:p>0.01427888870239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30228996276855" calcext:value-type="float">
            <text:p>0.01302289962768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29292011260986" calcext:value-type="float">
            <text:p>0.012929201126099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30510330200195" calcext:value-type="float">
            <text:p>0.01305103302002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28660202026367" calcext:value-type="float">
            <text:p>0.01286602020263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29971504211426" calcext:value-type="float">
            <text:p>0.01299715042114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64182186126709" calcext:value-type="float">
            <text:p>0.01641821861267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74438953399658" calcext:value-type="float">
            <text:p>0.017443895339966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42838954925537" calcext:value-type="float">
            <text:p>0.01428389549255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72100067138672" calcext:value-type="float">
            <text:p>0.017210006713867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39529705047607" calcext:value-type="float">
            <text:p>0.01395297050476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47819519042969" calcext:value-type="float">
            <text:p>0.01478195190429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61809921264648" calcext:value-type="float">
            <text:p>0.01618099212646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3869047164917" calcext:value-type="float">
            <text:p>0.01386904716491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27449035644531" calcext:value-type="float">
            <text:p>0.01274490356445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30431652069092" calcext:value-type="float">
            <text:p>0.0130431652069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32060050964355" calcext:value-type="float">
            <text:p>0.013206005096436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30610466003418" calcext:value-type="float">
            <text:p>0.013061046600342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45130157470703" calcext:value-type="float">
            <text:p>0.01451301574707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29311084747314" calcext:value-type="float">
            <text:p>0.012931108474731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83589458465576" calcext:value-type="float">
            <text:p>0.018358945846558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9474983215332" calcext:value-type="float">
            <text:p>0.019474983215332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203220844268799" calcext:value-type="float">
            <text:p>0.02032208442688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214660167694092" calcext:value-type="float">
            <text:p>0.021466016769409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43179893493652" calcext:value-type="float">
            <text:p>0.014317989349365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36458873748779" calcext:value-type="float">
            <text:p>0.013645887374878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42788887023926" calcext:value-type="float">
            <text:p>0.014278888702393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3347864151001" calcext:value-type="float">
            <text:p>0.01334786415100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35109424591064" calcext:value-type="float">
            <text:p>0.013510942459106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32880210876465" calcext:value-type="float">
            <text:p>0.013288021087647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29430294036865" calcext:value-type="float">
            <text:p>0.012943029403687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40118598937988" calcext:value-type="float">
            <text:p>0.014011859893799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7935037612915" calcext:value-type="float">
            <text:p>0.017935037612915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49960517883301" calcext:value-type="float">
            <text:p>0.01499605178833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4415979385376" calcext:value-type="float">
            <text:p>0.014415979385376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39789581298828" calcext:value-type="float">
            <text:p>0.01397895812988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79178714752197" calcext:value-type="float">
            <text:p>0.0179178714752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211119651794434" calcext:value-type="float">
            <text:p>0.021111965179443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30200386047363" calcext:value-type="float">
            <text:p>0.01302003860473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215420722961426" calcext:value-type="float">
            <text:p>0.02154207229614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4862060546875" calcext:value-type="float">
            <text:p>0.014862060546875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47390365600586" calcext:value-type="float">
            <text:p>0.014739036560059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33309364318848" calcext:value-type="float">
            <text:p>0.013330936431885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37269496917725" calcext:value-type="float">
            <text:p>0.013726949691773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34320259094238" calcext:value-type="float">
            <text:p>0.013432025909424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48859024047852" calcext:value-type="float">
            <text:p>0.01488590240478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44641399383545" calcext:value-type="float">
            <text:p>0.014464139938355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43008232116699" calcext:value-type="float">
            <text:p>0.01430082321167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37259960174561" calcext:value-type="float">
            <text:p>0.013725996017456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44162178039551" calcext:value-type="float">
            <text:p>0.014416217803955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40390396118164" calcext:value-type="float">
            <text:p>0.014039039611816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38750076293945" calcext:value-type="float">
            <text:p>0.013875007629395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38318538665771" calcext:value-type="float">
            <text:p>0.013831853866577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05609798431396" calcext:value-type="float">
            <text:p>0.02056097984314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227129459381104" calcext:value-type="float">
            <text:p>0.02271294593811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36699676513672" calcext:value-type="float">
            <text:p>0.013669967651367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49509906768799" calcext:value-type="float">
            <text:p>0.01495099067688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62601470947266" calcext:value-type="float">
            <text:p>0.016260147094727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40190124511719" calcext:value-type="float">
            <text:p>0.014019012451172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43389701843262" calcext:value-type="float">
            <text:p>0.014338970184326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37729644775391" calcext:value-type="float">
            <text:p>0.013772964477539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41651630401611" calcext:value-type="float">
            <text:p>0.014165163040161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30360126495361" calcext:value-type="float">
            <text:p>0.013036012649536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66118144989014" calcext:value-type="float">
            <text:p>0.016611814498901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34210586547852" calcext:value-type="float">
            <text:p>0.013421058654785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29489898681641" calcext:value-type="float">
            <text:p>0.012948989868164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31089687347412" calcext:value-type="float">
            <text:p>0.013108968734741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36308670043945" calcext:value-type="float">
            <text:p>0.013630867004395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245680809020996" calcext:value-type="float">
            <text:p>0.0245680809021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99329853057861" calcext:value-type="float">
            <text:p>0.019932985305786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45890712738037" calcext:value-type="float">
            <text:p>0.014589071273804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43518447875977" calcext:value-type="float">
            <text:p>0.014351844787598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3552188873291" calcext:value-type="float">
            <text:p>0.013552188873291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61271095275879" calcext:value-type="float">
            <text:p>0.016127109527588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68728828430176" calcext:value-type="float">
            <text:p>0.016872882843018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29730701446533" calcext:value-type="float">
            <text:p>0.012973070144653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39670372009277" calcext:value-type="float">
            <text:p>0.013967037200928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36971473693848" calcext:value-type="float">
            <text:p>0.013697147369385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36520862579346" calcext:value-type="float">
            <text:p>0.013652086257935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34830474853516" calcext:value-type="float">
            <text:p>0.013483047485352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36909484863281" calcext:value-type="float">
            <text:p>0.013690948486328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38449668884277" calcext:value-type="float">
            <text:p>0.013844966888428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83770656585693" calcext:value-type="float">
            <text:p>0.018377065658569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82158946990967" calcext:value-type="float">
            <text:p>0.018215894699097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83999538421631" calcext:value-type="float">
            <text:p>0.018399953842163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47700309753418" calcext:value-type="float">
            <text:p>0.014770030975342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67720317840576" calcext:value-type="float">
            <text:p>0.016772031784058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43499374389648" calcext:value-type="float">
            <text:p>0.014349937438965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39122009277344" calcext:value-type="float">
            <text:p>0.013912200927734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52208805084229" calcext:value-type="float">
            <text:p>0.015220880508423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38611793518066" calcext:value-type="float">
            <text:p>0.013861179351807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34968757629395" calcext:value-type="float">
            <text:p>0.01349687576294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36189460754395" calcext:value-type="float">
            <text:p>0.01361894607544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202779769897461" calcext:value-type="float">
            <text:p>0.020277976989746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36950016021729" calcext:value-type="float">
            <text:p>0.013695001602173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32789611816406" calcext:value-type="float">
            <text:p>0.013278961181641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76718235015869" calcext:value-type="float">
            <text:p>0.017671823501587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42920017242432" calcext:value-type="float">
            <text:p>0.014292001724243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81472301483154" calcext:value-type="float">
            <text:p>0.018147230148315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63328647613525" calcext:value-type="float">
            <text:p>0.016332864761353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39369964599609" calcext:value-type="float">
            <text:p>0.013936996459961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36709213256836" calcext:value-type="float">
            <text:p>0.013670921325684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50508880615234" calcext:value-type="float">
            <text:p>0.015050888061523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49860382080078" calcext:value-type="float">
            <text:p>0.014986038208008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31728649139404" calcext:value-type="float">
            <text:p>0.01317286491394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36699676513672" calcext:value-type="float">
            <text:p>0.013669967651367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35440826416016" calcext:value-type="float">
            <text:p>0.013544082641602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361083984375" calcext:value-type="float">
            <text:p>0.01361083984375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37479305267334" calcext:value-type="float">
            <text:p>0.013747930526733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39138698577881" calcext:value-type="float">
            <text:p>0.013913869857788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61519050598145" calcext:value-type="float">
            <text:p>0.016151905059815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38258934020996" calcext:value-type="float">
            <text:p>0.0138258934021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39119625091553" calcext:value-type="float">
            <text:p>0.013911962509155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78730487823486" calcext:value-type="float">
            <text:p>0.017873048782349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228469371795654" calcext:value-type="float">
            <text:p>0.022846937179565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40011310577393" calcext:value-type="float">
            <text:p>0.01400113105773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39238834381104" calcext:value-type="float">
            <text:p>0.0139238834381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3962984085083" calcext:value-type="float">
            <text:p>0.013962984085083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44250392913818" calcext:value-type="float">
            <text:p>0.014425039291382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38559341430664" calcext:value-type="float">
            <text:p>0.013855934143066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42560005187988" calcext:value-type="float">
            <text:p>0.014256000518799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34329795837402" calcext:value-type="float">
            <text:p>0.01343297958374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30660533905029" calcext:value-type="float">
            <text:p>0.013066053390503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34091377258301" calcext:value-type="float">
            <text:p>0.01340913772583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38750076293945" calcext:value-type="float">
            <text:p>0.013875007629395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42850875854492" calcext:value-type="float">
            <text:p>0.014285087585449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41210556030273" calcext:value-type="float">
            <text:p>0.014121055603027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40299797058105" calcext:value-type="float">
            <text:p>0.014029979705811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4240026473999" calcext:value-type="float">
            <text:p>0.014240026473999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40659809112549" calcext:value-type="float">
            <text:p>0.014065980911255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67219638824463" calcext:value-type="float">
            <text:p>0.016721963882446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7592191696167" calcext:value-type="float">
            <text:p>0.017592191696167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60660743713379" calcext:value-type="float">
            <text:p>0.016066074371338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81291103363037" calcext:value-type="float">
            <text:p>0.018129110336304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50589942932129" calcext:value-type="float">
            <text:p>0.015058994293213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43239498138428" calcext:value-type="float">
            <text:p>0.014323949813843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37817859649658" calcext:value-type="float">
            <text:p>0.013781785964966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39670372009277" calcext:value-type="float">
            <text:p>0.013967037200928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55959129333496" calcext:value-type="float">
            <text:p>0.01559591293335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344895362854" calcext:value-type="float">
            <text:p>0.01344895362854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38678550720215" calcext:value-type="float">
            <text:p>0.01386785507202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60188674926758" calcext:value-type="float">
            <text:p>0.016018867492676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44398212432861" calcext:value-type="float">
            <text:p>0.014439821243286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3887882232666" calcext:value-type="float">
            <text:p>0.013887882232666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41549110412598" calcext:value-type="float">
            <text:p>0.01415491104126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68101787567139" calcext:value-type="float">
            <text:p>0.016810178756714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5955924987793" calcext:value-type="float">
            <text:p>0.015955924987793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29590034484863" calcext:value-type="float">
            <text:p>0.012959003448486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64618492126465" calcext:value-type="float">
            <text:p>0.016461849212647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47271156311035" calcext:value-type="float">
            <text:p>0.014727115631104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42261981964111" calcext:value-type="float">
            <text:p>0.014226198196411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39279365539551" calcext:value-type="float">
            <text:p>0.013927936553955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27801895141602" calcext:value-type="float">
            <text:p>0.01278018951416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43578052520752" calcext:value-type="float">
            <text:p>0.014357805252075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49869918823242" calcext:value-type="float">
            <text:p>0.014986991882324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59220695495605" calcext:value-type="float">
            <text:p>0.01592206954956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37450695037842" calcext:value-type="float">
            <text:p>0.013745069503784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40388011932373" calcext:value-type="float">
            <text:p>0.014038801193237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39729976654053" calcext:value-type="float">
            <text:p>0.013972997665405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24813175201416" calcext:value-type="float">
            <text:p>0.024813175201416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77841186523438" calcext:value-type="float">
            <text:p>0.017784118652344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236489772796631" calcext:value-type="float">
            <text:p>0.023648977279663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43518447875977" calcext:value-type="float">
            <text:p>0.014351844787598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34880542755127" calcext:value-type="float">
            <text:p>0.013488054275513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33430957794189" calcext:value-type="float">
            <text:p>0.013343095779419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31158828735352" calcext:value-type="float">
            <text:p>0.01311588287353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35231018066406" calcext:value-type="float">
            <text:p>0.013523101806641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33049488067627" calcext:value-type="float">
            <text:p>0.013304948806763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50599479675293" calcext:value-type="float">
            <text:p>0.015059947967529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38311386108398" calcext:value-type="float">
            <text:p>0.01383113861084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38270854949951" calcext:value-type="float">
            <text:p>0.013827085494995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3444185256958" calcext:value-type="float">
            <text:p>0.013444185256958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33929252624512" calcext:value-type="float">
            <text:p>0.013392925262451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37889385223389" calcext:value-type="float">
            <text:p>0.013788938522339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42519474029541" calcext:value-type="float">
            <text:p>0.014251947402954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75988674163818" calcext:value-type="float">
            <text:p>0.017598867416382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6448974609375" calcext:value-type="float">
            <text:p>0.016448974609375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60808563232422" calcext:value-type="float">
            <text:p>0.016080856323242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33829116821289" calcext:value-type="float">
            <text:p>0.013382911682129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43709182739258" calcext:value-type="float">
            <text:p>0.014370918273926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37569904327393" calcext:value-type="float">
            <text:p>0.013756990432739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41091346740723" calcext:value-type="float">
            <text:p>0.014109134674072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4329195022583" calcext:value-type="float">
            <text:p>0.014329195022583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37650966644287" calcext:value-type="float">
            <text:p>0.013765096664429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36399269104004" calcext:value-type="float">
            <text:p>0.0136399269104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40640735626221" calcext:value-type="float">
            <text:p>0.014064073562622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34479999542236" calcext:value-type="float">
            <text:p>0.013447999954224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35800838470459" calcext:value-type="float">
            <text:p>0.013580083847046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33829116821289" calcext:value-type="float">
            <text:p>0.013382911682129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33640766143799" calcext:value-type="float">
            <text:p>0.01336407661438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51028633117676" calcext:value-type="float">
            <text:p>0.015102863311768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73320770263672" calcext:value-type="float">
            <text:p>0.017332077026367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49099826812744" calcext:value-type="float">
            <text:p>0.014909982681274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202219486236572" calcext:value-type="float">
            <text:p>0.020221948623657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7003059387207" calcext:value-type="float">
            <text:p>0.017003059387207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73389911651611" calcext:value-type="float">
            <text:p>0.017338991165161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49919986724854" calcext:value-type="float">
            <text:p>0.014991998672485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3995885848999" calcext:value-type="float">
            <text:p>0.013995885848999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44739151000977" calcext:value-type="float">
            <text:p>0.014473915100098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35750770568848" calcext:value-type="float">
            <text:p>0.013575077056885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33469104766846" calcext:value-type="float">
            <text:p>0.013346910476685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68049335479736" calcext:value-type="float">
            <text:p>0.016804933547974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33259296417236" calcext:value-type="float">
            <text:p>0.013325929641724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3530969619751" calcext:value-type="float">
            <text:p>0.013530969619751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43399238586426" calcext:value-type="float">
            <text:p>0.014339923858643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31809711456299" calcext:value-type="float">
            <text:p>0.01318097114563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207278728485107" calcext:value-type="float">
            <text:p>0.020727872848511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239791870117187" calcext:value-type="float">
            <text:p>0.023979187011719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5031099319458" calcext:value-type="float">
            <text:p>0.015031099319458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6477108001709" calcext:value-type="float">
            <text:p>0.016477108001709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45969390869141" calcext:value-type="float">
            <text:p>0.014596939086914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39141082763672" calcext:value-type="float">
            <text:p>0.013914108276367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35259628295898" calcext:value-type="float">
            <text:p>0.01352596282959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32009983062744" calcext:value-type="float">
            <text:p>0.013200998306274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40759944915771" calcext:value-type="float">
            <text:p>0.014075994491577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29470825195313" calcext:value-type="float">
            <text:p>0.01294708251953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34761333465576" calcext:value-type="float">
            <text:p>0.013476133346558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33640766143799" calcext:value-type="float">
            <text:p>0.01336407661438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31149291992188" calcext:value-type="float">
            <text:p>0.013114929199219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35078430175781" calcext:value-type="float">
            <text:p>0.013507843017578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49970054626465" calcext:value-type="float">
            <text:p>0.014997005462647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42490863800049" calcext:value-type="float">
            <text:p>0.014249086380005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20582914352417" calcext:value-type="float">
            <text:p>0.020582914352417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7876148223877" calcext:value-type="float">
            <text:p>0.017876148223877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97639465332031" calcext:value-type="float">
            <text:p>0.019763946533203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4955997467041" calcext:value-type="float">
            <text:p>0.014955997467041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41379833221436" calcext:value-type="float">
            <text:p>0.014137983322144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39899253845215" calcext:value-type="float">
            <text:p>0.013989925384522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30240917205811" calcext:value-type="float">
            <text:p>0.013024091720581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31871700286865" calcext:value-type="float">
            <text:p>0.013187170028687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37438774108887" calcext:value-type="float">
            <text:p>0.013743877410889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36399269104004" calcext:value-type="float">
            <text:p>0.0136399269104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34279727935791" calcext:value-type="float">
            <text:p>0.013427972793579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40290260314941" calcext:value-type="float">
            <text:p>0.014029026031494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375412940979" calcext:value-type="float">
            <text:p>0.01375412940979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35288238525391" calcext:value-type="float">
            <text:p>0.013528823852539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34601593017578" calcext:value-type="float">
            <text:p>0.013460159301758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233290195465088" calcext:value-type="float">
            <text:p>0.023329019546509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7448902130127" calcext:value-type="float">
            <text:p>0.017448902130127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38521194458008" calcext:value-type="float">
            <text:p>0.013852119445801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33001804351807" calcext:value-type="float">
            <text:p>0.013300180435181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4847993850708" calcext:value-type="float">
            <text:p>0.014847993850708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42581462860107" calcext:value-type="float">
            <text:p>0.014258146286011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46439075469971" calcext:value-type="float">
            <text:p>0.014643907546997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41770839691162" calcext:value-type="float">
            <text:p>0.014177083969116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40330791473389" calcext:value-type="float">
            <text:p>0.014033079147339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37450695037842" calcext:value-type="float">
            <text:p>0.013745069503784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38468742370605" calcext:value-type="float">
            <text:p>0.013846874237061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37379169464111" calcext:value-type="float">
            <text:p>0.013737916946411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3638973236084" calcext:value-type="float">
            <text:p>0.013638973236084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56238079071045" calcext:value-type="float">
            <text:p>0.015623807907105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62849426269531" calcext:value-type="float">
            <text:p>0.016284942626953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35049819946289" calcext:value-type="float">
            <text:p>0.013504981994629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38871669769287" calcext:value-type="float">
            <text:p>0.013887166976929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42660140991211" calcext:value-type="float">
            <text:p>0.014266014099121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65588855743408" calcext:value-type="float">
            <text:p>0.016558885574341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81879997253418" calcext:value-type="float">
            <text:p>0.018187999725342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48439407348633" calcext:value-type="float">
            <text:p>0.014843940734863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31871700286865" calcext:value-type="float">
            <text:p>0.013187170028687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5110969543457" calcext:value-type="float">
            <text:p>0.015110969543457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49128437042236" calcext:value-type="float">
            <text:p>0.014912843704224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34520530700684" calcext:value-type="float">
            <text:p>0.013452053070068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38931274414063" calcext:value-type="float">
            <text:p>0.013893127441406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37929916381836" calcext:value-type="float">
            <text:p>0.013792991638184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33740901947021" calcext:value-type="float">
            <text:p>0.013374090194702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89759731292725" calcext:value-type="float">
            <text:p>0.01897597312927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34398937225342" calcext:value-type="float">
            <text:p>0.013439893722534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30388736724854" calcext:value-type="float">
            <text:p>0.013038873672485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34170055389404" calcext:value-type="float">
            <text:p>0.01341700553894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94969177246094" calcext:value-type="float">
            <text:p>0.019496917724609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20578145980835" calcext:value-type="float">
            <text:p>0.020578145980835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85790061950684" calcext:value-type="float">
            <text:p>0.018579006195068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38759613037109" calcext:value-type="float">
            <text:p>0.013875961303711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38490200042725" calcext:value-type="float">
            <text:p>0.013849020004273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33659839630127" calcext:value-type="float">
            <text:p>0.013365983963013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37760639190674" calcext:value-type="float">
            <text:p>0.013776063919067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66771411895752" calcext:value-type="float">
            <text:p>0.016677141189575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78980827331543" calcext:value-type="float">
            <text:p>0.017898082733154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52478218078613" calcext:value-type="float">
            <text:p>0.015247821807861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42829418182373" calcext:value-type="float">
            <text:p>0.014282941818237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58891677856445" calcext:value-type="float">
            <text:p>0.015889167785645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38561725616455" calcext:value-type="float">
            <text:p>0.013856172561646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34549140930176" calcext:value-type="float">
            <text:p>0.013454914093018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85000896453857" calcext:value-type="float">
            <text:p>0.018500089645386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206978321075439" calcext:value-type="float">
            <text:p>0.020697832107544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232298374176025" calcext:value-type="float">
            <text:p>0.023229837417603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44391059875488" calcext:value-type="float">
            <text:p>0.014439105987549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5099048614502" calcext:value-type="float">
            <text:p>0.015099048614502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45118236541748" calcext:value-type="float">
            <text:p>0.014511823654175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37739181518555" calcext:value-type="float">
            <text:p>0.013773918151856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41141414642334" calcext:value-type="float">
            <text:p>0.014114141464233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42288208007813" calcext:value-type="float">
            <text:p>0.014228820800781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29151344299316" calcext:value-type="float">
            <text:p>0.012915134429932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28180980682373" calcext:value-type="float">
            <text:p>0.0128180980682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30507946014404" calcext:value-type="float">
            <text:p>0.01305079460144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30679607391357" calcext:value-type="float">
            <text:p>0.01306796073913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28381252288818" calcext:value-type="float">
            <text:p>0.012838125228882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3897180557251" calcext:value-type="float">
            <text:p>0.013897180557251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3577938079834" calcext:value-type="float">
            <text:p>0.013577938079834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36349201202393" calcext:value-type="float">
            <text:p>0.013634920120239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40249729156494" calcext:value-type="float">
            <text:p>0.014024972915649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38881206512451" calcext:value-type="float">
            <text:p>0.013888120651245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40271186828613" calcext:value-type="float">
            <text:p>0.014027118682861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33099555969238" calcext:value-type="float">
            <text:p>0.013309955596924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33750438690186" calcext:value-type="float">
            <text:p>0.013375043869019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34320259094238" calcext:value-type="float">
            <text:p>0.013432025909424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3106107711792" calcext:value-type="float">
            <text:p>0.013106107711792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42838954925537" calcext:value-type="float">
            <text:p>0.014283895492554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3314962387085" calcext:value-type="float">
            <text:p>0.013314962387085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41911506652832" calcext:value-type="float">
            <text:p>0.014191150665283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38931274414063" calcext:value-type="float">
            <text:p>0.013893127441406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35641098022461" calcext:value-type="float">
            <text:p>0.013564109802246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38659477233887" calcext:value-type="float">
            <text:p>0.013865947723389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42121315002441" calcext:value-type="float">
            <text:p>0.014212131500244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41220092773438" calcext:value-type="float">
            <text:p>0.014122009277344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64988040924072" calcext:value-type="float">
            <text:p>0.01649880409240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20719051361084" calcext:value-type="float">
            <text:p>0.020719051361084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38981342315674" calcext:value-type="float">
            <text:p>0.013898134231567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42841339111328" calcext:value-type="float">
            <text:p>0.014284133911133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29308700561523" calcext:value-type="float">
            <text:p>0.012930870056152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3077974319458" calcext:value-type="float">
            <text:p>0.013077974319458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3092041015625" calcext:value-type="float">
            <text:p>0.013092041015625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37498378753662" calcext:value-type="float">
            <text:p>0.013749837875366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42660140991211" calcext:value-type="float">
            <text:p>0.014266014099121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31599903106689" calcext:value-type="float">
            <text:p>0.013159990310669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47600173950195" calcext:value-type="float">
            <text:p>0.01476001739502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45609378814697" calcext:value-type="float">
            <text:p>0.01456093788147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48980617523193" calcext:value-type="float">
            <text:p>0.014898061752319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35219097137451" calcext:value-type="float">
            <text:p>0.013521909713745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227730274200439" calcext:value-type="float">
            <text:p>0.022773027420044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90010070800781" calcext:value-type="float">
            <text:p>0.019001007080078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7096996307373" calcext:value-type="float">
            <text:p>0.017096996307373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61998271942139" calcext:value-type="float">
            <text:p>0.016199827194214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38239860534668" calcext:value-type="float">
            <text:p>0.013823986053467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38261318206787" calcext:value-type="float">
            <text:p>0.013826131820679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27501487731934" calcext:value-type="float">
            <text:p>0.012750148773193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34749412536621" calcext:value-type="float">
            <text:p>0.013474941253662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3573169708252" calcext:value-type="float">
            <text:p>0.013573169708252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31912231445313" calcext:value-type="float">
            <text:p>0.013191223144531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35359764099121" calcext:value-type="float">
            <text:p>0.013535976409912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32379531860352" calcext:value-type="float">
            <text:p>0.013237953186035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231690406799316" calcext:value-type="float">
            <text:p>0.023169040679932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47688388824463" calcext:value-type="float">
            <text:p>0.014768838882446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215580463409424" calcext:value-type="float">
            <text:p>0.021558046340942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90980434417725" calcext:value-type="float">
            <text:p>0.019098043441773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62889957427979" calcext:value-type="float">
            <text:p>0.016288995742798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37770175933838" calcext:value-type="float">
            <text:p>0.013777017593384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32761001586914" calcext:value-type="float">
            <text:p>0.013276100158691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34520530700684" calcext:value-type="float">
            <text:p>0.013452053070068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30240917205811" calcext:value-type="float">
            <text:p>0.013024091720581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30388736724854" calcext:value-type="float">
            <text:p>0.013038873672485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32081508636475" calcext:value-type="float">
            <text:p>0.013208150863648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52058601379395" calcext:value-type="float">
            <text:p>0.01520586013794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64618492126465" calcext:value-type="float">
            <text:p>0.016461849212647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39451026916504" calcext:value-type="float">
            <text:p>0.01394510269165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62649154663086" calcext:value-type="float">
            <text:p>0.016264915466309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45559310913086" calcext:value-type="float">
            <text:p>0.014555931091309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85110569000244" calcext:value-type="float">
            <text:p>0.018511056900024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85971260070801" calcext:value-type="float">
            <text:p>0.01859712600708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35610103607178" calcext:value-type="float">
            <text:p>0.013561010360718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39298439025879" calcext:value-type="float">
            <text:p>0.013929843902588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38440132141113" calcext:value-type="float">
            <text:p>0.013844013214111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401686668396" calcext:value-type="float">
            <text:p>0.01401686668396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4178991317749" calcext:value-type="float">
            <text:p>0.014178991317749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33078098297119" calcext:value-type="float">
            <text:p>0.013307809829712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39179229736328" calcext:value-type="float">
            <text:p>0.01391792297363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42800807952881" calcext:value-type="float">
            <text:p>0.014280080795288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40910148620605" calcext:value-type="float">
            <text:p>0.014091014862061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43170356750488" calcext:value-type="float">
            <text:p>0.014317035675049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37090682983398" calcext:value-type="float">
            <text:p>0.01370906829834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65591239929199" calcext:value-type="float">
            <text:p>0.01655912399292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46119594573975" calcext:value-type="float">
            <text:p>0.014611959457398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40588283538818" calcext:value-type="float">
            <text:p>0.014058828353882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36570930480957" calcext:value-type="float">
            <text:p>0.013657093048096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3671875" calcext:value-type="float">
            <text:p>0.013671875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03268527984619" calcext:value-type="float">
            <text:p>0.020326852798462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4915943145752" calcext:value-type="float">
            <text:p>0.014915943145752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29640102386475" calcext:value-type="float">
            <text:p>0.012964010238648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35219097137451" calcext:value-type="float">
            <text:p>0.013521909713745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37841701507568" calcext:value-type="float">
            <text:p>0.013784170150757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42889022827148" calcext:value-type="float">
            <text:p>0.014288902282715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39310359954834" calcext:value-type="float">
            <text:p>0.013931035995483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36618614196777" calcext:value-type="float">
            <text:p>0.013661861419678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44329071044922" calcext:value-type="float">
            <text:p>0.014432907104492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35412216186523" calcext:value-type="float">
            <text:p>0.013541221618652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33609771728516" calcext:value-type="float">
            <text:p>0.013360977172852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38890743255615" calcext:value-type="float">
            <text:p>0.013889074325562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51910781860352" calcext:value-type="float">
            <text:p>0.015191078186035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32629871368408" calcext:value-type="float">
            <text:p>0.013262987136841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29239559173584" calcext:value-type="float">
            <text:p>0.012923955917358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254271030426025" calcext:value-type="float">
            <text:p>0.025427103042603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384769439697266" calcext:value-type="float">
            <text:p>0.038476943969727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216360092163086" calcext:value-type="float">
            <text:p>0.021636009216309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21294116973877" calcext:value-type="float">
            <text:p>0.021294116973877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69451236724854" calcext:value-type="float">
            <text:p>0.016945123672485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32160186767578" calcext:value-type="float">
            <text:p>0.013216018676758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48460865020752" calcext:value-type="float">
            <text:p>0.014846086502075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33240222930908" calcext:value-type="float">
            <text:p>0.013324022293091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31099224090576" calcext:value-type="float">
            <text:p>0.013109922409058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32579803466797" calcext:value-type="float">
            <text:p>0.01325798034668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77741050720215" calcext:value-type="float">
            <text:p>0.017774105072022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29058361053467" calcext:value-type="float">
            <text:p>0.012905836105347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33078098297119" calcext:value-type="float">
            <text:p>0.013307809829712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4301061630249" calcext:value-type="float">
            <text:p>0.014301061630249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33910179138184" calcext:value-type="float">
            <text:p>0.013391017913818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42369270324707" calcext:value-type="float">
            <text:p>0.014236927032471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217750072479248" calcext:value-type="float">
            <text:p>0.021775007247925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8596887588501" calcext:value-type="float">
            <text:p>0.018596887588501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41429901123047" calcext:value-type="float">
            <text:p>0.014142990112305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33850574493408" calcext:value-type="float">
            <text:p>0.013385057449341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43871307373047" calcext:value-type="float">
            <text:p>0.014387130737305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3422966003418" calcext:value-type="float">
            <text:p>0.013422966003418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30949020385742" calcext:value-type="float">
            <text:p>0.013094902038574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30071640014648" calcext:value-type="float">
            <text:p>0.013007164001465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4801025390625" calcext:value-type="float">
            <text:p>0.014801025390625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29342079162598" calcext:value-type="float">
            <text:p>0.0129342079162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32210254669189" calcext:value-type="float">
            <text:p>0.013221025466919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55389308929443" calcext:value-type="float">
            <text:p>0.015538930892944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4056921005249" calcext:value-type="float">
            <text:p>0.014056921005249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357102394104" calcext:value-type="float">
            <text:p>0.01357102394104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4915943145752" calcext:value-type="float">
            <text:p>0.014915943145752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96280479431152" calcext:value-type="float">
            <text:p>0.019628047943115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82158946990967" calcext:value-type="float">
            <text:p>0.018215894699097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79839134216309" calcext:value-type="float">
            <text:p>0.017983913421631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38540267944336" calcext:value-type="float">
            <text:p>0.013854026794434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33628845214844" calcext:value-type="float">
            <text:p>0.013362884521484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32148265838623" calcext:value-type="float">
            <text:p>0.013214826583862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37560367584229" calcext:value-type="float">
            <text:p>0.013756036758423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385498046875" calcext:value-type="float">
            <text:p>0.01385498046875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40810012817383" calcext:value-type="float">
            <text:p>0.014081001281738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38208866119385" calcext:value-type="float">
            <text:p>0.013820886611939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38030052185059" calcext:value-type="float">
            <text:p>0.013803005218506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33929252624512" calcext:value-type="float">
            <text:p>0.013392925262451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42199993133545" calcext:value-type="float">
            <text:p>0.014219999313355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38750076293945" calcext:value-type="float">
            <text:p>0.013875007629395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42109394073486" calcext:value-type="float">
            <text:p>0.014210939407349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47910118103027" calcext:value-type="float">
            <text:p>0.014791011810303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41241550445557" calcext:value-type="float">
            <text:p>0.014124155044556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54621601104736" calcext:value-type="float">
            <text:p>0.015462160110474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7855167388916" calcext:value-type="float">
            <text:p>0.017855167388916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33368968963623" calcext:value-type="float">
            <text:p>0.013336896896362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40669345855713" calcext:value-type="float">
            <text:p>0.014066934585571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41048431396484" calcext:value-type="float">
            <text:p>0.014104843139648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37500762939453" calcext:value-type="float">
            <text:p>0.013750076293945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50749683380127" calcext:value-type="float">
            <text:p>0.015074968338013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36780738830566" calcext:value-type="float">
            <text:p>0.013678073883057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42741203308105" calcext:value-type="float">
            <text:p>0.014274120330811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45070552825928" calcext:value-type="float">
            <text:p>0.014507055282593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36160850524902" calcext:value-type="float">
            <text:p>0.01361608505249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40118598937988" calcext:value-type="float">
            <text:p>0.014011859893799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30798816680908" calcext:value-type="float">
            <text:p>0.013079881668091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44729614257813" calcext:value-type="float">
            <text:p>0.014472961425781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47900581359863" calcext:value-type="float">
            <text:p>0.014790058135986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263128280639648" calcext:value-type="float">
            <text:p>0.026312828063965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60889625549316" calcext:value-type="float">
            <text:p>0.016088962554932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6726016998291" calcext:value-type="float">
            <text:p>0.016726016998291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76739692687988" calcext:value-type="float">
            <text:p>0.017673969268799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20374059677124" calcext:value-type="float">
            <text:p>0.020374059677124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38459205627441" calcext:value-type="float">
            <text:p>0.013845920562744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41921043395996" calcext:value-type="float">
            <text:p>0.0141921043396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37381553649902" calcext:value-type="float">
            <text:p>0.01373815536499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32668018341064" calcext:value-type="float">
            <text:p>0.013266801834106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31499767303467" calcext:value-type="float">
            <text:p>0.013149976730347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37908458709717" calcext:value-type="float">
            <text:p>0.013790845870972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41141414642334" calcext:value-type="float">
            <text:p>0.014114141464233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35841369628906" calcext:value-type="float">
            <text:p>0.01358413696289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35581493377686" calcext:value-type="float">
            <text:p>0.013558149337769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41870975494385" calcext:value-type="float">
            <text:p>0.014187097549439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233240127563477" calcext:value-type="float">
            <text:p>0.023324012756348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86469554901123" calcext:value-type="float">
            <text:p>0.018646955490112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77841186523438" calcext:value-type="float">
            <text:p>0.017784118652344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33202075958252" calcext:value-type="float">
            <text:p>0.013320207595825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5017032623291" calcext:value-type="float">
            <text:p>0.015017032623291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3279914855957" calcext:value-type="float">
            <text:p>0.013279914855957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53598785400391" calcext:value-type="float">
            <text:p>0.015359878540039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53458118438721" calcext:value-type="float">
            <text:p>0.015345811843872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45108699798584" calcext:value-type="float">
            <text:p>0.014510869979858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29737854003906" calcext:value-type="float">
            <text:p>0.012973785400391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44848823547363" calcext:value-type="float">
            <text:p>0.014484882354736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36580467224121" calcext:value-type="float">
            <text:p>0.013658046722412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4301061630249" calcext:value-type="float">
            <text:p>0.014301061630249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230741500854492" calcext:value-type="float">
            <text:p>0.023074150085449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36480331420898" calcext:value-type="float">
            <text:p>0.01364803314209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219180583953857" calcext:value-type="float">
            <text:p>0.021918058395386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6685962677002" calcext:value-type="float">
            <text:p>0.016685962677002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41711235046387" calcext:value-type="float">
            <text:p>0.014171123504639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27971172332764" calcext:value-type="float">
            <text:p>0.012797117233276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41589641571045" calcext:value-type="float">
            <text:p>0.014158964157105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37388706207275" calcext:value-type="float">
            <text:p>0.013738870620728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65019035339355" calcext:value-type="float">
            <text:p>0.016501903533936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34382247924805" calcext:value-type="float">
            <text:p>0.013438224792481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4132022857666" calcext:value-type="float">
            <text:p>0.014132022857666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38928890228271" calcext:value-type="float">
            <text:p>0.013892889022827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37269496917725" calcext:value-type="float">
            <text:p>0.013726949691773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42490863800049" calcext:value-type="float">
            <text:p>0.014249086380005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43091678619385" calcext:value-type="float">
            <text:p>0.014309167861939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39179229736328" calcext:value-type="float">
            <text:p>0.013917922973633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33509635925293" calcext:value-type="float">
            <text:p>0.013350963592529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56309604644775" calcext:value-type="float">
            <text:p>0.015630960464478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37088298797607" calcext:value-type="float">
            <text:p>0.013708829879761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230929851531982" calcext:value-type="float">
            <text:p>0.023092985153198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67958736419678" calcext:value-type="float">
            <text:p>0.016795873641968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35519504547119" calcext:value-type="float">
            <text:p>0.013551950454712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39670372009277" calcext:value-type="float">
            <text:p>0.013967037200928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37009620666504" calcext:value-type="float">
            <text:p>0.01370096206665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37600898742676" calcext:value-type="float">
            <text:p>0.013760089874268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35331153869629" calcext:value-type="float">
            <text:p>0.013533115386963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54428482055664" calcext:value-type="float">
            <text:p>0.015442848205566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39529705047607" calcext:value-type="float">
            <text:p>0.013952970504761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32389068603516" calcext:value-type="float">
            <text:p>0.013238906860352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30259990692139" calcext:value-type="float">
            <text:p>0.013025999069214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48708820343018" calcext:value-type="float">
            <text:p>0.014870882034302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53169631958008" calcext:value-type="float">
            <text:p>0.015316963195801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42841339111328" calcext:value-type="float">
            <text:p>0.014284133911133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62720680236816" calcext:value-type="float">
            <text:p>0.016272068023682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40519142150879" calcext:value-type="float">
            <text:p>0.01405191421508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32742977142334" calcext:value-type="float">
            <text:p>0.032742977142334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214698314666748" calcext:value-type="float">
            <text:p>0.021469831466675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218820571899414" calcext:value-type="float">
            <text:p>0.021882057189941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42138004302979" calcext:value-type="float">
            <text:p>0.014213800430298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37300491333008" calcext:value-type="float">
            <text:p>0.013730049133301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258700847625732" calcext:value-type="float">
            <text:p>0.025870084762573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4495849609375" calcext:value-type="float">
            <text:p>0.014495849609375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35970115661621" calcext:value-type="float">
            <text:p>0.013597011566162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60410404205322" calcext:value-type="float">
            <text:p>0.016041040420532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29010677337646" calcext:value-type="float">
            <text:p>0.012901067733765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30050182342529" calcext:value-type="float">
            <text:p>0.013005018234253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32949352264404" calcext:value-type="float">
            <text:p>0.01329493522644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29280090332031" calcext:value-type="float">
            <text:p>0.012928009033203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35331153869629" calcext:value-type="float">
            <text:p>0.013533115386963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34940147399902" calcext:value-type="float">
            <text:p>0.01349401473999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295557975769043" calcext:value-type="float">
            <text:p>0.029555797576904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215919017791748" calcext:value-type="float">
            <text:p>0.021591901779175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56471729278564" calcext:value-type="float">
            <text:p>0.015647172927856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39610767364502" calcext:value-type="float">
            <text:p>0.01396107673645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31781101226807" calcext:value-type="float">
            <text:p>0.013178110122681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45020484924316" calcext:value-type="float">
            <text:p>0.014502048492432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30889415740967" calcext:value-type="float">
            <text:p>0.013088941574097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33249759674072" calcext:value-type="float">
            <text:p>0.013324975967407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29008293151855" calcext:value-type="float">
            <text:p>0.012900829315186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29468441009521" calcext:value-type="float">
            <text:p>0.012946844100952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32150650024414" calcext:value-type="float">
            <text:p>0.013215065002441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29311084747314" calcext:value-type="float">
            <text:p>0.012931108474731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40178203582764" calcext:value-type="float">
            <text:p>0.014017820358276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86998844146729" calcext:value-type="float">
            <text:p>0.018699884414673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65929794311523" calcext:value-type="float">
            <text:p>0.016592979431152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218679904937744" calcext:value-type="float">
            <text:p>0.021867990493774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46889686584473" calcext:value-type="float">
            <text:p>0.014688968658447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66418552398682" calcext:value-type="float">
            <text:p>0.016641855239868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75769329071045" calcext:value-type="float">
            <text:p>0.017576932907105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54910087585449" calcext:value-type="float">
            <text:p>0.015491008758545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4739990234375" calcext:value-type="float">
            <text:p>0.014739990234375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37279033660889" calcext:value-type="float">
            <text:p>0.013727903366089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45771503448486" calcext:value-type="float">
            <text:p>0.014577150344849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32720470428467" calcext:value-type="float">
            <text:p>0.013272047042847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38108730316162" calcext:value-type="float">
            <text:p>0.013810873031616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34198665618896" calcext:value-type="float">
            <text:p>0.01341986656189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3789176940918" calcext:value-type="float">
            <text:p>0.013789176940918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36129856109619" calcext:value-type="float">
            <text:p>0.013612985610962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37979984283447" calcext:value-type="float">
            <text:p>0.013797998428345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43461227416992" calcext:value-type="float">
            <text:p>0.014346122741699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4397144317627" calcext:value-type="float">
            <text:p>0.014397144317627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93989276885986" calcext:value-type="float">
            <text:p>0.019398927688599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216519832611084" calcext:value-type="float">
            <text:p>0.021651983261108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46141052246094" calcext:value-type="float">
            <text:p>0.014614105224609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40728950500488" calcext:value-type="float">
            <text:p>0.014072895050049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42829418182373" calcext:value-type="float">
            <text:p>0.014282941818237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37779712677002" calcext:value-type="float">
            <text:p>0.0137779712677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39050483703613" calcext:value-type="float">
            <text:p>0.013905048370361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38261318206787" calcext:value-type="float">
            <text:p>0.013826131820679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293240547180176" calcext:value-type="float">
            <text:p>0.029324054718018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32811069488525" calcext:value-type="float">
            <text:p>0.013281106948853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41539573669434" calcext:value-type="float">
            <text:p>0.014153957366943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38018131256104" calcext:value-type="float">
            <text:p>0.01380181312561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44650936126709" calcext:value-type="float">
            <text:p>0.014465093612671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57179832458496" calcext:value-type="float">
            <text:p>0.0157179832458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34520530700684" calcext:value-type="float">
            <text:p>0.013452053070068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37529373168945" calcext:value-type="float">
            <text:p>0.013752937316895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33700370788574" calcext:value-type="float">
            <text:p>0.013370037078857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72548294067383" calcext:value-type="float">
            <text:p>0.017254829406738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83160305023193" calcext:value-type="float">
            <text:p>0.018316030502319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95760726928711" calcext:value-type="float">
            <text:p>0.019576072692871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30581855773926" calcext:value-type="float">
            <text:p>0.013058185577393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30319595336914" calcext:value-type="float">
            <text:p>0.013031959533691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29268169403076" calcext:value-type="float">
            <text:p>0.012926816940308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47600173950195" calcext:value-type="float">
            <text:p>0.01476001739502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29570960998535" calcext:value-type="float">
            <text:p>0.012957096099854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42850875854492" calcext:value-type="float">
            <text:p>0.014285087585449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47831439971924" calcext:value-type="float">
            <text:p>0.014783143997192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64220333099365" calcext:value-type="float">
            <text:p>0.016422033309937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45101547241211" calcext:value-type="float">
            <text:p>0.014510154724121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74479484558105" calcext:value-type="float">
            <text:p>0.017447948455811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38990879058838" calcext:value-type="float">
            <text:p>0.013899087905884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53229236602783" calcext:value-type="float">
            <text:p>0.015322923660278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248370170593262" calcext:value-type="float">
            <text:p>0.024837017059326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52878761291504" calcext:value-type="float">
            <text:p>0.01528787612915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42269134521484" calcext:value-type="float">
            <text:p>0.014226913452148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54781341552734" calcext:value-type="float">
            <text:p>0.015478134155273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41961574554443" calcext:value-type="float">
            <text:p>0.014196157455444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39861106872559" calcext:value-type="float">
            <text:p>0.013986110687256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36120319366455" calcext:value-type="float">
            <text:p>0.013612031936646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35869979858398" calcext:value-type="float">
            <text:p>0.01358699798584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33159160614014" calcext:value-type="float">
            <text:p>0.013315916061401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41499042510986" calcext:value-type="float">
            <text:p>0.014149904251099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41301155090332" calcext:value-type="float">
            <text:p>0.014130115509033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35729312896729" calcext:value-type="float">
            <text:p>0.013572931289673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39598846435547" calcext:value-type="float">
            <text:p>0.013959884643555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38661861419678" calcext:value-type="float">
            <text:p>0.013866186141968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27098560333252" calcext:value-type="float">
            <text:p>0.012709856033325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20474910736084" calcext:value-type="float">
            <text:p>0.020474910736084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79281234741211" calcext:value-type="float">
            <text:p>0.017928123474121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50420665740967" calcext:value-type="float">
            <text:p>0.015042066574097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49550437927246" calcext:value-type="float">
            <text:p>0.014955043792725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4456033706665" calcext:value-type="float">
            <text:p>0.014456033706665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37748718261719" calcext:value-type="float">
            <text:p>0.013774871826172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34830474853516" calcext:value-type="float">
            <text:p>0.01348304748535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35858058929443" calcext:value-type="float">
            <text:p>0.013585805892944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33390426635742" calcext:value-type="float">
            <text:p>0.013339042663574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26080513000488" calcext:value-type="float">
            <text:p>0.012608051300049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38270854949951" calcext:value-type="float">
            <text:p>0.013827085494995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38850212097168" calcext:value-type="float">
            <text:p>0.013885021209717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31120681762695" calcext:value-type="float">
            <text:p>0.01311206817627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39729976654053" calcext:value-type="float">
            <text:p>0.013972997665405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35250091552734" calcext:value-type="float">
            <text:p>0.013525009155273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32739543914795" calcext:value-type="float">
            <text:p>0.01327395439148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87280178070068" calcext:value-type="float">
            <text:p>0.018728017807007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233049392700195" calcext:value-type="float">
            <text:p>0.02330493927002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48570537567139" calcext:value-type="float">
            <text:p>0.014857053756714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36950016021729" calcext:value-type="float">
            <text:p>0.013695001602173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41527652740479" calcext:value-type="float">
            <text:p>0.014152765274048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44171714782715" calcext:value-type="float">
            <text:p>0.014417171478272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36401653289795" calcext:value-type="float">
            <text:p>0.01364016532898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45719051361084" calcext:value-type="float">
            <text:p>0.014571905136108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4028787612915" calcext:value-type="float">
            <text:p>0.014028787612915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37641429901123" calcext:value-type="float">
            <text:p>0.013764142990112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3477087020874" calcext:value-type="float">
            <text:p>0.013477087020874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33848190307617" calcext:value-type="float">
            <text:p>0.013384819030762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31340026855469" calcext:value-type="float">
            <text:p>0.013134002685547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52080059051514" calcext:value-type="float">
            <text:p>0.015208005905151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60989761352539" calcext:value-type="float">
            <text:p>0.016098976135254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49478912353516" calcext:value-type="float">
            <text:p>0.014947891235352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43918991088867" calcext:value-type="float">
            <text:p>0.014391899108887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217399597167969" calcext:value-type="float">
            <text:p>0.021739959716797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5934944152832" calcext:value-type="float">
            <text:p>0.015934944152832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37820243835449" calcext:value-type="float">
            <text:p>0.013782024383545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54500007629395" calcext:value-type="float">
            <text:p>0.01545000076294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38640403747559" calcext:value-type="float">
            <text:p>0.013864040374756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37119293212891" calcext:value-type="float">
            <text:p>0.013711929321289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34749412536621" calcext:value-type="float">
            <text:p>0.013474941253662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4599084854126" calcext:value-type="float">
            <text:p>0.014599084854126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31340026855469" calcext:value-type="float">
            <text:p>0.013134002685547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28810405731201" calcext:value-type="float">
            <text:p>0.01288104057312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36570930480957" calcext:value-type="float">
            <text:p>0.013657093048096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35161876678467" calcext:value-type="float">
            <text:p>0.013516187667847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31819248199463" calcext:value-type="float">
            <text:p>0.013181924819946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32138729095459" calcext:value-type="float">
            <text:p>0.013213872909546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206358432769775" calcext:value-type="float">
            <text:p>0.020635843276978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42669677734375" calcext:value-type="float">
            <text:p>0.014266967773438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40149593353271" calcext:value-type="float">
            <text:p>0.014014959335327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43280029296875" calcext:value-type="float">
            <text:p>0.014328002929688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45449638366699" calcext:value-type="float">
            <text:p>0.01454496383667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48880481719971" calcext:value-type="float">
            <text:p>0.014888048171997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50158405303955" calcext:value-type="float">
            <text:p>0.015015840530396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31649971008301" calcext:value-type="float">
            <text:p>0.01316499710083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3153076171875" calcext:value-type="float">
            <text:p>0.013153076171875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29199028015137" calcext:value-type="float">
            <text:p>0.012919902801514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33130550384521" calcext:value-type="float">
            <text:p>0.013313055038452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32489204406738" calcext:value-type="float">
            <text:p>0.013248920440674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56419277191162" calcext:value-type="float">
            <text:p>0.015641927719116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54469013214111" calcext:value-type="float">
            <text:p>0.015446901321411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59881114959717" calcext:value-type="float">
            <text:p>0.015988111495972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201199054718018" calcext:value-type="float">
            <text:p>0.020119905471802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246450901031494" calcext:value-type="float">
            <text:p>0.024645090103149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70512199401855" calcext:value-type="float">
            <text:p>0.017051219940186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46307945251465" calcext:value-type="float">
            <text:p>0.014630794525147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39060020446777" calcext:value-type="float">
            <text:p>0.013906002044678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30741596221924" calcext:value-type="float">
            <text:p>0.013074159622192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30610466003418" calcext:value-type="float">
            <text:p>0.013061046600342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36680603027344" calcext:value-type="float">
            <text:p>0.013668060302734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47769451141357" calcext:value-type="float">
            <text:p>0.014776945114136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37929916381836" calcext:value-type="float">
            <text:p>0.013792991638184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3801097869873" calcext:value-type="float">
            <text:p>0.013801097869873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35149955749512" calcext:value-type="float">
            <text:p>0.013514995574951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60360336303711" calcext:value-type="float">
            <text:p>0.016036033630371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41689777374268" calcext:value-type="float">
            <text:p>0.014168977737427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4286994934082" calcext:value-type="float">
            <text:p>0.014286994934082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77409648895264" calcext:value-type="float">
            <text:p>0.017740964889526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43978595733643" calcext:value-type="float">
            <text:p>0.014397859573364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48241519927979" calcext:value-type="float">
            <text:p>0.014824151992798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3308048248291" calcext:value-type="float">
            <text:p>0.013308048248291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37650966644287" calcext:value-type="float">
            <text:p>0.013765096664429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31640434265137" calcext:value-type="float">
            <text:p>0.013164043426514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48630142211914" calcext:value-type="float">
            <text:p>0.014863014221191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43728256225586" calcext:value-type="float">
            <text:p>0.014372825622559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43280029296875" calcext:value-type="float">
            <text:p>0.014328002929688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3850212097168" calcext:value-type="float">
            <text:p>0.013850212097168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41050815582275" calcext:value-type="float">
            <text:p>0.014105081558228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38700008392334" calcext:value-type="float">
            <text:p>0.013870000839233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40869617462158" calcext:value-type="float">
            <text:p>0.014086961746216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53110027313232" calcext:value-type="float">
            <text:p>0.015311002731323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39381885528564" calcext:value-type="float">
            <text:p>0.013938188552856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39091014862061" calcext:value-type="float">
            <text:p>0.013909101486206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33810043334961" calcext:value-type="float">
            <text:p>0.013381004333496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72209739685059" calcext:value-type="float">
            <text:p>0.017220973968506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76880359649658" calcext:value-type="float">
            <text:p>0.017688035964966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70879364013672" calcext:value-type="float">
            <text:p>0.017087936401367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38900279998779" calcext:value-type="float">
            <text:p>0.013890027999878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65350437164307" calcext:value-type="float">
            <text:p>0.016535043716431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3775110244751" calcext:value-type="float">
            <text:p>0.013775110244751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40058994293213" calcext:value-type="float">
            <text:p>0.014005899429321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37999057769775" calcext:value-type="float">
            <text:p>0.013799905776978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37510299682617" calcext:value-type="float">
            <text:p>0.013751029968262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3679027557373" calcext:value-type="float">
            <text:p>0.013679027557373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250530242919922" calcext:value-type="float">
            <text:p>0.025053024291992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3746976852417" calcext:value-type="float">
            <text:p>0.013746976852417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36139392852783" calcext:value-type="float">
            <text:p>0.01361393928527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28138065338135" calcext:value-type="float">
            <text:p>0.012813806533814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91249847412109" calcext:value-type="float">
            <text:p>0.019124984741211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59139633178711" calcext:value-type="float">
            <text:p>0.015913963317871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36399269104004" calcext:value-type="float">
            <text:p>0.0136399269104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4348030090332" calcext:value-type="float">
            <text:p>0.014348030090332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4103889465332" calcext:value-type="float">
            <text:p>0.014103889465332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40321254730225" calcext:value-type="float">
            <text:p>0.014032125473023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37729644775391" calcext:value-type="float">
            <text:p>0.013772964477539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90069675445557" calcext:value-type="float">
            <text:p>0.019006967544556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40759944915771" calcext:value-type="float">
            <text:p>0.014075994491577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37169361114502" calcext:value-type="float">
            <text:p>0.01371693611145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34391784667969" calcext:value-type="float">
            <text:p>0.013439178466797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34940147399902" calcext:value-type="float">
            <text:p>0.01349401473999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34170055389404" calcext:value-type="float">
            <text:p>0.01341700553894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90839767456055" calcext:value-type="float">
            <text:p>0.019083976745606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33469104766846" calcext:value-type="float">
            <text:p>0.013346910476685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7481803894043" calcext:value-type="float">
            <text:p>0.017481803894043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80261135101318" calcext:value-type="float">
            <text:p>0.018026113510132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38339996337891" calcext:value-type="float">
            <text:p>0.013833999633789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66709423065186" calcext:value-type="float">
            <text:p>0.016670942306519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43258571624756" calcext:value-type="float">
            <text:p>0.014325857162476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3171911239624" calcext:value-type="float">
            <text:p>0.013171911239624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61077976226807" calcext:value-type="float">
            <text:p>0.016107797622681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49269104003906" calcext:value-type="float">
            <text:p>0.014926910400391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65059566497803" calcext:value-type="float">
            <text:p>0.01650595664978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47180557250977" calcext:value-type="float">
            <text:p>0.014718055725098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32319927215576" calcext:value-type="float">
            <text:p>0.013231992721558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61130428314209" calcext:value-type="float">
            <text:p>0.016113042831421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36561393737793" calcext:value-type="float">
            <text:p>0.013656139373779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33321285247803" calcext:value-type="float">
            <text:p>0.01333212852478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77631378173828" calcext:value-type="float">
            <text:p>0.017763137817383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45440101623535" calcext:value-type="float">
            <text:p>0.014544010162354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45668983459473" calcext:value-type="float">
            <text:p>0.014566898345947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39100551605225" calcext:value-type="float">
            <text:p>0.013910055160523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42040252685547" calcext:value-type="float">
            <text:p>0.014204025268555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37650966644287" calcext:value-type="float">
            <text:p>0.013765096664429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38659477233887" calcext:value-type="float">
            <text:p>0.013865947723389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32899284362793" calcext:value-type="float">
            <text:p>0.013289928436279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31990909576416" calcext:value-type="float">
            <text:p>0.013199090957642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39250755310059" calcext:value-type="float">
            <text:p>0.013925075531006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39529705047607" calcext:value-type="float">
            <text:p>0.013952970504761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3434886932373" calcext:value-type="float">
            <text:p>0.013434886932373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78320407867432" calcext:value-type="float">
            <text:p>0.017832040786743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47829055786133" calcext:value-type="float">
            <text:p>0.014782905578613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37519836425781" calcext:value-type="float">
            <text:p>0.013751983642578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3847827911377" calcext:value-type="float">
            <text:p>0.013847827911377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48370265960693" calcext:value-type="float">
            <text:p>0.014837026596069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48060321807861" calcext:value-type="float">
            <text:p>0.014806032180786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79111957550049" calcext:value-type="float">
            <text:p>0.017911195755005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74388885498047" calcext:value-type="float">
            <text:p>0.017438888549805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43351554870605" calcext:value-type="float">
            <text:p>0.014335155487061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60529613494873" calcext:value-type="float">
            <text:p>0.016052961349487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36430263519287" calcext:value-type="float">
            <text:p>0.013643026351929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33180618286133" calcext:value-type="float">
            <text:p>0.013318061828613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36070251464844" calcext:value-type="float">
            <text:p>0.013607025146484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38568878173828" calcext:value-type="float">
            <text:p>0.013856887817383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49300098419189" calcext:value-type="float">
            <text:p>0.014930009841919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78201198577881" calcext:value-type="float">
            <text:p>0.017820119857788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33781433105469" calcext:value-type="float">
            <text:p>0.013378143310547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54399871826172" calcext:value-type="float">
            <text:p>0.015439987182617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47790908813477" calcext:value-type="float">
            <text:p>0.014779090881348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40268802642822" calcext:value-type="float">
            <text:p>0.014026880264282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60820484161377" calcext:value-type="float">
            <text:p>0.016082048416138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46169662475586" calcext:value-type="float">
            <text:p>0.014616966247559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42569541931152" calcext:value-type="float">
            <text:p>0.014256954193115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38909816741943" calcext:value-type="float">
            <text:p>0.013890981674194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29148960113525" calcext:value-type="float">
            <text:p>0.012914896011353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3232946395874" calcext:value-type="float">
            <text:p>0.013232946395874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36370658874512" calcext:value-type="float">
            <text:p>0.013637065887451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30209922790527" calcext:value-type="float">
            <text:p>0.013020992279053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63240432739258" calcext:value-type="float">
            <text:p>0.016324043273926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45249366760254" calcext:value-type="float">
            <text:p>0.014524936676025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241761207580566" calcext:value-type="float">
            <text:p>0.024176120758057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99630260467529" calcext:value-type="float">
            <text:p>0.019963026046753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39920711517334" calcext:value-type="float">
            <text:p>0.013992071151733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40500068664551" calcext:value-type="float">
            <text:p>0.014050006866455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4009952545166" calcext:value-type="float">
            <text:p>0.014009952545166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36480331420898" calcext:value-type="float">
            <text:p>0.01364803314209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38380527496338" calcext:value-type="float">
            <text:p>0.013838052749634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32761001586914" calcext:value-type="float">
            <text:p>0.013276100158691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3840913772583" calcext:value-type="float">
            <text:p>0.013840913772583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27208232879639" calcext:value-type="float">
            <text:p>0.012720823287964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42490863800049" calcext:value-type="float">
            <text:p>0.014249086380005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44469738006592" calcext:value-type="float">
            <text:p>0.014446973800659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39570236206055" calcext:value-type="float">
            <text:p>0.013957023620606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227231979370117" calcext:value-type="float">
            <text:p>0.022723197937012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87020301818848" calcext:value-type="float">
            <text:p>0.018702030181885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7096996307373" calcext:value-type="float">
            <text:p>0.017096996307373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212140083312988" calcext:value-type="float">
            <text:p>0.021214008331299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217101573944092" calcext:value-type="float">
            <text:p>0.021710157394409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87408924102783" calcext:value-type="float">
            <text:p>0.018740892410278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46110057830811" calcext:value-type="float">
            <text:p>0.014611005783081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61840915679932" calcext:value-type="float">
            <text:p>0.016184091567993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43301486968994" calcext:value-type="float">
            <text:p>0.014330148696899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31731033325195" calcext:value-type="float">
            <text:p>0.01317310333252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32451057434082" calcext:value-type="float">
            <text:p>0.013245105743408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39999389648438" calcext:value-type="float">
            <text:p>0.013999938964844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27639770507813" calcext:value-type="float">
            <text:p>0.012763977050781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31089687347412" calcext:value-type="float">
            <text:p>0.013108968734741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38630867004395" calcext:value-type="float">
            <text:p>0.0138630867004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30560398101807" calcext:value-type="float">
            <text:p>0.013056039810181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51221752166748" calcext:value-type="float">
            <text:p>0.015122175216675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50539875030518" calcext:value-type="float">
            <text:p>0.015053987503052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51019096374512" calcext:value-type="float">
            <text:p>0.015101909637451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36969089508057" calcext:value-type="float">
            <text:p>0.013696908950806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08630561828613" calcext:value-type="float">
            <text:p>0.020863056182861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57139301300049" calcext:value-type="float">
            <text:p>0.015713930130005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43649578094482" calcext:value-type="float">
            <text:p>0.014364957809448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3444185256958" calcext:value-type="float">
            <text:p>0.013444185256958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37538909912109" calcext:value-type="float">
            <text:p>0.013753890991211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33399963378906" calcext:value-type="float">
            <text:p>0.013339996337891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28848552703857" calcext:value-type="float">
            <text:p>0.012884855270386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29730701446533" calcext:value-type="float">
            <text:p>0.012973070144653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27389430999756" calcext:value-type="float">
            <text:p>0.012738943099976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32050514221191" calcext:value-type="float">
            <text:p>0.013205051422119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24900341033936" calcext:value-type="float">
            <text:p>0.012490034103394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58970355987549" calcext:value-type="float">
            <text:p>0.015897035598755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29239559173584" calcext:value-type="float">
            <text:p>0.012923955917358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3157844543457" calcext:value-type="float">
            <text:p>0.013157844543457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31030082702637" calcext:value-type="float">
            <text:p>0.013103008270264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79650783538818" calcext:value-type="float">
            <text:p>0.017965078353882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84071063995361" calcext:value-type="float">
            <text:p>0.018407106399536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29199028015137" calcext:value-type="float">
            <text:p>0.012919902801514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40480995178223" calcext:value-type="float">
            <text:p>0.014048099517822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33061408996582" calcext:value-type="float">
            <text:p>0.013306140899658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43299102783203" calcext:value-type="float">
            <text:p>0.01432991027832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58321857452393" calcext:value-type="float">
            <text:p>0.015832185745239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34179592132568" calcext:value-type="float">
            <text:p>0.013417959213257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31850242614746" calcext:value-type="float">
            <text:p>0.013185024261475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50160789489746" calcext:value-type="float">
            <text:p>0.015016078948975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82199478149414" calcext:value-type="float">
            <text:p>0.018219947814941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45180225372314" calcext:value-type="float">
            <text:p>0.014518022537231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38189792633057" calcext:value-type="float">
            <text:p>0.013818979263306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56939029693604" calcext:value-type="float">
            <text:p>0.01569390296936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44548416137695" calcext:value-type="float">
            <text:p>0.01445484161377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69188976287842" calcext:value-type="float">
            <text:p>0.016918897628784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47349834442139" calcext:value-type="float">
            <text:p>0.014734983444214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34849548339844" calcext:value-type="float">
            <text:p>0.013484954833984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50868892669678" calcext:value-type="float">
            <text:p>0.015086889266968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4564037322998" calcext:value-type="float">
            <text:p>0.014564037322998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67019367218018" calcext:value-type="float">
            <text:p>0.016701936721802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45599842071533" calcext:value-type="float">
            <text:p>0.014559984207153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52850151062012" calcext:value-type="float">
            <text:p>0.015285015106201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41918659210205" calcext:value-type="float">
            <text:p>0.014191865921021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35140419006348" calcext:value-type="float">
            <text:p>0.013514041900635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39000415802002" calcext:value-type="float">
            <text:p>0.0139000415802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62920951843262" calcext:value-type="float">
            <text:p>0.016292095184326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62708759307861" calcext:value-type="float">
            <text:p>0.016270875930786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35841369628906" calcext:value-type="float">
            <text:p>0.013584136962891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31790637969971" calcext:value-type="float">
            <text:p>0.013179063796997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209341049194336" calcext:value-type="float">
            <text:p>0.020934104919434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208230018615723" calcext:value-type="float">
            <text:p>0.020823001861572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216131210327148" calcext:value-type="float">
            <text:p>0.021613121032715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55940055847168" calcext:value-type="float">
            <text:p>0.015594005584717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99928283691406" calcext:value-type="float">
            <text:p>0.019992828369141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58181190490723" calcext:value-type="float">
            <text:p>0.015818119049072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42788887023926" calcext:value-type="float">
            <text:p>0.014278888702393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47321224212646" calcext:value-type="float">
            <text:p>0.014732122421265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33039951324463" calcext:value-type="float">
            <text:p>0.013303995132446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41208171844482" calcext:value-type="float">
            <text:p>0.014120817184448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59549713134766" calcext:value-type="float">
            <text:p>0.015954971313477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36659145355225" calcext:value-type="float">
            <text:p>0.013665914535523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52990818023682" calcext:value-type="float">
            <text:p>0.015299081802368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36189460754395" calcext:value-type="float">
            <text:p>0.01361894607544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81379318237305" calcext:value-type="float">
            <text:p>0.018137931823731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49590969085693" calcext:value-type="float">
            <text:p>0.014959096908569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41730308532715" calcext:value-type="float">
            <text:p>0.014173030853272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55251026153564" calcext:value-type="float">
            <text:p>0.015525102615356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74288749694824" calcext:value-type="float">
            <text:p>0.017428874969482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45080089569092" calcext:value-type="float">
            <text:p>0.014508008956909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277659893035889" calcext:value-type="float">
            <text:p>0.027765989303589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62489414215088" calcext:value-type="float">
            <text:p>0.016248941421509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46598815917969" calcext:value-type="float">
            <text:p>0.014659881591797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751708984375" calcext:value-type="float">
            <text:p>0.01751708984375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43311023712158" calcext:value-type="float">
            <text:p>0.014331102371216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51278972625732" calcext:value-type="float">
            <text:p>0.015127897262573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52862071990967" calcext:value-type="float">
            <text:p>0.015286207199097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60238742828369" calcext:value-type="float">
            <text:p>0.016023874282837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44610404968262" calcext:value-type="float">
            <text:p>0.014461040496826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33359432220459" calcext:value-type="float">
            <text:p>0.013335943222046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34119987487793" calcext:value-type="float">
            <text:p>0.013411998748779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4103889465332" calcext:value-type="float">
            <text:p>0.014103889465332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36220455169678" calcext:value-type="float">
            <text:p>0.013622045516968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31969451904297" calcext:value-type="float">
            <text:p>0.01319694519043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30569934844971" calcext:value-type="float">
            <text:p>0.013056993484497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223469734191895" calcext:value-type="float">
            <text:p>0.02234697341919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28018856048584" calcext:value-type="float">
            <text:p>0.012801885604858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47340297698975" calcext:value-type="float">
            <text:p>0.014734029769898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89540386199951" calcext:value-type="float">
            <text:p>0.018954038619995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64699554443359" calcext:value-type="float">
            <text:p>0.016469955444336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63249969482422" calcext:value-type="float">
            <text:p>0.016324996948242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5556812286377" calcext:value-type="float">
            <text:p>0.015556812286377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44309997558594" calcext:value-type="float">
            <text:p>0.014430999755859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30469799041748" calcext:value-type="float">
            <text:p>0.013046979904175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33810043334961" calcext:value-type="float">
            <text:p>0.013381004333496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81078910827637" calcext:value-type="float">
            <text:p>0.018107891082764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43921375274658" calcext:value-type="float">
            <text:p>0.014392137527466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65910720825195" calcext:value-type="float">
            <text:p>0.01659107208252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36489868164063" calcext:value-type="float">
            <text:p>0.013648986816406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240929126739502" calcext:value-type="float">
            <text:p>0.0240929126739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43430233001709" calcext:value-type="float">
            <text:p>0.014343023300171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34220123291016" calcext:value-type="float">
            <text:p>0.013422012329102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30350589752197" calcext:value-type="float">
            <text:p>0.01303505897522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2843132019043" calcext:value-type="float">
            <text:p>0.012843132019043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33490562438965" calcext:value-type="float">
            <text:p>0.013349056243897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41079425811768" calcext:value-type="float">
            <text:p>0.014107942581177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30670070648193" calcext:value-type="float">
            <text:p>0.013067007064819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32949352264404" calcext:value-type="float">
            <text:p>0.01329493522644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28140449523926" calcext:value-type="float">
            <text:p>0.012814044952393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29139423370361" calcext:value-type="float">
            <text:p>0.012913942337036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40650272369385" calcext:value-type="float">
            <text:p>0.014065027236939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30748748779297" calcext:value-type="float">
            <text:p>0.01307487487793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44789218902588" calcext:value-type="float">
            <text:p>0.014478921890259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32720470428467" calcext:value-type="float">
            <text:p>0.013272047042847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63900852203369" calcext:value-type="float">
            <text:p>0.016390085220337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34179592132568" calcext:value-type="float">
            <text:p>0.013417959213257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32181644439697" calcext:value-type="float">
            <text:p>0.01321816444397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41539573669434" calcext:value-type="float">
            <text:p>0.014153957366943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37858390808105" calcext:value-type="float">
            <text:p>0.013785839080811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35397911071777" calcext:value-type="float">
            <text:p>0.013539791107178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29950046539307" calcext:value-type="float">
            <text:p>0.012995004653931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56331062316895" calcext:value-type="float">
            <text:p>0.01563310623169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50701999664307" calcext:value-type="float">
            <text:p>0.015070199966431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65870189666748" calcext:value-type="float">
            <text:p>0.016587018966675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49569511413574" calcext:value-type="float">
            <text:p>0.014956951141357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46288871765137" calcext:value-type="float">
            <text:p>0.014628887176514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32689476013184" calcext:value-type="float">
            <text:p>0.013268947601318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37989521026611" calcext:value-type="float">
            <text:p>0.013798952102661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297870635986328" calcext:value-type="float">
            <text:p>0.029787063598633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245349407196045" calcext:value-type="float">
            <text:p>0.024534940719605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39670372009277" calcext:value-type="float">
            <text:p>0.013967037200928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2991189956665" calcext:value-type="float">
            <text:p>0.012991189956665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60529613494873" calcext:value-type="float">
            <text:p>0.016052961349487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48231983184814" calcext:value-type="float">
            <text:p>0.014823198318481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52411460876465" calcext:value-type="float">
            <text:p>0.015241146087647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57380104064941" calcext:value-type="float">
            <text:p>0.015738010406494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67131423950195" calcext:value-type="float">
            <text:p>0.01671314239502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48239135742188" calcext:value-type="float">
            <text:p>0.014823913574219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43239498138428" calcext:value-type="float">
            <text:p>0.014323949813843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51119232177734" calcext:value-type="float">
            <text:p>0.015111923217773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45039558410645" calcext:value-type="float">
            <text:p>0.014503955841065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49190425872803" calcext:value-type="float">
            <text:p>0.01491904258728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13422966003418" calcext:value-type="float">
            <text:p>0.013422966003418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31549835205078" calcext:value-type="float">
            <text:p>0.013154983520508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33159160614014" calcext:value-type="float">
            <text:p>0.013315916061401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263519287109375" calcext:value-type="float">
            <text:p>0.026351928710938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77450180053711" calcext:value-type="float">
            <text:p>0.017745018005371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4754056930542" calcext:value-type="float">
            <text:p>0.014754056930542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35729312896729" calcext:value-type="float">
            <text:p>0.013572931289673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33950710296631" calcext:value-type="float">
            <text:p>0.013395071029663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40061378479004" calcext:value-type="float">
            <text:p>0.0140061378479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35979652404785" calcext:value-type="float">
            <text:p>0.013597965240479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87549591064453" calcext:value-type="float">
            <text:p>0.018754959106445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40008926391602" calcext:value-type="float">
            <text:p>0.01400089263916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42409801483154" calcext:value-type="float">
            <text:p>0.014240980148315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43837928771973" calcext:value-type="float">
            <text:p>0.014383792877197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33590698242188" calcext:value-type="float">
            <text:p>0.013359069824219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47240161895752" calcext:value-type="float">
            <text:p>0.014724016189575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38199329376221" calcext:value-type="float">
            <text:p>0.013819932937622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224320888519287" calcext:value-type="float">
            <text:p>0.022432088851929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2941837310791" calcext:value-type="float">
            <text:p>0.012941837310791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36439800262451" calcext:value-type="float">
            <text:p>0.013643980026245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32169723510742" calcext:value-type="float">
            <text:p>0.013216972351074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33481025695801" calcext:value-type="float">
            <text:p>0.01334810256958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35707855224609" calcext:value-type="float">
            <text:p>0.013570785522461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89850330352783" calcext:value-type="float">
            <text:p>0.018985033035278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48458480834961" calcext:value-type="float">
            <text:p>0.014845848083496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28419399261475" calcext:value-type="float">
            <text:p>0.012841939926148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34298801422119" calcext:value-type="float">
            <text:p>0.013429880142212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27151012420654" calcext:value-type="float">
            <text:p>0.012715101242065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30147933959961" calcext:value-type="float">
            <text:p>0.013014793395996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29849910736084" calcext:value-type="float">
            <text:p>0.012984991073608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28519535064697" calcext:value-type="float">
            <text:p>0.01285195350647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29380226135254" calcext:value-type="float">
            <text:p>0.012938022613525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266361236572266" calcext:value-type="float">
            <text:p>0.026636123657227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47099494934082" calcext:value-type="float">
            <text:p>0.01470994949340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59459114074707" calcext:value-type="float">
            <text:p>0.01594591140747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42340660095215" calcext:value-type="float">
            <text:p>0.014234066009522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32708549499512" calcext:value-type="float">
            <text:p>0.01327085494995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33528709411621" calcext:value-type="float">
            <text:p>0.01335287094116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30059719085693" calcext:value-type="float">
            <text:p>0.013005971908569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32448673248291" calcext:value-type="float">
            <text:p>0.013244867324829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6254186630249" calcext:value-type="float">
            <text:p>0.016254186630249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35118961334229" calcext:value-type="float">
            <text:p>0.01351189613342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28390789031982" calcext:value-type="float">
            <text:p>0.01283907890319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57909393310547" calcext:value-type="float">
            <text:p>0.015790939331055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33490562438965" calcext:value-type="float">
            <text:p>0.013349056243897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44991874694824" calcext:value-type="float">
            <text:p>0.014499187469482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93178653717041" calcext:value-type="float">
            <text:p>0.01931786537170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56211853027344" calcext:value-type="float">
            <text:p>0.01562118530273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30698680877686" calcext:value-type="float">
            <text:p>0.013069868087769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4585018157959" calcext:value-type="float">
            <text:p>0.014585018157959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54099464416504" calcext:value-type="float">
            <text:p>0.01540994644165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68600082397461" calcext:value-type="float">
            <text:p>0.016860008239746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61731243133545" calcext:value-type="float">
            <text:p>0.016173124313355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58040523529053" calcext:value-type="float">
            <text:p>0.01580405235290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95519924163818" calcext:value-type="float">
            <text:p>0.01955199241638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77338123321533" calcext:value-type="float">
            <text:p>0.01773381233215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59280300140381" calcext:value-type="float">
            <text:p>0.01592803001403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52029991149902" calcext:value-type="float">
            <text:p>0.015202999114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52640342712402" calcext:value-type="float">
            <text:p>0.0152640342712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590895652771" calcext:value-type="float">
            <text:p>0.0159089565277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48899555206299" calcext:value-type="float">
            <text:p>0.0148899555206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54910087585449" calcext:value-type="float">
            <text:p>0.01549100875854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44820213317871" calcext:value-type="float">
            <text:p>0.01448202133178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1</text:p>
          </table:table-cell>
          <table:table-cell office:value-type="float" office:value="0.0158090591430664" calcext:value-type="float">
            <text:p>0.01580905914306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1</text:p>
          </table:table-cell>
          <table:table-cell office:value-type="float" office:value="0.024724006652832" calcext:value-type="float">
            <text:p>0.02472400665283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1</text:p>
          </table:table-cell>
          <table:table-cell office:value-type="float" office:value="0.0142619609832764" calcext:value-type="float">
            <text:p>0.01426196098327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1</text:p>
          </table:table-cell>
          <table:table-cell office:value-type="float" office:value="0.0137171745300293" calcext:value-type="float">
            <text:p>0.01371717453002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1</text:p>
          </table:table-cell>
          <table:table-cell office:value-type="float" office:value="0.0140810012817383" calcext:value-type="float">
            <text:p>0.01408100128173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1</text:p>
          </table:table-cell>
          <table:table-cell office:value-type="float" office:value="0.0153470039367676" calcext:value-type="float">
            <text:p>0.01534700393676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1</text:p>
          </table:table-cell>
          <table:table-cell office:value-type="float" office:value="0.0129420757293701" calcext:value-type="float">
            <text:p>0.0129420757293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1</text:p>
          </table:table-cell>
          <table:table-cell office:value-type="float" office:value="0.013070821762085" calcext:value-type="float">
            <text:p>0.01307082176208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1</text:p>
          </table:table-cell>
          <table:table-cell office:value-type="float" office:value="0.0135610103607178" calcext:value-type="float">
            <text:p>0.01356101036071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1</text:p>
          </table:table-cell>
          <table:table-cell office:value-type="float" office:value="0.0136430263519287" calcext:value-type="float">
            <text:p>0.01364302635192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1</text:p>
          </table:table-cell>
          <table:table-cell office:value-type="float" office:value="0.014585018157959" calcext:value-type="float">
            <text:p>0.01458501815795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server1</text:p>
          </table:table-cell>
          <table:table-cell office:value-type="float" office:value="0.0138201713562012" calcext:value-type="float">
            <text:p>0.01382017135620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4232873916626" calcext:value-type="float">
            <text:p>0.01423287391662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84440612792969" calcext:value-type="float">
            <text:p>0.01844406127929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89859867095947" calcext:value-type="float">
            <text:p>0.01898598670959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37941837310791" calcext:value-type="float">
            <text:p>0.01379418373107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46019458770752" calcext:value-type="float">
            <text:p>0.01460194587707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32148265838623" calcext:value-type="float">
            <text:p>0.01321482658386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42860412597656" calcext:value-type="float">
            <text:p>0.01428604125976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3251781463623" calcext:value-type="float">
            <text:p>0.013251781463623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46470069885254" calcext:value-type="float">
            <text:p>0.014647006988525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36678218841553" calcext:value-type="float">
            <text:p>0.013667821884155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32429599761963" calcext:value-type="float">
            <text:p>0.013242959976196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32200717926025" calcext:value-type="float">
            <text:p>0.013220071792603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28281116485596" calcext:value-type="float">
            <text:p>0.01282811164856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36959552764893" calcext:value-type="float">
            <text:p>0.013695955276489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238630771636963" calcext:value-type="float">
            <text:p>0.023863077163696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31769180297852" calcext:value-type="float">
            <text:p>0.013176918029785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48329734802246" calcext:value-type="float">
            <text:p>0.014832973480225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30009651184082" calcext:value-type="float">
            <text:p>0.013000965118408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41739845275879" calcext:value-type="float">
            <text:p>0.014173984527588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30660533905029" calcext:value-type="float">
            <text:p>0.013066053390503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34949684143066" calcext:value-type="float">
            <text:p>0.013494968414307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33891105651855" calcext:value-type="float">
            <text:p>0.013389110565186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29339694976807" calcext:value-type="float">
            <text:p>0.012933969497681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5798807144165" calcext:value-type="float">
            <text:p>0.015798807144165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34668350219727" calcext:value-type="float">
            <text:p>0.013466835021973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28741264343262" calcext:value-type="float">
            <text:p>0.012874126434326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69291496276855" calcext:value-type="float">
            <text:p>0.016929149627686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37958526611328" calcext:value-type="float">
            <text:p>0.013795852661133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3200044631958" calcext:value-type="float">
            <text:p>0.013200044631958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292229652404785" calcext:value-type="float">
            <text:p>0.029222965240479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34179592132568" calcext:value-type="float">
            <text:p>0.01341795921325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31220817565918" calcext:value-type="float">
            <text:p>0.013122081756592</text:p>
          </table:table-cell>
        </table:table-row>
      </table:table>
      <table:table table:name="Pivot Table_Sheet1_1" table:style-name="ta1">
        <table:shapes>
          <draw:frame draw:z-index="0" draw:style-name="gr1" draw:text-style-name="P1" svg:width="6.298in" svg:height="3.5449in" svg:x="1.4744in" svg:y="3.9217in">
            <draw:object draw:notify-on-update-of-ranges="'Pivot Table_Sheet1_1'.A2:'Pivot Table_Sheet1_1'.B2 'Pivot Table_Sheet1_1'.C2:'Pivot Table_Sheet1_1'.AH2 'Pivot Table_Sheet1_1'.A3:'Pivot Table_Sheet1_1'.B3 'Pivot Table_Sheet1_1'.C3:'Pivot Table_Sheet1_1'.AH3 'Pivot Table_Sheet1_1'.A5:'Pivot Table_Sheet1_1'.B5 'Pivot Table_Sheet1_1'.C5:'Pivot Table_Sheet1_1'.AH5 'Pivot Table_Sheet1_1'.A7:'Pivot Table_Sheet1_1'.B7 'Pivot Table_Sheet1_1'.C7:'Pivot Table_Sheet1_1'.AH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9.3075in" svg:height="5.239in" svg:x="9.778in" svg:y="3.911in">
            <draw:object draw:notify-on-update-of-ranges="'Pivot Table_Sheet1_1'.C2:'Pivot Table_Sheet1_1'.AH2 'Pivot Table_Sheet1_1'.A4:'Pivot Table_Sheet1_1'.B4 'Pivot Table_Sheet1_1'.C4:'Pivot Table_Sheet1_1'.AH4 'Pivot Table_Sheet1_1'.A6:'Pivot Table_Sheet1_1'.B6 'Pivot Table_Sheet1_1'.C6:'Pivot Table_Sheet1_1'.AH6 'Pivot Table_Sheet1_1'.A8:'Pivot Table_Sheet1_1'.B8 'Pivot Table_Sheet1_1'.C8:'Pivot Table_Sheet1_1'.AH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6" table:default-cell-style-name="ce32"/>
        <table:table-column table:style-name="co6" table:default-cell-style-name="ce38"/>
        <table:table-column table:style-name="co6" table:default-cell-style-name="ce44"/>
        <table:table-column table:style-name="co6" table:number-columns-repeated="30" table:default-cell-style-name="ce49"/>
        <table:table-column table:style-name="co6" table:default-cell-style-name="ce52"/>
        <table:table-column table:style-name="co6" table:default-cell-style-name="ce57"/>
        <table:table-row table:style-name="ro1">
          <table:table-cell table:style-name="ce30"/>
          <table:table-cell table:style-name="ce36"/>
          <table:table-cell table:style-name="ce42" office:value-type="string" calcext:value-type="string">
            <text:p>run</text:p>
          </table:table-cell>
          <table:table-cell table:style-name="ce47" table:number-columns-repeated="31"/>
          <table:table-cell table:style-name="ce55"/>
        </table:table-row>
        <table:table-row table:style-name="ro1">
          <table:table-cell table:style-name="ce31" office:value-type="string" calcext:value-type="string">
            <text:p>server</text:p>
          </table:table-cell>
          <table:table-cell table:style-name="ce37" office:value-type="string" calcext:value-type="string">
            <text:p>Data</text:p>
          </table:table-cell>
          <table:table-cell table:style-name="ce43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56" office:value-type="string" calcext:value-type="string">
            <text:p>Total Result</text:p>
          </table:table-cell>
        </table:table-row>
        <table:table-row table:style-name="ro1">
          <table:table-cell office:value-type="string" calcext:value-type="string">
            <text:p>server1</text:p>
          </table:table-cell>
          <table:table-cell office:value-type="string" calcext:value-type="string">
            <text:p>Count - server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9" office:value-type="float" office:value="44" calcext:value-type="float">
            <text:p>44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table:style-name="ce33" office:value-type="string" calcext:value-type="string">
            <text:p>server1</text:p>
          </table:table-cell>
          <table:table-cell table:style-name="ce39" office:value-type="string" calcext:value-type="string">
            <text:p>Average - elapsed</text:p>
          </table:table-cell>
          <table:table-cell office:value-type="float" office:value="0.0145439803600311" calcext:value-type="float">
            <text:p>0.014543980360031</text:p>
          </table:table-cell>
          <table:table-cell office:value-type="float" office:value="0.0142324417829513" calcext:value-type="float">
            <text:p>0.014232441782951</text:p>
          </table:table-cell>
          <table:table-cell office:value-type="float" office:value="0.0146182594877301" calcext:value-type="float">
            <text:p>0.01461825948773</text:p>
          </table:table-cell>
          <table:table-cell office:value-type="float" office:value="0.0140896684983197" calcext:value-type="float">
            <text:p>0.01408966849832</text:p>
          </table:table-cell>
          <table:table-cell office:value-type="float" office:value="0.014838068825858" calcext:value-type="float">
            <text:p>0.014838068825858</text:p>
          </table:table-cell>
          <table:table-cell office:value-type="float" office:value="0.0136904252900018" calcext:value-type="float">
            <text:p>0.013690425290002</text:p>
          </table:table-cell>
          <table:table-cell office:value-type="float" office:value="0.0131399244875521" calcext:value-type="float">
            <text:p>0.013139924487552</text:p>
          </table:table-cell>
          <table:table-cell office:value-type="float" office:value="0.0132324946554084" calcext:value-type="float">
            <text:p>0.013232494655408</text:p>
          </table:table-cell>
          <table:table-cell office:value-type="float" office:value="0.0131425613012069" calcext:value-type="float">
            <text:p>0.013142561301207</text:p>
          </table:table-cell>
          <table:table-cell office:value-type="float" office:value="0.0132364273071289" calcext:value-type="float">
            <text:p>0.013236427307129</text:p>
          </table:table-cell>
          <table:table-cell office:value-type="float" office:value="0.0145511976102503" calcext:value-type="float">
            <text:p>0.01455119761025</text:p>
          </table:table-cell>
          <table:table-cell office:value-type="float" office:value="0.0139657769884382" calcext:value-type="float">
            <text:p>0.013965776988438</text:p>
          </table:table-cell>
          <table:table-cell office:value-type="float" office:value="0.0146568930426309" calcext:value-type="float">
            <text:p>0.014656893042631</text:p>
          </table:table-cell>
          <table:table-cell office:value-type="float" office:value="0.0151459737257524" calcext:value-type="float">
            <text:p>0.015145973725752</text:p>
          </table:table-cell>
          <table:table-cell office:value-type="float" office:value="0.0162434415383772" calcext:value-type="float">
            <text:p>0.016243441538377</text:p>
          </table:table-cell>
          <table:table-cell office:value-type="float" office:value="0.0151041150093078" calcext:value-type="float">
            <text:p>0.015104115009308</text:p>
          </table:table-cell>
          <table:table-cell office:value-type="float" office:value="0.015175770629536" calcext:value-type="float">
            <text:p>0.015175770629536</text:p>
          </table:table-cell>
          <table:table-cell office:value-type="float" office:value="0.0151159709150141" calcext:value-type="float">
            <text:p>0.015115970915014</text:p>
          </table:table-cell>
          <table:table-cell office:value-type="float" office:value="0.0151444294235923" calcext:value-type="float">
            <text:p>0.015144429423592</text:p>
          </table:table-cell>
          <table:table-cell office:value-type="float" office:value="0.0151920697905801" calcext:value-type="float">
            <text:p>0.01519206979058</text:p>
          </table:table-cell>
          <table:table-cell office:value-type="float" office:value="0.0150994604284113" calcext:value-type="float">
            <text:p>0.015099460428411</text:p>
          </table:table-cell>
          <table:table-cell office:value-type="float" office:value="0.0157313238490712" calcext:value-type="float">
            <text:p>0.015731323849071</text:p>
          </table:table-cell>
          <table:table-cell office:value-type="float" office:value="0.0154370936480435" calcext:value-type="float">
            <text:p>0.015437093648044</text:p>
          </table:table-cell>
          <table:table-cell office:value-type="float" office:value="0.016026112166318" calcext:value-type="float">
            <text:p>0.016026112166318</text:p>
          </table:table-cell>
          <table:table-cell office:value-type="float" office:value="0.0149483463980935" calcext:value-type="float">
            <text:p>0.014948346398094</text:p>
          </table:table-cell>
          <table:table-cell office:value-type="float" office:value="0.0148913535204801" calcext:value-type="float">
            <text:p>0.01489135352048</text:p>
          </table:table-cell>
          <table:table-cell office:value-type="float" office:value="0.0151645053516735" calcext:value-type="float">
            <text:p>0.015164505351674</text:p>
          </table:table-cell>
          <table:table-cell office:value-type="float" office:value="0.0155063325708563" calcext:value-type="float">
            <text:p>0.015506332570856</text:p>
          </table:table-cell>
          <table:table-cell office:value-type="float" office:value="0.0152266350659457" calcext:value-type="float">
            <text:p>0.015226635065946</text:p>
          </table:table-cell>
          <table:table-cell office:value-type="float" office:value="0.0145835280418396" calcext:value-type="float">
            <text:p>0.01458352804184</text:p>
          </table:table-cell>
          <table:table-cell office:value-type="float" office:value="0.014824699271809" calcext:value-type="float">
            <text:p>0.014824699271809</text:p>
          </table:table-cell>
          <table:table-cell office:value-type="float" office:value="0.014896268194372" calcext:value-type="float">
            <text:p>0.014896268194372</text:p>
          </table:table-cell>
          <table:table-cell office:value-type="float" office:value="0.014776212854342" calcext:value-type="float">
            <text:p>0.014776212854342</text:p>
          </table:table-cell>
        </table:table-row>
        <table:table-row table:style-name="ro1">
          <table:table-cell office:value-type="string" calcext:value-type="string">
            <text:p>server2</text:p>
          </table:table-cell>
          <table:table-cell office:value-type="string" calcext:value-type="string">
            <text:p>Count - server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19" office:value-type="float" office:value="20" calcext:value-type="float">
            <text:p>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style-name="ce33" office:value-type="string" calcext:value-type="string">
            <text:p>server2</text:p>
          </table:table-cell>
          <table:table-cell table:style-name="ce39" office:value-type="string" calcext:value-type="string">
            <text:p>Average - elapsed</text:p>
          </table:table-cell>
          <table:table-cell office:value-type="float" office:value="0.0139674618840217" calcext:value-type="float">
            <text:p>0.013967461884022</text:p>
          </table:table-cell>
          <table:table-cell office:value-type="float" office:value="0.0209115073084831" calcext:value-type="float">
            <text:p>0.020911507308483</text:p>
          </table:table-cell>
          <table:table-cell office:value-type="float" office:value="0.0214802449749362" calcext:value-type="float">
            <text:p>0.021480244974936</text:p>
          </table:table-cell>
          <table:table-cell office:value-type="float" office:value="0.0202672958374023" calcext:value-type="float">
            <text:p>0.020267295837402</text:p>
          </table:table-cell>
          <table:table-cell office:value-type="float" office:value="0.019111024922338" calcext:value-type="float">
            <text:p>0.019111024922338</text:p>
          </table:table-cell>
          <table:table-cell office:value-type="float" office:value="0.0187071221215384" calcext:value-type="float">
            <text:p>0.018707122121539</text:p>
          </table:table-cell>
          <table:table-cell office:value-type="float" office:value="0.0183975343351011" calcext:value-type="float">
            <text:p>0.018397534335101</text:p>
          </table:table-cell>
          <table:table-cell office:value-type="float" office:value="0.017772940488962" calcext:value-type="float">
            <text:p>0.017772940488962</text:p>
          </table:table-cell>
          <table:table-cell office:value-type="float" office:value="0.0181169986724854" calcext:value-type="float">
            <text:p>0.018116998672485</text:p>
          </table:table-cell>
          <table:table-cell office:value-type="float" office:value="0.0174110432465871" calcext:value-type="float">
            <text:p>0.017411043246587</text:p>
          </table:table-cell>
          <table:table-cell office:value-type="float" office:value="0.0161005725031314" calcext:value-type="float">
            <text:p>0.016100572503131</text:p>
          </table:table-cell>
          <table:table-cell office:value-type="float" office:value="0.0158948573199186" calcext:value-type="float">
            <text:p>0.015894857319919</text:p>
          </table:table-cell>
          <table:table-cell office:value-type="float" office:value="0.0164256209418887" calcext:value-type="float">
            <text:p>0.016425620941889</text:p>
          </table:table-cell>
          <table:table-cell office:value-type="float" office:value="0.0150916695594788" calcext:value-type="float">
            <text:p>0.015091669559479</text:p>
          </table:table-cell>
          <table:table-cell office:value-type="float" office:value="0.0154022216796875" calcext:value-type="float">
            <text:p>0.015402221679688</text:p>
          </table:table-cell>
          <table:table-cell office:value-type="float" office:value="0.0142615556716919" calcext:value-type="float">
            <text:p>0.014261555671692</text:p>
          </table:table-cell>
          <table:table-cell office:value-type="float" office:value="0.0149526953697205" calcext:value-type="float">
            <text:p>0.014952695369721</text:p>
          </table:table-cell>
          <table:table-cell office:value-type="float" office:value="0.0145652294158936" calcext:value-type="float">
            <text:p>0.014565229415894</text:p>
          </table:table-cell>
          <table:table-cell office:value-type="float" office:value="0.0142247080802917" calcext:value-type="float">
            <text:p>0.014224708080292</text:p>
          </table:table-cell>
          <table:table-cell office:value-type="float" office:value="0.0147522568702698" calcext:value-type="float">
            <text:p>0.01475225687027</text:p>
          </table:table-cell>
          <table:table-cell office:value-type="float" office:value="0.014246928691864" calcext:value-type="float">
            <text:p>0.014246928691864</text:p>
          </table:table-cell>
          <table:table-cell office:value-type="float" office:value="0.0144011735916138" calcext:value-type="float">
            <text:p>0.014401173591614</text:p>
          </table:table-cell>
          <table:table-cell office:value-type="float" office:value="0.014207935333252" calcext:value-type="float">
            <text:p>0.014207935333252</text:p>
          </table:table-cell>
          <table:table-cell office:value-type="float" office:value="0.0147328376770019" calcext:value-type="float">
            <text:p>0.014732837677002</text:p>
          </table:table-cell>
          <table:table-cell office:value-type="float" office:value="0.0153656244277954" calcext:value-type="float">
            <text:p>0.015365624427795</text:p>
          </table:table-cell>
          <table:table-cell office:value-type="float" office:value="0.0144782543182373" calcext:value-type="float">
            <text:p>0.014478254318237</text:p>
          </table:table-cell>
          <table:table-cell office:value-type="float" office:value="0.0143866777420044" calcext:value-type="float">
            <text:p>0.014386677742004</text:p>
          </table:table-cell>
          <table:table-cell office:value-type="float" office:value="0.0145761132240295" calcext:value-type="float">
            <text:p>0.01457611322403</text:p>
          </table:table-cell>
          <table:table-cell office:value-type="float" office:value="0.0141926646232605" calcext:value-type="float">
            <text:p>0.014192664623261</text:p>
          </table:table-cell>
          <table:table-cell office:value-type="float" office:value="0.0158182501792908" calcext:value-type="float">
            <text:p>0.015818250179291</text:p>
          </table:table-cell>
          <table:table-cell office:value-type="float" office:value="0.0161278247833252" calcext:value-type="float">
            <text:p>0.016127824783325</text:p>
          </table:table-cell>
          <table:table-cell office:value-type="float" office:value="0.0157466530799866" calcext:value-type="float">
            <text:p>0.015746653079987</text:p>
          </table:table-cell>
          <table:table-cell office:value-type="float" office:value="0.0164290904998779" calcext:value-type="float">
            <text:p>0.016429090499878</text:p>
          </table:table-cell>
        </table:table-row>
        <table:table-row table:style-name="ro1">
          <table:table-cell table:style-name="ce34" office:value-type="string" calcext:value-type="string">
            <text:p>Total Count - server</text:p>
          </table:table-cell>
          <table:table-cell table:style-name="ce40"/>
          <table:table-cell table:style-name="ce45" office:value-type="float" office:value="64" calcext:value-type="float">
            <text:p>64</text:p>
          </table:table-cell>
          <table:table-cell table:number-columns-repeated="30" table:style-name="ce50" office:value-type="float" office:value="64" calcext:value-type="float">
            <text:p>64</text:p>
          </table:table-cell>
          <table:table-cell table:style-name="ce53"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table:style-name="ce35" office:value-type="string" calcext:value-type="string">
            <text:p>Total Average - elapsed</text:p>
          </table:table-cell>
          <table:table-cell table:style-name="ce41"/>
          <table:table-cell table:style-name="ce46" office:value-type="float" office:value="0.0142557211220264" calcext:value-type="float">
            <text:p>0.014255721122027</text:p>
          </table:table-cell>
          <table:table-cell table:style-name="ce51" office:value-type="float" office:value="0.0175719745457172" calcext:value-type="float">
            <text:p>0.017571974545717</text:p>
          </table:table-cell>
          <table:table-cell table:style-name="ce51" office:value-type="float" office:value="0.0179420337080955" calcext:value-type="float">
            <text:p>0.017942033708096</text:p>
          </table:table-cell>
          <table:table-cell table:style-name="ce51" office:value-type="float" office:value="0.0169854313135147" calcext:value-type="float">
            <text:p>0.016985431313515</text:p>
          </table:table-cell>
          <table:table-cell table:style-name="ce51" office:value-type="float" office:value="0.0167742520570755" calcext:value-type="float">
            <text:p>0.016774252057076</text:p>
          </table:table-cell>
          <table:table-cell table:style-name="ce51" office:value-type="float" office:value="0.0158852301537991" calcext:value-type="float">
            <text:p>0.015885230153799</text:p>
          </table:table-cell>
          <table:table-cell table:style-name="ce51" office:value-type="float" office:value="0.0153579786419868" calcext:value-type="float">
            <text:p>0.015357978641987</text:p>
          </table:table-cell>
          <table:table-cell table:style-name="ce51" office:value-type="float" office:value="0.0150770507752895" calcext:value-type="float">
            <text:p>0.01507705077529</text:p>
          </table:table-cell>
          <table:table-cell table:style-name="ce51" office:value-type="float" office:value="0.0150857008993626" calcext:value-type="float">
            <text:p>0.015085700899363</text:p>
          </table:table-cell>
          <table:table-cell table:style-name="ce51" office:value-type="float" office:value="0.0148019082844257" calcext:value-type="float">
            <text:p>0.014801908284426</text:p>
          </table:table-cell>
          <table:table-cell table:style-name="ce51" office:value-type="float" office:value="0.0151080042123795" calcext:value-type="float">
            <text:p>0.01510800421238</text:p>
          </table:table-cell>
          <table:table-cell table:style-name="ce51" office:value-type="float" office:value="0.0146288983523846" calcext:value-type="float">
            <text:p>0.014628898352385</text:p>
          </table:table-cell>
          <table:table-cell table:style-name="ce51" office:value-type="float" office:value="0.0152372568845749" calcext:value-type="float">
            <text:p>0.015237256884575</text:p>
          </table:table-cell>
          <table:table-cell table:style-name="ce51" office:value-type="float" office:value="0.0151290036737919" calcext:value-type="float">
            <text:p>0.015129003673792</text:p>
          </table:table-cell>
          <table:table-cell table:style-name="ce51" office:value-type="float" office:value="0.0159805603325367" calcext:value-type="float">
            <text:p>0.015980560332537</text:p>
          </table:table-cell>
          <table:table-cell table:style-name="ce51" office:value-type="float" office:value="0.0148408152163029" calcext:value-type="float">
            <text:p>0.014840815216303</text:p>
          </table:table-cell>
          <table:table-cell table:style-name="ce51" office:value-type="float" office:value="0.0151060596108437" calcext:value-type="float">
            <text:p>0.015106059610844</text:p>
          </table:table-cell>
          <table:table-cell table:style-name="ce51" office:value-type="float" office:value="0.0149438641965389" calcext:value-type="float">
            <text:p>0.014943864196539</text:p>
          </table:table-cell>
          <table:table-cell table:style-name="ce51" office:value-type="float" office:value="0.0148570165038109" calcext:value-type="float">
            <text:p>0.014857016503811</text:p>
          </table:table-cell>
          <table:table-cell table:style-name="ce51" office:value-type="float" office:value="0.0150546282529831" calcext:value-type="float">
            <text:p>0.015054628252983</text:p>
          </table:table-cell>
          <table:table-cell table:style-name="ce51" office:value-type="float" office:value="0.0148330442607403" calcext:value-type="float">
            <text:p>0.01483304426074</text:p>
          </table:table-cell>
          <table:table-cell table:style-name="ce51" office:value-type="float" office:value="0.0153156518936157" calcext:value-type="float">
            <text:p>0.015315651893616</text:p>
          </table:table-cell>
          <table:table-cell table:style-name="ce51" office:value-type="float" office:value="0.0150529816746712" calcext:value-type="float">
            <text:p>0.015052981674671</text:p>
          </table:table-cell>
          <table:table-cell table:style-name="ce51" office:value-type="float" office:value="0.0156219638884068" calcext:value-type="float">
            <text:p>0.015621963888407</text:p>
          </table:table-cell>
          <table:table-cell table:style-name="ce51" office:value-type="float" office:value="0.0150787457823753" calcext:value-type="float">
            <text:p>0.015078745782375</text:p>
          </table:table-cell>
          <table:table-cell table:style-name="ce51" office:value-type="float" office:value="0.0147622600197792" calcext:value-type="float">
            <text:p>0.014762260019779</text:p>
          </table:table-cell>
          <table:table-cell table:style-name="ce51" office:value-type="float" office:value="0.0149214342236519" calcext:value-type="float">
            <text:p>0.014921434223652</text:p>
          </table:table-cell>
          <table:table-cell table:style-name="ce51" office:value-type="float" office:value="0.0152156390249729" calcext:value-type="float">
            <text:p>0.015215639024973</text:p>
          </table:table-cell>
          <table:table-cell table:style-name="ce51" office:value-type="float" office:value="0.0149035193026066" calcext:value-type="float">
            <text:p>0.014903519302607</text:p>
          </table:table-cell>
          <table:table-cell table:style-name="ce51" office:value-type="float" office:value="0.0149693787097931" calcext:value-type="float">
            <text:p>0.014969378709793</text:p>
          </table:table-cell>
          <table:table-cell table:style-name="ce51" office:value-type="float" office:value="0.0152319259941578" calcext:value-type="float">
            <text:p>0.015231925994158</text:p>
          </table:table-cell>
          <table:table-cell table:style-name="ce54" office:value-type="float" office:value="0.0151620134711266" calcext:value-type="float">
            <text:p>0.015162013471127</text:p>
          </table:table-cell>
          <table:table-cell table:style-name="ce58" office:value-type="float" office:value="0.0153653733432293" calcext:value-type="float">
            <text:p>0.015365373343229</text:p>
          </table:table-cell>
        </table:table-row>
      </table:table>
      <table:table table:name="Sheet2" table:style-name="ta1">
        <table:shapes>
          <draw:frame draw:z-index="0" draw:style-name="gr1" draw:text-style-name="P1" svg:width="6.298in" svg:height="3.5453in" svg:x="1.1382in" svg:y="3.5972in">
            <draw:object draw:notify-on-update-of-ranges="Sheet2.C2:Sheet2.AH2 Sheet2.A3:Sheet2.B3 Sheet2.C3:Sheet2.AH3 Sheet2.A5:Sheet2.B5 Sheet2.C5:Sheet2.AH5 Sheet2.A7:Sheet2.B7 Sheet2.C7:Sheet2.AH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7831in" svg:height="5.8039in" svg:x="12.4551in" svg:y="3.8587in">
            <draw:object draw:notify-on-update-of-ranges="Sheet2.C2:Sheet2.AH2 Sheet2.A4:Sheet2.B4 Sheet2.C4:Sheet2.AH4 Sheet2.A6:Sheet2.B6 Sheet2.C6:Sheet2.AH6 Sheet2.A8:Sheet2.B8 Sheet2.C8:Sheet2.AH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ce32"/>
        <table:table-column table:style-name="co6" table:default-cell-style-name="ce38"/>
        <table:table-column table:style-name="co6" table:default-cell-style-name="ce44"/>
        <table:table-column table:style-name="co6" table:number-columns-repeated="30" table:default-cell-style-name="ce49"/>
        <table:table-column table:style-name="co6" table:default-cell-style-name="ce52"/>
        <table:table-column table:style-name="co6" table:default-cell-style-name="ce57"/>
        <table:table-row table:style-name="ro1">
          <table:table-cell table:style-name="ce30"/>
          <table:table-cell table:style-name="ce36"/>
          <table:table-cell table:style-name="ce42" office:value-type="string" calcext:value-type="string">
            <text:p>run</text:p>
          </table:table-cell>
          <table:table-cell table:style-name="ce47" table:number-columns-repeated="31"/>
          <table:table-cell table:style-name="ce55"/>
        </table:table-row>
        <table:table-row table:style-name="ro1">
          <table:table-cell table:style-name="ce31" office:value-type="string" calcext:value-type="string">
            <text:p>server</text:p>
          </table:table-cell>
          <table:table-cell table:style-name="ce37" office:value-type="string" calcext:value-type="string">
            <text:p>Data</text:p>
          </table:table-cell>
          <table:table-cell table:style-name="ce43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56" office:value-type="string" calcext:value-type="string">
            <text:p>Total Result</text:p>
          </table:table-cell>
        </table:table-row>
        <table:table-row table:style-name="ro1">
          <table:table-cell office:value-type="string" calcext:value-type="string">
            <text:p>server1</text:p>
          </table:table-cell>
          <table:table-cell office:value-type="string" calcext:value-type="string">
            <text:p>Count - server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9" office:value-type="float" office:value="44" calcext:value-type="float">
            <text:p>44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table:style-name="ce33" office:value-type="string" calcext:value-type="string">
            <text:p>server1</text:p>
          </table:table-cell>
          <table:table-cell table:style-name="ce39" office:value-type="string" calcext:value-type="string">
            <text:p>Median - elapsed</text:p>
          </table:table-cell>
          <table:table-cell office:value-type="float" office:value="0.013001561164856" calcext:value-type="float">
            <text:p>0.013001561164856</text:p>
          </table:table-cell>
          <table:table-cell office:value-type="float" office:value="0.0131590366363525" calcext:value-type="float">
            <text:p>0.013159036636353</text:p>
          </table:table-cell>
          <table:table-cell office:value-type="float" office:value="0.0137760639190674" calcext:value-type="float">
            <text:p>0.013776063919067</text:p>
          </table:table-cell>
          <table:table-cell office:value-type="float" office:value="0.0127553939819336" calcext:value-type="float">
            <text:p>0.012755393981934</text:p>
          </table:table-cell>
          <table:table-cell office:value-type="float" office:value="0.0129079818725586" calcext:value-type="float">
            <text:p>0.012907981872559</text:p>
          </table:table-cell>
          <table:table-cell office:value-type="float" office:value="0.0122165679931641" calcext:value-type="float">
            <text:p>0.012216567993164</text:p>
          </table:table-cell>
          <table:table-cell office:value-type="float" office:value="0.0118081569671631" calcext:value-type="float">
            <text:p>0.011808156967163</text:p>
          </table:table-cell>
          <table:table-cell office:value-type="float" office:value="0.0120151042938232" calcext:value-type="float">
            <text:p>0.012015104293823</text:p>
          </table:table-cell>
          <table:table-cell office:value-type="float" office:value="0.0118598937988281" calcext:value-type="float">
            <text:p>0.011859893798828</text:p>
          </table:table-cell>
          <table:table-cell office:value-type="float" office:value="0.0120010375976563" calcext:value-type="float">
            <text:p>0.012001037597656</text:p>
          </table:table-cell>
          <table:table-cell office:value-type="float" office:value="0.0127310752868652" calcext:value-type="float">
            <text:p>0.012731075286865</text:p>
          </table:table-cell>
          <table:table-cell office:value-type="float" office:value="0.012855052947998" calcext:value-type="float">
            <text:p>0.012855052947998</text:p>
          </table:table-cell>
          <table:table-cell office:value-type="float" office:value="0.0136430263519287" calcext:value-type="float">
            <text:p>0.013643026351929</text:p>
          </table:table-cell>
          <table:table-cell office:value-type="float" office:value="0.014165997505188" calcext:value-type="float">
            <text:p>0.014165997505188</text:p>
          </table:table-cell>
          <table:table-cell office:value-type="float" office:value="0.0143104791641235" calcext:value-type="float">
            <text:p>0.014310479164124</text:p>
          </table:table-cell>
          <table:table-cell office:value-type="float" office:value="0.0141453742980957" calcext:value-type="float">
            <text:p>0.014145374298096</text:p>
          </table:table-cell>
          <table:table-cell office:value-type="float" office:value="0.0140661001205444" calcext:value-type="float">
            <text:p>0.014066100120544</text:p>
          </table:table-cell>
          <table:table-cell office:value-type="float" office:value="0.0142625570297241" calcext:value-type="float">
            <text:p>0.014262557029724</text:p>
          </table:table-cell>
          <table:table-cell office:value-type="float" office:value="0.0141069889068604" calcext:value-type="float">
            <text:p>0.01410698890686</text:p>
          </table:table-cell>
          <table:table-cell office:value-type="float" office:value="0.0141714811325073" calcext:value-type="float">
            <text:p>0.014171481132507</text:p>
          </table:table-cell>
          <table:table-cell office:value-type="float" office:value="0.0139139890670776" calcext:value-type="float">
            <text:p>0.013913989067078</text:p>
          </table:table-cell>
          <table:table-cell office:value-type="float" office:value="0.0139939785003662" calcext:value-type="float">
            <text:p>0.013993978500366</text:p>
          </table:table-cell>
          <table:table-cell office:value-type="float" office:value="0.014189600944519" calcext:value-type="float">
            <text:p>0.014189600944519</text:p>
          </table:table-cell>
          <table:table-cell office:value-type="float" office:value="0.0142489671707153" calcext:value-type="float">
            <text:p>0.014248967170715</text:p>
          </table:table-cell>
          <table:table-cell office:value-type="float" office:value="0.0141730308532715" calcext:value-type="float">
            <text:p>0.014173030853272</text:p>
          </table:table-cell>
          <table:table-cell office:value-type="float" office:value="0.0141409635543823" calcext:value-type="float">
            <text:p>0.014140963554382</text:p>
          </table:table-cell>
          <table:table-cell office:value-type="float" office:value="0.0140190124511719" calcext:value-type="float">
            <text:p>0.014019012451172</text:p>
          </table:table-cell>
          <table:table-cell office:value-type="float" office:value="0.0142960548400879" calcext:value-type="float">
            <text:p>0.014296054840088</text:p>
          </table:table-cell>
          <table:table-cell office:value-type="float" office:value="0.0145390033721924" calcext:value-type="float">
            <text:p>0.014539003372192</text:p>
          </table:table-cell>
          <table:table-cell office:value-type="float" office:value="0.013635516166687" calcext:value-type="float">
            <text:p>0.013635516166687</text:p>
          </table:table-cell>
          <table:table-cell office:value-type="float" office:value="0.0135718584060669" calcext:value-type="float">
            <text:p>0.013571858406067</text:p>
          </table:table-cell>
          <table:table-cell office:value-type="float" office:value="0.0137065649032593" calcext:value-type="float">
            <text:p>0.013706564903259</text:p>
          </table:table-cell>
          <table:table-cell office:value-type="float" office:value="0.0138185024261475" calcext:value-type="float">
            <text:p>0.013818502426148</text:p>
          </table:table-cell>
        </table:table-row>
        <table:table-row table:style-name="ro1">
          <table:table-cell office:value-type="string" calcext:value-type="string">
            <text:p>server2</text:p>
          </table:table-cell>
          <table:table-cell office:value-type="string" calcext:value-type="string">
            <text:p>Count - server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19" office:value-type="float" office:value="20" calcext:value-type="float">
            <text:p>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style-name="ce33" office:value-type="string" calcext:value-type="string">
            <text:p>server2</text:p>
          </table:table-cell>
          <table:table-cell table:style-name="ce39" office:value-type="string" calcext:value-type="string">
            <text:p>Median - elapsed</text:p>
          </table:table-cell>
          <table:table-cell office:value-type="float" office:value="0.0124030113220215" calcext:value-type="float">
            <text:p>0.012403011322022</text:p>
          </table:table-cell>
          <table:table-cell office:value-type="float" office:value="0.0201678276062012" calcext:value-type="float">
            <text:p>0.020167827606201</text:p>
          </table:table-cell>
          <table:table-cell office:value-type="float" office:value="0.0202291011810303" calcext:value-type="float">
            <text:p>0.02022910118103</text:p>
          </table:table-cell>
          <table:table-cell office:value-type="float" office:value="0.0196470022201538" calcext:value-type="float">
            <text:p>0.019647002220154</text:p>
          </table:table-cell>
          <table:table-cell office:value-type="float" office:value="0.0190000534057617" calcext:value-type="float">
            <text:p>0.019000053405762</text:p>
          </table:table-cell>
          <table:table-cell office:value-type="float" office:value="0.0180965662002563" calcext:value-type="float">
            <text:p>0.018096566200256</text:p>
          </table:table-cell>
          <table:table-cell office:value-type="float" office:value="0.0179619789123535" calcext:value-type="float">
            <text:p>0.017961978912354</text:p>
          </table:table-cell>
          <table:table-cell office:value-type="float" office:value="0.0174219608306885" calcext:value-type="float">
            <text:p>0.017421960830689</text:p>
          </table:table-cell>
          <table:table-cell office:value-type="float" office:value="0.0168309211730957" calcext:value-type="float">
            <text:p>0.016830921173096</text:p>
          </table:table-cell>
          <table:table-cell office:value-type="float" office:value="0.0167679786682129" calcext:value-type="float">
            <text:p>0.016767978668213</text:p>
          </table:table-cell>
          <table:table-cell office:value-type="float" office:value="0.0158150196075439" calcext:value-type="float">
            <text:p>0.015815019607544</text:p>
          </table:table-cell>
          <table:table-cell office:value-type="float" office:value="0.0154379606246948" calcext:value-type="float">
            <text:p>0.015437960624695</text:p>
          </table:table-cell>
          <table:table-cell office:value-type="float" office:value="0.0150060653686523" calcext:value-type="float">
            <text:p>0.015006065368652</text:p>
          </table:table-cell>
          <table:table-cell office:value-type="float" office:value="0.0144004821777344" calcext:value-type="float">
            <text:p>0.014400482177734</text:p>
          </table:table-cell>
          <table:table-cell office:value-type="float" office:value="0.01397705078125" calcext:value-type="float">
            <text:p>0.01397705078125</text:p>
          </table:table-cell>
          <table:table-cell office:value-type="float" office:value="0.0138363838195801" calcext:value-type="float">
            <text:p>0.01383638381958</text:p>
          </table:table-cell>
          <table:table-cell office:value-type="float" office:value="0.0141699314117432" calcext:value-type="float">
            <text:p>0.014169931411743</text:p>
          </table:table-cell>
          <table:table-cell office:value-type="float" office:value="0.0138934850692749" calcext:value-type="float">
            <text:p>0.013893485069275</text:p>
          </table:table-cell>
          <table:table-cell office:value-type="float" office:value="0.013808012008667" calcext:value-type="float">
            <text:p>0.013808012008667</text:p>
          </table:table-cell>
          <table:table-cell office:value-type="float" office:value="0.0139405727386475" calcext:value-type="float">
            <text:p>0.013940572738648</text:p>
          </table:table-cell>
          <table:table-cell office:value-type="float" office:value="0.0138906240463257" calcext:value-type="float">
            <text:p>0.013890624046326</text:p>
          </table:table-cell>
          <table:table-cell office:value-type="float" office:value="0.0140378475189209" calcext:value-type="float">
            <text:p>0.014037847518921</text:p>
          </table:table-cell>
          <table:table-cell office:value-type="float" office:value="0.0139709711074829" calcext:value-type="float">
            <text:p>0.013970971107483</text:p>
          </table:table-cell>
          <table:table-cell office:value-type="float" office:value="0.0139354467391968" calcext:value-type="float">
            <text:p>0.013935446739197</text:p>
          </table:table-cell>
          <table:table-cell office:value-type="float" office:value="0.0139889717102051" calcext:value-type="float">
            <text:p>0.013988971710205</text:p>
          </table:table-cell>
          <table:table-cell office:value-type="float" office:value="0.0137956142425537" calcext:value-type="float">
            <text:p>0.013795614242554</text:p>
          </table:table-cell>
          <table:table-cell office:value-type="float" office:value="0.0141370296478271" calcext:value-type="float">
            <text:p>0.014137029647827</text:p>
          </table:table-cell>
          <table:table-cell office:value-type="float" office:value="0.0139390230178833" calcext:value-type="float">
            <text:p>0.013939023017883</text:p>
          </table:table-cell>
          <table:table-cell office:value-type="float" office:value="0.0137253999710083" calcext:value-type="float">
            <text:p>0.013725399971008</text:p>
          </table:table-cell>
          <table:table-cell office:value-type="float" office:value="0.0150434970855713" calcext:value-type="float">
            <text:p>0.015043497085571</text:p>
          </table:table-cell>
          <table:table-cell office:value-type="float" office:value="0.015013575553894" calcext:value-type="float">
            <text:p>0.015013575553894</text:p>
          </table:table-cell>
          <table:table-cell office:value-type="float" office:value="0.0155560970306396" calcext:value-type="float">
            <text:p>0.01555609703064</text:p>
          </table:table-cell>
          <table:table-cell office:value-type="float" office:value="0.0154615640640259" calcext:value-type="float">
            <text:p>0.015461564064026</text:p>
          </table:table-cell>
        </table:table-row>
        <table:table-row table:style-name="ro1">
          <table:table-cell table:style-name="ce34" office:value-type="string" calcext:value-type="string">
            <text:p>Total Count - server</text:p>
          </table:table-cell>
          <table:table-cell table:style-name="ce40"/>
          <table:table-cell table:style-name="ce45" office:value-type="float" office:value="64" calcext:value-type="float">
            <text:p>64</text:p>
          </table:table-cell>
          <table:table-cell table:number-columns-repeated="30" table:style-name="ce50" office:value-type="float" office:value="64" calcext:value-type="float">
            <text:p>64</text:p>
          </table:table-cell>
          <table:table-cell table:style-name="ce53"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table:style-name="ce35" office:value-type="string" calcext:value-type="string">
            <text:p>Total Median - elapsed</text:p>
          </table:table-cell>
          <table:table-cell table:style-name="ce41"/>
          <table:table-cell table:style-name="ce46" office:value-type="float" office:value="0.0126280784606934" calcext:value-type="float">
            <text:p>0.012628078460693</text:p>
          </table:table-cell>
          <table:table-cell table:style-name="ce51" office:value-type="float" office:value="0.0192670822143555" calcext:value-type="float">
            <text:p>0.019267082214356</text:p>
          </table:table-cell>
          <table:table-cell table:style-name="ce51" office:value-type="float" office:value="0.0192594528198242" calcext:value-type="float">
            <text:p>0.019259452819824</text:p>
          </table:table-cell>
          <table:table-cell table:style-name="ce51" office:value-type="float" office:value="0.0187300443649292" calcext:value-type="float">
            <text:p>0.018730044364929</text:p>
          </table:table-cell>
          <table:table-cell table:style-name="ce51" office:value-type="float" office:value="0.0182679891586304" calcext:value-type="float">
            <text:p>0.01826798915863</text:p>
          </table:table-cell>
          <table:table-cell table:style-name="ce51" office:value-type="float" office:value="0.0176501274108887" calcext:value-type="float">
            <text:p>0.017650127410889</text:p>
          </table:table-cell>
          <table:table-cell table:style-name="ce51" office:value-type="float" office:value="0.0158905982971191" calcext:value-type="float">
            <text:p>0.015890598297119</text:p>
          </table:table-cell>
          <table:table-cell table:style-name="ce51" office:value-type="float" office:value="0.0153940916061401" calcext:value-type="float">
            <text:p>0.01539409160614</text:p>
          </table:table-cell>
          <table:table-cell table:style-name="ce51" office:value-type="float" office:value="0.0158505439758301" calcext:value-type="float">
            <text:p>0.01585054397583</text:p>
          </table:table-cell>
          <table:table-cell table:style-name="ce51" office:value-type="float" office:value="0.0152809619903564" calcext:value-type="float">
            <text:p>0.015280961990356</text:p>
          </table:table-cell>
          <table:table-cell table:style-name="ce51" office:value-type="float" office:value="0.0153219699859619" calcext:value-type="float">
            <text:p>0.015321969985962</text:p>
          </table:table-cell>
          <table:table-cell table:style-name="ce51" office:value-type="float" office:value="0.0141844749450684" calcext:value-type="float">
            <text:p>0.014184474945068</text:p>
          </table:table-cell>
          <table:table-cell table:style-name="ce51" office:value-type="float" office:value="0.0142439603805542" calcext:value-type="float">
            <text:p>0.014243960380554</text:p>
          </table:table-cell>
          <table:table-cell table:style-name="ce51" office:value-type="float" office:value="0.0142704248428345" calcext:value-type="float">
            <text:p>0.014270424842835</text:p>
          </table:table-cell>
          <table:table-cell table:style-name="ce51" office:value-type="float" office:value="0.0142375230789185" calcext:value-type="float">
            <text:p>0.014237523078919</text:p>
          </table:table-cell>
          <table:table-cell table:style-name="ce51" office:value-type="float" office:value="0.0139659643173218" calcext:value-type="float">
            <text:p>0.013965964317322</text:p>
          </table:table-cell>
          <table:table-cell table:style-name="ce51" office:value-type="float" office:value="0.0141021013259888" calcext:value-type="float">
            <text:p>0.014102101325989</text:p>
          </table:table-cell>
          <table:table-cell table:style-name="ce51" office:value-type="float" office:value="0.0140523910522461" calcext:value-type="float">
            <text:p>0.014052391052246</text:p>
          </table:table-cell>
          <table:table-cell table:style-name="ce51" office:value-type="float" office:value="0.0139929056167603" calcext:value-type="float">
            <text:p>0.01399290561676</text:p>
          </table:table-cell>
          <table:table-cell table:style-name="ce51" office:value-type="float" office:value="0.0140310525894165" calcext:value-type="float">
            <text:p>0.014031052589417</text:p>
          </table:table-cell>
          <table:table-cell table:style-name="ce51" office:value-type="float" office:value="0.0138951539993286" calcext:value-type="float">
            <text:p>0.013895153999329</text:p>
          </table:table-cell>
          <table:table-cell table:style-name="ce51" office:value-type="float" office:value="0.0140368938446045" calcext:value-type="float">
            <text:p>0.014036893844605</text:p>
          </table:table-cell>
          <table:table-cell table:style-name="ce51" office:value-type="float" office:value="0.0141191482543945" calcext:value-type="float">
            <text:p>0.014119148254395</text:p>
          </table:table-cell>
          <table:table-cell table:style-name="ce51" office:value-type="float" office:value="0.0140348672866821" calcext:value-type="float">
            <text:p>0.014034867286682</text:p>
          </table:table-cell>
          <table:table-cell table:style-name="ce51" office:value-type="float" office:value="0.0141400098800659" calcext:value-type="float">
            <text:p>0.014140009880066</text:p>
          </table:table-cell>
          <table:table-cell table:style-name="ce51" office:value-type="float" office:value="0.0138955116271973" calcext:value-type="float">
            <text:p>0.013895511627197</text:p>
          </table:table-cell>
          <table:table-cell table:style-name="ce51" office:value-type="float" office:value="0.0140814781188965" calcext:value-type="float">
            <text:p>0.014081478118897</text:p>
          </table:table-cell>
          <table:table-cell table:style-name="ce51" office:value-type="float" office:value="0.0142265558242798" calcext:value-type="float">
            <text:p>0.01422655582428</text:p>
          </table:table-cell>
          <table:table-cell table:style-name="ce51" office:value-type="float" office:value="0.0143043994903564" calcext:value-type="float">
            <text:p>0.014304399490356</text:p>
          </table:table-cell>
          <table:table-cell table:style-name="ce51" office:value-type="float" office:value="0.0141634941101074" calcext:value-type="float">
            <text:p>0.014163494110107</text:p>
          </table:table-cell>
          <table:table-cell table:style-name="ce51" office:value-type="float" office:value="0.0141201019287109" calcext:value-type="float">
            <text:p>0.014120101928711</text:p>
          </table:table-cell>
          <table:table-cell table:style-name="ce54" office:value-type="float" office:value="0.014274001121521" calcext:value-type="float">
            <text:p>0.014274001121521</text:p>
          </table:table-cell>
          <table:table-cell table:style-name="ce58" office:value-type="float" office:value="0.0142260789871216" calcext:value-type="float">
            <text:p>0.014226078987122</text:p>
          </table:table-cell>
        </table:table-row>
      </table:table>
      <table:named-expressions/>
      <table:data-pilot-tables>
        <table:data-pilot-table table:name="DataPilot1" table:application-data="" table:target-range-address="Sheet2.A1:Sheet2.AI8" table:buttons="Sheet2.A2 Sheet2.B2 Sheet2.C1" table:show-filter-button="false" table:drill-down-on-double-click="false">
          <table:data-pilot-field table:source-field-name="run" table:orientation="column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rver" table:orientation="row" table:used-hierarchy="0" table:function="auto">
            <table:data-pilot-level table:show-empty="false" calcext:repeat-item-labels="true">
              <table:data-pilot-members>
                <table:data-pilot-member table:name="server1" table:display="true" table:show-details="true"/>
                <table:data-pilot-member table:name="server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rver" table:orientation="data" table:used-hierarchy="-1" table:function="count">
            <table:data-pilot-level calcext:repeat-item-labels="false"/>
          </table:data-pilot-field>
          <table:data-pilot-field table:source-field-name="elapsed" table:orientation="data" table:used-hierarchy="0" table:function="median">
            <table:data-pilot-level table:show-empty="false" calcext:repeat-item-labels="false">
              <table:data-pilot-members>
                <table:data-pilot-member table:name="0.010660171508789" table:display="true" table:show-details="true"/>
                <table:data-pilot-member table:name="0.010689973831177" table:display="true" table:show-details="true"/>
                <table:data-pilot-member table:name="0.010740995407105" table:display="true" table:show-details="true"/>
                <table:data-pilot-member table:name="0.010761976242066" table:display="true" table:show-details="true"/>
                <table:data-pilot-member table:name="0.010763168334961" table:display="true" table:show-details="true"/>
                <table:data-pilot-member table:name="0.010796070098877" table:display="true" table:show-details="true"/>
                <table:data-pilot-member table:name="0.010825872421265" table:display="true" table:show-details="true"/>
                <table:data-pilot-member table:name="0.010838031768799" table:display="true" table:show-details="true"/>
                <table:data-pilot-member table:name="0.010868072509766" table:display="true" table:show-details="true"/>
                <table:data-pilot-member table:name="0.010869026184082" table:display="true" table:show-details="true"/>
                <table:data-pilot-member table:name="0.010890007019043" table:display="true" table:show-details="true"/>
                <table:data-pilot-member table:name="0.010899066925049" table:display="true" table:show-details="true"/>
                <table:data-pilot-member table:name="0.010915994644165" table:display="true" table:show-details="true"/>
                <table:data-pilot-member table:name="0.010926008224487" table:display="true" table:show-details="true"/>
                <table:data-pilot-member table:name="0.01092791557312" table:display="true" table:show-details="true"/>
                <table:data-pilot-member table:name="0.010939121246338" table:display="true" table:show-details="true"/>
                <table:data-pilot-member table:name="0.010941028594971" table:display="true" table:show-details="true"/>
                <table:data-pilot-member table:name="0.010969161987305" table:display="true" table:show-details="true"/>
                <table:data-pilot-member table:name="0.010982036590576" table:display="true" table:show-details="true"/>
                <table:data-pilot-member table:name="0.010982990264893" table:display="true" table:show-details="true"/>
                <table:data-pilot-member table:name="0.010998010635376" table:display="true" table:show-details="true"/>
                <table:data-pilot-member table:name="0.011028051376343" table:display="true" table:show-details="true"/>
                <table:data-pilot-member table:name="0.011047124862671" table:display="true" table:show-details="true"/>
                <table:data-pilot-member table:name="0.011048078536987" table:display="true" table:show-details="true"/>
                <table:data-pilot-member table:name="0.011060953140259" table:display="true" table:show-details="true"/>
                <table:data-pilot-member table:name="0.011078119277954" table:display="true" table:show-details="true"/>
                <table:data-pilot-member table:name="0.01108193397522" table:display="true" table:show-details="true"/>
                <table:data-pilot-member table:name="0.011090993881226" table:display="true" table:show-details="true"/>
                <table:data-pilot-member table:name="0.011093854904175" table:display="true" table:show-details="true"/>
                <table:data-pilot-member table:name="0.011101007461548" table:display="true" table:show-details="true"/>
                <table:data-pilot-member table:name="0.011106967926025" table:display="true" table:show-details="true"/>
                <table:data-pilot-member table:name="0.011110067367554" table:display="true" table:show-details="true"/>
                <table:data-pilot-member table:name="0.011117935180664" table:display="true" table:show-details="true"/>
                <table:data-pilot-member table:name="0.011132001876831" table:display="true" table:show-details="true"/>
                <table:data-pilot-member table:name="0.011142015457153" table:display="true" table:show-details="true"/>
                <table:data-pilot-member table:name="0.011159896850586" table:display="true" table:show-details="true"/>
                <table:data-pilot-member table:name="0.011161804199219" table:display="true" table:show-details="true"/>
                <table:data-pilot-member table:name="0.011162042617798" table:display="true" table:show-details="true"/>
                <table:data-pilot-member table:name="0.011167049407959" table:display="true" table:show-details="true"/>
                <table:data-pilot-member table:name="0.011173009872437" table:display="true" table:show-details="true"/>
                <table:data-pilot-member table:name="0.011178970336914" table:display="true" table:show-details="true"/>
                <table:data-pilot-member table:name="0.011183977127075" table:display="true" table:show-details="true"/>
                <table:data-pilot-member table:name="0.011189937591553" table:display="true" table:show-details="true"/>
                <table:data-pilot-member table:name="0.01120400428772" table:display="true" table:show-details="true"/>
                <table:data-pilot-member table:name="0.011206150054932" table:display="true" table:show-details="true"/>
                <table:data-pilot-member table:name="0.01121997833252" table:display="true" table:show-details="true"/>
                <table:data-pilot-member table:name="0.011224031448364" table:display="true" table:show-details="true"/>
                <table:data-pilot-member table:name="0.011251926422119" table:display="true" table:show-details="true"/>
                <table:data-pilot-member table:name="0.01125693321228" table:display="true" table:show-details="true"/>
                <table:data-pilot-member table:name="0.011262178421021" table:display="true" table:show-details="true"/>
                <table:data-pilot-member table:name="0.011263847351074" table:display="true" table:show-details="true"/>
                <table:data-pilot-member table:name="0.011270046234131" table:display="true" table:show-details="true"/>
                <table:data-pilot-member table:name="0.011287927627564" table:display="true" table:show-details="true"/>
                <table:data-pilot-member table:name="0.01129412651062" table:display="true" table:show-details="true"/>
                <table:data-pilot-member table:name="0.011297941207886" table:display="true" table:show-details="true"/>
                <table:data-pilot-member table:name="0.011308193206787" table:display="true" table:show-details="true"/>
                <table:data-pilot-member table:name="0.011313199996948" table:display="true" table:show-details="true"/>
                <table:data-pilot-member table:name="0.011315822601318" table:display="true" table:show-details="true"/>
                <table:data-pilot-member table:name="0.011337995529175" table:display="true" table:show-details="true"/>
                <table:data-pilot-member table:name="0.011351108551025" table:display="true" table:show-details="true"/>
                <table:data-pilot-member table:name="0.011358022689819" table:display="true" table:show-details="true"/>
                <table:data-pilot-member table:name="0.011358976364136" table:display="true" table:show-details="true"/>
                <table:data-pilot-member table:name="0.011366844177246" table:display="true" table:show-details="true"/>
                <table:data-pilot-member table:name="0.01137113571167" table:display="true" table:show-details="true"/>
                <table:data-pilot-member table:name="0.011375904083252" table:display="true" table:show-details="true"/>
                <table:data-pilot-member table:name="0.011382102966309" table:display="true" table:show-details="true"/>
                <table:data-pilot-member table:name="0.011395931243897" table:display="true" table:show-details="true"/>
                <table:data-pilot-member table:name="0.011399030685425" table:display="true" table:show-details="true"/>
                <table:data-pilot-member table:name="0.011401891708374" table:display="true" table:show-details="true"/>
                <table:data-pilot-member table:name="0.011420011520386" table:display="true" table:show-details="true"/>
                <table:data-pilot-member table:name="0.011424064636231" table:display="true" table:show-details="true"/>
                <table:data-pilot-member table:name="0.011461019515991" table:display="true" table:show-details="true"/>
                <table:data-pilot-member table:name="0.011461973190308" table:display="true" table:show-details="true"/>
                <table:data-pilot-member table:name="0.011465072631836" table:display="true" table:show-details="true"/>
                <table:data-pilot-member table:name="0.011497020721436" table:display="true" table:show-details="true"/>
                <table:data-pilot-member table:name="0.01150107383728" table:display="true" table:show-details="true"/>
                <table:data-pilot-member table:name="0.011507987976074" table:display="true" table:show-details="true"/>
                <table:data-pilot-member table:name="0.011508941650391" table:display="true" table:show-details="true"/>
                <table:data-pilot-member table:name="0.011512994766235" table:display="true" table:show-details="true"/>
                <table:data-pilot-member table:name="0.011518955230713" table:display="true" table:show-details="true"/>
                <table:data-pilot-member table:name="0.011519908905029" table:display="true" table:show-details="true"/>
                <table:data-pilot-member table:name="0.01152515411377" table:display="true" table:show-details="true"/>
                <table:data-pilot-member table:name="0.011526823043823" table:display="true" table:show-details="true"/>
                <table:data-pilot-member table:name="0.011528015136719" table:display="true" table:show-details="true"/>
                <table:data-pilot-member table:name="0.011534929275513" table:display="true" table:show-details="true"/>
                <table:data-pilot-member table:name="0.011538028717041" table:display="true" table:show-details="true"/>
                <table:data-pilot-member table:name="0.01155686378479" table:display="true" table:show-details="true"/>
                <table:data-pilot-member table:name="0.011564016342163" table:display="true" table:show-details="true"/>
                <table:data-pilot-member table:name="0.011579990386963" table:display="true" table:show-details="true"/>
                <table:data-pilot-member table:name="0.011582136154175" table:display="true" table:show-details="true"/>
                <table:data-pilot-member table:name="0.011598110198975" table:display="true" table:show-details="true"/>
                <table:data-pilot-member table:name="0.011600017547608" table:display="true" table:show-details="true"/>
                <table:data-pilot-member table:name="0.011611938476563" table:display="true" table:show-details="true"/>
                <table:data-pilot-member table:name="0.011617183685303" table:display="true" table:show-details="true"/>
                <table:data-pilot-member table:name="0.011631011962891" table:display="true" table:show-details="true"/>
                <table:data-pilot-member table:name="0.011640071868897" table:display="true" table:show-details="true"/>
                <table:data-pilot-member table:name="0.011641025543213" table:display="true" table:show-details="true"/>
                <table:data-pilot-member table:name="0.011663913726807" table:display="true" table:show-details="true"/>
                <table:data-pilot-member table:name="0.011664152145386" table:display="true" table:show-details="true"/>
                <table:data-pilot-member table:name="0.011664867401123" table:display="true" table:show-details="true"/>
                <table:data-pilot-member table:name="0.01166582107544" table:display="true" table:show-details="true"/>
                <table:data-pilot-member table:name="0.011667966842651" table:display="true" table:show-details="true"/>
                <table:data-pilot-member table:name="0.011673927307129" table:display="true" table:show-details="true"/>
                <table:data-pilot-member table:name="0.011679172515869" table:display="true" table:show-details="true"/>
                <table:data-pilot-member table:name="0.011686086654663" table:display="true" table:show-details="true"/>
                <table:data-pilot-member table:name="0.011696100234985" table:display="true" table:show-details="true"/>
                <table:data-pilot-member table:name="0.011703014373779" table:display="true" table:show-details="true"/>
                <table:data-pilot-member table:name="0.011710166931152" table:display="true" table:show-details="true"/>
                <table:data-pilot-member table:name="0.011713981628418" table:display="true" table:show-details="true"/>
                <table:data-pilot-member table:name="0.011719942092896" table:display="true" table:show-details="true"/>
                <table:data-pilot-member table:name="0.011730194091797" table:display="true" table:show-details="true"/>
                <table:data-pilot-member table:name="0.011738061904907" table:display="true" table:show-details="true"/>
                <table:data-pilot-member table:name="0.011739015579224" table:display="true" table:show-details="true"/>
                <table:data-pilot-member table:name="0.01173996925354" table:display="true" table:show-details="true"/>
                <table:data-pilot-member table:name="0.011749982833862" table:display="true" table:show-details="true"/>
                <table:data-pilot-member table:name="0.011750936508179" table:display="true" table:show-details="true"/>
                <table:data-pilot-member table:name="0.011761903762817" table:display="true" table:show-details="true"/>
                <table:data-pilot-member table:name="0.011765003204346" table:display="true" table:show-details="true"/>
                <table:data-pilot-member table:name="0.011766910552979" table:display="true" table:show-details="true"/>
                <table:data-pilot-member table:name="0.011782884597778" table:display="true" table:show-details="true"/>
                <table:data-pilot-member table:name="0.011783838272095" table:display="true" table:show-details="true"/>
                <table:data-pilot-member table:name="0.011785984039307" table:display="true" table:show-details="true"/>
                <table:data-pilot-member table:name="0.01179313659668" table:display="true" table:show-details="true"/>
                <table:data-pilot-member table:name="0.011806964874268" table:display="true" table:show-details="true"/>
                <table:data-pilot-member table:name="0.011808156967163" table:display="true" table:show-details="true"/>
                <table:data-pilot-member table:name="0.011810779571533" table:display="true" table:show-details="true"/>
                <table:data-pilot-member table:name="0.011811971664429" table:display="true" table:show-details="true"/>
                <table:data-pilot-member table:name="0.011813163757324" table:display="true" table:show-details="true"/>
                <table:data-pilot-member table:name="0.01181697845459" table:display="true" table:show-details="true"/>
                <table:data-pilot-member table:name="0.011819839477539" table:display="true" table:show-details="true"/>
                <table:data-pilot-member table:name="0.011830091476441" table:display="true" table:show-details="true"/>
                <table:data-pilot-member table:name="0.011831998825073" table:display="true" table:show-details="true"/>
                <table:data-pilot-member table:name="0.011841058731079" table:display="true" table:show-details="true"/>
                <table:data-pilot-member table:name="0.011843919754028" table:display="true" table:show-details="true"/>
                <table:data-pilot-member table:name="0.011847972869873" table:display="true" table:show-details="true"/>
                <table:data-pilot-member table:name="0.011856079101563" table:display="true" table:show-details="true"/>
                <table:data-pilot-member table:name="0.011859893798828" table:display="true" table:show-details="true"/>
                <table:data-pilot-member table:name="0.011873006820679" table:display="true" table:show-details="true"/>
                <table:data-pilot-member table:name="0.011877059936524" table:display="true" table:show-details="true"/>
                <table:data-pilot-member table:name="0.011882781982422" table:display="true" table:show-details="true"/>
                <table:data-pilot-member table:name="0.011884927749634" table:display="true" table:show-details="true"/>
                <table:data-pilot-member table:name="0.011886119842529" table:display="true" table:show-details="true"/>
                <table:data-pilot-member table:name="0.011898040771484" table:display="true" table:show-details="true"/>
                <table:data-pilot-member table:name="0.011898994445801" table:display="true" table:show-details="true"/>
                <table:data-pilot-member table:name="0.011901140213013" table:display="true" table:show-details="true"/>
                <table:data-pilot-member table:name="0.011902093887329" table:display="true" table:show-details="true"/>
                <table:data-pilot-member table:name="0.011911869049072" table:display="true" table:show-details="true"/>
                <table:data-pilot-member table:name="0.011917114257813" table:display="true" table:show-details="true"/>
                <table:data-pilot-member table:name="0.011924028396607" table:display="true" table:show-details="true"/>
                <table:data-pilot-member table:name="0.011925935745239" table:display="true" table:show-details="true"/>
                <table:data-pilot-member table:name="0.011926889419556" table:display="true" table:show-details="true"/>
                <table:data-pilot-member table:name="0.011944055557251" table:display="true" table:show-details="true"/>
                <table:data-pilot-member table:name="0.01195502281189" table:display="true" table:show-details="true"/>
                <table:data-pilot-member table:name="0.011955976486206" table:display="true" table:show-details="true"/>
                <table:data-pilot-member table:name="0.011956930160523" table:display="true" table:show-details="true"/>
                <table:data-pilot-member table:name="0.011960983276367" table:display="true" table:show-details="true"/>
                <table:data-pilot-member table:name="0.01197099685669" table:display="true" table:show-details="true"/>
                <table:data-pilot-member table:name="0.011980056762695" table:display="true" table:show-details="true"/>
                <table:data-pilot-member table:name="0.011981964111328" table:display="true" table:show-details="true"/>
                <table:data-pilot-member table:name="0.011982202529907" table:display="true" table:show-details="true"/>
                <table:data-pilot-member table:name="0.01200008392334" table:display="true" table:show-details="true"/>
                <table:data-pilot-member table:name="0.012018918991089" table:display="true" table:show-details="true"/>
                <table:data-pilot-member table:name="0.012027978897095" table:display="true" table:show-details="true"/>
                <table:data-pilot-member table:name="0.012032985687256" table:display="true" table:show-details="true"/>
                <table:data-pilot-member table:name="0.012036085128784" table:display="true" table:show-details="true"/>
                <table:data-pilot-member table:name="0.012040853500366" table:display="true" table:show-details="true"/>
                <table:data-pilot-member table:name="0.012042045593262" table:display="true" table:show-details="true"/>
                <table:data-pilot-member table:name="0.012056112289429" table:display="true" table:show-details="true"/>
                <table:data-pilot-member table:name="0.012095928192139" table:display="true" table:show-details="true"/>
                <table:data-pilot-member table:name="0.012107133865357" table:display="true" table:show-details="true"/>
                <table:data-pilot-member table:name="0.012115955352783" table:display="true" table:show-details="true"/>
                <table:data-pilot-member table:name="0.012122869491577" table:display="true" table:show-details="true"/>
                <table:data-pilot-member table:name="0.012136936187744" table:display="true" table:show-details="true"/>
                <table:data-pilot-member table:name="0.01213812828064" table:display="true" table:show-details="true"/>
                <table:data-pilot-member table:name="0.012141942977905" table:display="true" table:show-details="true"/>
                <table:data-pilot-member table:name="0.012148857116699" table:display="true" table:show-details="true"/>
                <table:data-pilot-member table:name="0.012155771255493" table:display="true" table:show-details="true"/>
                <table:data-pilot-member table:name="0.012162923812866" table:display="true" table:show-details="true"/>
                <table:data-pilot-member table:name="0.012184143066406" table:display="true" table:show-details="true"/>
                <table:data-pilot-member table:name="0.012187004089356" table:display="true" table:show-details="true"/>
                <table:data-pilot-member table:name="0.012189149856567" table:display="true" table:show-details="true"/>
                <table:data-pilot-member table:name="0.012192964553833" table:display="true" table:show-details="true"/>
                <table:data-pilot-member table:name="0.012195110321045" table:display="true" table:show-details="true"/>
                <table:data-pilot-member table:name="0.012197017669678" table:display="true" table:show-details="true"/>
                <table:data-pilot-member table:name="0.012198925018311" table:display="true" table:show-details="true"/>
                <table:data-pilot-member table:name="0.012216091156006" table:display="true" table:show-details="true"/>
                <table:data-pilot-member table:name="0.012217998504639" table:display="true" table:show-details="true"/>
                <table:data-pilot-member table:name="0.012222051620483" table:display="true" table:show-details="true"/>
                <table:data-pilot-member table:name="0.012226104736328" table:display="true" table:show-details="true"/>
                <table:data-pilot-member table:name="0.01223611831665" table:display="true" table:show-details="true"/>
                <table:data-pilot-member table:name="0.012248992919922" table:display="true" table:show-details="true"/>
                <table:data-pilot-member table:name="0.012267112731934" table:display="true" table:show-details="true"/>
                <table:data-pilot-member table:name="0.012274980545044" table:display="true" table:show-details="true"/>
                <table:data-pilot-member table:name="0.012285947799683" table:display="true" table:show-details="true"/>
                <table:data-pilot-member table:name="0.012288093566895" table:display="true" table:show-details="true"/>
                <table:data-pilot-member table:name="0.012296915054321" table:display="true" table:show-details="true"/>
                <table:data-pilot-member table:name="0.012297868728638" table:display="true" table:show-details="true"/>
                <table:data-pilot-member table:name="0.012299060821533" table:display="true" table:show-details="true"/>
                <table:data-pilot-member table:name="0.012300968170166" table:display="true" table:show-details="true"/>
                <table:data-pilot-member table:name="0.012310981750488" table:display="true" table:show-details="true"/>
                <table:data-pilot-member table:name="0.012322902679443" table:display="true" table:show-details="true"/>
                <table:data-pilot-member table:name="0.012332916259766" table:display="true" table:show-details="true"/>
                <table:data-pilot-member table:name="0.012339115142822" table:display="true" table:show-details="true"/>
                <table:data-pilot-member table:name="0.012349128723145" table:display="true" table:show-details="true"/>
                <table:data-pilot-member table:name="0.012351036071777" table:display="true" table:show-details="true"/>
                <table:data-pilot-member table:name="0.01235294342041" table:display="true" table:show-details="true"/>
                <table:data-pilot-member table:name="0.012354850769043" table:display="true" table:show-details="true"/>
                <table:data-pilot-member table:name="0.012355089187622" table:display="true" table:show-details="true"/>
                <table:data-pilot-member table:name="0.012359857559204" table:display="true" table:show-details="true"/>
                <table:data-pilot-member table:name="0.012371778488159" table:display="true" table:show-details="true"/>
                <table:data-pilot-member table:name="0.0123770236969" table:display="true" table:show-details="true"/>
                <table:data-pilot-member table:name="0.012380123138428" table:display="true" table:show-details="true"/>
                <table:data-pilot-member table:name="0.012381792068482" table:display="true" table:show-details="true"/>
                <table:data-pilot-member table:name="0.012397050857544" table:display="true" table:show-details="true"/>
                <table:data-pilot-member table:name="0.01239800453186" table:display="true" table:show-details="true"/>
                <table:data-pilot-member table:name="0.012405872344971" table:display="true" table:show-details="true"/>
                <table:data-pilot-member table:name="0.012408018112183" table:display="true" table:show-details="true"/>
                <table:data-pilot-member table:name="0.012425899505615" table:display="true" table:show-details="true"/>
                <table:data-pilot-member table:name="0.012432098388672" table:display="true" table:show-details="true"/>
                <table:data-pilot-member table:name="0.012448072433472" table:display="true" table:show-details="true"/>
                <table:data-pilot-member table:name="0.012449979782105" table:display="true" table:show-details="true"/>
                <table:data-pilot-member table:name="0.012455940246582" table:display="true" table:show-details="true"/>
                <table:data-pilot-member table:name="0.012482166290283" table:display="true" table:show-details="true"/>
                <table:data-pilot-member table:name="0.012484073638916" table:display="true" table:show-details="true"/>
                <table:data-pilot-member table:name="0.012490034103394" table:display="true" table:show-details="true"/>
                <table:data-pilot-member table:name="0.012492895126343" table:display="true" table:show-details="true"/>
                <table:data-pilot-member table:name="0.012495994567871" table:display="true" table:show-details="true"/>
                <table:data-pilot-member table:name="0.012516975402832" table:display="true" table:show-details="true"/>
                <table:data-pilot-member table:name="0.012535095214844" table:display="true" table:show-details="true"/>
                <table:data-pilot-member table:name="0.012540102005005" table:display="true" table:show-details="true"/>
                <table:data-pilot-member table:name="0.012543916702271" table:display="true" table:show-details="true"/>
                <table:data-pilot-member table:name="0.012566089630127" table:display="true" table:show-details="true"/>
                <table:data-pilot-member table:name="0.012571096420288" table:display="true" table:show-details="true"/>
                <table:data-pilot-member table:name="0.012578964233399" table:display="true" table:show-details="true"/>
                <table:data-pilot-member table:name="0.01258111000061" table:display="true" table:show-details="true"/>
                <table:data-pilot-member table:name="0.012584924697876" table:display="true" table:show-details="true"/>
                <table:data-pilot-member table:name="0.012596845626831" table:display="true" table:show-details="true"/>
                <table:data-pilot-member table:name="0.012601137161255" table:display="true" table:show-details="true"/>
                <table:data-pilot-member table:name="0.012607097625733" table:display="true" table:show-details="true"/>
                <table:data-pilot-member table:name="0.012608051300049" table:display="true" table:show-details="true"/>
                <table:data-pilot-member table:name="0.012617111206055" table:display="true" table:show-details="true"/>
                <table:data-pilot-member table:name="0.012618064880371" table:display="true" table:show-details="true"/>
                <table:data-pilot-member table:name="0.012630939483643" table:display="true" table:show-details="true"/>
                <table:data-pilot-member table:name="0.012631893157959" table:display="true" table:show-details="true"/>
                <table:data-pilot-member table:name="0.012638092041016" table:display="true" table:show-details="true"/>
                <table:data-pilot-member table:name="0.012650012969971" table:display="true" table:show-details="true"/>
                <table:data-pilot-member table:name="0.01265287399292" table:display="true" table:show-details="true"/>
                <table:data-pilot-member table:name="0.012670040130615" table:display="true" table:show-details="true"/>
                <table:data-pilot-member table:name="0.012677907943726" table:display="true" table:show-details="true"/>
                <table:data-pilot-member table:name="0.012679100036621" table:display="true" table:show-details="true"/>
                <table:data-pilot-member table:name="0.012681007385254" table:display="true" table:show-details="true"/>
                <table:data-pilot-member table:name="0.012684106826782" table:display="true" table:show-details="true"/>
                <table:data-pilot-member table:name="0.012687921524048" table:display="true" table:show-details="true"/>
                <table:data-pilot-member table:name="0.012709856033325" table:display="true" table:show-details="true"/>
                <table:data-pilot-member table:name="0.012715101242066" table:display="true" table:show-details="true"/>
                <table:data-pilot-member table:name="0.012717008590698" table:display="true" table:show-details="true"/>
                <table:data-pilot-member table:name="0.012720823287964" table:display="true" table:show-details="true"/>
                <table:data-pilot-member table:name="0.012729167938233" table:display="true" table:show-details="true"/>
                <table:data-pilot-member table:name="0.012731075286865" table:display="true" table:show-details="true"/>
                <table:data-pilot-member table:name="0.012732982635498" table:display="true" table:show-details="true"/>
                <table:data-pilot-member table:name="0.012734889984131" table:display="true" table:show-details="true"/>
                <table:data-pilot-member table:name="0.012737989425659" table:display="true" table:show-details="true"/>
                <table:data-pilot-member table:name="0.012738943099976" table:display="true" table:show-details="true"/>
                <table:data-pilot-member table:name="0.012744903564453" table:display="true" table:show-details="true"/>
                <table:data-pilot-member table:name="0.012748003005982" table:display="true" table:show-details="true"/>
                <table:data-pilot-member table:name="0.012750148773193" table:display="true" table:show-details="true"/>
                <table:data-pilot-member table:name="0.012757062911987" table:display="true" table:show-details="true"/>
                <table:data-pilot-member table:name="0.012763977050781" table:display="true" table:show-details="true"/>
                <table:data-pilot-member table:name="0.012768983840942" table:display="true" table:show-details="true"/>
                <table:data-pilot-member table:name="0.01278018951416" table:display="true" table:show-details="true"/>
                <table:data-pilot-member table:name="0.012783050537109" table:display="true" table:show-details="true"/>
                <table:data-pilot-member table:name="0.012785911560059" table:display="true" table:show-details="true"/>
                <table:data-pilot-member table:name="0.012797117233276" table:display="true" table:show-details="true"/>
                <table:data-pilot-member table:name="0.012801885604858" table:display="true" table:show-details="true"/>
                <table:data-pilot-member table:name="0.012813806533814" table:display="true" table:show-details="true"/>
                <table:data-pilot-member table:name="0.012814044952393" table:display="true" table:show-details="true"/>
                <table:data-pilot-member table:name="0.012818098068237" table:display="true" table:show-details="true"/>
                <table:data-pilot-member table:name="0.012822151184082" table:display="true" table:show-details="true"/>
                <table:data-pilot-member table:name="0.012822866439819" table:display="true" table:show-details="true"/>
                <table:data-pilot-member table:name="0.012827873229981" table:display="true" table:show-details="true"/>
                <table:data-pilot-member table:name="0.01282811164856" table:display="true" table:show-details="true"/>
                <table:data-pilot-member table:name="0.012828826904297" table:display="true" table:show-details="true"/>
                <table:data-pilot-member table:name="0.012832880020142" table:display="true" table:show-details="true"/>
                <table:data-pilot-member table:name="0.012834072113037" table:display="true" table:show-details="true"/>
                <table:data-pilot-member table:name="0.012838125228882" table:display="true" table:show-details="true"/>
                <table:data-pilot-member table:name="0.012839078903198" table:display="true" table:show-details="true"/>
                <table:data-pilot-member table:name="0.012840986251831" table:display="true" table:show-details="true"/>
                <table:data-pilot-member table:name="0.012841939926148" table:display="true" table:show-details="true"/>
                <table:data-pilot-member table:name="0.012843132019043" table:display="true" table:show-details="true"/>
                <table:data-pilot-member table:name="0.012848138809204" table:display="true" table:show-details="true"/>
                <table:data-pilot-member table:name="0.01285195350647" table:display="true" table:show-details="true"/>
                <table:data-pilot-member table:name="0.012861967086792" table:display="true" table:show-details="true"/>
                <table:data-pilot-member table:name="0.012866020202637" table:display="true" table:show-details="true"/>
                <table:data-pilot-member table:name="0.012874126434326" table:display="true" table:show-details="true"/>
                <table:data-pilot-member table:name="0.012875080108643" table:display="true" table:show-details="true"/>
                <table:data-pilot-member table:name="0.01288104057312" table:display="true" table:show-details="true"/>
                <table:data-pilot-member table:name="0.012884855270386" table:display="true" table:show-details="true"/>
                <table:data-pilot-member table:name="0.012886047363281" table:display="true" table:show-details="true"/>
                <table:data-pilot-member table:name="0.012893915176392" table:display="true" table:show-details="true"/>
                <table:data-pilot-member table:name="0.012897968292236" table:display="true" table:show-details="true"/>
                <table:data-pilot-member table:name="0.012900829315186" table:display="true" table:show-details="true"/>
                <table:data-pilot-member table:name="0.012901067733765" table:display="true" table:show-details="true"/>
                <table:data-pilot-member table:name="0.012905836105347" table:display="true" table:show-details="true"/>
                <table:data-pilot-member table:name="0.012907981872559" table:display="true" table:show-details="true"/>
                <table:data-pilot-member table:name="0.012912034988403" table:display="true" table:show-details="true"/>
                <table:data-pilot-member table:name="0.012913942337036" table:display="true" table:show-details="true"/>
                <table:data-pilot-member table:name="0.012914896011353" table:display="true" table:show-details="true"/>
                <table:data-pilot-member table:name="0.012915134429932" table:display="true" table:show-details="true"/>
                <table:data-pilot-member table:name="0.012919902801514" table:display="true" table:show-details="true"/>
                <table:data-pilot-member table:name="0.012923955917358" table:display="true" table:show-details="true"/>
                <table:data-pilot-member table:name="0.012926816940308" table:display="true" table:show-details="true"/>
                <table:data-pilot-member table:name="0.012928009033203" table:display="true" table:show-details="true"/>
                <table:data-pilot-member table:name="0.012929201126099" table:display="true" table:show-details="true"/>
                <table:data-pilot-member table:name="0.012930870056152" table:display="true" table:show-details="true"/>
                <table:data-pilot-member table:name="0.012931108474732" table:display="true" table:show-details="true"/>
                <table:data-pilot-member table:name="0.012933969497681" table:display="true" table:show-details="true"/>
                <table:data-pilot-member table:name="0.01293420791626" table:display="true" table:show-details="true"/>
                <table:data-pilot-member table:name="0.012938022613525" table:display="true" table:show-details="true"/>
                <table:data-pilot-member table:name="0.012941837310791" table:display="true" table:show-details="true"/>
                <table:data-pilot-member table:name="0.01294207572937" table:display="true" table:show-details="true"/>
                <table:data-pilot-member table:name="0.012943029403687" table:display="true" table:show-details="true"/>
                <table:data-pilot-member table:name="0.012946844100952" table:display="true" table:show-details="true"/>
                <table:data-pilot-member table:name="0.012947082519531" table:display="true" table:show-details="true"/>
                <table:data-pilot-member table:name="0.012948989868164" table:display="true" table:show-details="true"/>
                <table:data-pilot-member table:name="0.012949943542481" table:display="true" table:show-details="true"/>
                <table:data-pilot-member table:name="0.012953996658325" table:display="true" table:show-details="true"/>
                <table:data-pilot-member table:name="0.012957096099854" table:display="true" table:show-details="true"/>
                <table:data-pilot-member table:name="0.012959003448486" table:display="true" table:show-details="true"/>
                <table:data-pilot-member table:name="0.012964010238648" table:display="true" table:show-details="true"/>
                <table:data-pilot-member table:name="0.012970924377441" table:display="true" table:show-details="true"/>
                <table:data-pilot-member table:name="0.012973070144653" table:display="true" table:show-details="true"/>
                <table:data-pilot-member table:name="0.012973785400391" table:display="true" table:show-details="true"/>
                <table:data-pilot-member table:name="0.01297402381897" table:display="true" table:show-details="true"/>
                <table:data-pilot-member table:name="0.012974977493286" table:display="true" table:show-details="true"/>
                <table:data-pilot-member table:name="0.012984991073608" table:display="true" table:show-details="true"/>
                <table:data-pilot-member table:name="0.012988090515137" table:display="true" table:show-details="true"/>
                <table:data-pilot-member table:name="0.012991189956665" table:display="true" table:show-details="true"/>
                <table:data-pilot-member table:name="0.012995004653931" table:display="true" table:show-details="true"/>
                <table:data-pilot-member table:name="0.012997150421143" table:display="true" table:show-details="true"/>
                <table:data-pilot-member table:name="0.013000965118408" table:display="true" table:show-details="true"/>
                <table:data-pilot-member table:name="0.013002157211304" table:display="true" table:show-details="true"/>
                <table:data-pilot-member table:name="0.013005018234253" table:display="true" table:show-details="true"/>
                <table:data-pilot-member table:name="0.013005971908569" table:display="true" table:show-details="true"/>
                <table:data-pilot-member table:name="0.013007164001465" table:display="true" table:show-details="true"/>
                <table:data-pilot-member table:name="0.013008117675781" table:display="true" table:show-details="true"/>
                <table:data-pilot-member table:name="0.013012170791626" table:display="true" table:show-details="true"/>
                <table:data-pilot-member table:name="0.013014793395996" table:display="true" table:show-details="true"/>
                <table:data-pilot-member table:name="0.013020038604736" table:display="true" table:show-details="true"/>
                <table:data-pilot-member table:name="0.013020992279053" table:display="true" table:show-details="true"/>
                <table:data-pilot-member table:name="0.013022899627686" table:display="true" table:show-details="true"/>
                <table:data-pilot-member table:name="0.013024091720581" table:display="true" table:show-details="true"/>
                <table:data-pilot-member table:name="0.013025999069214" table:display="true" table:show-details="true"/>
                <table:data-pilot-member table:name="0.013029098510742" table:display="true" table:show-details="true"/>
                <table:data-pilot-member table:name="0.013031005859375" table:display="true" table:show-details="true"/>
                <table:data-pilot-member table:name="0.013031959533691" table:display="true" table:show-details="true"/>
                <table:data-pilot-member table:name="0.01303505897522" table:display="true" table:show-details="true"/>
                <table:data-pilot-member table:name="0.013036012649536" table:display="true" table:show-details="true"/>
                <table:data-pilot-member table:name="0.013038873672485" table:display="true" table:show-details="true"/>
                <table:data-pilot-member table:name="0.013041019439697" table:display="true" table:show-details="true"/>
                <table:data-pilot-member table:name="0.013043165206909" table:display="true" table:show-details="true"/>
                <table:data-pilot-member table:name="0.013046979904175" table:display="true" table:show-details="true"/>
                <table:data-pilot-member table:name="0.013050794601441" table:display="true" table:show-details="true"/>
                <table:data-pilot-member table:name="0.01305103302002" table:display="true" table:show-details="true"/>
                <table:data-pilot-member table:name="0.013056039810181" table:display="true" table:show-details="true"/>
                <table:data-pilot-member table:name="0.013056993484497" table:display="true" table:show-details="true"/>
                <table:data-pilot-member table:name="0.013058185577393" table:display="true" table:show-details="true"/>
                <table:data-pilot-member table:name="0.013061046600342" table:display="true" table:show-details="true"/>
                <table:data-pilot-member table:name="0.013066053390503" table:display="true" table:show-details="true"/>
                <table:data-pilot-member table:name="0.013067007064819" table:display="true" table:show-details="true"/>
                <table:data-pilot-member table:name="0.013067960739136" table:display="true" table:show-details="true"/>
                <table:data-pilot-member table:name="0.013069868087769" table:display="true" table:show-details="true"/>
                <table:data-pilot-member table:name="0.013070821762085" table:display="true" table:show-details="true"/>
                <table:data-pilot-member table:name="0.013074159622192" table:display="true" table:show-details="true"/>
                <table:data-pilot-member table:name="0.01307487487793" table:display="true" table:show-details="true"/>
                <table:data-pilot-member table:name="0.013077974319458" table:display="true" table:show-details="true"/>
                <table:data-pilot-member table:name="0.013079881668091" table:display="true" table:show-details="true"/>
                <table:data-pilot-member table:name="0.013088941574097" table:display="true" table:show-details="true"/>
                <table:data-pilot-member table:name="0.013092041015625" table:display="true" table:show-details="true"/>
                <table:data-pilot-member table:name="0.013094902038574" table:display="true" table:show-details="true"/>
                <table:data-pilot-member table:name="0.013103008270264" table:display="true" table:show-details="true"/>
                <table:data-pilot-member table:name="0.013106107711792" table:display="true" table:show-details="true"/>
                <table:data-pilot-member table:name="0.013108015060425" table:display="true" table:show-details="true"/>
                <table:data-pilot-member table:name="0.013108968734741" table:display="true" table:show-details="true"/>
                <table:data-pilot-member table:name="0.013109922409058" table:display="true" table:show-details="true"/>
                <table:data-pilot-member table:name="0.01311206817627" table:display="true" table:show-details="true"/>
                <table:data-pilot-member table:name="0.013114929199219" table:display="true" table:show-details="true"/>
                <table:data-pilot-member table:name="0.013115882873535" table:display="true" table:show-details="true"/>
                <table:data-pilot-member table:name="0.013122081756592" table:display="true" table:show-details="true"/>
                <table:data-pilot-member table:name="0.013124942779541" table:display="true" table:show-details="true"/>
                <table:data-pilot-member table:name="0.013127088546753" table:display="true" table:show-details="true"/>
                <table:data-pilot-member table:name="0.013134002685547" table:display="true" table:show-details="true"/>
                <table:data-pilot-member table:name="0.013136863708496" table:display="true" table:show-details="true"/>
                <table:data-pilot-member table:name="0.013144016265869" table:display="true" table:show-details="true"/>
                <table:data-pilot-member table:name="0.013149976730347" table:display="true" table:show-details="true"/>
                <table:data-pilot-member table:name="0.013153076171875" table:display="true" table:show-details="true"/>
                <table:data-pilot-member table:name="0.013154983520508" table:display="true" table:show-details="true"/>
                <table:data-pilot-member table:name="0.013157844543457" table:display="true" table:show-details="true"/>
                <table:data-pilot-member table:name="0.013159990310669" table:display="true" table:show-details="true"/>
                <table:data-pilot-member table:name="0.013160228729248" table:display="true" table:show-details="true"/>
                <table:data-pilot-member table:name="0.013162851333618" table:display="true" table:show-details="true"/>
                <table:data-pilot-member table:name="0.013164043426514" table:display="true" table:show-details="true"/>
                <table:data-pilot-member table:name="0.01316499710083" table:display="true" table:show-details="true"/>
                <table:data-pilot-member table:name="0.013171911239624" table:display="true" table:show-details="true"/>
                <table:data-pilot-member table:name="0.013172864913941" table:display="true" table:show-details="true"/>
                <table:data-pilot-member table:name="0.01317310333252" table:display="true" table:show-details="true"/>
                <table:data-pilot-member table:name="0.013175964355469" table:display="true" table:show-details="true"/>
                <table:data-pilot-member table:name="0.013176918029785" table:display="true" table:show-details="true"/>
                <table:data-pilot-member table:name="0.013178110122681" table:display="true" table:show-details="true"/>
                <table:data-pilot-member table:name="0.013179063796997" table:display="true" table:show-details="true"/>
                <table:data-pilot-member table:name="0.01318097114563" table:display="true" table:show-details="true"/>
                <table:data-pilot-member table:name="0.013181924819946" table:display="true" table:show-details="true"/>
                <table:data-pilot-member table:name="0.013185024261475" table:display="true" table:show-details="true"/>
                <table:data-pilot-member table:name="0.013187170028687" table:display="true" table:show-details="true"/>
                <table:data-pilot-member table:name="0.013191223144531" table:display="true" table:show-details="true"/>
                <table:data-pilot-member table:name="0.013194084167481" table:display="true" table:show-details="true"/>
                <table:data-pilot-member table:name="0.013195991516113" table:display="true" table:show-details="true"/>
                <table:data-pilot-member table:name="0.01319694519043" table:display="true" table:show-details="true"/>
                <table:data-pilot-member table:name="0.013199090957642" table:display="true" table:show-details="true"/>
                <table:data-pilot-member table:name="0.013200044631958" table:display="true" table:show-details="true"/>
                <table:data-pilot-member table:name="0.013200998306275" table:display="true" table:show-details="true"/>
                <table:data-pilot-member table:name="0.013204097747803" table:display="true" table:show-details="true"/>
                <table:data-pilot-member table:name="0.013205051422119" table:display="true" table:show-details="true"/>
                <table:data-pilot-member table:name="0.013206005096436" table:display="true" table:show-details="true"/>
                <table:data-pilot-member table:name="0.013207912445068" table:display="true" table:show-details="true"/>
                <table:data-pilot-member table:name="0.013208150863648" table:display="true" table:show-details="true"/>
                <table:data-pilot-member table:name="0.013213872909546" table:display="true" table:show-details="true"/>
                <table:data-pilot-member table:name="0.013214826583862" table:display="true" table:show-details="true"/>
                <table:data-pilot-member table:name="0.013215065002441" table:display="true" table:show-details="true"/>
                <table:data-pilot-member table:name="0.013216018676758" table:display="true" table:show-details="true"/>
                <table:data-pilot-member table:name="0.013216972351074" table:display="true" table:show-details="true"/>
                <table:data-pilot-member table:name="0.01321816444397" table:display="true" table:show-details="true"/>
                <table:data-pilot-member table:name="0.013218879699707" table:display="true" table:show-details="true"/>
                <table:data-pilot-member table:name="0.013220071792603" table:display="true" table:show-details="true"/>
                <table:data-pilot-member table:name="0.013221025466919" table:display="true" table:show-details="true"/>
                <table:data-pilot-member table:name="0.013231992721558" table:display="true" table:show-details="true"/>
                <table:data-pilot-member table:name="0.013232946395874" table:display="true" table:show-details="true"/>
                <table:data-pilot-member table:name="0.013236045837402" table:display="true" table:show-details="true"/>
                <table:data-pilot-member table:name="0.013237953186035" table:display="true" table:show-details="true"/>
                <table:data-pilot-member table:name="0.013238906860352" table:display="true" table:show-details="true"/>
                <table:data-pilot-member table:name="0.013242959976196" table:display="true" table:show-details="true"/>
                <table:data-pilot-member table:name="0.013244867324829" table:display="true" table:show-details="true"/>
                <table:data-pilot-member table:name="0.013245105743408" table:display="true" table:show-details="true"/>
                <table:data-pilot-member table:name="0.013248920440674" table:display="true" table:show-details="true"/>
                <table:data-pilot-member table:name="0.013251781463623" table:display="true" table:show-details="true"/>
                <table:data-pilot-member table:name="0.013257026672363" table:display="true" table:show-details="true"/>
                <table:data-pilot-member table:name="0.01325798034668" table:display="true" table:show-details="true"/>
                <table:data-pilot-member table:name="0.013258934020996" table:display="true" table:show-details="true"/>
                <table:data-pilot-member table:name="0.013261079788208" table:display="true" table:show-details="true"/>
                <table:data-pilot-member table:name="0.013262033462525" table:display="true" table:show-details="true"/>
                <table:data-pilot-member table:name="0.013262987136841" table:display="true" table:show-details="true"/>
                <table:data-pilot-member table:name="0.013266801834107" table:display="true" table:show-details="true"/>
                <table:data-pilot-member table:name="0.013268947601318" table:display="true" table:show-details="true"/>
                <table:data-pilot-member table:name="0.013270854949951" table:display="true" table:show-details="true"/>
                <table:data-pilot-member table:name="0.013272047042847" table:display="true" table:show-details="true"/>
                <table:data-pilot-member table:name="0.01327395439148" table:display="true" table:show-details="true"/>
                <table:data-pilot-member table:name="0.013276100158691" table:display="true" table:show-details="true"/>
                <table:data-pilot-member table:name="0.013278961181641" table:display="true" table:show-details="true"/>
                <table:data-pilot-member table:name="0.013279914855957" table:display="true" table:show-details="true"/>
                <table:data-pilot-member table:name="0.013281106948853" table:display="true" table:show-details="true"/>
                <table:data-pilot-member table:name="0.013288021087647" table:display="true" table:show-details="true"/>
                <table:data-pilot-member table:name="0.013289928436279" table:display="true" table:show-details="true"/>
                <table:data-pilot-member table:name="0.013294935226441" table:display="true" table:show-details="true"/>
                <table:data-pilot-member table:name="0.013300180435181" table:display="true" table:show-details="true"/>
                <table:data-pilot-member table:name="0.013303995132446" table:display="true" table:show-details="true"/>
                <table:data-pilot-member table:name="0.013304948806763" table:display="true" table:show-details="true"/>
                <table:data-pilot-member table:name="0.013306140899658" table:display="true" table:show-details="true"/>
                <table:data-pilot-member table:name="0.013307809829712" table:display="true" table:show-details="true"/>
                <table:data-pilot-member table:name="0.013308048248291" table:display="true" table:show-details="true"/>
                <table:data-pilot-member table:name="0.013309955596924" table:display="true" table:show-details="true"/>
                <table:data-pilot-member table:name="0.013313055038452" table:display="true" table:show-details="true"/>
                <table:data-pilot-member table:name="0.013314962387085" table:display="true" table:show-details="true"/>
                <table:data-pilot-member table:name="0.013315916061401" table:display="true" table:show-details="true"/>
                <table:data-pilot-member table:name="0.013316154479981" table:display="true" table:show-details="true"/>
                <table:data-pilot-member table:name="0.013318061828613" table:display="true" table:show-details="true"/>
                <table:data-pilot-member table:name="0.013319969177246" table:display="true" table:show-details="true"/>
                <table:data-pilot-member table:name="0.013320207595825" table:display="true" table:show-details="true"/>
                <table:data-pilot-member table:name="0.013321876525879" table:display="true" table:show-details="true"/>
                <table:data-pilot-member table:name="0.013324022293091" table:display="true" table:show-details="true"/>
                <table:data-pilot-member table:name="0.013324975967407" table:display="true" table:show-details="true"/>
                <table:data-pilot-member table:name="0.013325929641724" table:display="true" table:show-details="true"/>
                <table:data-pilot-member table:name="0.013330936431885" table:display="true" table:show-details="true"/>
                <table:data-pilot-member table:name="0.01333212852478" table:display="true" table:show-details="true"/>
                <table:data-pilot-member table:name="0.013335943222046" table:display="true" table:show-details="true"/>
                <table:data-pilot-member table:name="0.013336896896362" table:display="true" table:show-details="true"/>
                <table:data-pilot-member table:name="0.013339042663574" table:display="true" table:show-details="true"/>
                <table:data-pilot-member table:name="0.013339996337891" table:display="true" table:show-details="true"/>
                <table:data-pilot-member table:name="0.013343095779419" table:display="true" table:show-details="true"/>
                <table:data-pilot-member table:name="0.013346910476685" table:display="true" table:show-details="true"/>
                <table:data-pilot-member table:name="0.013347864151001" table:display="true" table:show-details="true"/>
                <table:data-pilot-member table:name="0.01334810256958" table:display="true" table:show-details="true"/>
                <table:data-pilot-member table:name="0.013349056243897" table:display="true" table:show-details="true"/>
                <table:data-pilot-member table:name="0.013350963592529" table:display="true" table:show-details="true"/>
                <table:data-pilot-member table:name="0.013352155685425" table:display="true" table:show-details="true"/>
                <table:data-pilot-member table:name="0.013352870941162" table:display="true" table:show-details="true"/>
                <table:data-pilot-member table:name="0.013359069824219" table:display="true" table:show-details="true"/>
                <table:data-pilot-member table:name="0.013360977172852" table:display="true" table:show-details="true"/>
                <table:data-pilot-member table:name="0.013362884521484" table:display="true" table:show-details="true"/>
                <table:data-pilot-member table:name="0.01336407661438" table:display="true" table:show-details="true"/>
                <table:data-pilot-member table:name="0.013365983963013" table:display="true" table:show-details="true"/>
                <table:data-pilot-member table:name="0.013370037078858" table:display="true" table:show-details="true"/>
                <table:data-pilot-member table:name="0.013370990753174" table:display="true" table:show-details="true"/>
                <table:data-pilot-member table:name="0.013374090194702" table:display="true" table:show-details="true"/>
                <table:data-pilot-member table:name="0.013375043869019" table:display="true" table:show-details="true"/>
                <table:data-pilot-member table:name="0.013378143310547" table:display="true" table:show-details="true"/>
                <table:data-pilot-member table:name="0.01338005065918" table:display="true" table:show-details="true"/>
                <table:data-pilot-member table:name="0.013381004333496" table:display="true" table:show-details="true"/>
                <table:data-pilot-member table:name="0.013382911682129" table:display="true" table:show-details="true"/>
                <table:data-pilot-member table:name="0.013384819030762" table:display="true" table:show-details="true"/>
                <table:data-pilot-member table:name="0.013385057449341" table:display="true" table:show-details="true"/>
                <table:data-pilot-member table:name="0.01338791847229" table:display="true" table:show-details="true"/>
                <table:data-pilot-member table:name="0.013389110565186" table:display="true" table:show-details="true"/>
                <table:data-pilot-member table:name="0.013391017913818" table:display="true" table:show-details="true"/>
                <table:data-pilot-member table:name="0.013392925262451" table:display="true" table:show-details="true"/>
                <table:data-pilot-member table:name="0.013395071029663" table:display="true" table:show-details="true"/>
                <table:data-pilot-member table:name="0.013400077819824" table:display="true" table:show-details="true"/>
                <table:data-pilot-member table:name="0.013405084609985" table:display="true" table:show-details="true"/>
                <table:data-pilot-member table:name="0.01340913772583" table:display="true" table:show-details="true"/>
                <table:data-pilot-member table:name="0.013410091400147" table:display="true" table:show-details="true"/>
                <table:data-pilot-member table:name="0.013411998748779" table:display="true" table:show-details="true"/>
                <table:data-pilot-member table:name="0.013417005538941" table:display="true" table:show-details="true"/>
                <table:data-pilot-member table:name="0.013417959213257" table:display="true" table:show-details="true"/>
                <table:data-pilot-member table:name="0.01341986656189" table:display="true" table:show-details="true"/>
                <table:data-pilot-member table:name="0.013421058654785" table:display="true" table:show-details="true"/>
                <table:data-pilot-member table:name="0.013422012329102" table:display="true" table:show-details="true"/>
                <table:data-pilot-member table:name="0.013422966003418" table:display="true" table:show-details="true"/>
                <table:data-pilot-member table:name="0.013424873352051" table:display="true" table:show-details="true"/>
                <table:data-pilot-member table:name="0.013427019119263" table:display="true" table:show-details="true"/>
                <table:data-pilot-member table:name="0.013427972793579" table:display="true" table:show-details="true"/>
                <table:data-pilot-member table:name="0.013429880142212" table:display="true" table:show-details="true"/>
                <table:data-pilot-member table:name="0.013431072235108" table:display="true" table:show-details="true"/>
                <table:data-pilot-member table:name="0.013432025909424" table:display="true" table:show-details="true"/>
                <table:data-pilot-member table:name="0.01343297958374" table:display="true" table:show-details="true"/>
                <table:data-pilot-member table:name="0.013434886932373" table:display="true" table:show-details="true"/>
                <table:data-pilot-member table:name="0.013437986373901" table:display="true" table:show-details="true"/>
                <table:data-pilot-member table:name="0.013438224792481" table:display="true" table:show-details="true"/>
                <table:data-pilot-member table:name="0.013439178466797" table:display="true" table:show-details="true"/>
                <table:data-pilot-member table:name="0.013439893722534" table:display="true" table:show-details="true"/>
                <table:data-pilot-member table:name="0.013443946838379" table:display="true" table:show-details="true"/>
                <table:data-pilot-member table:name="0.013444185256958" table:display="true" table:show-details="true"/>
                <table:data-pilot-member table:name="0.013447999954224" table:display="true" table:show-details="true"/>
                <table:data-pilot-member table:name="0.01344895362854" table:display="true" table:show-details="true"/>
                <table:data-pilot-member table:name="0.013452053070068" table:display="true" table:show-details="true"/>
                <table:data-pilot-member table:name="0.013454914093018" table:display="true" table:show-details="true"/>
                <table:data-pilot-member table:name="0.01345705986023" table:display="true" table:show-details="true"/>
                <table:data-pilot-member table:name="0.013460159301758" table:display="true" table:show-details="true"/>
                <table:data-pilot-member table:name="0.013466835021973" table:display="true" table:show-details="true"/>
                <table:data-pilot-member table:name="0.013474941253662" table:display="true" table:show-details="true"/>
                <table:data-pilot-member table:name="0.013476133346558" table:display="true" table:show-details="true"/>
                <table:data-pilot-member table:name="0.013477087020874" table:display="true" table:show-details="true"/>
                <table:data-pilot-member table:name="0.013478040695191" table:display="true" table:show-details="true"/>
                <table:data-pilot-member table:name="0.013483047485352" table:display="true" table:show-details="true"/>
                <table:data-pilot-member table:name="0.013484954833984" table:display="true" table:show-details="true"/>
                <table:data-pilot-member table:name="0.013488054275513" table:display="true" table:show-details="true"/>
                <table:data-pilot-member table:name="0.01349401473999" table:display="true" table:show-details="true"/>
                <table:data-pilot-member table:name="0.013494968414307" table:display="true" table:show-details="true"/>
                <table:data-pilot-member table:name="0.013495922088623" table:display="true" table:show-details="true"/>
                <table:data-pilot-member table:name="0.01349687576294" table:display="true" table:show-details="true"/>
                <table:data-pilot-member table:name="0.013504981994629" table:display="true" table:show-details="true"/>
                <table:data-pilot-member table:name="0.013505220413208" table:display="true" table:show-details="true"/>
                <table:data-pilot-member table:name="0.013507843017578" table:display="true" table:show-details="true"/>
                <table:data-pilot-member table:name="0.013510942459107" table:display="true" table:show-details="true"/>
                <table:data-pilot-member table:name="0.013511896133423" table:display="true" table:show-details="true"/>
                <table:data-pilot-member table:name="0.013514041900635" table:display="true" table:show-details="true"/>
                <table:data-pilot-member table:name="0.013514995574951" table:display="true" table:show-details="true"/>
                <table:data-pilot-member table:name="0.013516187667847" table:display="true" table:show-details="true"/>
                <table:data-pilot-member table:name="0.013521909713745" table:display="true" table:show-details="true"/>
                <table:data-pilot-member table:name="0.013523101806641" table:display="true" table:show-details="true"/>
                <table:data-pilot-member table:name="0.013525009155274" table:display="true" table:show-details="true"/>
                <table:data-pilot-member table:name="0.01352596282959" table:display="true" table:show-details="true"/>
                <table:data-pilot-member table:name="0.013528823852539" table:display="true" table:show-details="true"/>
                <table:data-pilot-member table:name="0.013530015945435" table:display="true" table:show-details="true"/>
                <table:data-pilot-member table:name="0.013530969619751" table:display="true" table:show-details="true"/>
                <table:data-pilot-member table:name="0.013531923294067" table:display="true" table:show-details="true"/>
                <table:data-pilot-member table:name="0.013533115386963" table:display="true" table:show-details="true"/>
                <table:data-pilot-member table:name="0.013535976409912" table:display="true" table:show-details="true"/>
                <table:data-pilot-member table:name="0.013539791107178" table:display="true" table:show-details="true"/>
                <table:data-pilot-member table:name="0.013541221618652" table:display="true" table:show-details="true"/>
                <table:data-pilot-member table:name="0.013543128967285" table:display="true" table:show-details="true"/>
                <table:data-pilot-member table:name="0.013544082641602" table:display="true" table:show-details="true"/>
                <table:data-pilot-member table:name="0.013551950454712" table:display="true" table:show-details="true"/>
                <table:data-pilot-member table:name="0.013552188873291" table:display="true" table:show-details="true"/>
                <table:data-pilot-member table:name="0.013553857803345" table:display="true" table:show-details="true"/>
                <table:data-pilot-member table:name="0.013558149337769" table:display="true" table:show-details="true"/>
                <table:data-pilot-member table:name="0.013561010360718" table:display="true" table:show-details="true"/>
                <table:data-pilot-member table:name="0.013564109802246" table:display="true" table:show-details="true"/>
                <table:data-pilot-member table:name="0.013568162918091" table:display="true" table:show-details="true"/>
                <table:data-pilot-member table:name="0.013570785522461" table:display="true" table:show-details="true"/>
                <table:data-pilot-member table:name="0.01357102394104" table:display="true" table:show-details="true"/>
                <table:data-pilot-member table:name="0.013572931289673" table:display="true" table:show-details="true"/>
                <table:data-pilot-member table:name="0.013573169708252" table:display="true" table:show-details="true"/>
                <table:data-pilot-member table:name="0.013575077056885" table:display="true" table:show-details="true"/>
                <table:data-pilot-member table:name="0.013577938079834" table:display="true" table:show-details="true"/>
                <table:data-pilot-member table:name="0.013580083847046" table:display="true" table:show-details="true"/>
                <table:data-pilot-member table:name="0.013584136962891" table:display="true" table:show-details="true"/>
                <table:data-pilot-member table:name="0.013585805892944" table:display="true" table:show-details="true"/>
                <table:data-pilot-member table:name="0.013586044311524" table:display="true" table:show-details="true"/>
                <table:data-pilot-member table:name="0.01358699798584" table:display="true" table:show-details="true"/>
                <table:data-pilot-member table:name="0.013597011566162" table:display="true" table:show-details="true"/>
                <table:data-pilot-member table:name="0.013597965240479" table:display="true" table:show-details="true"/>
                <table:data-pilot-member table:name="0.013607025146484" table:display="true" table:show-details="true"/>
                <table:data-pilot-member table:name="0.01361083984375" table:display="true" table:show-details="true"/>
                <table:data-pilot-member table:name="0.013612031936646" table:display="true" table:show-details="true"/>
                <table:data-pilot-member table:name="0.013612985610962" table:display="true" table:show-details="true"/>
                <table:data-pilot-member table:name="0.013613939285278" table:display="true" table:show-details="true"/>
                <table:data-pilot-member table:name="0.01361608505249" table:display="true" table:show-details="true"/>
                <table:data-pilot-member table:name="0.01361894607544" table:display="true" table:show-details="true"/>
                <table:data-pilot-member table:name="0.013621091842651" table:display="true" table:show-details="true"/>
                <table:data-pilot-member table:name="0.013622045516968" table:display="true" table:show-details="true"/>
                <table:data-pilot-member table:name="0.013628959655762" table:display="true" table:show-details="true"/>
                <table:data-pilot-member table:name="0.013630867004395" table:display="true" table:show-details="true"/>
                <table:data-pilot-member table:name="0.013634920120239" table:display="true" table:show-details="true"/>
                <table:data-pilot-member table:name="0.013637065887451" table:display="true" table:show-details="true"/>
                <table:data-pilot-member table:name="0.013638973236084" table:display="true" table:show-details="true"/>
                <table:data-pilot-member table:name="0.0136399269104" table:display="true" table:show-details="true"/>
                <table:data-pilot-member table:name="0.01364016532898" table:display="true" table:show-details="true"/>
                <table:data-pilot-member table:name="0.013640880584717" table:display="true" table:show-details="true"/>
                <table:data-pilot-member table:name="0.013643026351929" table:display="true" table:show-details="true"/>
                <table:data-pilot-member table:name="0.013643980026245" table:display="true" table:show-details="true"/>
                <table:data-pilot-member table:name="0.013644933700562" table:display="true" table:show-details="true"/>
                <table:data-pilot-member table:name="0.013645887374878" table:display="true" table:show-details="true"/>
                <table:data-pilot-member table:name="0.013647079467774" table:display="true" table:show-details="true"/>
                <table:data-pilot-member table:name="0.01364803314209" table:display="true" table:show-details="true"/>
                <table:data-pilot-member table:name="0.013648986816406" table:display="true" table:show-details="true"/>
                <table:data-pilot-member table:name="0.013650894165039" table:display="true" table:show-details="true"/>
                <table:data-pilot-member table:name="0.013652086257935" table:display="true" table:show-details="true"/>
                <table:data-pilot-member table:name="0.013656139373779" table:display="true" table:show-details="true"/>
                <table:data-pilot-member table:name="0.013657093048096" table:display="true" table:show-details="true"/>
                <table:data-pilot-member table:name="0.013657808303833" table:display="true" table:show-details="true"/>
                <table:data-pilot-member table:name="0.013658046722412" table:display="true" table:show-details="true"/>
                <table:data-pilot-member table:name="0.013661861419678" table:display="true" table:show-details="true"/>
                <table:data-pilot-member table:name="0.013665914535523" table:display="true" table:show-details="true"/>
                <table:data-pilot-member table:name="0.013667821884155" table:display="true" table:show-details="true"/>
                <table:data-pilot-member table:name="0.013668060302734" table:display="true" table:show-details="true"/>
                <table:data-pilot-member table:name="0.013669967651367" table:display="true" table:show-details="true"/>
                <table:data-pilot-member table:name="0.013670921325684" table:display="true" table:show-details="true"/>
                <table:data-pilot-member table:name="0.013671875" table:display="true" table:show-details="true"/>
                <table:data-pilot-member table:name="0.013674974441528" table:display="true" table:show-details="true"/>
                <table:data-pilot-member table:name="0.01367712020874" table:display="true" table:show-details="true"/>
                <table:data-pilot-member table:name="0.013678073883057" table:display="true" table:show-details="true"/>
                <table:data-pilot-member table:name="0.013679027557373" table:display="true" table:show-details="true"/>
                <table:data-pilot-member table:name="0.013690948486328" table:display="true" table:show-details="true"/>
                <table:data-pilot-member table:name="0.013695001602173" table:display="true" table:show-details="true"/>
                <table:data-pilot-member table:name="0.013695955276489" table:display="true" table:show-details="true"/>
                <table:data-pilot-member table:name="0.013696908950806" table:display="true" table:show-details="true"/>
                <table:data-pilot-member table:name="0.013697147369385" table:display="true" table:show-details="true"/>
                <table:data-pilot-member table:name="0.01370096206665" table:display="true" table:show-details="true"/>
                <table:data-pilot-member table:name="0.013708829879761" table:display="true" table:show-details="true"/>
                <table:data-pilot-member table:name="0.01370906829834" table:display="true" table:show-details="true"/>
                <table:data-pilot-member table:name="0.013711929321289" table:display="true" table:show-details="true"/>
                <table:data-pilot-member table:name="0.01371693611145" table:display="true" table:show-details="true"/>
                <table:data-pilot-member table:name="0.013717174530029" table:display="true" table:show-details="true"/>
                <table:data-pilot-member table:name="0.013720035552979" table:display="true" table:show-details="true"/>
                <table:data-pilot-member table:name="0.013720989227295" table:display="true" table:show-details="true"/>
                <table:data-pilot-member table:name="0.013723134994507" table:display="true" table:show-details="true"/>
                <table:data-pilot-member table:name="0.013724088668823" table:display="true" table:show-details="true"/>
                <table:data-pilot-member table:name="0.013725996017456" table:display="true" table:show-details="true"/>
                <table:data-pilot-member table:name="0.013726949691773" table:display="true" table:show-details="true"/>
                <table:data-pilot-member table:name="0.013727903366089" table:display="true" table:show-details="true"/>
                <table:data-pilot-member table:name="0.013729095458984" table:display="true" table:show-details="true"/>
                <table:data-pilot-member table:name="0.013730049133301" table:display="true" table:show-details="true"/>
                <table:data-pilot-member table:name="0.01373291015625" table:display="true" table:show-details="true"/>
                <table:data-pilot-member table:name="0.013736009597778" table:display="true" table:show-details="true"/>
                <table:data-pilot-member table:name="0.013736963272095" table:display="true" table:show-details="true"/>
                <table:data-pilot-member table:name="0.013737201690674" table:display="true" table:show-details="true"/>
                <table:data-pilot-member table:name="0.013737916946411" table:display="true" table:show-details="true"/>
                <table:data-pilot-member table:name="0.01373815536499" table:display="true" table:show-details="true"/>
                <table:data-pilot-member table:name="0.013738870620728" table:display="true" table:show-details="true"/>
                <table:data-pilot-member table:name="0.013743877410889" table:display="true" table:show-details="true"/>
                <table:data-pilot-member table:name="0.013745069503784" table:display="true" table:show-details="true"/>
                <table:data-pilot-member table:name="0.013746976852417" table:display="true" table:show-details="true"/>
                <table:data-pilot-member table:name="0.013747930526733" table:display="true" table:show-details="true"/>
                <table:data-pilot-member table:name="0.013749837875366" table:display="true" table:show-details="true"/>
                <table:data-pilot-member table:name="0.013750076293945" table:display="true" table:show-details="true"/>
                <table:data-pilot-member table:name="0.013751029968262" table:display="true" table:show-details="true"/>
                <table:data-pilot-member table:name="0.013751983642578" table:display="true" table:show-details="true"/>
                <table:data-pilot-member table:name="0.013752937316895" table:display="true" table:show-details="true"/>
                <table:data-pilot-member table:name="0.013753890991211" table:display="true" table:show-details="true"/>
                <table:data-pilot-member table:name="0.01375412940979" table:display="true" table:show-details="true"/>
                <table:data-pilot-member table:name="0.013756036758423" table:display="true" table:show-details="true"/>
                <table:data-pilot-member table:name="0.013756990432739" table:display="true" table:show-details="true"/>
                <table:data-pilot-member table:name="0.013760089874268" table:display="true" table:show-details="true"/>
                <table:data-pilot-member table:name="0.013764142990112" table:display="true" table:show-details="true"/>
                <table:data-pilot-member table:name="0.013765096664429" table:display="true" table:show-details="true"/>
                <table:data-pilot-member table:name="0.01377010345459" table:display="true" table:show-details="true"/>
                <table:data-pilot-member table:name="0.013772964477539" table:display="true" table:show-details="true"/>
                <table:data-pilot-member table:name="0.013773918151856" table:display="true" table:show-details="true"/>
                <table:data-pilot-member table:name="0.013774156570435" table:display="true" table:show-details="true"/>
                <table:data-pilot-member table:name="0.013774871826172" table:display="true" table:show-details="true"/>
                <table:data-pilot-member table:name="0.013775110244751" table:display="true" table:show-details="true"/>
                <table:data-pilot-member table:name="0.013776063919067" table:display="true" table:show-details="true"/>
                <table:data-pilot-member table:name="0.013777017593384" table:display="true" table:show-details="true"/>
                <table:data-pilot-member table:name="0.0137779712677" table:display="true" table:show-details="true"/>
                <table:data-pilot-member table:name="0.013781785964966" table:display="true" table:show-details="true"/>
                <table:data-pilot-member table:name="0.013782024383545" table:display="true" table:show-details="true"/>
                <table:data-pilot-member table:name="0.013784170150757" table:display="true" table:show-details="true"/>
                <table:data-pilot-member table:name="0.013785839080811" table:display="true" table:show-details="true"/>
                <table:data-pilot-member table:name="0.013788938522339" table:display="true" table:show-details="true"/>
                <table:data-pilot-member table:name="0.013789176940918" table:display="true" table:show-details="true"/>
                <table:data-pilot-member table:name="0.013790130615234" table:display="true" table:show-details="true"/>
                <table:data-pilot-member table:name="0.013790845870972" table:display="true" table:show-details="true"/>
                <table:data-pilot-member table:name="0.013792991638184" table:display="true" table:show-details="true"/>
                <table:data-pilot-member table:name="0.0137939453125" table:display="true" table:show-details="true"/>
                <table:data-pilot-member table:name="0.013794183731079" table:display="true" table:show-details="true"/>
                <table:data-pilot-member table:name="0.013795852661133" table:display="true" table:show-details="true"/>
                <table:data-pilot-member table:name="0.013796091079712" table:display="true" table:show-details="true"/>
                <table:data-pilot-member table:name="0.013797998428345" table:display="true" table:show-details="true"/>
                <table:data-pilot-member table:name="0.013798952102661" table:display="true" table:show-details="true"/>
                <table:data-pilot-member table:name="0.013799905776978" table:display="true" table:show-details="true"/>
                <table:data-pilot-member table:name="0.013801097869873" table:display="true" table:show-details="true"/>
                <table:data-pilot-member table:name="0.01380181312561" table:display="true" table:show-details="true"/>
                <table:data-pilot-member table:name="0.013803005218506" table:display="true" table:show-details="true"/>
                <table:data-pilot-member table:name="0.013804912567139" table:display="true" table:show-details="true"/>
                <table:data-pilot-member table:name="0.013810873031616" table:display="true" table:show-details="true"/>
                <table:data-pilot-member table:name="0.013816833496094" table:display="true" table:show-details="true"/>
                <table:data-pilot-member table:name="0.013818025588989" table:display="true" table:show-details="true"/>
                <table:data-pilot-member table:name="0.013818979263306" table:display="true" table:show-details="true"/>
                <table:data-pilot-member table:name="0.013819932937622" table:display="true" table:show-details="true"/>
                <table:data-pilot-member table:name="0.013820171356201" table:display="true" table:show-details="true"/>
                <table:data-pilot-member table:name="0.013820886611939" table:display="true" table:show-details="true"/>
                <table:data-pilot-member table:name="0.013823986053467" table:display="true" table:show-details="true"/>
                <table:data-pilot-member table:name="0.0138258934021" table:display="true" table:show-details="true"/>
                <table:data-pilot-member table:name="0.013826131820679" table:display="true" table:show-details="true"/>
                <table:data-pilot-member table:name="0.013827085494995" table:display="true" table:show-details="true"/>
                <table:data-pilot-member table:name="0.01383113861084" table:display="true" table:show-details="true"/>
                <table:data-pilot-member table:name="0.013831853866577" table:display="true" table:show-details="true"/>
                <table:data-pilot-member table:name="0.013833999633789" table:display="true" table:show-details="true"/>
                <table:data-pilot-member table:name="0.013838052749634" table:display="true" table:show-details="true"/>
                <table:data-pilot-member table:name="0.013840913772583" table:display="true" table:show-details="true"/>
                <table:data-pilot-member table:name="0.013842105865479" table:display="true" table:show-details="true"/>
                <table:data-pilot-member table:name="0.013844013214111" table:display="true" table:show-details="true"/>
                <table:data-pilot-member table:name="0.013844966888428" table:display="true" table:show-details="true"/>
                <table:data-pilot-member table:name="0.013845920562744" table:display="true" table:show-details="true"/>
                <table:data-pilot-member table:name="0.013846874237061" table:display="true" table:show-details="true"/>
                <table:data-pilot-member table:name="0.013847827911377" table:display="true" table:show-details="true"/>
                <table:data-pilot-member table:name="0.013848066329956" table:display="true" table:show-details="true"/>
                <table:data-pilot-member table:name="0.013849020004273" table:display="true" table:show-details="true"/>
                <table:data-pilot-member table:name="0.013850212097168" table:display="true" table:show-details="true"/>
                <table:data-pilot-member table:name="0.013852119445801" table:display="true" table:show-details="true"/>
                <table:data-pilot-member table:name="0.013854026794434" table:display="true" table:show-details="true"/>
                <table:data-pilot-member table:name="0.01385498046875" table:display="true" table:show-details="true"/>
                <table:data-pilot-member table:name="0.013855934143066" table:display="true" table:show-details="true"/>
                <table:data-pilot-member table:name="0.013856172561646" table:display="true" table:show-details="true"/>
                <table:data-pilot-member table:name="0.013856887817383" table:display="true" table:show-details="true"/>
                <table:data-pilot-member table:name="0.013861179351807" table:display="true" table:show-details="true"/>
                <table:data-pilot-member table:name="0.01386308670044" table:display="true" table:show-details="true"/>
                <table:data-pilot-member table:name="0.013864040374756" table:display="true" table:show-details="true"/>
                <table:data-pilot-member table:name="0.013865947723389" table:display="true" table:show-details="true"/>
                <table:data-pilot-member table:name="0.013866186141968" table:display="true" table:show-details="true"/>
                <table:data-pilot-member table:name="0.013867855072022" table:display="true" table:show-details="true"/>
                <table:data-pilot-member table:name="0.013869047164917" table:display="true" table:show-details="true"/>
                <table:data-pilot-member table:name="0.013870000839233" table:display="true" table:show-details="true"/>
                <table:data-pilot-member table:name="0.013875007629395" table:display="true" table:show-details="true"/>
                <table:data-pilot-member table:name="0.013875961303711" table:display="true" table:show-details="true"/>
                <table:data-pilot-member table:name="0.013882875442505" table:display="true" table:show-details="true"/>
                <table:data-pilot-member table:name="0.013885021209717" table:display="true" table:show-details="true"/>
                <table:data-pilot-member table:name="0.013887166976929" table:display="true" table:show-details="true"/>
                <table:data-pilot-member table:name="0.013887882232666" table:display="true" table:show-details="true"/>
                <table:data-pilot-member table:name="0.013888120651245" table:display="true" table:show-details="true"/>
                <table:data-pilot-member table:name="0.013889074325562" table:display="true" table:show-details="true"/>
                <table:data-pilot-member table:name="0.013890027999878" table:display="true" table:show-details="true"/>
                <table:data-pilot-member table:name="0.013890981674194" table:display="true" table:show-details="true"/>
                <table:data-pilot-member table:name="0.013892889022827" table:display="true" table:show-details="true"/>
                <table:data-pilot-member table:name="0.013893127441406" table:display="true" table:show-details="true"/>
                <table:data-pilot-member table:name="0.013897180557251" table:display="true" table:show-details="true"/>
                <table:data-pilot-member table:name="0.013898134231567" table:display="true" table:show-details="true"/>
                <table:data-pilot-member table:name="0.013899087905884" table:display="true" table:show-details="true"/>
                <table:data-pilot-member table:name="0.0139000415802" table:display="true" table:show-details="true"/>
                <table:data-pilot-member table:name="0.013900995254517" table:display="true" table:show-details="true"/>
                <table:data-pilot-member table:name="0.01390290260315" table:display="true" table:show-details="true"/>
                <table:data-pilot-member table:name="0.013905048370361" table:display="true" table:show-details="true"/>
                <table:data-pilot-member table:name="0.013906002044678" table:display="true" table:show-details="true"/>
                <table:data-pilot-member table:name="0.013909101486206" table:display="true" table:show-details="true"/>
                <table:data-pilot-member table:name="0.013910055160523" table:display="true" table:show-details="true"/>
                <table:data-pilot-member table:name="0.013911962509155" table:display="true" table:show-details="true"/>
                <table:data-pilot-member table:name="0.013912200927734" table:display="true" table:show-details="true"/>
                <table:data-pilot-member table:name="0.013913869857788" table:display="true" table:show-details="true"/>
                <table:data-pilot-member table:name="0.013914108276367" table:display="true" table:show-details="true"/>
                <table:data-pilot-member table:name="0.013917922973633" table:display="true" table:show-details="true"/>
                <table:data-pilot-member table:name="0.01392388343811" table:display="true" table:show-details="true"/>
                <table:data-pilot-member table:name="0.013925075531006" table:display="true" table:show-details="true"/>
                <table:data-pilot-member table:name="0.013927936553955" table:display="true" table:show-details="true"/>
                <table:data-pilot-member table:name="0.013929843902588" table:display="true" table:show-details="true"/>
                <table:data-pilot-member table:name="0.013931035995483" table:display="true" table:show-details="true"/>
                <table:data-pilot-member table:name="0.013936996459961" table:display="true" table:show-details="true"/>
                <table:data-pilot-member table:name="0.013938188552857" table:display="true" table:show-details="true"/>
                <table:data-pilot-member table:name="0.013944864273071" table:display="true" table:show-details="true"/>
                <table:data-pilot-member table:name="0.01394510269165" table:display="true" table:show-details="true"/>
                <table:data-pilot-member table:name="0.013947010040283" table:display="true" table:show-details="true"/>
                <table:data-pilot-member table:name="0.013952970504761" table:display="true" table:show-details="true"/>
                <table:data-pilot-member table:name="0.013957023620606" table:display="true" table:show-details="true"/>
                <table:data-pilot-member table:name="0.013959884643555" table:display="true" table:show-details="true"/>
                <table:data-pilot-member table:name="0.01396107673645" table:display="true" table:show-details="true"/>
                <table:data-pilot-member table:name="0.013962984085083" table:display="true" table:show-details="true"/>
                <table:data-pilot-member table:name="0.013967037200928" table:display="true" table:show-details="true"/>
                <table:data-pilot-member table:name="0.013972997665405" table:display="true" table:show-details="true"/>
                <table:data-pilot-member table:name="0.013978958129883" table:display="true" table:show-details="true"/>
                <table:data-pilot-member table:name="0.013983011245728" table:display="true" table:show-details="true"/>
                <table:data-pilot-member table:name="0.013986110687256" table:display="true" table:show-details="true"/>
                <table:data-pilot-member table:name="0.013988018035889" table:display="true" table:show-details="true"/>
                <table:data-pilot-member table:name="0.013989925384522" table:display="true" table:show-details="true"/>
                <table:data-pilot-member table:name="0.013992071151733" table:display="true" table:show-details="true"/>
                <table:data-pilot-member table:name="0.013995885848999" table:display="true" table:show-details="true"/>
                <table:data-pilot-member table:name="0.013999938964844" table:display="true" table:show-details="true"/>
                <table:data-pilot-member table:name="0.01400089263916" table:display="true" table:show-details="true"/>
                <table:data-pilot-member table:name="0.014001131057739" table:display="true" table:show-details="true"/>
                <table:data-pilot-member table:name="0.014005899429321" table:display="true" table:show-details="true"/>
                <table:data-pilot-member table:name="0.0140061378479" table:display="true" table:show-details="true"/>
                <table:data-pilot-member table:name="0.014007091522217" table:display="true" table:show-details="true"/>
                <table:data-pilot-member table:name="0.014009952545166" table:display="true" table:show-details="true"/>
                <table:data-pilot-member table:name="0.014011859893799" table:display="true" table:show-details="true"/>
                <table:data-pilot-member table:name="0.014014959335327" table:display="true" table:show-details="true"/>
                <table:data-pilot-member table:name="0.01401686668396" table:display="true" table:show-details="true"/>
                <table:data-pilot-member table:name="0.014017820358276" table:display="true" table:show-details="true"/>
                <table:data-pilot-member table:name="0.014019012451172" table:display="true" table:show-details="true"/>
                <table:data-pilot-member table:name="0.01402497291565" table:display="true" table:show-details="true"/>
                <table:data-pilot-member table:name="0.014026880264282" table:display="true" table:show-details="true"/>
                <table:data-pilot-member table:name="0.014027118682861" table:display="true" table:show-details="true"/>
                <table:data-pilot-member table:name="0.014028787612915" table:display="true" table:show-details="true"/>
                <table:data-pilot-member table:name="0.014029026031494" table:display="true" table:show-details="true"/>
                <table:data-pilot-member table:name="0.014029979705811" table:display="true" table:show-details="true"/>
                <table:data-pilot-member table:name="0.01403021812439" table:display="true" table:show-details="true"/>
                <table:data-pilot-member table:name="0.014032125473023" table:display="true" table:show-details="true"/>
                <table:data-pilot-member table:name="0.014033079147339" table:display="true" table:show-details="true"/>
                <table:data-pilot-member table:name="0.014038801193237" table:display="true" table:show-details="true"/>
                <table:data-pilot-member table:name="0.014039039611816" table:display="true" table:show-details="true"/>
                <table:data-pilot-member table:name="0.014048099517822" table:display="true" table:show-details="true"/>
                <table:data-pilot-member table:name="0.014050006866455" table:display="true" table:show-details="true"/>
                <table:data-pilot-member table:name="0.014051914215088" table:display="true" table:show-details="true"/>
                <table:data-pilot-member table:name="0.014056921005249" table:display="true" table:show-details="true"/>
                <table:data-pilot-member table:name="0.014057874679566" table:display="true" table:show-details="true"/>
                <table:data-pilot-member table:name="0.014058828353882" table:display="true" table:show-details="true"/>
                <table:data-pilot-member table:name="0.014060020446777" table:display="true" table:show-details="true"/>
                <table:data-pilot-member table:name="0.01406192779541" table:display="true" table:show-details="true"/>
                <table:data-pilot-member table:name="0.014064073562622" table:display="true" table:show-details="true"/>
                <table:data-pilot-member table:name="0.014065027236939" table:display="true" table:show-details="true"/>
                <table:data-pilot-member table:name="0.014065980911255" table:display="true" table:show-details="true"/>
                <table:data-pilot-member table:name="0.014066934585571" table:display="true" table:show-details="true"/>
                <table:data-pilot-member table:name="0.01406717300415" table:display="true" table:show-details="true"/>
                <table:data-pilot-member table:name="0.014072895050049" table:display="true" table:show-details="true"/>
                <table:data-pilot-member table:name="0.014075994491577" table:display="true" table:show-details="true"/>
                <table:data-pilot-member table:name="0.014081001281738" table:display="true" table:show-details="true"/>
                <table:data-pilot-member table:name="0.0140860080719" table:display="true" table:show-details="true"/>
                <table:data-pilot-member table:name="0.014086961746216" table:display="true" table:show-details="true"/>
                <table:data-pilot-member table:name="0.014091014862061" table:display="true" table:show-details="true"/>
                <table:data-pilot-member table:name="0.014100074768066" table:display="true" table:show-details="true"/>
                <table:data-pilot-member table:name="0.014103889465332" table:display="true" table:show-details="true"/>
                <table:data-pilot-member table:name="0.014104843139649" table:display="true" table:show-details="true"/>
                <table:data-pilot-member table:name="0.014105081558228" table:display="true" table:show-details="true"/>
                <table:data-pilot-member table:name="0.014106035232544" table:display="true" table:show-details="true"/>
                <table:data-pilot-member table:name="0.014107942581177" table:display="true" table:show-details="true"/>
                <table:data-pilot-member table:name="0.014109134674072" table:display="true" table:show-details="true"/>
                <table:data-pilot-member table:name="0.014114141464233" table:display="true" table:show-details="true"/>
                <table:data-pilot-member table:name="0.014117956161499" table:display="true" table:show-details="true"/>
                <table:data-pilot-member table:name="0.014120817184448" table:display="true" table:show-details="true"/>
                <table:data-pilot-member table:name="0.014121055603027" table:display="true" table:show-details="true"/>
                <table:data-pilot-member table:name="0.014122009277344" table:display="true" table:show-details="true"/>
                <table:data-pilot-member table:name="0.014124155044556" table:display="true" table:show-details="true"/>
                <table:data-pilot-member table:name="0.014130115509033" table:display="true" table:show-details="true"/>
                <table:data-pilot-member table:name="0.014132022857666" table:display="true" table:show-details="true"/>
                <table:data-pilot-member table:name="0.014137983322144" table:display="true" table:show-details="true"/>
                <table:data-pilot-member table:name="0.014142990112305" table:display="true" table:show-details="true"/>
                <table:data-pilot-member table:name="0.014149904251099" table:display="true" table:show-details="true"/>
                <table:data-pilot-member table:name="0.014150857925415" table:display="true" table:show-details="true"/>
                <table:data-pilot-member table:name="0.014152765274048" table:display="true" table:show-details="true"/>
                <table:data-pilot-member table:name="0.014153003692627" table:display="true" table:show-details="true"/>
                <table:data-pilot-member table:name="0.014153957366943" table:display="true" table:show-details="true"/>
                <table:data-pilot-member table:name="0.01415491104126" table:display="true" table:show-details="true"/>
                <table:data-pilot-member table:name="0.014158964157105" table:display="true" table:show-details="true"/>
                <table:data-pilot-member table:name="0.014165163040161" table:display="true" table:show-details="true"/>
                <table:data-pilot-member table:name="0.014168977737427" table:display="true" table:show-details="true"/>
                <table:data-pilot-member table:name="0.014171123504639" table:display="true" table:show-details="true"/>
                <table:data-pilot-member table:name="0.014173030853272" table:display="true" table:show-details="true"/>
                <table:data-pilot-member table:name="0.014173984527588" table:display="true" table:show-details="true"/>
                <table:data-pilot-member table:name="0.014177083969116" table:display="true" table:show-details="true"/>
                <table:data-pilot-member table:name="0.014178991317749" table:display="true" table:show-details="true"/>
                <table:data-pilot-member table:name="0.014179944992066" table:display="true" table:show-details="true"/>
                <table:data-pilot-member table:name="0.014183044433594" table:display="true" table:show-details="true"/>
                <table:data-pilot-member table:name="0.01418399810791" table:display="true" table:show-details="true"/>
                <table:data-pilot-member table:name="0.014185190200806" table:display="true" table:show-details="true"/>
                <table:data-pilot-member table:name="0.014187097549439" table:display="true" table:show-details="true"/>
                <table:data-pilot-member table:name="0.014188051223755" table:display="true" table:show-details="true"/>
                <table:data-pilot-member table:name="0.014191150665283" table:display="true" table:show-details="true"/>
                <table:data-pilot-member table:name="0.014191865921021" table:display="true" table:show-details="true"/>
                <table:data-pilot-member table:name="0.0141921043396" table:display="true" table:show-details="true"/>
                <table:data-pilot-member table:name="0.014196157455444" table:display="true" table:show-details="true"/>
                <table:data-pilot-member table:name="0.014198064804077" table:display="true" table:show-details="true"/>
                <table:data-pilot-member table:name="0.014204025268555" table:display="true" table:show-details="true"/>
                <table:data-pilot-member table:name="0.014205932617188" table:display="true" table:show-details="true"/>
                <table:data-pilot-member table:name="0.014209985733032" table:display="true" table:show-details="true"/>
                <table:data-pilot-member table:name="0.014210939407349" table:display="true" table:show-details="true"/>
                <table:data-pilot-member table:name="0.014212131500244" table:display="true" table:show-details="true"/>
                <table:data-pilot-member table:name="0.014213800430298" table:display="true" table:show-details="true"/>
                <table:data-pilot-member table:name="0.014218091964722" table:display="true" table:show-details="true"/>
                <table:data-pilot-member table:name="0.014219999313355" table:display="true" table:show-details="true"/>
                <table:data-pilot-member table:name="0.014225959777832" table:display="true" table:show-details="true"/>
                <table:data-pilot-member table:name="0.014226198196411" table:display="true" table:show-details="true"/>
                <table:data-pilot-member table:name="0.014226913452149" table:display="true" table:show-details="true"/>
                <table:data-pilot-member table:name="0.014228820800781" table:display="true" table:show-details="true"/>
                <table:data-pilot-member table:name="0.014232158660889" table:display="true" table:show-details="true"/>
                <table:data-pilot-member table:name="0.014232873916626" table:display="true" table:show-details="true"/>
                <table:data-pilot-member table:name="0.014234066009522" table:display="true" table:show-details="true"/>
                <table:data-pilot-member table:name="0.014236927032471" table:display="true" table:show-details="true"/>
                <table:data-pilot-member table:name="0.014240026473999" table:display="true" table:show-details="true"/>
                <table:data-pilot-member table:name="0.014240980148316" table:display="true" table:show-details="true"/>
                <table:data-pilot-member table:name="0.014246940612793" table:display="true" table:show-details="true"/>
                <table:data-pilot-member table:name="0.014247894287109" table:display="true" table:show-details="true"/>
                <table:data-pilot-member table:name="0.014248847961426" table:display="true" table:show-details="true"/>
                <table:data-pilot-member table:name="0.014249086380005" table:display="true" table:show-details="true"/>
                <table:data-pilot-member table:name="0.014250040054321" table:display="true" table:show-details="true"/>
                <table:data-pilot-member table:name="0.014251947402954" table:display="true" table:show-details="true"/>
                <table:data-pilot-member table:name="0.014256000518799" table:display="true" table:show-details="true"/>
                <table:data-pilot-member table:name="0.014256954193115" table:display="true" table:show-details="true"/>
                <table:data-pilot-member table:name="0.014258146286011" table:display="true" table:show-details="true"/>
                <table:data-pilot-member table:name="0.014261960983276" table:display="true" table:show-details="true"/>
                <table:data-pilot-member table:name="0.014266014099121" table:display="true" table:show-details="true"/>
                <table:data-pilot-member table:name="0.014266967773438" table:display="true" table:show-details="true"/>
                <table:data-pilot-member table:name="0.014274120330811" table:display="true" table:show-details="true"/>
                <table:data-pilot-member table:name="0.01427698135376" table:display="true" table:show-details="true"/>
                <table:data-pilot-member table:name="0.014278888702393" table:display="true" table:show-details="true"/>
                <table:data-pilot-member table:name="0.014280080795288" table:display="true" table:show-details="true"/>
                <table:data-pilot-member table:name="0.014282941818237" table:display="true" table:show-details="true"/>
                <table:data-pilot-member table:name="0.014283895492554" table:display="true" table:show-details="true"/>
                <table:data-pilot-member table:name="0.014284133911133" table:display="true" table:show-details="true"/>
                <table:data-pilot-member table:name="0.014285087585449" table:display="true" table:show-details="true"/>
                <table:data-pilot-member table:name="0.014286041259766" table:display="true" table:show-details="true"/>
                <table:data-pilot-member table:name="0.014286994934082" table:display="true" table:show-details="true"/>
                <table:data-pilot-member table:name="0.014288902282715" table:display="true" table:show-details="true"/>
                <table:data-pilot-member table:name="0.014292001724243" table:display="true" table:show-details="true"/>
                <table:data-pilot-member table:name="0.01429295539856" table:display="true" table:show-details="true"/>
                <table:data-pilot-member table:name="0.014297008514404" table:display="true" table:show-details="true"/>
                <table:data-pilot-member table:name="0.01430082321167" table:display="true" table:show-details="true"/>
                <table:data-pilot-member table:name="0.014301061630249" table:display="true" table:show-details="true"/>
                <table:data-pilot-member table:name="0.014309167861939" table:display="true" table:show-details="true"/>
                <table:data-pilot-member table:name="0.014317035675049" table:display="true" table:show-details="true"/>
                <table:data-pilot-member table:name="0.014317989349365" table:display="true" table:show-details="true"/>
                <table:data-pilot-member table:name="0.014323949813843" table:display="true" table:show-details="true"/>
                <table:data-pilot-member table:name="0.014325857162476" table:display="true" table:show-details="true"/>
                <table:data-pilot-member table:name="0.014328002929688" table:display="true" table:show-details="true"/>
                <table:data-pilot-member table:name="0.014329195022583" table:display="true" table:show-details="true"/>
                <table:data-pilot-member table:name="0.01432991027832" table:display="true" table:show-details="true"/>
                <table:data-pilot-member table:name="0.0143301486969" table:display="true" table:show-details="true"/>
                <table:data-pilot-member table:name="0.014331102371216" table:display="true" table:show-details="true"/>
                <table:data-pilot-member table:name="0.014335155487061" table:display="true" table:show-details="true"/>
                <table:data-pilot-member table:name="0.014338970184326" table:display="true" table:show-details="true"/>
                <table:data-pilot-member table:name="0.014339923858643" table:display="true" table:show-details="true"/>
                <table:data-pilot-member table:name="0.014340877532959" table:display="true" table:show-details="true"/>
                <table:data-pilot-member table:name="0.014343023300171" table:display="true" table:show-details="true"/>
                <table:data-pilot-member table:name="0.014346122741699" table:display="true" table:show-details="true"/>
                <table:data-pilot-member table:name="0.014348030090332" table:display="true" table:show-details="true"/>
                <table:data-pilot-member table:name="0.014349937438965" table:display="true" table:show-details="true"/>
                <table:data-pilot-member table:name="0.014351844787598" table:display="true" table:show-details="true"/>
                <table:data-pilot-member table:name="0.014356851577759" table:display="true" table:show-details="true"/>
                <table:data-pilot-member table:name="0.014357805252075" table:display="true" table:show-details="true"/>
                <table:data-pilot-member table:name="0.014364957809448" table:display="true" table:show-details="true"/>
                <table:data-pilot-member table:name="0.014370918273926" table:display="true" table:show-details="true"/>
                <table:data-pilot-member table:name="0.014372110366821" table:display="true" table:show-details="true"/>
                <table:data-pilot-member table:name="0.014372825622559" table:display="true" table:show-details="true"/>
                <table:data-pilot-member table:name="0.014383792877197" table:display="true" table:show-details="true"/>
                <table:data-pilot-member table:name="0.014387130737305" table:display="true" table:show-details="true"/>
                <table:data-pilot-member table:name="0.01439094543457" table:display="true" table:show-details="true"/>
                <table:data-pilot-member table:name="0.014391899108887" table:display="true" table:show-details="true"/>
                <table:data-pilot-member table:name="0.014392137527466" table:display="true" table:show-details="true"/>
                <table:data-pilot-member table:name="0.014394044876099" table:display="true" table:show-details="true"/>
                <table:data-pilot-member table:name="0.014397144317627" table:display="true" table:show-details="true"/>
                <table:data-pilot-member table:name="0.014397859573364" table:display="true" table:show-details="true"/>
                <table:data-pilot-member table:name="0.014415979385376" table:display="true" table:show-details="true"/>
                <table:data-pilot-member table:name="0.014416217803955" table:display="true" table:show-details="true"/>
                <table:data-pilot-member table:name="0.014417171478272" table:display="true" table:show-details="true"/>
                <table:data-pilot-member table:name="0.014425039291382" table:display="true" table:show-details="true"/>
                <table:data-pilot-member table:name="0.014430999755859" table:display="true" table:show-details="true"/>
                <table:data-pilot-member table:name="0.014432907104492" table:display="true" table:show-details="true"/>
                <table:data-pilot-member table:name="0.014439105987549" table:display="true" table:show-details="true"/>
                <table:data-pilot-member table:name="0.014439821243286" table:display="true" table:show-details="true"/>
                <table:data-pilot-member table:name="0.014446973800659" table:display="true" table:show-details="true"/>
                <table:data-pilot-member table:name="0.014451026916504" table:display="true" table:show-details="true"/>
                <table:data-pilot-member table:name="0.01445484161377" table:display="true" table:show-details="true"/>
                <table:data-pilot-member table:name="0.014456033706665" table:display="true" table:show-details="true"/>
                <table:data-pilot-member table:name="0.014461040496826" table:display="true" table:show-details="true"/>
                <table:data-pilot-member table:name="0.014464139938355" table:display="true" table:show-details="true"/>
                <table:data-pilot-member table:name="0.014465093612671" table:display="true" table:show-details="true"/>
                <table:data-pilot-member table:name="0.014472961425781" table:display="true" table:show-details="true"/>
                <table:data-pilot-member table:name="0.014473915100098" table:display="true" table:show-details="true"/>
                <table:data-pilot-member table:name="0.014474153518677" table:display="true" table:show-details="true"/>
                <table:data-pilot-member table:name="0.014477968215942" table:display="true" table:show-details="true"/>
                <table:data-pilot-member table:name="0.014478921890259" table:display="true" table:show-details="true"/>
                <table:data-pilot-member table:name="0.014482021331787" table:display="true" table:show-details="true"/>
                <table:data-pilot-member table:name="0.014484882354736" table:display="true" table:show-details="true"/>
                <table:data-pilot-member table:name="0.014495849609375" table:display="true" table:show-details="true"/>
                <table:data-pilot-member table:name="0.014499187469483" table:display="true" table:show-details="true"/>
                <table:data-pilot-member table:name="0.014502048492432" table:display="true" table:show-details="true"/>
                <table:data-pilot-member table:name="0.014503955841065" table:display="true" table:show-details="true"/>
                <table:data-pilot-member table:name="0.014507055282593" table:display="true" table:show-details="true"/>
                <table:data-pilot-member table:name="0.014508008956909" table:display="true" table:show-details="true"/>
                <table:data-pilot-member table:name="0.014510154724121" table:display="true" table:show-details="true"/>
                <table:data-pilot-member table:name="0.014510869979858" table:display="true" table:show-details="true"/>
                <table:data-pilot-member table:name="0.014511823654175" table:display="true" table:show-details="true"/>
                <table:data-pilot-member table:name="0.01451301574707" table:display="true" table:show-details="true"/>
                <table:data-pilot-member table:name="0.014518022537232" table:display="true" table:show-details="true"/>
                <table:data-pilot-member table:name="0.014524936676025" table:display="true" table:show-details="true"/>
                <table:data-pilot-member table:name="0.01452898979187" table:display="true" table:show-details="true"/>
                <table:data-pilot-member table:name="0.014544010162354" table:display="true" table:show-details="true"/>
                <table:data-pilot-member table:name="0.01454496383667" table:display="true" table:show-details="true"/>
                <table:data-pilot-member table:name="0.014549970626831" table:display="true" table:show-details="true"/>
                <table:data-pilot-member table:name="0.014555931091309" table:display="true" table:show-details="true"/>
                <table:data-pilot-member table:name="0.014559984207153" table:display="true" table:show-details="true"/>
                <table:data-pilot-member table:name="0.01456093788147" table:display="true" table:show-details="true"/>
                <table:data-pilot-member table:name="0.014563083648682" table:display="true" table:show-details="true"/>
                <table:data-pilot-member table:name="0.014564037322998" table:display="true" table:show-details="true"/>
                <table:data-pilot-member table:name="0.014566898345947" table:display="true" table:show-details="true"/>
                <table:data-pilot-member table:name="0.014571905136108" table:display="true" table:show-details="true"/>
                <table:data-pilot-member table:name="0.014577150344849" table:display="true" table:show-details="true"/>
                <table:data-pilot-member table:name="0.014585018157959" table:display="true" table:show-details="true"/>
                <table:data-pilot-member table:name="0.014585971832275" table:display="true" table:show-details="true"/>
                <table:data-pilot-member table:name="0.014589071273804" table:display="true" table:show-details="true"/>
                <table:data-pilot-member table:name="0.014596939086914" table:display="true" table:show-details="true"/>
                <table:data-pilot-member table:name="0.014599084854126" table:display="true" table:show-details="true"/>
                <table:data-pilot-member table:name="0.014601945877075" table:display="true" table:show-details="true"/>
                <table:data-pilot-member table:name="0.014611005783081" table:display="true" table:show-details="true"/>
                <table:data-pilot-member table:name="0.014611959457398" table:display="true" table:show-details="true"/>
                <table:data-pilot-member table:name="0.014614105224609" table:display="true" table:show-details="true"/>
                <table:data-pilot-member table:name="0.014616966247559" table:display="true" table:show-details="true"/>
                <table:data-pilot-member table:name="0.014628171920776" table:display="true" table:show-details="true"/>
                <table:data-pilot-member table:name="0.014628887176514" table:display="true" table:show-details="true"/>
                <table:data-pilot-member table:name="0.014630794525147" table:display="true" table:show-details="true"/>
                <table:data-pilot-member table:name="0.014631032943726" table:display="true" table:show-details="true"/>
                <table:data-pilot-member table:name="0.014643907546997" table:display="true" table:show-details="true"/>
                <table:data-pilot-member table:name="0.014647006988525" table:display="true" table:show-details="true"/>
                <table:data-pilot-member table:name="0.014659881591797" table:display="true" table:show-details="true"/>
                <table:data-pilot-member table:name="0.014662027359009" table:display="true" table:show-details="true"/>
                <table:data-pilot-member table:name="0.014671087265015" table:display="true" table:show-details="true"/>
                <table:data-pilot-member table:name="0.014678001403809" table:display="true" table:show-details="true"/>
                <table:data-pilot-member table:name="0.014680147171021" table:display="true" table:show-details="true"/>
                <table:data-pilot-member table:name="0.014688968658447" table:display="true" table:show-details="true"/>
                <table:data-pilot-member table:name="0.014697074890137" table:display="true" table:show-details="true"/>
                <table:data-pilot-member table:name="0.014698028564453" table:display="true" table:show-details="true"/>
                <table:data-pilot-member table:name="0.014709949493408" table:display="true" table:show-details="true"/>
                <table:data-pilot-member table:name="0.014716863632202" table:display="true" table:show-details="true"/>
                <table:data-pilot-member table:name="0.014718055725098" table:display="true" table:show-details="true"/>
                <table:data-pilot-member table:name="0.014724016189575" table:display="true" table:show-details="true"/>
                <table:data-pilot-member table:name="0.014727115631104" table:display="true" table:show-details="true"/>
                <table:data-pilot-member table:name="0.014732122421265" table:display="true" table:show-details="true"/>
                <table:data-pilot-member table:name="0.014734029769898" table:display="true" table:show-details="true"/>
                <table:data-pilot-member table:name="0.014734983444214" table:display="true" table:show-details="true"/>
                <table:data-pilot-member table:name="0.014739036560059" table:display="true" table:show-details="true"/>
                <table:data-pilot-member table:name="0.014739990234375" table:display="true" table:show-details="true"/>
                <table:data-pilot-member table:name="0.014740943908691" table:display="true" table:show-details="true"/>
                <table:data-pilot-member table:name="0.014745950698853" table:display="true" table:show-details="true"/>
                <table:data-pilot-member table:name="0.014750003814697" table:display="true" table:show-details="true"/>
                <table:data-pilot-member table:name="0.014753818511963" table:display="true" table:show-details="true"/>
                <table:data-pilot-member table:name="0.014754056930542" table:display="true" table:show-details="true"/>
                <table:data-pilot-member table:name="0.01476001739502" table:display="true" table:show-details="true"/>
                <table:data-pilot-member table:name="0.014768838882446" table:display="true" table:show-details="true"/>
                <table:data-pilot-member table:name="0.014770030975342" table:display="true" table:show-details="true"/>
                <table:data-pilot-member table:name="0.014776945114136" table:display="true" table:show-details="true"/>
                <table:data-pilot-member table:name="0.014779090881348" table:display="true" table:show-details="true"/>
                <table:data-pilot-member table:name="0.014781951904297" table:display="true" table:show-details="true"/>
                <table:data-pilot-member table:name="0.014782905578613" table:display="true" table:show-details="true"/>
                <table:data-pilot-member table:name="0.014783143997192" table:display="true" table:show-details="true"/>
                <table:data-pilot-member table:name="0.014790058135986" table:display="true" table:show-details="true"/>
                <table:data-pilot-member table:name="0.014791011810303" table:display="true" table:show-details="true"/>
                <table:data-pilot-member table:name="0.014801025390625" table:display="true" table:show-details="true"/>
                <table:data-pilot-member table:name="0.014806032180786" table:display="true" table:show-details="true"/>
                <table:data-pilot-member table:name="0.014819860458374" table:display="true" table:show-details="true"/>
                <table:data-pilot-member table:name="0.014823198318482" table:display="true" table:show-details="true"/>
                <table:data-pilot-member table:name="0.014823913574219" table:display="true" table:show-details="true"/>
                <table:data-pilot-member table:name="0.014824151992798" table:display="true" table:show-details="true"/>
                <table:data-pilot-member table:name="0.014831781387329" table:display="true" table:show-details="true"/>
                <table:data-pilot-member table:name="0.014832973480225" table:display="true" table:show-details="true"/>
                <table:data-pilot-member table:name="0.014837026596069" table:display="true" table:show-details="true"/>
                <table:data-pilot-member table:name="0.014843940734863" table:display="true" table:show-details="true"/>
                <table:data-pilot-member table:name="0.014845848083496" table:display="true" table:show-details="true"/>
                <table:data-pilot-member table:name="0.014846086502075" table:display="true" table:show-details="true"/>
                <table:data-pilot-member table:name="0.014847993850708" table:display="true" table:show-details="true"/>
                <table:data-pilot-member table:name="0.014857053756714" table:display="true" table:show-details="true"/>
                <table:data-pilot-member table:name="0.01485800743103" table:display="true" table:show-details="true"/>
                <table:data-pilot-member table:name="0.014862060546875" table:display="true" table:show-details="true"/>
                <table:data-pilot-member table:name="0.014863014221191" table:display="true" table:show-details="true"/>
                <table:data-pilot-member table:name="0.014870882034302" table:display="true" table:show-details="true"/>
                <table:data-pilot-member table:name="0.014885902404785" table:display="true" table:show-details="true"/>
                <table:data-pilot-member table:name="0.014888048171997" table:display="true" table:show-details="true"/>
                <table:data-pilot-member table:name="0.01488995552063" table:display="true" table:show-details="true"/>
                <table:data-pilot-member table:name="0.014894008636475" table:display="true" table:show-details="true"/>
                <table:data-pilot-member table:name="0.014898061752319" table:display="true" table:show-details="true"/>
                <table:data-pilot-member table:name="0.014909982681275" table:display="true" table:show-details="true"/>
                <table:data-pilot-member table:name="0.014912843704224" table:display="true" table:show-details="true"/>
                <table:data-pilot-member table:name="0.014915943145752" table:display="true" table:show-details="true"/>
                <table:data-pilot-member table:name="0.01491904258728" table:display="true" table:show-details="true"/>
                <table:data-pilot-member table:name="0.014926910400391" table:display="true" table:show-details="true"/>
                <table:data-pilot-member table:name="0.014928102493286" table:display="true" table:show-details="true"/>
                <table:data-pilot-member table:name="0.014930009841919" table:display="true" table:show-details="true"/>
                <table:data-pilot-member table:name="0.014947891235352" table:display="true" table:show-details="true"/>
                <table:data-pilot-member table:name="0.014948844909668" table:display="true" table:show-details="true"/>
                <table:data-pilot-member table:name="0.014949083328247" table:display="true" table:show-details="true"/>
                <table:data-pilot-member table:name="0.01495099067688" table:display="true" table:show-details="true"/>
                <table:data-pilot-member table:name="0.014955043792725" table:display="true" table:show-details="true"/>
                <table:data-pilot-member table:name="0.014955997467041" table:display="true" table:show-details="true"/>
                <table:data-pilot-member table:name="0.014956951141358" table:display="true" table:show-details="true"/>
                <table:data-pilot-member table:name="0.014959096908569" table:display="true" table:show-details="true"/>
                <table:data-pilot-member table:name="0.014971971511841" table:display="true" table:show-details="true"/>
                <table:data-pilot-member table:name="0.014977931976318" table:display="true" table:show-details="true"/>
                <table:data-pilot-member table:name="0.014980792999268" table:display="true" table:show-details="true"/>
                <table:data-pilot-member table:name="0.014983892440796" table:display="true" table:show-details="true"/>
                <table:data-pilot-member table:name="0.014986038208008" table:display="true" table:show-details="true"/>
                <table:data-pilot-member table:name="0.014986991882324" table:display="true" table:show-details="true"/>
                <table:data-pilot-member table:name="0.014991998672485" table:display="true" table:show-details="true"/>
                <table:data-pilot-member table:name="0.014992952346802" table:display="true" table:show-details="true"/>
                <table:data-pilot-member table:name="0.014993906021118" table:display="true" table:show-details="true"/>
                <table:data-pilot-member table:name="0.01499605178833" table:display="true" table:show-details="true"/>
                <table:data-pilot-member table:name="0.014997005462647" table:display="true" table:show-details="true"/>
                <table:data-pilot-member table:name="0.015006065368652" table:display="true" table:show-details="true"/>
                <table:data-pilot-member table:name="0.01501202583313" table:display="true" table:show-details="true"/>
                <table:data-pilot-member table:name="0.015015840530396" table:display="true" table:show-details="true"/>
                <table:data-pilot-member table:name="0.015016078948975" table:display="true" table:show-details="true"/>
                <table:data-pilot-member table:name="0.015017032623291" table:display="true" table:show-details="true"/>
                <table:data-pilot-member table:name="0.015031099319458" table:display="true" table:show-details="true"/>
                <table:data-pilot-member table:name="0.015042066574097" table:display="true" table:show-details="true"/>
                <table:data-pilot-member table:name="0.015047788619995" table:display="true" table:show-details="true"/>
                <table:data-pilot-member table:name="0.015048027038574" table:display="true" table:show-details="true"/>
                <table:data-pilot-member table:name="0.015048980712891" table:display="true" table:show-details="true"/>
                <table:data-pilot-member table:name="0.015050888061524" table:display="true" table:show-details="true"/>
                <table:data-pilot-member table:name="0.015053987503052" table:display="true" table:show-details="true"/>
                <table:data-pilot-member table:name="0.015058994293213" table:display="true" table:show-details="true"/>
                <table:data-pilot-member table:name="0.015059947967529" table:display="true" table:show-details="true"/>
                <table:data-pilot-member table:name="0.015070199966431" table:display="true" table:show-details="true"/>
                <table:data-pilot-member table:name="0.015074968338013" table:display="true" table:show-details="true"/>
                <table:data-pilot-member table:name="0.015082836151123" table:display="true" table:show-details="true"/>
                <table:data-pilot-member table:name="0.015086889266968" table:display="true" table:show-details="true"/>
                <table:data-pilot-member table:name="0.015094995498657" table:display="true" table:show-details="true"/>
                <table:data-pilot-member table:name="0.015099048614502" table:display="true" table:show-details="true"/>
                <table:data-pilot-member table:name="0.015101909637451" table:display="true" table:show-details="true"/>
                <table:data-pilot-member table:name="0.015102863311768" table:display="true" table:show-details="true"/>
                <table:data-pilot-member table:name="0.015110969543457" table:display="true" table:show-details="true"/>
                <table:data-pilot-member table:name="0.015111923217774" table:display="true" table:show-details="true"/>
                <table:data-pilot-member table:name="0.015115976333618" table:display="true" table:show-details="true"/>
                <table:data-pilot-member table:name="0.015122175216675" table:display="true" table:show-details="true"/>
                <table:data-pilot-member table:name="0.015127897262573" table:display="true" table:show-details="true"/>
                <table:data-pilot-member table:name="0.015168190002441" table:display="true" table:show-details="true"/>
                <table:data-pilot-member table:name="0.015173196792603" table:display="true" table:show-details="true"/>
                <table:data-pilot-member table:name="0.015181064605713" table:display="true" table:show-details="true"/>
                <table:data-pilot-member table:name="0.015183925628662" table:display="true" table:show-details="true"/>
                <table:data-pilot-member table:name="0.015185117721558" table:display="true" table:show-details="true"/>
                <table:data-pilot-member table:name="0.015191078186035" table:display="true" table:show-details="true"/>
                <table:data-pilot-member table:name="0.015193939208984" table:display="true" table:show-details="true"/>
                <table:data-pilot-member table:name="0.015198945999146" table:display="true" table:show-details="true"/>
                <table:data-pilot-member table:name="0.01520299911499" table:display="true" table:show-details="true"/>
                <table:data-pilot-member table:name="0.01520586013794" table:display="true" table:show-details="true"/>
                <table:data-pilot-member table:name="0.015208005905151" table:display="true" table:show-details="true"/>
                <table:data-pilot-member table:name="0.015218019485474" table:display="true" table:show-details="true"/>
                <table:data-pilot-member table:name="0.015220880508423" table:display="true" table:show-details="true"/>
                <table:data-pilot-member table:name="0.015235900878906" table:display="true" table:show-details="true"/>
                <table:data-pilot-member table:name="0.015239000320435" table:display="true" table:show-details="true"/>
                <table:data-pilot-member table:name="0.015241146087647" table:display="true" table:show-details="true"/>
                <table:data-pilot-member table:name="0.015247821807861" table:display="true" table:show-details="true"/>
                <table:data-pilot-member table:name="0.015249967575073" table:display="true" table:show-details="true"/>
                <table:data-pilot-member table:name="0.01526403427124" table:display="true" table:show-details="true"/>
                <table:data-pilot-member table:name="0.015275001525879" table:display="true" table:show-details="true"/>
                <table:data-pilot-member table:name="0.015280961990357" table:display="true" table:show-details="true"/>
                <table:data-pilot-member table:name="0.015284061431885" table:display="true" table:show-details="true"/>
                <table:data-pilot-member table:name="0.015285015106201" table:display="true" table:show-details="true"/>
                <table:data-pilot-member table:name="0.015286207199097" table:display="true" table:show-details="true"/>
                <table:data-pilot-member table:name="0.01528787612915" table:display="true" table:show-details="true"/>
                <table:data-pilot-member table:name="0.015288829803467" table:display="true" table:show-details="true"/>
                <table:data-pilot-member table:name="0.01529598236084" table:display="true" table:show-details="true"/>
                <table:data-pilot-member table:name="0.015299081802368" table:display="true" table:show-details="true"/>
                <table:data-pilot-member table:name="0.015311002731323" table:display="true" table:show-details="true"/>
                <table:data-pilot-member table:name="0.015316963195801" table:display="true" table:show-details="true"/>
                <table:data-pilot-member table:name="0.015318870544434" table:display="true" table:show-details="true"/>
                <table:data-pilot-member table:name="0.015322923660278" table:display="true" table:show-details="true"/>
                <table:data-pilot-member table:name="0.015341997146607" table:display="true" table:show-details="true"/>
                <table:data-pilot-member table:name="0.015345811843872" table:display="true" table:show-details="true"/>
                <table:data-pilot-member table:name="0.015347003936768" table:display="true" table:show-details="true"/>
                <table:data-pilot-member table:name="0.015347957611084" table:display="true" table:show-details="true"/>
                <table:data-pilot-member table:name="0.015359163284302" table:display="true" table:show-details="true"/>
                <table:data-pilot-member table:name="0.015359878540039" table:display="true" table:show-details="true"/>
                <table:data-pilot-member table:name="0.015362024307251" table:display="true" table:show-details="true"/>
                <table:data-pilot-member table:name="0.015362977981567" table:display="true" table:show-details="true"/>
                <table:data-pilot-member table:name="0.015371084213257" table:display="true" table:show-details="true"/>
                <table:data-pilot-member table:name="0.015400171279907" table:display="true" table:show-details="true"/>
                <table:data-pilot-member table:name="0.015405178070068" table:display="true" table:show-details="true"/>
                <table:data-pilot-member table:name="0.015408992767334" table:display="true" table:show-details="true"/>
                <table:data-pilot-member table:name="0.01540994644165" table:display="true" table:show-details="true"/>
                <table:data-pilot-member table:name="0.015414953231812" table:display="true" table:show-details="true"/>
                <table:data-pilot-member table:name="0.015415906906128" table:display="true" table:show-details="true"/>
                <table:data-pilot-member table:name="0.015429973602295" table:display="true" table:show-details="true"/>
                <table:data-pilot-member table:name="0.015437126159668" table:display="true" table:show-details="true"/>
                <table:data-pilot-member table:name="0.015439987182617" table:display="true" table:show-details="true"/>
                <table:data-pilot-member table:name="0.015442848205566" table:display="true" table:show-details="true"/>
                <table:data-pilot-member table:name="0.015446901321411" table:display="true" table:show-details="true"/>
                <table:data-pilot-member table:name="0.01545000076294" table:display="true" table:show-details="true"/>
                <table:data-pilot-member table:name="0.015460968017578" table:display="true" table:show-details="true"/>
                <table:data-pilot-member table:name="0.015462160110474" table:display="true" table:show-details="true"/>
                <table:data-pilot-member table:name="0.015478134155274" table:display="true" table:show-details="true"/>
                <table:data-pilot-member table:name="0.015488147735596" table:display="true" table:show-details="true"/>
                <table:data-pilot-member table:name="0.015491008758545" table:display="true" table:show-details="true"/>
                <table:data-pilot-member table:name="0.015505075454712" table:display="true" table:show-details="true"/>
                <table:data-pilot-member table:name="0.015515089035034" table:display="true" table:show-details="true"/>
                <table:data-pilot-member table:name="0.015525102615357" table:display="true" table:show-details="true"/>
                <table:data-pilot-member table:name="0.01553201675415" table:display="true" table:show-details="true"/>
                <table:data-pilot-member table:name="0.015538930892944" table:display="true" table:show-details="true"/>
                <table:data-pilot-member table:name="0.015549182891846" table:display="true" table:show-details="true"/>
                <table:data-pilot-member table:name="0.015556812286377" table:display="true" table:show-details="true"/>
                <table:data-pilot-member table:name="0.015561819076538" table:display="true" table:show-details="true"/>
                <table:data-pilot-member table:name="0.015594005584717" table:display="true" table:show-details="true"/>
                <table:data-pilot-member table:name="0.015595197677612" table:display="true" table:show-details="true"/>
                <table:data-pilot-member table:name="0.01559591293335" table:display="true" table:show-details="true"/>
                <table:data-pilot-member table:name="0.015600919723511" table:display="true" table:show-details="true"/>
                <table:data-pilot-member table:name="0.015621185302734" table:display="true" table:show-details="true"/>
                <table:data-pilot-member table:name="0.015623807907105" table:display="true" table:show-details="true"/>
                <table:data-pilot-member table:name="0.015630960464478" table:display="true" table:show-details="true"/>
                <table:data-pilot-member table:name="0.01563310623169" table:display="true" table:show-details="true"/>
                <table:data-pilot-member table:name="0.015641927719116" table:display="true" table:show-details="true"/>
                <table:data-pilot-member table:name="0.015647172927857" table:display="true" table:show-details="true"/>
                <table:data-pilot-member table:name="0.015659093856812" table:display="true" table:show-details="true"/>
                <table:data-pilot-member table:name="0.015680074691773" table:display="true" table:show-details="true"/>
                <table:data-pilot-member table:name="0.01569390296936" table:display="true" table:show-details="true"/>
                <table:data-pilot-member table:name="0.015700101852417" table:display="true" table:show-details="true"/>
                <table:data-pilot-member table:name="0.015713930130005" table:display="true" table:show-details="true"/>
                <table:data-pilot-member table:name="0.015714883804321" table:display="true" table:show-details="true"/>
                <table:data-pilot-member table:name="0.015717029571533" table:display="true" table:show-details="true"/>
                <table:data-pilot-member table:name="0.01571798324585" table:display="true" table:show-details="true"/>
                <table:data-pilot-member table:name="0.015727043151856" table:display="true" table:show-details="true"/>
                <table:data-pilot-member table:name="0.015738010406494" table:display="true" table:show-details="true"/>
                <table:data-pilot-member table:name="0.015752077102661" table:display="true" table:show-details="true"/>
                <table:data-pilot-member table:name="0.015759944915772" table:display="true" table:show-details="true"/>
                <table:data-pilot-member table:name="0.015774965286255" table:display="true" table:show-details="true"/>
                <table:data-pilot-member table:name="0.015789031982422" table:display="true" table:show-details="true"/>
                <table:data-pilot-member table:name="0.015790939331055" table:display="true" table:show-details="true"/>
                <table:data-pilot-member table:name="0.015798807144165" table:display="true" table:show-details="true"/>
                <table:data-pilot-member table:name="0.015804052352905" table:display="true" table:show-details="true"/>
                <table:data-pilot-member table:name="0.015809059143066" table:display="true" table:show-details="true"/>
                <table:data-pilot-member table:name="0.015810966491699" table:display="true" table:show-details="true"/>
                <table:data-pilot-member table:name="0.015813112258911" table:display="true" table:show-details="true"/>
                <table:data-pilot-member table:name="0.015815019607544" table:display="true" table:show-details="true"/>
                <table:data-pilot-member table:name="0.01581597328186" table:display="true" table:show-details="true"/>
                <table:data-pilot-member table:name="0.015818119049072" table:display="true" table:show-details="true"/>
                <table:data-pilot-member table:name="0.015830993652344" table:display="true" table:show-details="true"/>
                <table:data-pilot-member table:name="0.015832185745239" table:display="true" table:show-details="true"/>
                <table:data-pilot-member table:name="0.015861988067627" table:display="true" table:show-details="true"/>
                <table:data-pilot-member table:name="0.015889167785645" table:display="true" table:show-details="true"/>
                <table:data-pilot-member table:name="0.015897035598755" table:display="true" table:show-details="true"/>
                <table:data-pilot-member table:name="0.015902042388916" table:display="true" table:show-details="true"/>
                <table:data-pilot-member table:name="0.01590895652771" table:display="true" table:show-details="true"/>
                <table:data-pilot-member table:name="0.015909910202026" table:display="true" table:show-details="true"/>
                <table:data-pilot-member table:name="0.015913963317871" table:display="true" table:show-details="true"/>
                <table:data-pilot-member table:name="0.015922069549561" table:display="true" table:show-details="true"/>
                <table:data-pilot-member table:name="0.015928030014038" table:display="true" table:show-details="true"/>
                <table:data-pilot-member table:name="0.015934944152832" table:display="true" table:show-details="true"/>
                <table:data-pilot-member table:name="0.015936136245728" table:display="true" table:show-details="true"/>
                <table:data-pilot-member table:name="0.015945911407471" table:display="true" table:show-details="true"/>
                <table:data-pilot-member table:name="0.015954971313477" table:display="true" table:show-details="true"/>
                <table:data-pilot-member table:name="0.015955924987793" table:display="true" table:show-details="true"/>
                <table:data-pilot-member table:name="0.015963792800903" table:display="true" table:show-details="true"/>
                <table:data-pilot-member table:name="0.015971183776856" table:display="true" table:show-details="true"/>
                <table:data-pilot-member table:name="0.015974044799805" table:display="true" table:show-details="true"/>
                <table:data-pilot-member table:name="0.015974998474121" table:display="true" table:show-details="true"/>
                <table:data-pilot-member table:name="0.015988111495972" table:display="true" table:show-details="true"/>
                <table:data-pilot-member table:name="0.015991926193237" table:display="true" table:show-details="true"/>
                <table:data-pilot-member table:name="0.016018867492676" table:display="true" table:show-details="true"/>
                <table:data-pilot-member table:name="0.016021013259888" table:display="true" table:show-details="true"/>
                <table:data-pilot-member table:name="0.016023874282837" table:display="true" table:show-details="true"/>
                <table:data-pilot-member table:name="0.016036033630371" table:display="true" table:show-details="true"/>
                <table:data-pilot-member table:name="0.016036987304688" table:display="true" table:show-details="true"/>
                <table:data-pilot-member table:name="0.016041040420532" table:display="true" table:show-details="true"/>
                <table:data-pilot-member table:name="0.016052961349487" table:display="true" table:show-details="true"/>
                <table:data-pilot-member table:name="0.016063928604126" table:display="true" table:show-details="true"/>
                <table:data-pilot-member table:name="0.016066074371338" table:display="true" table:show-details="true"/>
                <table:data-pilot-member table:name="0.016072988510132" table:display="true" table:show-details="true"/>
                <table:data-pilot-member table:name="0.016075849533081" table:display="true" table:show-details="true"/>
                <table:data-pilot-member table:name="0.016080856323242" table:display="true" table:show-details="true"/>
                <table:data-pilot-member table:name="0.016082048416138" table:display="true" table:show-details="true"/>
                <table:data-pilot-member table:name="0.016088962554932" table:display="true" table:show-details="true"/>
                <table:data-pilot-member table:name="0.016097068786621" table:display="true" table:show-details="true"/>
                <table:data-pilot-member table:name="0.016098976135254" table:display="true" table:show-details="true"/>
                <table:data-pilot-member table:name="0.016101837158203" table:display="true" table:show-details="true"/>
                <table:data-pilot-member table:name="0.016103029251099" table:display="true" table:show-details="true"/>
                <table:data-pilot-member table:name="0.016107797622681" table:display="true" table:show-details="true"/>
                <table:data-pilot-member table:name="0.016113042831421" table:display="true" table:show-details="true"/>
                <table:data-pilot-member table:name="0.016127109527588" table:display="true" table:show-details="true"/>
                <table:data-pilot-member table:name="0.016140937805176" table:display="true" table:show-details="true"/>
                <table:data-pilot-member table:name="0.016151905059815" table:display="true" table:show-details="true"/>
                <table:data-pilot-member table:name="0.016173124313355" table:display="true" table:show-details="true"/>
                <table:data-pilot-member table:name="0.016180992126465" table:display="true" table:show-details="true"/>
                <table:data-pilot-member table:name="0.016184091567993" table:display="true" table:show-details="true"/>
                <table:data-pilot-member table:name="0.016199827194214" table:display="true" table:show-details="true"/>
                <table:data-pilot-member table:name="0.016212940216065" table:display="true" table:show-details="true"/>
                <table:data-pilot-member table:name="0.016224145889282" table:display="true" table:show-details="true"/>
                <table:data-pilot-member table:name="0.016241073608399" table:display="true" table:show-details="true"/>
                <table:data-pilot-member table:name="0.016248941421509" table:display="true" table:show-details="true"/>
                <table:data-pilot-member table:name="0.016254186630249" table:display="true" table:show-details="true"/>
                <table:data-pilot-member table:name="0.016260147094727" table:display="true" table:show-details="true"/>
                <table:data-pilot-member table:name="0.016264915466309" table:display="true" table:show-details="true"/>
                <table:data-pilot-member table:name="0.016270875930786" table:display="true" table:show-details="true"/>
                <table:data-pilot-member table:name="0.016272068023682" table:display="true" table:show-details="true"/>
                <table:data-pilot-member table:name="0.016283988952637" table:display="true" table:show-details="true"/>
                <table:data-pilot-member table:name="0.016284942626953" table:display="true" table:show-details="true"/>
                <table:data-pilot-member table:name="0.016288995742798" table:display="true" table:show-details="true"/>
                <table:data-pilot-member table:name="0.016290903091431" table:display="true" table:show-details="true"/>
                <table:data-pilot-member table:name="0.016292095184326" table:display="true" table:show-details="true"/>
                <table:data-pilot-member table:name="0.016311883926392" table:display="true" table:show-details="true"/>
                <table:data-pilot-member table:name="0.01632285118103" table:display="true" table:show-details="true"/>
                <table:data-pilot-member table:name="0.016324043273926" table:display="true" table:show-details="true"/>
                <table:data-pilot-member table:name="0.016324996948242" table:display="true" table:show-details="true"/>
                <table:data-pilot-member table:name="0.016332864761353" table:display="true" table:show-details="true"/>
                <table:data-pilot-member table:name="0.016382932662964" table:display="true" table:show-details="true"/>
                <table:data-pilot-member table:name="0.016390085220337" table:display="true" table:show-details="true"/>
                <table:data-pilot-member table:name="0.016394138336182" table:display="true" table:show-details="true"/>
                <table:data-pilot-member table:name="0.016396045684815" table:display="true" table:show-details="true"/>
                <table:data-pilot-member table:name="0.016402959823608" table:display="true" table:show-details="true"/>
                <table:data-pilot-member table:name="0.016418218612671" table:display="true" table:show-details="true"/>
                <table:data-pilot-member table:name="0.016422033309937" table:display="true" table:show-details="true"/>
                <table:data-pilot-member table:name="0.016448974609375" table:display="true" table:show-details="true"/>
                <table:data-pilot-member table:name="0.016451835632324" table:display="true" table:show-details="true"/>
                <table:data-pilot-member table:name="0.016457080841065" table:display="true" table:show-details="true"/>
                <table:data-pilot-member table:name="0.016461849212647" table:display="true" table:show-details="true"/>
                <table:data-pilot-member table:name="0.016469955444336" table:display="true" table:show-details="true"/>
                <table:data-pilot-member table:name="0.016477108001709" table:display="true" table:show-details="true"/>
                <table:data-pilot-member table:name="0.016484022140503" table:display="true" table:show-details="true"/>
                <table:data-pilot-member table:name="0.016488790512085" table:display="true" table:show-details="true"/>
                <table:data-pilot-member table:name="0.016498804092407" table:display="true" table:show-details="true"/>
                <table:data-pilot-member table:name="0.016501903533936" table:display="true" table:show-details="true"/>
                <table:data-pilot-member table:name="0.016505002975464" table:display="true" table:show-details="true"/>
                <table:data-pilot-member table:name="0.01650595664978" table:display="true" table:show-details="true"/>
                <table:data-pilot-member table:name="0.016529083251953" table:display="true" table:show-details="true"/>
                <table:data-pilot-member table:name="0.016535043716431" table:display="true" table:show-details="true"/>
                <table:data-pilot-member table:name="0.016551017761231" table:display="true" table:show-details="true"/>
                <table:data-pilot-member table:name="0.016558885574341" table:display="true" table:show-details="true"/>
                <table:data-pilot-member table:name="0.01655912399292" table:display="true" table:show-details="true"/>
                <table:data-pilot-member table:name="0.016561985015869" table:display="true" table:show-details="true"/>
                <table:data-pilot-member table:name="0.01656985282898" table:display="true" table:show-details="true"/>
                <table:data-pilot-member table:name="0.016571998596191" table:display="true" table:show-details="true"/>
                <table:data-pilot-member table:name="0.016587018966675" table:display="true" table:show-details="true"/>
                <table:data-pilot-member table:name="0.01659107208252" table:display="true" table:show-details="true"/>
                <table:data-pilot-member table:name="0.016592979431152" table:display="true" table:show-details="true"/>
                <table:data-pilot-member table:name="0.016596078872681" table:display="true" table:show-details="true"/>
                <table:data-pilot-member table:name="0.016611814498901" table:display="true" table:show-details="true"/>
                <table:data-pilot-member table:name="0.016621112823486" table:display="true" table:show-details="true"/>
                <table:data-pilot-member table:name="0.016638994216919" table:display="true" table:show-details="true"/>
                <table:data-pilot-member table:name="0.016641855239868" table:display="true" table:show-details="true"/>
                <table:data-pilot-member table:name="0.016645908355713" table:display="true" table:show-details="true"/>
                <table:data-pilot-member table:name="0.016664981842041" table:display="true" table:show-details="true"/>
                <table:data-pilot-member table:name="0.016670942306519" table:display="true" table:show-details="true"/>
                <table:data-pilot-member table:name="0.016674041748047" table:display="true" table:show-details="true"/>
                <table:data-pilot-member table:name="0.016677141189575" table:display="true" table:show-details="true"/>
                <table:data-pilot-member table:name="0.016680002212525" table:display="true" table:show-details="true"/>
                <table:data-pilot-member table:name="0.016681909561157" table:display="true" table:show-details="true"/>
                <table:data-pilot-member table:name="0.016685962677002" table:display="true" table:show-details="true"/>
                <table:data-pilot-member table:name="0.016701936721802" table:display="true" table:show-details="true"/>
                <table:data-pilot-member table:name="0.016710996627808" table:display="true" table:show-details="true"/>
                <table:data-pilot-member table:name="0.016712188720703" table:display="true" table:show-details="true"/>
                <table:data-pilot-member table:name="0.01671314239502" table:display="true" table:show-details="true"/>
                <table:data-pilot-member table:name="0.016721963882446" table:display="true" table:show-details="true"/>
                <table:data-pilot-member table:name="0.016726016998291" table:display="true" table:show-details="true"/>
                <table:data-pilot-member table:name="0.016740083694458" table:display="true" table:show-details="true"/>
                <table:data-pilot-member table:name="0.016741037368775" table:display="true" table:show-details="true"/>
                <table:data-pilot-member table:name="0.01675009727478" table:display="true" table:show-details="true"/>
                <table:data-pilot-member table:name="0.016758918762207" table:display="true" table:show-details="true"/>
                <table:data-pilot-member table:name="0.016772031784058" table:display="true" table:show-details="true"/>
                <table:data-pilot-member table:name="0.016795873641968" table:display="true" table:show-details="true"/>
                <table:data-pilot-member table:name="0.016804933547974" table:display="true" table:show-details="true"/>
                <table:data-pilot-member table:name="0.01680588722229" table:display="true" table:show-details="true"/>
                <table:data-pilot-member table:name="0.016808986663818" table:display="true" table:show-details="true"/>
                <table:data-pilot-member table:name="0.016810178756714" table:display="true" table:show-details="true"/>
                <table:data-pilot-member table:name="0.016830921173096" table:display="true" table:show-details="true"/>
                <table:data-pilot-member table:name="0.016834020614624" table:display="true" table:show-details="true"/>
                <table:data-pilot-member table:name="0.016860008239746" table:display="true" table:show-details="true"/>
                <table:data-pilot-member table:name="0.016867876052857" table:display="true" table:show-details="true"/>
                <table:data-pilot-member table:name="0.016870975494385" table:display="true" table:show-details="true"/>
                <table:data-pilot-member table:name="0.016872882843018" table:display="true" table:show-details="true"/>
                <table:data-pilot-member table:name="0.016918897628784" table:display="true" table:show-details="true"/>
                <table:data-pilot-member table:name="0.016929149627686" table:display="true" table:show-details="true"/>
                <table:data-pilot-member table:name="0.016945123672485" table:display="true" table:show-details="true"/>
                <table:data-pilot-member table:name="0.016964197158814" table:display="true" table:show-details="true"/>
                <table:data-pilot-member table:name="0.01696515083313" table:display="true" table:show-details="true"/>
                <table:data-pilot-member table:name="0.016981840133667" table:display="true" table:show-details="true"/>
                <table:data-pilot-member table:name="0.016994953155518" table:display="true" table:show-details="true"/>
                <table:data-pilot-member table:name="0.017002105712891" table:display="true" table:show-details="true"/>
                <table:data-pilot-member table:name="0.017003059387207" table:display="true" table:show-details="true"/>
                <table:data-pilot-member table:name="0.017028093338013" table:display="true" table:show-details="true"/>
                <table:data-pilot-member table:name="0.017051219940186" table:display="true" table:show-details="true"/>
                <table:data-pilot-member table:name="0.017062902450562" table:display="true" table:show-details="true"/>
                <table:data-pilot-member table:name="0.017064094543457" table:display="true" table:show-details="true"/>
                <table:data-pilot-member table:name="0.017083168029785" table:display="true" table:show-details="true"/>
                <table:data-pilot-member table:name="0.017087936401367" table:display="true" table:show-details="true"/>
                <table:data-pilot-member table:name="0.017092943191528" table:display="true" table:show-details="true"/>
                <table:data-pilot-member table:name="0.017096042633057" table:display="true" table:show-details="true"/>
                <table:data-pilot-member table:name="0.017096996307373" table:display="true" table:show-details="true"/>
                <table:data-pilot-member table:name="0.017104148864746" table:display="true" table:show-details="true"/>
                <table:data-pilot-member table:name="0.017117023468018" table:display="true" table:show-details="true"/>
                <table:data-pilot-member table:name="0.017117977142334" table:display="true" table:show-details="true"/>
                <table:data-pilot-member table:name="0.017125129699707" table:display="true" table:show-details="true"/>
                <table:data-pilot-member table:name="0.017147064208984" table:display="true" table:show-details="true"/>
                <table:data-pilot-member table:name="0.017153024673462" table:display="true" table:show-details="true"/>
                <table:data-pilot-member table:name="0.017168045043945" table:display="true" table:show-details="true"/>
                <table:data-pilot-member table:name="0.017200946807861" table:display="true" table:show-details="true"/>
                <table:data-pilot-member table:name="0.017201185226441" table:display="true" table:show-details="true"/>
                <table:data-pilot-member table:name="0.017210006713867" table:display="true" table:show-details="true"/>
                <table:data-pilot-member table:name="0.017220973968506" table:display="true" table:show-details="true"/>
                <table:data-pilot-member table:name="0.017228126525879" table:display="true" table:show-details="true"/>
                <table:data-pilot-member table:name="0.017236948013306" table:display="true" table:show-details="true"/>
                <table:data-pilot-member table:name="0.017243146896362" table:display="true" table:show-details="true"/>
                <table:data-pilot-member table:name="0.017254829406738" table:display="true" table:show-details="true"/>
                <table:data-pilot-member table:name="0.017264127731323" table:display="true" table:show-details="true"/>
                <table:data-pilot-member table:name="0.017267942428589" table:display="true" table:show-details="true"/>
                <table:data-pilot-member table:name="0.01728892326355" table:display="true" table:show-details="true"/>
                <table:data-pilot-member table:name="0.017297029495239" table:display="true" table:show-details="true"/>
                <table:data-pilot-member table:name="0.0173180103302" table:display="true" table:show-details="true"/>
                <table:data-pilot-member table:name="0.017319202423096" table:display="true" table:show-details="true"/>
                <table:data-pilot-member table:name="0.017323970794678" table:display="true" table:show-details="true"/>
                <table:data-pilot-member table:name="0.017331838607788" table:display="true" table:show-details="true"/>
                <table:data-pilot-member table:name="0.017332077026367" table:display="true" table:show-details="true"/>
                <table:data-pilot-member table:name="0.017338991165161" table:display="true" table:show-details="true"/>
                <table:data-pilot-member table:name="0.017354965209961" table:display="true" table:show-details="true"/>
                <table:data-pilot-member table:name="0.017373085021973" table:display="true" table:show-details="true"/>
                <table:data-pilot-member table:name="0.017375946044922" table:display="true" table:show-details="true"/>
                <table:data-pilot-member table:name="0.017397880554199" table:display="true" table:show-details="true"/>
                <table:data-pilot-member table:name="0.017418146133423" table:display="true" table:show-details="true"/>
                <table:data-pilot-member table:name="0.017425775527954" table:display="true" table:show-details="true"/>
                <table:data-pilot-member table:name="0.017428874969483" table:display="true" table:show-details="true"/>
                <table:data-pilot-member table:name="0.017433166503906" table:display="true" table:show-details="true"/>
                <table:data-pilot-member table:name="0.017438888549805" table:display="true" table:show-details="true"/>
                <table:data-pilot-member table:name="0.0174400806427" table:display="true" table:show-details="true"/>
                <table:data-pilot-member table:name="0.017443895339966" table:display="true" table:show-details="true"/>
                <table:data-pilot-member table:name="0.017447948455811" table:display="true" table:show-details="true"/>
                <table:data-pilot-member table:name="0.017448902130127" table:display="true" table:show-details="true"/>
                <table:data-pilot-member table:name="0.017452001571655" table:display="true" table:show-details="true"/>
                <table:data-pilot-member table:name="0.017464876174927" table:display="true" table:show-details="true"/>
                <table:data-pilot-member table:name="0.017481803894043" table:display="true" table:show-details="true"/>
                <table:data-pilot-member table:name="0.0174880027771" table:display="true" table:show-details="true"/>
                <table:data-pilot-member table:name="0.017515897750855" table:display="true" table:show-details="true"/>
                <table:data-pilot-member table:name="0.01751708984375" table:display="true" table:show-details="true"/>
                <table:data-pilot-member table:name="0.017527103424072" table:display="true" table:show-details="true"/>
                <table:data-pilot-member table:name="0.017539024353027" table:display="true" table:show-details="true"/>
                <table:data-pilot-member table:name="0.017547130584717" table:display="true" table:show-details="true"/>
                <table:data-pilot-member table:name="0.017576932907105" table:display="true" table:show-details="true"/>
                <table:data-pilot-member table:name="0.017580986022949" table:display="true" table:show-details="true"/>
                <table:data-pilot-member table:name="0.017581939697266" table:display="true" table:show-details="true"/>
                <table:data-pilot-member table:name="0.017592191696167" table:display="true" table:show-details="true"/>
                <table:data-pilot-member table:name="0.017596960067749" table:display="true" table:show-details="true"/>
                <table:data-pilot-member table:name="0.017598867416382" table:display="true" table:show-details="true"/>
                <table:data-pilot-member table:name="0.017606973648071" table:display="true" table:show-details="true"/>
                <table:data-pilot-member table:name="0.0176100730896" table:display="true" table:show-details="true"/>
                <table:data-pilot-member table:name="0.017615079879761" table:display="true" table:show-details="true"/>
                <table:data-pilot-member table:name="0.017619848251343" table:display="true" table:show-details="true"/>
                <table:data-pilot-member table:name="0.017659902572632" table:display="true" table:show-details="true"/>
                <table:data-pilot-member table:name="0.017671823501587" table:display="true" table:show-details="true"/>
                <table:data-pilot-member table:name="0.017673969268799" table:display="true" table:show-details="true"/>
                <table:data-pilot-member table:name="0.017688035964966" table:display="true" table:show-details="true"/>
                <table:data-pilot-member table:name="0.017690181732178" table:display="true" table:show-details="true"/>
                <table:data-pilot-member table:name="0.017697095870972" table:display="true" table:show-details="true"/>
                <table:data-pilot-member table:name="0.017699003219605" table:display="true" table:show-details="true"/>
                <table:data-pilot-member table:name="0.017701864242554" table:display="true" table:show-details="true"/>
                <table:data-pilot-member table:name="0.01771092414856" table:display="true" table:show-details="true"/>
                <table:data-pilot-member table:name="0.017713069915772" table:display="true" table:show-details="true"/>
                <table:data-pilot-member table:name="0.017733812332153" table:display="true" table:show-details="true"/>
                <table:data-pilot-member table:name="0.017737865447998" table:display="true" table:show-details="true"/>
                <table:data-pilot-member table:name="0.017740964889526" table:display="true" table:show-details="true"/>
                <table:data-pilot-member table:name="0.017744064331055" table:display="true" table:show-details="true"/>
                <table:data-pilot-member table:name="0.017745018005371" table:display="true" table:show-details="true"/>
                <table:data-pilot-member table:name="0.017753124237061" table:display="true" table:show-details="true"/>
                <table:data-pilot-member table:name="0.017760038375855" table:display="true" table:show-details="true"/>
                <table:data-pilot-member table:name="0.017763137817383" table:display="true" table:show-details="true"/>
                <table:data-pilot-member table:name="0.017767190933228" table:display="true" table:show-details="true"/>
                <table:data-pilot-member table:name="0.017774105072022" table:display="true" table:show-details="true"/>
                <table:data-pilot-member table:name="0.01777720451355" table:display="true" table:show-details="true"/>
                <table:data-pilot-member table:name="0.017784118652344" table:display="true" table:show-details="true"/>
                <table:data-pilot-member table:name="0.017789840698242" table:display="true" table:show-details="true"/>
                <table:data-pilot-member table:name="0.017796993255615" table:display="true" table:show-details="true"/>
                <table:data-pilot-member table:name="0.017820119857788" table:display="true" table:show-details="true"/>
                <table:data-pilot-member table:name="0.017832040786743" table:display="true" table:show-details="true"/>
                <table:data-pilot-member table:name="0.017833232879639" table:display="true" table:show-details="true"/>
                <table:data-pilot-member table:name="0.017838001251221" table:display="true" table:show-details="true"/>
                <table:data-pilot-member table:name="0.017846822738648" table:display="true" table:show-details="true"/>
                <table:data-pilot-member table:name="0.017855167388916" table:display="true" table:show-details="true"/>
                <table:data-pilot-member table:name="0.017857074737549" table:display="true" table:show-details="true"/>
                <table:data-pilot-member table:name="0.017865180969238" table:display="true" table:show-details="true"/>
                <table:data-pilot-member table:name="0.017872095108032" table:display="true" table:show-details="true"/>
                <table:data-pilot-member table:name="0.017873048782349" table:display="true" table:show-details="true"/>
                <table:data-pilot-member table:name="0.017876148223877" table:display="true" table:show-details="true"/>
                <table:data-pilot-member table:name="0.01788592338562" table:display="true" table:show-details="true"/>
                <table:data-pilot-member table:name="0.017898082733154" table:display="true" table:show-details="true"/>
                <table:data-pilot-member table:name="0.017899036407471" table:display="true" table:show-details="true"/>
                <table:data-pilot-member table:name="0.017910003662109" table:display="true" table:show-details="true"/>
                <table:data-pilot-member table:name="0.017911195755005" table:display="true" table:show-details="true"/>
                <table:data-pilot-member table:name="0.017912149429321" table:display="true" table:show-details="true"/>
                <table:data-pilot-member table:name="0.017914056777954" table:display="true" table:show-details="true"/>
                <table:data-pilot-member table:name="0.01791787147522" table:display="true" table:show-details="true"/>
                <table:data-pilot-member table:name="0.017925977706909" table:display="true" table:show-details="true"/>
                <table:data-pilot-member table:name="0.017928123474121" table:display="true" table:show-details="true"/>
                <table:data-pilot-member table:name="0.017935037612915" table:display="true" table:show-details="true"/>
                <table:data-pilot-member table:name="0.017941951751709" table:display="true" table:show-details="true"/>
                <table:data-pilot-member table:name="0.017961978912354" table:display="true" table:show-details="true"/>
                <table:data-pilot-member table:name="0.017965078353882" table:display="true" table:show-details="true"/>
                <table:data-pilot-member table:name="0.017983913421631" table:display="true" table:show-details="true"/>
                <table:data-pilot-member table:name="0.017993927001953" table:display="true" table:show-details="true"/>
                <table:data-pilot-member table:name="0.018010139465332" table:display="true" table:show-details="true"/>
                <table:data-pilot-member table:name="0.018014192581177" table:display="true" table:show-details="true"/>
                <table:data-pilot-member table:name="0.018022060394287" table:display="true" table:show-details="true"/>
                <table:data-pilot-member table:name="0.018026113510132" table:display="true" table:show-details="true"/>
                <table:data-pilot-member table:name="0.018033027648926" table:display="true" table:show-details="true"/>
                <table:data-pilot-member table:name="0.018034219741821" table:display="true" table:show-details="true"/>
                <table:data-pilot-member table:name="0.018050909042358" table:display="true" table:show-details="true"/>
                <table:data-pilot-member table:name="0.018059968948364" table:display="true" table:show-details="true"/>
                <table:data-pilot-member table:name="0.018061876296997" table:display="true" table:show-details="true"/>
                <table:data-pilot-member table:name="0.018064975738525" table:display="true" table:show-details="true"/>
                <table:data-pilot-member table:name="0.018076896667481" table:display="true" table:show-details="true"/>
                <table:data-pilot-member table:name="0.018094062805176" table:display="true" table:show-details="true"/>
                <table:data-pilot-member table:name="0.018099069595337" table:display="true" table:show-details="true"/>
                <table:data-pilot-member table:name="0.018107891082764" table:display="true" table:show-details="true"/>
                <table:data-pilot-member table:name="0.018129110336304" table:display="true" table:show-details="true"/>
                <table:data-pilot-member table:name="0.018137931823731" table:display="true" table:show-details="true"/>
                <table:data-pilot-member table:name="0.018147230148316" table:display="true" table:show-details="true"/>
                <table:data-pilot-member table:name="0.018156051635742" table:display="true" table:show-details="true"/>
                <table:data-pilot-member table:name="0.018167018890381" table:display="true" table:show-details="true"/>
                <table:data-pilot-member table:name="0.018187999725342" table:display="true" table:show-details="true"/>
                <table:data-pilot-member table:name="0.018209934234619" table:display="true" table:show-details="true"/>
                <table:data-pilot-member table:name="0.018215894699097" table:display="true" table:show-details="true"/>
                <table:data-pilot-member table:name="0.018219947814941" table:display="true" table:show-details="true"/>
                <table:data-pilot-member table:name="0.01823091506958" table:display="true" table:show-details="true"/>
                <table:data-pilot-member table:name="0.01823902130127" table:display="true" table:show-details="true"/>
                <table:data-pilot-member table:name="0.018242120742798" table:display="true" table:show-details="true"/>
                <table:data-pilot-member table:name="0.018250942230225" table:display="true" table:show-details="true"/>
                <table:data-pilot-member table:name="0.018282890319824" table:display="true" table:show-details="true"/>
                <table:data-pilot-member table:name="0.018285036087036" table:display="true" table:show-details="true"/>
                <table:data-pilot-member table:name="0.018304109573364" table:display="true" table:show-details="true"/>
                <table:data-pilot-member table:name="0.018307209014893" table:display="true" table:show-details="true"/>
                <table:data-pilot-member table:name="0.01831579208374" table:display="true" table:show-details="true"/>
                <table:data-pilot-member table:name="0.018316030502319" table:display="true" table:show-details="true"/>
                <table:data-pilot-member table:name="0.018324851989746" table:display="true" table:show-details="true"/>
                <table:data-pilot-member table:name="0.018358945846558" table:display="true" table:show-details="true"/>
                <table:data-pilot-member table:name="0.018372058868408" table:display="true" table:show-details="true"/>
                <table:data-pilot-member table:name="0.018377065658569" table:display="true" table:show-details="true"/>
                <table:data-pilot-member table:name="0.018383026123047" table:display="true" table:show-details="true"/>
                <table:data-pilot-member table:name="0.018393993377686" table:display="true" table:show-details="true"/>
                <table:data-pilot-member table:name="0.018399953842163" table:display="true" table:show-details="true"/>
                <table:data-pilot-member table:name="0.018407106399536" table:display="true" table:show-details="true"/>
                <table:data-pilot-member table:name="0.018419981002808" table:display="true" table:show-details="true"/>
                <table:data-pilot-member table:name="0.018425941467285" table:display="true" table:show-details="true"/>
                <table:data-pilot-member table:name="0.018444061279297" table:display="true" table:show-details="true"/>
                <table:data-pilot-member table:name="0.018460988998413" table:display="true" table:show-details="true"/>
                <table:data-pilot-member table:name="0.018500089645386" table:display="true" table:show-details="true"/>
                <table:data-pilot-member table:name="0.018500804901123" table:display="true" table:show-details="true"/>
                <table:data-pilot-member table:name="0.018511056900025" table:display="true" table:show-details="true"/>
                <table:data-pilot-member table:name="0.018558979034424" table:display="true" table:show-details="true"/>
                <table:data-pilot-member table:name="0.018568992614746" table:display="true" table:show-details="true"/>
                <table:data-pilot-member table:name="0.018573999404907" table:display="true" table:show-details="true"/>
                <table:data-pilot-member table:name="0.01857590675354" table:display="true" table:show-details="true"/>
                <table:data-pilot-member table:name="0.018579006195068" table:display="true" table:show-details="true"/>
                <table:data-pilot-member table:name="0.018582105636597" table:display="true" table:show-details="true"/>
                <table:data-pilot-member table:name="0.018590927124024" table:display="true" table:show-details="true"/>
                <table:data-pilot-member table:name="0.018594026565552" table:display="true" table:show-details="true"/>
                <table:data-pilot-member table:name="0.018595933914185" table:display="true" table:show-details="true"/>
                <table:data-pilot-member table:name="0.018596887588501" table:display="true" table:show-details="true"/>
                <table:data-pilot-member table:name="0.01859712600708" table:display="true" table:show-details="true"/>
                <table:data-pilot-member table:name="0.018607139587402" table:display="true" table:show-details="true"/>
                <table:data-pilot-member table:name="0.018610954284668" table:display="true" table:show-details="true"/>
                <table:data-pilot-member table:name="0.018618106842041" table:display="true" table:show-details="true"/>
                <table:data-pilot-member table:name="0.018634080886841" table:display="true" table:show-details="true"/>
                <table:data-pilot-member table:name="0.018646955490112" table:display="true" table:show-details="true"/>
                <table:data-pilot-member table:name="0.018661975860596" table:display="true" table:show-details="true"/>
                <table:data-pilot-member table:name="0.018689870834351" table:display="true" table:show-details="true"/>
                <table:data-pilot-member table:name="0.018699884414673" table:display="true" table:show-details="true"/>
                <table:data-pilot-member table:name="0.018702030181885" table:display="true" table:show-details="true"/>
                <table:data-pilot-member table:name="0.018702983856201" table:display="true" table:show-details="true"/>
                <table:data-pilot-member table:name="0.01870608329773" table:display="true" table:show-details="true"/>
                <table:data-pilot-member table:name="0.018710851669312" table:display="true" table:show-details="true"/>
                <table:data-pilot-member table:name="0.018728017807007" table:display="true" table:show-details="true"/>
                <table:data-pilot-member table:name="0.01872992515564" table:display="true" table:show-details="true"/>
                <table:data-pilot-member table:name="0.018740892410278" table:display="true" table:show-details="true"/>
                <table:data-pilot-member table:name="0.018754959106445" table:display="true" table:show-details="true"/>
                <table:data-pilot-member table:name="0.018764972686768" table:display="true" table:show-details="true"/>
                <table:data-pilot-member table:name="0.018784999847412" table:display="true" table:show-details="true"/>
                <table:data-pilot-member table:name="0.018802881240845" table:display="true" table:show-details="true"/>
                <table:data-pilot-member table:name="0.018811941146851" table:display="true" table:show-details="true"/>
                <table:data-pilot-member table:name="0.018817901611328" table:display="true" table:show-details="true"/>
                <table:data-pilot-member table:name="0.018826007843018" table:display="true" table:show-details="true"/>
                <table:data-pilot-member table:name="0.018841981887817" table:display="true" table:show-details="true"/>
                <table:data-pilot-member table:name="0.018847942352295" table:display="true" table:show-details="true"/>
                <table:data-pilot-member table:name="0.018856048583984" table:display="true" table:show-details="true"/>
                <table:data-pilot-member table:name="0.018895864486694" table:display="true" table:show-details="true"/>
                <table:data-pilot-member table:name="0.018899202346802" table:display="true" table:show-details="true"/>
                <table:data-pilot-member table:name="0.018905878067017" table:display="true" table:show-details="true"/>
                <table:data-pilot-member table:name="0.018954038619995" table:display="true" table:show-details="true"/>
                <table:data-pilot-member table:name="0.018967866897583" table:display="true" table:show-details="true"/>
                <table:data-pilot-member table:name="0.018975973129273" table:display="true" table:show-details="true"/>
                <table:data-pilot-member table:name="0.01898193359375" table:display="true" table:show-details="true"/>
                <table:data-pilot-member table:name="0.018985033035278" table:display="true" table:show-details="true"/>
                <table:data-pilot-member table:name="0.018985986709595" table:display="true" table:show-details="true"/>
                <table:data-pilot-member table:name="0.019000053405762" table:display="true" table:show-details="true"/>
                <table:data-pilot-member table:name="0.019001007080078" table:display="true" table:show-details="true"/>
                <table:data-pilot-member table:name="0.019006967544556" table:display="true" table:show-details="true"/>
                <table:data-pilot-member table:name="0.019012928009033" table:display="true" table:show-details="true"/>
                <table:data-pilot-member table:name="0.019047021865845" table:display="true" table:show-details="true"/>
                <table:data-pilot-member table:name="0.019083976745606" table:display="true" table:show-details="true"/>
                <table:data-pilot-member table:name="0.019084930419922" table:display="true" table:show-details="true"/>
                <table:data-pilot-member table:name="0.01908802986145" table:display="true" table:show-details="true"/>
                <table:data-pilot-member table:name="0.019094944000244" table:display="true" table:show-details="true"/>
                <table:data-pilot-member table:name="0.019096851348877" table:display="true" table:show-details="true"/>
                <table:data-pilot-member table:name="0.019098043441773" table:display="true" table:show-details="true"/>
                <table:data-pilot-member table:name="0.019099950790405" table:display="true" table:show-details="true"/>
                <table:data-pilot-member table:name="0.019124984741211" table:display="true" table:show-details="true"/>
                <table:data-pilot-member table:name="0.019146919250488" table:display="true" table:show-details="true"/>
                <table:data-pilot-member table:name="0.019180059432983" table:display="true" table:show-details="true"/>
                <table:data-pilot-member table:name="0.019195079803467" table:display="true" table:show-details="true"/>
                <table:data-pilot-member table:name="0.019197940826416" table:display="true" table:show-details="true"/>
                <table:data-pilot-member table:name="0.019222021102905" table:display="true" table:show-details="true"/>
                <table:data-pilot-member table:name="0.019231081008911" table:display="true" table:show-details="true"/>
                <table:data-pilot-member table:name="0.019256114959717" table:display="true" table:show-details="true"/>
                <table:data-pilot-member table:name="0.019261121749878" table:display="true" table:show-details="true"/>
                <table:data-pilot-member table:name="0.019263982772827" table:display="true" table:show-details="true"/>
                <table:data-pilot-member table:name="0.01927399635315" table:display="true" table:show-details="true"/>
                <table:data-pilot-member table:name="0.019275903701782" table:display="true" table:show-details="true"/>
                <table:data-pilot-member table:name="0.019278049468994" table:display="true" table:show-details="true"/>
                <table:data-pilot-member table:name="0.019308090209961" table:display="true" table:show-details="true"/>
                <table:data-pilot-member table:name="0.019317150115967" table:display="true" table:show-details="true"/>
                <table:data-pilot-member table:name="0.019317865371704" table:display="true" table:show-details="true"/>
                <table:data-pilot-member table:name="0.01934289932251" table:display="true" table:show-details="true"/>
                <table:data-pilot-member table:name="0.019345998764038" table:display="true" table:show-details="true"/>
                <table:data-pilot-member table:name="0.01935601234436" table:display="true" table:show-details="true"/>
                <table:data-pilot-member table:name="0.01937198638916" table:display="true" table:show-details="true"/>
                <table:data-pilot-member table:name="0.019383907318115" table:display="true" table:show-details="true"/>
                <table:data-pilot-member table:name="0.019397020339966" table:display="true" table:show-details="true"/>
                <table:data-pilot-member table:name="0.019398927688599" table:display="true" table:show-details="true"/>
                <table:data-pilot-member table:name="0.019410848617554" table:display="true" table:show-details="true"/>
                <table:data-pilot-member table:name="0.019418954849243" table:display="true" table:show-details="true"/>
                <table:data-pilot-member table:name="0.019424915313721" table:display="true" table:show-details="true"/>
                <table:data-pilot-member table:name="0.019430875778198" table:display="true" table:show-details="true"/>
                <table:data-pilot-member table:name="0.019452095031738" table:display="true" table:show-details="true"/>
                <table:data-pilot-member table:name="0.019453048706055" table:display="true" table:show-details="true"/>
                <table:data-pilot-member table:name="0.019467115402222" table:display="true" table:show-details="true"/>
                <table:data-pilot-member table:name="0.019474029541016" table:display="true" table:show-details="true"/>
                <table:data-pilot-member table:name="0.019474983215332" table:display="true" table:show-details="true"/>
                <table:data-pilot-member table:name="0.019495010375977" table:display="true" table:show-details="true"/>
                <table:data-pilot-member table:name="0.019496917724609" table:display="true" table:show-details="true"/>
                <table:data-pilot-member table:name="0.019498109817505" table:display="true" table:show-details="true"/>
                <table:data-pilot-member table:name="0.019499063491821" table:display="true" table:show-details="true"/>
                <table:data-pilot-member table:name="0.019504070281983" table:display="true" table:show-details="true"/>
                <table:data-pilot-member table:name="0.019545078277588" table:display="true" table:show-details="true"/>
                <table:data-pilot-member table:name="0.019547939300537" table:display="true" table:show-details="true"/>
                <table:data-pilot-member table:name="0.019551992416382" table:display="true" table:show-details="true"/>
                <table:data-pilot-member table:name="0.019568920135498" table:display="true" table:show-details="true"/>
                <table:data-pilot-member table:name="0.019576072692871" table:display="true" table:show-details="true"/>
                <table:data-pilot-member table:name="0.01961088180542" table:display="true" table:show-details="true"/>
                <table:data-pilot-member table:name="0.01961612701416" table:display="true" table:show-details="true"/>
                <table:data-pilot-member table:name="0.019618034362793" table:display="true" table:show-details="true"/>
                <table:data-pilot-member table:name="0.019623041152954" table:display="true" table:show-details="true"/>
                <table:data-pilot-member table:name="0.019628047943115" table:display="true" table:show-details="true"/>
                <table:data-pilot-member table:name="0.019634962081909" table:display="true" table:show-details="true"/>
                <table:data-pilot-member table:name="0.019646167755127" table:display="true" table:show-details="true"/>
                <table:data-pilot-member table:name="0.019657850265503" table:display="true" table:show-details="true"/>
                <table:data-pilot-member table:name="0.019659042358399" table:display="true" table:show-details="true"/>
                <table:data-pilot-member table:name="0.019678115844727" table:display="true" table:show-details="true"/>
                <table:data-pilot-member table:name="0.019702196121216" table:display="true" table:show-details="true"/>
                <table:data-pilot-member table:name="0.019728183746338" table:display="true" table:show-details="true"/>
                <table:data-pilot-member table:name="0.019739151000977" table:display="true" table:show-details="true"/>
                <table:data-pilot-member table:name="0.019742012023926" table:display="true" table:show-details="true"/>
                <table:data-pilot-member table:name="0.019763946533203" table:display="true" table:show-details="true"/>
                <table:data-pilot-member table:name="0.01977014541626" table:display="true" table:show-details="true"/>
                <table:data-pilot-member table:name="0.019770860671997" table:display="true" table:show-details="true"/>
                <table:data-pilot-member table:name="0.019797086715698" table:display="true" table:show-details="true"/>
                <table:data-pilot-member table:name="0.019803047180176" table:display="true" table:show-details="true"/>
                <table:data-pilot-member table:name="0.019809007644653" table:display="true" table:show-details="true"/>
                <table:data-pilot-member table:name="0.019842863082886" table:display="true" table:show-details="true"/>
                <table:data-pilot-member table:name="0.019851922988892" table:display="true" table:show-details="true"/>
                <table:data-pilot-member table:name="0.019852876663208" table:display="true" table:show-details="true"/>
                <table:data-pilot-member table:name="0.019876003265381" table:display="true" table:show-details="true"/>
                <table:data-pilot-member table:name="0.019890069961548" table:display="true" table:show-details="true"/>
                <table:data-pilot-member table:name="0.019891023635864" table:display="true" table:show-details="true"/>
                <table:data-pilot-member table:name="0.019903898239136" table:display="true" table:show-details="true"/>
                <table:data-pilot-member table:name="0.019905090332031" table:display="true" table:show-details="true"/>
                <table:data-pilot-member table:name="0.019919872283936" table:display="true" table:show-details="true"/>
                <table:data-pilot-member table:name="0.019932985305786" table:display="true" table:show-details="true"/>
                <table:data-pilot-member table:name="0.019963026046753" table:display="true" table:show-details="true"/>
                <table:data-pilot-member table:name="0.019971132278442" table:display="true" table:show-details="true"/>
                <table:data-pilot-member table:name="0.019992828369141" table:display="true" table:show-details="true"/>
                <table:data-pilot-member table:name="0.020013093948364" table:display="true" table:show-details="true"/>
                <table:data-pilot-member table:name="0.020013809204102" table:display="true" table:show-details="true"/>
                <table:data-pilot-member table:name="0.020030975341797" table:display="true" table:show-details="true"/>
                <table:data-pilot-member table:name="0.020032167434692" table:display="true" table:show-details="true"/>
                <table:data-pilot-member table:name="0.020039081573486" table:display="true" table:show-details="true"/>
                <table:data-pilot-member table:name="0.020039796829224" table:display="true" table:show-details="true"/>
                <table:data-pilot-member table:name="0.020040035247803" table:display="true" table:show-details="true"/>
                <table:data-pilot-member table:name="0.020075082778931" table:display="true" table:show-details="true"/>
                <table:data-pilot-member table:name="0.020076036453247" table:display="true" table:show-details="true"/>
                <table:data-pilot-member table:name="0.020091056823731" table:display="true" table:show-details="true"/>
                <table:data-pilot-member table:name="0.020112991333008" table:display="true" table:show-details="true"/>
                <table:data-pilot-member table:name="0.020117998123169" table:display="true" table:show-details="true"/>
                <table:data-pilot-member table:name="0.020119905471802" table:display="true" table:show-details="true"/>
                <table:data-pilot-member table:name="0.020122766494751" table:display="true" table:show-details="true"/>
                <table:data-pilot-member table:name="0.02016806602478" table:display="true" table:show-details="true"/>
                <table:data-pilot-member table:name="0.020182132720947" table:display="true" table:show-details="true"/>
                <table:data-pilot-member table:name="0.020212888717651" table:display="true" table:show-details="true"/>
                <table:data-pilot-member table:name="0.020221948623657" table:display="true" table:show-details="true"/>
                <table:data-pilot-member table:name="0.02022910118103" table:display="true" table:show-details="true"/>
                <table:data-pilot-member table:name="0.020233154296875" table:display="true" table:show-details="true"/>
                <table:data-pilot-member table:name="0.02026891708374" table:display="true" table:show-details="true"/>
                <table:data-pilot-member table:name="0.020277976989746" table:display="true" table:show-details="true"/>
                <table:data-pilot-member table:name="0.020282983779907" table:display="true" table:show-details="true"/>
                <table:data-pilot-member table:name="0.020296096801758" table:display="true" table:show-details="true"/>
                <table:data-pilot-member table:name="0.02032208442688" table:display="true" table:show-details="true"/>
                <table:data-pilot-member table:name="0.020326852798462" table:display="true" table:show-details="true"/>
                <table:data-pilot-member table:name="0.020335912704468" table:display="true" table:show-details="true"/>
                <table:data-pilot-member table:name="0.020364046096802" table:display="true" table:show-details="true"/>
                <table:data-pilot-member table:name="0.020370006561279" table:display="true" table:show-details="true"/>
                <table:data-pilot-member table:name="0.020374059677124" table:display="true" table:show-details="true"/>
                <table:data-pilot-member table:name="0.020396947860718" table:display="true" table:show-details="true"/>
                <table:data-pilot-member table:name="0.02041506767273" table:display="true" table:show-details="true"/>
                <table:data-pilot-member table:name="0.020418882369995" table:display="true" table:show-details="true"/>
                <table:data-pilot-member table:name="0.02042293548584" table:display="true" table:show-details="true"/>
                <table:data-pilot-member table:name="0.020428895950317" table:display="true" table:show-details="true"/>
                <table:data-pilot-member table:name="0.020457983016968" table:display="true" table:show-details="true"/>
                <table:data-pilot-member table:name="0.020474910736084" table:display="true" table:show-details="true"/>
                <table:data-pilot-member table:name="0.02048397064209" table:display="true" table:show-details="true"/>
                <table:data-pilot-member table:name="0.020512104034424" table:display="true" table:show-details="true"/>
                <table:data-pilot-member table:name="0.020558118820191" table:display="true" table:show-details="true"/>
                <table:data-pilot-member table:name="0.02056097984314" table:display="true" table:show-details="true"/>
                <table:data-pilot-member table:name="0.020578145980835" table:display="true" table:show-details="true"/>
                <table:data-pilot-member table:name="0.020582914352417" table:display="true" table:show-details="true"/>
                <table:data-pilot-member table:name="0.020586967468262" table:display="true" table:show-details="true"/>
                <table:data-pilot-member table:name="0.02061676979065" table:display="true" table:show-details="true"/>
                <table:data-pilot-member table:name="0.020635843276978" table:display="true" table:show-details="true"/>
                <table:data-pilot-member table:name="0.020647048950195" table:display="true" table:show-details="true"/>
                <table:data-pilot-member table:name="0.020669221878052" table:display="true" table:show-details="true"/>
                <table:data-pilot-member table:name="0.020697832107544" table:display="true" table:show-details="true"/>
                <table:data-pilot-member table:name="0.020719051361084" table:display="true" table:show-details="true"/>
                <table:data-pilot-member table:name="0.020727872848511" table:display="true" table:show-details="true"/>
                <table:data-pilot-member table:name="0.020729064941406" table:display="true" table:show-details="true"/>
                <table:data-pilot-member table:name="0.020823001861572" table:display="true" table:show-details="true"/>
                <table:data-pilot-member table:name="0.020839929580689" table:display="true" table:show-details="true"/>
                <table:data-pilot-member table:name="0.02086091041565" table:display="true" table:show-details="true"/>
                <table:data-pilot-member table:name="0.020863056182861" table:display="true" table:show-details="true"/>
                <table:data-pilot-member table:name="0.020900964736939" table:display="true" table:show-details="true"/>
                <table:data-pilot-member table:name="0.020906925201416" table:display="true" table:show-details="true"/>
                <table:data-pilot-member table:name="0.020934104919434" table:display="true" table:show-details="true"/>
                <table:data-pilot-member table:name="0.020957946777344" table:display="true" table:show-details="true"/>
                <table:data-pilot-member table:name="0.020965814590454" table:display="true" table:show-details="true"/>
                <table:data-pilot-member table:name="0.020998954772949" table:display="true" table:show-details="true"/>
                <table:data-pilot-member table:name="0.021054983139038" table:display="true" table:show-details="true"/>
                <table:data-pilot-member table:name="0.021111965179443" table:display="true" table:show-details="true"/>
                <table:data-pilot-member table:name="0.021172046661377" table:display="true" table:show-details="true"/>
                <table:data-pilot-member table:name="0.021212100982666" table:display="true" table:show-details="true"/>
                <table:data-pilot-member table:name="0.021214008331299" table:display="true" table:show-details="true"/>
                <table:data-pilot-member table:name="0.021221160888672" table:display="true" table:show-details="true"/>
                <table:data-pilot-member table:name="0.021245956420899" table:display="true" table:show-details="true"/>
                <table:data-pilot-member table:name="0.021252870559692" table:display="true" table:show-details="true"/>
                <table:data-pilot-member table:name="0.021294116973877" table:display="true" table:show-details="true"/>
                <table:data-pilot-member table:name="0.021332979202271" table:display="true" table:show-details="true"/>
                <table:data-pilot-member table:name="0.021342992782593" table:display="true" table:show-details="true"/>
                <table:data-pilot-member table:name="0.021347045898438" table:display="true" table:show-details="true"/>
                <table:data-pilot-member table:name="0.021365880966187" table:display="true" table:show-details="true"/>
                <table:data-pilot-member table:name="0.021384000778198" table:display="true" table:show-details="true"/>
                <table:data-pilot-member table:name="0.021428108215332" table:display="true" table:show-details="true"/>
                <table:data-pilot-member table:name="0.021435976028442" table:display="true" table:show-details="true"/>
                <table:data-pilot-member table:name="0.021466016769409" table:display="true" table:show-details="true"/>
                <table:data-pilot-member table:name="0.021469831466675" table:display="true" table:show-details="true"/>
                <table:data-pilot-member table:name="0.021542072296143" table:display="true" table:show-details="true"/>
                <table:data-pilot-member table:name="0.021558046340942" table:display="true" table:show-details="true"/>
                <table:data-pilot-member table:name="0.021570920944214" table:display="true" table:show-details="true"/>
                <table:data-pilot-member table:name="0.021591901779175" table:display="true" table:show-details="true"/>
                <table:data-pilot-member table:name="0.021613121032715" table:display="true" table:show-details="true"/>
                <table:data-pilot-member table:name="0.021636009216309" table:display="true" table:show-details="true"/>
                <table:data-pilot-member table:name="0.021651983261108" table:display="true" table:show-details="true"/>
                <table:data-pilot-member table:name="0.021655082702637" table:display="true" table:show-details="true"/>
                <table:data-pilot-member table:name="0.021710157394409" table:display="true" table:show-details="true"/>
                <table:data-pilot-member table:name="0.021739959716797" table:display="true" table:show-details="true"/>
                <table:data-pilot-member table:name="0.021775007247925" table:display="true" table:show-details="true"/>
                <table:data-pilot-member table:name="0.021823883056641" table:display="true" table:show-details="true"/>
                <table:data-pilot-member table:name="0.021867990493775" table:display="true" table:show-details="true"/>
                <table:data-pilot-member table:name="0.021882057189941" table:display="true" table:show-details="true"/>
                <table:data-pilot-member table:name="0.021895885467529" table:display="true" table:show-details="true"/>
                <table:data-pilot-member table:name="0.02190899848938" table:display="true" table:show-details="true"/>
                <table:data-pilot-member table:name="0.021918058395386" table:display="true" table:show-details="true"/>
                <table:data-pilot-member table:name="0.021946907043457" table:display="true" table:show-details="true"/>
                <table:data-pilot-member table:name="0.021993160247803" table:display="true" table:show-details="true"/>
                <table:data-pilot-member table:name="0.021996021270752" table:display="true" table:show-details="true"/>
                <table:data-pilot-member table:name="0.022072076797485" table:display="true" table:show-details="true"/>
                <table:data-pilot-member table:name="0.022091865539551" table:display="true" table:show-details="true"/>
                <table:data-pilot-member table:name="0.022120952606201" table:display="true" table:show-details="true"/>
                <table:data-pilot-member table:name="0.022125959396362" table:display="true" table:show-details="true"/>
                <table:data-pilot-member table:name="0.022214889526367" table:display="true" table:show-details="true"/>
                <table:data-pilot-member table:name="0.022308826446533" table:display="true" table:show-details="true"/>
                <table:data-pilot-member table:name="0.022309064865112" table:display="true" table:show-details="true"/>
                <table:data-pilot-member table:name="0.02234697341919" table:display="true" table:show-details="true"/>
                <table:data-pilot-member table:name="0.022356033325195" table:display="true" table:show-details="true"/>
                <table:data-pilot-member table:name="0.022390127182007" table:display="true" table:show-details="true"/>
                <table:data-pilot-member table:name="0.022432088851929" table:display="true" table:show-details="true"/>
                <table:data-pilot-member table:name="0.022588014602661" table:display="true" table:show-details="true"/>
                <table:data-pilot-member table:name="0.022592067718506" table:display="true" table:show-details="true"/>
                <table:data-pilot-member table:name="0.02271294593811" table:display="true" table:show-details="true"/>
                <table:data-pilot-member table:name="0.022723197937012" table:display="true" table:show-details="true"/>
                <table:data-pilot-member table:name="0.022749185562134" table:display="true" table:show-details="true"/>
                <table:data-pilot-member table:name="0.022759199142456" table:display="true" table:show-details="true"/>
                <table:data-pilot-member table:name="0.022773027420044" table:display="true" table:show-details="true"/>
                <table:data-pilot-member table:name="0.022846937179566" table:display="true" table:show-details="true"/>
                <table:data-pilot-member table:name="0.022866010665894" table:display="true" table:show-details="true"/>
                <table:data-pilot-member table:name="0.022902965545654" table:display="true" table:show-details="true"/>
                <table:data-pilot-member table:name="0.023074150085449" table:display="true" table:show-details="true"/>
                <table:data-pilot-member table:name="0.023092985153198" table:display="true" table:show-details="true"/>
                <table:data-pilot-member table:name="0.023108959197998" table:display="true" table:show-details="true"/>
                <table:data-pilot-member table:name="0.023117065429688" table:display="true" table:show-details="true"/>
                <table:data-pilot-member table:name="0.023128986358643" table:display="true" table:show-details="true"/>
                <table:data-pilot-member table:name="0.023153066635132" table:display="true" table:show-details="true"/>
                <table:data-pilot-member table:name="0.023169040679932" table:display="true" table:show-details="true"/>
                <table:data-pilot-member table:name="0.023229837417603" table:display="true" table:show-details="true"/>
                <table:data-pilot-member table:name="0.023259878158569" table:display="true" table:show-details="true"/>
                <table:data-pilot-member table:name="0.02330493927002" table:display="true" table:show-details="true"/>
                <table:data-pilot-member table:name="0.023319959640503" table:display="true" table:show-details="true"/>
                <table:data-pilot-member table:name="0.023324012756348" table:display="true" table:show-details="true"/>
                <table:data-pilot-member table:name="0.023329019546509" table:display="true" table:show-details="true"/>
                <table:data-pilot-member table:name="0.023452997207642" table:display="true" table:show-details="true"/>
                <table:data-pilot-member table:name="0.023494958877564" table:display="true" table:show-details="true"/>
                <table:data-pilot-member table:name="0.023627996444702" table:display="true" table:show-details="true"/>
                <table:data-pilot-member table:name="0.023648977279663" table:display="true" table:show-details="true"/>
                <table:data-pilot-member table:name="0.023800134658814" table:display="true" table:show-details="true"/>
                <table:data-pilot-member table:name="0.023863077163696" table:display="true" table:show-details="true"/>
                <table:data-pilot-member table:name="0.023905992507935" table:display="true" table:show-details="true"/>
                <table:data-pilot-member table:name="0.023937940597534" table:display="true" table:show-details="true"/>
                <table:data-pilot-member table:name="0.023979187011719" table:display="true" table:show-details="true"/>
                <table:data-pilot-member table:name="0.023989915847778" table:display="true" table:show-details="true"/>
                <table:data-pilot-member table:name="0.024013042449951" table:display="true" table:show-details="true"/>
                <table:data-pilot-member table:name="0.024028062820435" table:display="true" table:show-details="true"/>
                <table:data-pilot-member table:name="0.024031162261963" table:display="true" table:show-details="true"/>
                <table:data-pilot-member table:name="0.02409291267395" table:display="true" table:show-details="true"/>
                <table:data-pilot-member table:name="0.024172067642212" table:display="true" table:show-details="true"/>
                <table:data-pilot-member table:name="0.024176120758057" table:display="true" table:show-details="true"/>
                <table:data-pilot-member table:name="0.024405956268311" table:display="true" table:show-details="true"/>
                <table:data-pilot-member table:name="0.0244140625" table:display="true" table:show-details="true"/>
                <table:data-pilot-member table:name="0.024458885192871" table:display="true" table:show-details="true"/>
                <table:data-pilot-member table:name="0.024534940719605" table:display="true" table:show-details="true"/>
                <table:data-pilot-member table:name="0.0245680809021" table:display="true" table:show-details="true"/>
                <table:data-pilot-member table:name="0.02464509010315" table:display="true" table:show-details="true"/>
                <table:data-pilot-member table:name="0.024724006652832" table:display="true" table:show-details="true"/>
                <table:data-pilot-member table:name="0.024813175201416" table:display="true" table:show-details="true"/>
                <table:data-pilot-member table:name="0.024837017059326" table:display="true" table:show-details="true"/>
                <table:data-pilot-member table:name="0.025053024291992" table:display="true" table:show-details="true"/>
                <table:data-pilot-member table:name="0.025355815887451" table:display="true" table:show-details="true"/>
                <table:data-pilot-member table:name="0.025427103042603" table:display="true" table:show-details="true"/>
                <table:data-pilot-member table:name="0.025464057922363" table:display="true" table:show-details="true"/>
                <table:data-pilot-member table:name="0.025558948516846" table:display="true" table:show-details="true"/>
                <table:data-pilot-member table:name="0.025560140609741" table:display="true" table:show-details="true"/>
                <table:data-pilot-member table:name="0.025870084762573" table:display="true" table:show-details="true"/>
                <table:data-pilot-member table:name="0.025931119918823" table:display="true" table:show-details="true"/>
                <table:data-pilot-member table:name="0.02597713470459" table:display="true" table:show-details="true"/>
                <table:data-pilot-member table:name="0.025988817214966" table:display="true" table:show-details="true"/>
                <table:data-pilot-member table:name="0.026010036468506" table:display="true" table:show-details="true"/>
                <table:data-pilot-member table:name="0.026312828063965" table:display="true" table:show-details="true"/>
                <table:data-pilot-member table:name="0.026351928710938" table:display="true" table:show-details="true"/>
                <table:data-pilot-member table:name="0.026520013809204" table:display="true" table:show-details="true"/>
                <table:data-pilot-member table:name="0.026636123657227" table:display="true" table:show-details="true"/>
                <table:data-pilot-member table:name="0.027007102966309" table:display="true" table:show-details="true"/>
                <table:data-pilot-member table:name="0.027156829833984" table:display="true" table:show-details="true"/>
                <table:data-pilot-member table:name="0.027403116226196" table:display="true" table:show-details="true"/>
                <table:data-pilot-member table:name="0.027419090270996" table:display="true" table:show-details="true"/>
                <table:data-pilot-member table:name="0.027765989303589" table:display="true" table:show-details="true"/>
                <table:data-pilot-member table:name="0.028226137161255" table:display="true" table:show-details="true"/>
                <table:data-pilot-member table:name="0.029222965240479" table:display="true" table:show-details="true"/>
                <table:data-pilot-member table:name="0.029324054718018" table:display="true" table:show-details="true"/>
                <table:data-pilot-member table:name="0.029555797576904" table:display="true" table:show-details="true"/>
                <table:data-pilot-member table:name="0.029787063598633" table:display="true" table:show-details="true"/>
                <table:data-pilot-member table:name="0.030335903167725" table:display="true" table:show-details="true"/>
                <table:data-pilot-member table:name="0.032742977142334" table:display="true" table:show-details="true"/>
                <table:data-pilot-member table:name="0.03414511680603" table:display="true" table:show-details="true"/>
                <table:data-pilot-member table:name="0.038476943969727" table:display="true" table:show-details="true"/>
                <table:data-pilot-member table:name="0.045563936233521" table:display="true" table:show-details="true"/>
                <table:data-pilot-member table:name="0.0462598800659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heet1_1'.A1:'Pivot Table_Sheet1_1'.AI8" table:buttons="'Pivot Table_Sheet1_1'.A2 'Pivot Table_Sheet1_1'.B2 'Pivot Table_Sheet1_1'.C1" table:show-filter-button="false" table:drill-down-on-double-click="false">
          <table:source-cell-range table:cell-range-address="Sheet1.A1:Sheet1.E2049"/>
          <table:data-pilot-field table:source-field-name="run" table:orientation="column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rver" table:orientation="row" table:used-hierarchy="0" table:function="auto">
            <table:data-pilot-level table:show-empty="false" calcext:repeat-item-labels="true">
              <table:data-pilot-members>
                <table:data-pilot-member table:name="server1" table:display="true" table:show-details="true"/>
                <table:data-pilot-member table:name="server2" table:display="true" table:show-details="true"/>
              </table:data-pilot-members>
              <table:data-pilot-display-info table:enabled="false" table:display-member-mode="from-top" table:member-count="10" table:data-field="server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rver" table:orientation="data" table:used-hierarchy="-1" table:function="count">
            <table:data-pilot-level calcext:repeat-item-labels="false"/>
          </table:data-pilot-field>
          <table:data-pilot-field table:source-field-name="elapsed" table:orientation="data" table:used-hierarchy="0" table:function="average">
            <table:data-pilot-level table:show-empty="false" calcext:repeat-item-labels="false">
              <table:data-pilot-members>
                <table:data-pilot-member table:name="0.010660171508789" table:display="true" table:show-details="true"/>
                <table:data-pilot-member table:name="0.010689973831177" table:display="true" table:show-details="true"/>
                <table:data-pilot-member table:name="0.010740995407105" table:display="true" table:show-details="true"/>
                <table:data-pilot-member table:name="0.010761976242065" table:display="true" table:show-details="true"/>
                <table:data-pilot-member table:name="0.010763168334961" table:display="true" table:show-details="true"/>
                <table:data-pilot-member table:name="0.010796070098877" table:display="true" table:show-details="true"/>
                <table:data-pilot-member table:name="0.010825872421265" table:display="true" table:show-details="true"/>
                <table:data-pilot-member table:name="0.010838031768799" table:display="true" table:show-details="true"/>
                <table:data-pilot-member table:name="0.010868072509766" table:display="true" table:show-details="true"/>
                <table:data-pilot-member table:name="0.010869026184082" table:display="true" table:show-details="true"/>
                <table:data-pilot-member table:name="0.010890007019043" table:display="true" table:show-details="true"/>
                <table:data-pilot-member table:name="0.010899066925049" table:display="true" table:show-details="true"/>
                <table:data-pilot-member table:name="0.010915994644165" table:display="true" table:show-details="true"/>
                <table:data-pilot-member table:name="0.010926008224487" table:display="true" table:show-details="true"/>
                <table:data-pilot-member table:name="0.01092791557312" table:display="true" table:show-details="true"/>
                <table:data-pilot-member table:name="0.010939121246338" table:display="true" table:show-details="true"/>
                <table:data-pilot-member table:name="0.010941028594971" table:display="true" table:show-details="true"/>
                <table:data-pilot-member table:name="0.010969161987305" table:display="true" table:show-details="true"/>
                <table:data-pilot-member table:name="0.010982036590576" table:display="true" table:show-details="true"/>
                <table:data-pilot-member table:name="0.010982990264893" table:display="true" table:show-details="true"/>
                <table:data-pilot-member table:name="0.010998010635376" table:display="true" table:show-details="true"/>
                <table:data-pilot-member table:name="0.011028051376343" table:display="true" table:show-details="true"/>
                <table:data-pilot-member table:name="0.011047124862671" table:display="true" table:show-details="true"/>
                <table:data-pilot-member table:name="0.011048078536987" table:display="true" table:show-details="true"/>
                <table:data-pilot-member table:name="0.011060953140259" table:display="true" table:show-details="true"/>
                <table:data-pilot-member table:name="0.011078119277954" table:display="true" table:show-details="true"/>
                <table:data-pilot-member table:name="0.01108193397522" table:display="true" table:show-details="true"/>
                <table:data-pilot-member table:name="0.011090993881226" table:display="true" table:show-details="true"/>
                <table:data-pilot-member table:name="0.011093854904175" table:display="true" table:show-details="true"/>
                <table:data-pilot-member table:name="0.011101007461548" table:display="true" table:show-details="true"/>
                <table:data-pilot-member table:name="0.011106967926025" table:display="true" table:show-details="true"/>
                <table:data-pilot-member table:name="0.011110067367554" table:display="true" table:show-details="true"/>
                <table:data-pilot-member table:name="0.011117935180664" table:display="true" table:show-details="true"/>
                <table:data-pilot-member table:name="0.011132001876831" table:display="true" table:show-details="true"/>
                <table:data-pilot-member table:name="0.011142015457153" table:display="true" table:show-details="true"/>
                <table:data-pilot-member table:name="0.011159896850586" table:display="true" table:show-details="true"/>
                <table:data-pilot-member table:name="0.011161804199219" table:display="true" table:show-details="true"/>
                <table:data-pilot-member table:name="0.011162042617798" table:display="true" table:show-details="true"/>
                <table:data-pilot-member table:name="0.011167049407959" table:display="true" table:show-details="true"/>
                <table:data-pilot-member table:name="0.011173009872437" table:display="true" table:show-details="true"/>
                <table:data-pilot-member table:name="0.011178970336914" table:display="true" table:show-details="true"/>
                <table:data-pilot-member table:name="0.011183977127075" table:display="true" table:show-details="true"/>
                <table:data-pilot-member table:name="0.011189937591553" table:display="true" table:show-details="true"/>
                <table:data-pilot-member table:name="0.01120400428772" table:display="true" table:show-details="true"/>
                <table:data-pilot-member table:name="0.011206150054932" table:display="true" table:show-details="true"/>
                <table:data-pilot-member table:name="0.01121997833252" table:display="true" table:show-details="true"/>
                <table:data-pilot-member table:name="0.011224031448364" table:display="true" table:show-details="true"/>
                <table:data-pilot-member table:name="0.011251926422119" table:display="true" table:show-details="true"/>
                <table:data-pilot-member table:name="0.01125693321228" table:display="true" table:show-details="true"/>
                <table:data-pilot-member table:name="0.011262178421021" table:display="true" table:show-details="true"/>
                <table:data-pilot-member table:name="0.011263847351074" table:display="true" table:show-details="true"/>
                <table:data-pilot-member table:name="0.011270046234131" table:display="true" table:show-details="true"/>
                <table:data-pilot-member table:name="0.011287927627564" table:display="true" table:show-details="true"/>
                <table:data-pilot-member table:name="0.01129412651062" table:display="true" table:show-details="true"/>
                <table:data-pilot-member table:name="0.011297941207886" table:display="true" table:show-details="true"/>
                <table:data-pilot-member table:name="0.011308193206787" table:display="true" table:show-details="true"/>
                <table:data-pilot-member table:name="0.011313199996948" table:display="true" table:show-details="true"/>
                <table:data-pilot-member table:name="0.011315822601318" table:display="true" table:show-details="true"/>
                <table:data-pilot-member table:name="0.011337995529175" table:display="true" table:show-details="true"/>
                <table:data-pilot-member table:name="0.011351108551025" table:display="true" table:show-details="true"/>
                <table:data-pilot-member table:name="0.011358022689819" table:display="true" table:show-details="true"/>
                <table:data-pilot-member table:name="0.011358976364136" table:display="true" table:show-details="true"/>
                <table:data-pilot-member table:name="0.011366844177246" table:display="true" table:show-details="true"/>
                <table:data-pilot-member table:name="0.01137113571167" table:display="true" table:show-details="true"/>
                <table:data-pilot-member table:name="0.011375904083252" table:display="true" table:show-details="true"/>
                <table:data-pilot-member table:name="0.011382102966309" table:display="true" table:show-details="true"/>
                <table:data-pilot-member table:name="0.011395931243897" table:display="true" table:show-details="true"/>
                <table:data-pilot-member table:name="0.011399030685425" table:display="true" table:show-details="true"/>
                <table:data-pilot-member table:name="0.011401891708374" table:display="true" table:show-details="true"/>
                <table:data-pilot-member table:name="0.011420011520386" table:display="true" table:show-details="true"/>
                <table:data-pilot-member table:name="0.011424064636231" table:display="true" table:show-details="true"/>
                <table:data-pilot-member table:name="0.011461019515991" table:display="true" table:show-details="true"/>
                <table:data-pilot-member table:name="0.011461973190308" table:display="true" table:show-details="true"/>
                <table:data-pilot-member table:name="0.011465072631836" table:display="true" table:show-details="true"/>
                <table:data-pilot-member table:name="0.011497020721436" table:display="true" table:show-details="true"/>
                <table:data-pilot-member table:name="0.01150107383728" table:display="true" table:show-details="true"/>
                <table:data-pilot-member table:name="0.011507987976074" table:display="true" table:show-details="true"/>
                <table:data-pilot-member table:name="0.011508941650391" table:display="true" table:show-details="true"/>
                <table:data-pilot-member table:name="0.011512994766235" table:display="true" table:show-details="true"/>
                <table:data-pilot-member table:name="0.011518955230713" table:display="true" table:show-details="true"/>
                <table:data-pilot-member table:name="0.011519908905029" table:display="true" table:show-details="true"/>
                <table:data-pilot-member table:name="0.01152515411377" table:display="true" table:show-details="true"/>
                <table:data-pilot-member table:name="0.011526823043823" table:display="true" table:show-details="true"/>
                <table:data-pilot-member table:name="0.011528015136719" table:display="true" table:show-details="true"/>
                <table:data-pilot-member table:name="0.011534929275513" table:display="true" table:show-details="true"/>
                <table:data-pilot-member table:name="0.011538028717041" table:display="true" table:show-details="true"/>
                <table:data-pilot-member table:name="0.01155686378479" table:display="true" table:show-details="true"/>
                <table:data-pilot-member table:name="0.011564016342163" table:display="true" table:show-details="true"/>
                <table:data-pilot-member table:name="0.011579990386963" table:display="true" table:show-details="true"/>
                <table:data-pilot-member table:name="0.011582136154175" table:display="true" table:show-details="true"/>
                <table:data-pilot-member table:name="0.011598110198975" table:display="true" table:show-details="true"/>
                <table:data-pilot-member table:name="0.011600017547607" table:display="true" table:show-details="true"/>
                <table:data-pilot-member table:name="0.011611938476563" table:display="true" table:show-details="true"/>
                <table:data-pilot-member table:name="0.011617183685303" table:display="true" table:show-details="true"/>
                <table:data-pilot-member table:name="0.011631011962891" table:display="true" table:show-details="true"/>
                <table:data-pilot-member table:name="0.011640071868897" table:display="true" table:show-details="true"/>
                <table:data-pilot-member table:name="0.011641025543213" table:display="true" table:show-details="true"/>
                <table:data-pilot-member table:name="0.011663913726807" table:display="true" table:show-details="true"/>
                <table:data-pilot-member table:name="0.011664152145386" table:display="true" table:show-details="true"/>
                <table:data-pilot-member table:name="0.011664867401123" table:display="true" table:show-details="true"/>
                <table:data-pilot-member table:name="0.01166582107544" table:display="true" table:show-details="true"/>
                <table:data-pilot-member table:name="0.011667966842651" table:display="true" table:show-details="true"/>
                <table:data-pilot-member table:name="0.011673927307129" table:display="true" table:show-details="true"/>
                <table:data-pilot-member table:name="0.011679172515869" table:display="true" table:show-details="true"/>
                <table:data-pilot-member table:name="0.011686086654663" table:display="true" table:show-details="true"/>
                <table:data-pilot-member table:name="0.011696100234985" table:display="true" table:show-details="true"/>
                <table:data-pilot-member table:name="0.011703014373779" table:display="true" table:show-details="true"/>
                <table:data-pilot-member table:name="0.011710166931152" table:display="true" table:show-details="true"/>
                <table:data-pilot-member table:name="0.011713981628418" table:display="true" table:show-details="true"/>
                <table:data-pilot-member table:name="0.011719942092896" table:display="true" table:show-details="true"/>
                <table:data-pilot-member table:name="0.011730194091797" table:display="true" table:show-details="true"/>
                <table:data-pilot-member table:name="0.011738061904907" table:display="true" table:show-details="true"/>
                <table:data-pilot-member table:name="0.011739015579224" table:display="true" table:show-details="true"/>
                <table:data-pilot-member table:name="0.01173996925354" table:display="true" table:show-details="true"/>
                <table:data-pilot-member table:name="0.011749982833862" table:display="true" table:show-details="true"/>
                <table:data-pilot-member table:name="0.011750936508179" table:display="true" table:show-details="true"/>
                <table:data-pilot-member table:name="0.011761903762817" table:display="true" table:show-details="true"/>
                <table:data-pilot-member table:name="0.011765003204346" table:display="true" table:show-details="true"/>
                <table:data-pilot-member table:name="0.011766910552979" table:display="true" table:show-details="true"/>
                <table:data-pilot-member table:name="0.011782884597778" table:display="true" table:show-details="true"/>
                <table:data-pilot-member table:name="0.011783838272095" table:display="true" table:show-details="true"/>
                <table:data-pilot-member table:name="0.011785984039307" table:display="true" table:show-details="true"/>
                <table:data-pilot-member table:name="0.01179313659668" table:display="true" table:show-details="true"/>
                <table:data-pilot-member table:name="0.011806964874268" table:display="true" table:show-details="true"/>
                <table:data-pilot-member table:name="0.011808156967163" table:display="true" table:show-details="true"/>
                <table:data-pilot-member table:name="0.011810779571533" table:display="true" table:show-details="true"/>
                <table:data-pilot-member table:name="0.011811971664429" table:display="true" table:show-details="true"/>
                <table:data-pilot-member table:name="0.011813163757324" table:display="true" table:show-details="true"/>
                <table:data-pilot-member table:name="0.01181697845459" table:display="true" table:show-details="true"/>
                <table:data-pilot-member table:name="0.011819839477539" table:display="true" table:show-details="true"/>
                <table:data-pilot-member table:name="0.01183009147644" table:display="true" table:show-details="true"/>
                <table:data-pilot-member table:name="0.011831998825073" table:display="true" table:show-details="true"/>
                <table:data-pilot-member table:name="0.011841058731079" table:display="true" table:show-details="true"/>
                <table:data-pilot-member table:name="0.011843919754028" table:display="true" table:show-details="true"/>
                <table:data-pilot-member table:name="0.011847972869873" table:display="true" table:show-details="true"/>
                <table:data-pilot-member table:name="0.011856079101563" table:display="true" table:show-details="true"/>
                <table:data-pilot-member table:name="0.011859893798828" table:display="true" table:show-details="true"/>
                <table:data-pilot-member table:name="0.011873006820679" table:display="true" table:show-details="true"/>
                <table:data-pilot-member table:name="0.011877059936523" table:display="true" table:show-details="true"/>
                <table:data-pilot-member table:name="0.011882781982422" table:display="true" table:show-details="true"/>
                <table:data-pilot-member table:name="0.011884927749634" table:display="true" table:show-details="true"/>
                <table:data-pilot-member table:name="0.011886119842529" table:display="true" table:show-details="true"/>
                <table:data-pilot-member table:name="0.011898040771484" table:display="true" table:show-details="true"/>
                <table:data-pilot-member table:name="0.011898994445801" table:display="true" table:show-details="true"/>
                <table:data-pilot-member table:name="0.011901140213013" table:display="true" table:show-details="true"/>
                <table:data-pilot-member table:name="0.011902093887329" table:display="true" table:show-details="true"/>
                <table:data-pilot-member table:name="0.011911869049072" table:display="true" table:show-details="true"/>
                <table:data-pilot-member table:name="0.011917114257813" table:display="true" table:show-details="true"/>
                <table:data-pilot-member table:name="0.011924028396606" table:display="true" table:show-details="true"/>
                <table:data-pilot-member table:name="0.011925935745239" table:display="true" table:show-details="true"/>
                <table:data-pilot-member table:name="0.011926889419556" table:display="true" table:show-details="true"/>
                <table:data-pilot-member table:name="0.011944055557251" table:display="true" table:show-details="true"/>
                <table:data-pilot-member table:name="0.01195502281189" table:display="true" table:show-details="true"/>
                <table:data-pilot-member table:name="0.011955976486206" table:display="true" table:show-details="true"/>
                <table:data-pilot-member table:name="0.011956930160523" table:display="true" table:show-details="true"/>
                <table:data-pilot-member table:name="0.011960983276367" table:display="true" table:show-details="true"/>
                <table:data-pilot-member table:name="0.01197099685669" table:display="true" table:show-details="true"/>
                <table:data-pilot-member table:name="0.011980056762695" table:display="true" table:show-details="true"/>
                <table:data-pilot-member table:name="0.011981964111328" table:display="true" table:show-details="true"/>
                <table:data-pilot-member table:name="0.011982202529907" table:display="true" table:show-details="true"/>
                <table:data-pilot-member table:name="0.01200008392334" table:display="true" table:show-details="true"/>
                <table:data-pilot-member table:name="0.012018918991089" table:display="true" table:show-details="true"/>
                <table:data-pilot-member table:name="0.012027978897095" table:display="true" table:show-details="true"/>
                <table:data-pilot-member table:name="0.012032985687256" table:display="true" table:show-details="true"/>
                <table:data-pilot-member table:name="0.012036085128784" table:display="true" table:show-details="true"/>
                <table:data-pilot-member table:name="0.012040853500366" table:display="true" table:show-details="true"/>
                <table:data-pilot-member table:name="0.012042045593262" table:display="true" table:show-details="true"/>
                <table:data-pilot-member table:name="0.012056112289429" table:display="true" table:show-details="true"/>
                <table:data-pilot-member table:name="0.012095928192139" table:display="true" table:show-details="true"/>
                <table:data-pilot-member table:name="0.012107133865356" table:display="true" table:show-details="true"/>
                <table:data-pilot-member table:name="0.012115955352783" table:display="true" table:show-details="true"/>
                <table:data-pilot-member table:name="0.012122869491577" table:display="true" table:show-details="true"/>
                <table:data-pilot-member table:name="0.012136936187744" table:display="true" table:show-details="true"/>
                <table:data-pilot-member table:name="0.01213812828064" table:display="true" table:show-details="true"/>
                <table:data-pilot-member table:name="0.012141942977905" table:display="true" table:show-details="true"/>
                <table:data-pilot-member table:name="0.012148857116699" table:display="true" table:show-details="true"/>
                <table:data-pilot-member table:name="0.012155771255493" table:display="true" table:show-details="true"/>
                <table:data-pilot-member table:name="0.012162923812866" table:display="true" table:show-details="true"/>
                <table:data-pilot-member table:name="0.012184143066406" table:display="true" table:show-details="true"/>
                <table:data-pilot-member table:name="0.012187004089356" table:display="true" table:show-details="true"/>
                <table:data-pilot-member table:name="0.012189149856567" table:display="true" table:show-details="true"/>
                <table:data-pilot-member table:name="0.012192964553833" table:display="true" table:show-details="true"/>
                <table:data-pilot-member table:name="0.012195110321045" table:display="true" table:show-details="true"/>
                <table:data-pilot-member table:name="0.012197017669678" table:display="true" table:show-details="true"/>
                <table:data-pilot-member table:name="0.012198925018311" table:display="true" table:show-details="true"/>
                <table:data-pilot-member table:name="0.012216091156006" table:display="true" table:show-details="true"/>
                <table:data-pilot-member table:name="0.012217998504639" table:display="true" table:show-details="true"/>
                <table:data-pilot-member table:name="0.012222051620483" table:display="true" table:show-details="true"/>
                <table:data-pilot-member table:name="0.012226104736328" table:display="true" table:show-details="true"/>
                <table:data-pilot-member table:name="0.01223611831665" table:display="true" table:show-details="true"/>
                <table:data-pilot-member table:name="0.012248992919922" table:display="true" table:show-details="true"/>
                <table:data-pilot-member table:name="0.012267112731934" table:display="true" table:show-details="true"/>
                <table:data-pilot-member table:name="0.012274980545044" table:display="true" table:show-details="true"/>
                <table:data-pilot-member table:name="0.012285947799683" table:display="true" table:show-details="true"/>
                <table:data-pilot-member table:name="0.012288093566895" table:display="true" table:show-details="true"/>
                <table:data-pilot-member table:name="0.012296915054321" table:display="true" table:show-details="true"/>
                <table:data-pilot-member table:name="0.012297868728638" table:display="true" table:show-details="true"/>
                <table:data-pilot-member table:name="0.012299060821533" table:display="true" table:show-details="true"/>
                <table:data-pilot-member table:name="0.012300968170166" table:display="true" table:show-details="true"/>
                <table:data-pilot-member table:name="0.012310981750488" table:display="true" table:show-details="true"/>
                <table:data-pilot-member table:name="0.012322902679443" table:display="true" table:show-details="true"/>
                <table:data-pilot-member table:name="0.012332916259766" table:display="true" table:show-details="true"/>
                <table:data-pilot-member table:name="0.012339115142822" table:display="true" table:show-details="true"/>
                <table:data-pilot-member table:name="0.012349128723145" table:display="true" table:show-details="true"/>
                <table:data-pilot-member table:name="0.012351036071777" table:display="true" table:show-details="true"/>
                <table:data-pilot-member table:name="0.01235294342041" table:display="true" table:show-details="true"/>
                <table:data-pilot-member table:name="0.012354850769043" table:display="true" table:show-details="true"/>
                <table:data-pilot-member table:name="0.012355089187622" table:display="true" table:show-details="true"/>
                <table:data-pilot-member table:name="0.012359857559204" table:display="true" table:show-details="true"/>
                <table:data-pilot-member table:name="0.012371778488159" table:display="true" table:show-details="true"/>
                <table:data-pilot-member table:name="0.012377023696899" table:display="true" table:show-details="true"/>
                <table:data-pilot-member table:name="0.012380123138428" table:display="true" table:show-details="true"/>
                <table:data-pilot-member table:name="0.012381792068481" table:display="true" table:show-details="true"/>
                <table:data-pilot-member table:name="0.012397050857544" table:display="true" table:show-details="true"/>
                <table:data-pilot-member table:name="0.01239800453186" table:display="true" table:show-details="true"/>
                <table:data-pilot-member table:name="0.012405872344971" table:display="true" table:show-details="true"/>
                <table:data-pilot-member table:name="0.012408018112183" table:display="true" table:show-details="true"/>
                <table:data-pilot-member table:name="0.012425899505615" table:display="true" table:show-details="true"/>
                <table:data-pilot-member table:name="0.012432098388672" table:display="true" table:show-details="true"/>
                <table:data-pilot-member table:name="0.012448072433472" table:display="true" table:show-details="true"/>
                <table:data-pilot-member table:name="0.012449979782105" table:display="true" table:show-details="true"/>
                <table:data-pilot-member table:name="0.012455940246582" table:display="true" table:show-details="true"/>
                <table:data-pilot-member table:name="0.012482166290283" table:display="true" table:show-details="true"/>
                <table:data-pilot-member table:name="0.012484073638916" table:display="true" table:show-details="true"/>
                <table:data-pilot-member table:name="0.012490034103394" table:display="true" table:show-details="true"/>
                <table:data-pilot-member table:name="0.012492895126343" table:display="true" table:show-details="true"/>
                <table:data-pilot-member table:name="0.012495994567871" table:display="true" table:show-details="true"/>
                <table:data-pilot-member table:name="0.012516975402832" table:display="true" table:show-details="true"/>
                <table:data-pilot-member table:name="0.012535095214844" table:display="true" table:show-details="true"/>
                <table:data-pilot-member table:name="0.012540102005005" table:display="true" table:show-details="true"/>
                <table:data-pilot-member table:name="0.012543916702271" table:display="true" table:show-details="true"/>
                <table:data-pilot-member table:name="0.012566089630127" table:display="true" table:show-details="true"/>
                <table:data-pilot-member table:name="0.012571096420288" table:display="true" table:show-details="true"/>
                <table:data-pilot-member table:name="0.012578964233398" table:display="true" table:show-details="true"/>
                <table:data-pilot-member table:name="0.01258111000061" table:display="true" table:show-details="true"/>
                <table:data-pilot-member table:name="0.012584924697876" table:display="true" table:show-details="true"/>
                <table:data-pilot-member table:name="0.012596845626831" table:display="true" table:show-details="true"/>
                <table:data-pilot-member table:name="0.012601137161255" table:display="true" table:show-details="true"/>
                <table:data-pilot-member table:name="0.012607097625732" table:display="true" table:show-details="true"/>
                <table:data-pilot-member table:name="0.012608051300049" table:display="true" table:show-details="true"/>
                <table:data-pilot-member table:name="0.012617111206055" table:display="true" table:show-details="true"/>
                <table:data-pilot-member table:name="0.012618064880371" table:display="true" table:show-details="true"/>
                <table:data-pilot-member table:name="0.012630939483643" table:display="true" table:show-details="true"/>
                <table:data-pilot-member table:name="0.012631893157959" table:display="true" table:show-details="true"/>
                <table:data-pilot-member table:name="0.012638092041016" table:display="true" table:show-details="true"/>
                <table:data-pilot-member table:name="0.012650012969971" table:display="true" table:show-details="true"/>
                <table:data-pilot-member table:name="0.01265287399292" table:display="true" table:show-details="true"/>
                <table:data-pilot-member table:name="0.012670040130615" table:display="true" table:show-details="true"/>
                <table:data-pilot-member table:name="0.012677907943726" table:display="true" table:show-details="true"/>
                <table:data-pilot-member table:name="0.012679100036621" table:display="true" table:show-details="true"/>
                <table:data-pilot-member table:name="0.012681007385254" table:display="true" table:show-details="true"/>
                <table:data-pilot-member table:name="0.012684106826782" table:display="true" table:show-details="true"/>
                <table:data-pilot-member table:name="0.012687921524048" table:display="true" table:show-details="true"/>
                <table:data-pilot-member table:name="0.012709856033325" table:display="true" table:show-details="true"/>
                <table:data-pilot-member table:name="0.012715101242065" table:display="true" table:show-details="true"/>
                <table:data-pilot-member table:name="0.012717008590698" table:display="true" table:show-details="true"/>
                <table:data-pilot-member table:name="0.012720823287964" table:display="true" table:show-details="true"/>
                <table:data-pilot-member table:name="0.012729167938232" table:display="true" table:show-details="true"/>
                <table:data-pilot-member table:name="0.012731075286865" table:display="true" table:show-details="true"/>
                <table:data-pilot-member table:name="0.012732982635498" table:display="true" table:show-details="true"/>
                <table:data-pilot-member table:name="0.012734889984131" table:display="true" table:show-details="true"/>
                <table:data-pilot-member table:name="0.012737989425659" table:display="true" table:show-details="true"/>
                <table:data-pilot-member table:name="0.012738943099976" table:display="true" table:show-details="true"/>
                <table:data-pilot-member table:name="0.012744903564453" table:display="true" table:show-details="true"/>
                <table:data-pilot-member table:name="0.012748003005981" table:display="true" table:show-details="true"/>
                <table:data-pilot-member table:name="0.012750148773193" table:display="true" table:show-details="true"/>
                <table:data-pilot-member table:name="0.012757062911987" table:display="true" table:show-details="true"/>
                <table:data-pilot-member table:name="0.012763977050781" table:display="true" table:show-details="true"/>
                <table:data-pilot-member table:name="0.012768983840942" table:display="true" table:show-details="true"/>
                <table:data-pilot-member table:name="0.01278018951416" table:display="true" table:show-details="true"/>
                <table:data-pilot-member table:name="0.012783050537109" table:display="true" table:show-details="true"/>
                <table:data-pilot-member table:name="0.012785911560059" table:display="true" table:show-details="true"/>
                <table:data-pilot-member table:name="0.012797117233276" table:display="true" table:show-details="true"/>
                <table:data-pilot-member table:name="0.012801885604858" table:display="true" table:show-details="true"/>
                <table:data-pilot-member table:name="0.012813806533814" table:display="true" table:show-details="true"/>
                <table:data-pilot-member table:name="0.012814044952393" table:display="true" table:show-details="true"/>
                <table:data-pilot-member table:name="0.012818098068237" table:display="true" table:show-details="true"/>
                <table:data-pilot-member table:name="0.012822151184082" table:display="true" table:show-details="true"/>
                <table:data-pilot-member table:name="0.012822866439819" table:display="true" table:show-details="true"/>
                <table:data-pilot-member table:name="0.012827873229981" table:display="true" table:show-details="true"/>
                <table:data-pilot-member table:name="0.01282811164856" table:display="true" table:show-details="true"/>
                <table:data-pilot-member table:name="0.012828826904297" table:display="true" table:show-details="true"/>
                <table:data-pilot-member table:name="0.012832880020142" table:display="true" table:show-details="true"/>
                <table:data-pilot-member table:name="0.012834072113037" table:display="true" table:show-details="true"/>
                <table:data-pilot-member table:name="0.012838125228882" table:display="true" table:show-details="true"/>
                <table:data-pilot-member table:name="0.012839078903198" table:display="true" table:show-details="true"/>
                <table:data-pilot-member table:name="0.012840986251831" table:display="true" table:show-details="true"/>
                <table:data-pilot-member table:name="0.012841939926148" table:display="true" table:show-details="true"/>
                <table:data-pilot-member table:name="0.012843132019043" table:display="true" table:show-details="true"/>
                <table:data-pilot-member table:name="0.012848138809204" table:display="true" table:show-details="true"/>
                <table:data-pilot-member table:name="0.01285195350647" table:display="true" table:show-details="true"/>
                <table:data-pilot-member table:name="0.012861967086792" table:display="true" table:show-details="true"/>
                <table:data-pilot-member table:name="0.012866020202637" table:display="true" table:show-details="true"/>
                <table:data-pilot-member table:name="0.012874126434326" table:display="true" table:show-details="true"/>
                <table:data-pilot-member table:name="0.012875080108643" table:display="true" table:show-details="true"/>
                <table:data-pilot-member table:name="0.01288104057312" table:display="true" table:show-details="true"/>
                <table:data-pilot-member table:name="0.012884855270386" table:display="true" table:show-details="true"/>
                <table:data-pilot-member table:name="0.012886047363281" table:display="true" table:show-details="true"/>
                <table:data-pilot-member table:name="0.012893915176392" table:display="true" table:show-details="true"/>
                <table:data-pilot-member table:name="0.012897968292236" table:display="true" table:show-details="true"/>
                <table:data-pilot-member table:name="0.012900829315186" table:display="true" table:show-details="true"/>
                <table:data-pilot-member table:name="0.012901067733765" table:display="true" table:show-details="true"/>
                <table:data-pilot-member table:name="0.012905836105347" table:display="true" table:show-details="true"/>
                <table:data-pilot-member table:name="0.012907981872559" table:display="true" table:show-details="true"/>
                <table:data-pilot-member table:name="0.012912034988403" table:display="true" table:show-details="true"/>
                <table:data-pilot-member table:name="0.012913942337036" table:display="true" table:show-details="true"/>
                <table:data-pilot-member table:name="0.012914896011353" table:display="true" table:show-details="true"/>
                <table:data-pilot-member table:name="0.012915134429932" table:display="true" table:show-details="true"/>
                <table:data-pilot-member table:name="0.012919902801514" table:display="true" table:show-details="true"/>
                <table:data-pilot-member table:name="0.012923955917358" table:display="true" table:show-details="true"/>
                <table:data-pilot-member table:name="0.012926816940308" table:display="true" table:show-details="true"/>
                <table:data-pilot-member table:name="0.012928009033203" table:display="true" table:show-details="true"/>
                <table:data-pilot-member table:name="0.012929201126099" table:display="true" table:show-details="true"/>
                <table:data-pilot-member table:name="0.012930870056152" table:display="true" table:show-details="true"/>
                <table:data-pilot-member table:name="0.012931108474731" table:display="true" table:show-details="true"/>
                <table:data-pilot-member table:name="0.012933969497681" table:display="true" table:show-details="true"/>
                <table:data-pilot-member table:name="0.01293420791626" table:display="true" table:show-details="true"/>
                <table:data-pilot-member table:name="0.012938022613525" table:display="true" table:show-details="true"/>
                <table:data-pilot-member table:name="0.012941837310791" table:display="true" table:show-details="true"/>
                <table:data-pilot-member table:name="0.01294207572937" table:display="true" table:show-details="true"/>
                <table:data-pilot-member table:name="0.012943029403687" table:display="true" table:show-details="true"/>
                <table:data-pilot-member table:name="0.012946844100952" table:display="true" table:show-details="true"/>
                <table:data-pilot-member table:name="0.012947082519531" table:display="true" table:show-details="true"/>
                <table:data-pilot-member table:name="0.012948989868164" table:display="true" table:show-details="true"/>
                <table:data-pilot-member table:name="0.012949943542481" table:display="true" table:show-details="true"/>
                <table:data-pilot-member table:name="0.012953996658325" table:display="true" table:show-details="true"/>
                <table:data-pilot-member table:name="0.012957096099854" table:display="true" table:show-details="true"/>
                <table:data-pilot-member table:name="0.012959003448486" table:display="true" table:show-details="true"/>
                <table:data-pilot-member table:name="0.012964010238648" table:display="true" table:show-details="true"/>
                <table:data-pilot-member table:name="0.012970924377441" table:display="true" table:show-details="true"/>
                <table:data-pilot-member table:name="0.012973070144653" table:display="true" table:show-details="true"/>
                <table:data-pilot-member table:name="0.012973785400391" table:display="true" table:show-details="true"/>
                <table:data-pilot-member table:name="0.01297402381897" table:display="true" table:show-details="true"/>
                <table:data-pilot-member table:name="0.012974977493286" table:display="true" table:show-details="true"/>
                <table:data-pilot-member table:name="0.012984991073608" table:display="true" table:show-details="true"/>
                <table:data-pilot-member table:name="0.012988090515137" table:display="true" table:show-details="true"/>
                <table:data-pilot-member table:name="0.012991189956665" table:display="true" table:show-details="true"/>
                <table:data-pilot-member table:name="0.012995004653931" table:display="true" table:show-details="true"/>
                <table:data-pilot-member table:name="0.012997150421143" table:display="true" table:show-details="true"/>
                <table:data-pilot-member table:name="0.013000965118408" table:display="true" table:show-details="true"/>
                <table:data-pilot-member table:name="0.013002157211304" table:display="true" table:show-details="true"/>
                <table:data-pilot-member table:name="0.013005018234253" table:display="true" table:show-details="true"/>
                <table:data-pilot-member table:name="0.013005971908569" table:display="true" table:show-details="true"/>
                <table:data-pilot-member table:name="0.013007164001465" table:display="true" table:show-details="true"/>
                <table:data-pilot-member table:name="0.013008117675781" table:display="true" table:show-details="true"/>
                <table:data-pilot-member table:name="0.013012170791626" table:display="true" table:show-details="true"/>
                <table:data-pilot-member table:name="0.013014793395996" table:display="true" table:show-details="true"/>
                <table:data-pilot-member table:name="0.013020038604736" table:display="true" table:show-details="true"/>
                <table:data-pilot-member table:name="0.013020992279053" table:display="true" table:show-details="true"/>
                <table:data-pilot-member table:name="0.013022899627686" table:display="true" table:show-details="true"/>
                <table:data-pilot-member table:name="0.013024091720581" table:display="true" table:show-details="true"/>
                <table:data-pilot-member table:name="0.013025999069214" table:display="true" table:show-details="true"/>
                <table:data-pilot-member table:name="0.013029098510742" table:display="true" table:show-details="true"/>
                <table:data-pilot-member table:name="0.013031005859375" table:display="true" table:show-details="true"/>
                <table:data-pilot-member table:name="0.013031959533691" table:display="true" table:show-details="true"/>
                <table:data-pilot-member table:name="0.01303505897522" table:display="true" table:show-details="true"/>
                <table:data-pilot-member table:name="0.013036012649536" table:display="true" table:show-details="true"/>
                <table:data-pilot-member table:name="0.013038873672485" table:display="true" table:show-details="true"/>
                <table:data-pilot-member table:name="0.013041019439697" table:display="true" table:show-details="true"/>
                <table:data-pilot-member table:name="0.013043165206909" table:display="true" table:show-details="true"/>
                <table:data-pilot-member table:name="0.013046979904175" table:display="true" table:show-details="true"/>
                <table:data-pilot-member table:name="0.01305079460144" table:display="true" table:show-details="true"/>
                <table:data-pilot-member table:name="0.01305103302002" table:display="true" table:show-details="true"/>
                <table:data-pilot-member table:name="0.013056039810181" table:display="true" table:show-details="true"/>
                <table:data-pilot-member table:name="0.013056993484497" table:display="true" table:show-details="true"/>
                <table:data-pilot-member table:name="0.013058185577393" table:display="true" table:show-details="true"/>
                <table:data-pilot-member table:name="0.013061046600342" table:display="true" table:show-details="true"/>
                <table:data-pilot-member table:name="0.013066053390503" table:display="true" table:show-details="true"/>
                <table:data-pilot-member table:name="0.013067007064819" table:display="true" table:show-details="true"/>
                <table:data-pilot-member table:name="0.013067960739136" table:display="true" table:show-details="true"/>
                <table:data-pilot-member table:name="0.013069868087769" table:display="true" table:show-details="true"/>
                <table:data-pilot-member table:name="0.013070821762085" table:display="true" table:show-details="true"/>
                <table:data-pilot-member table:name="0.013074159622192" table:display="true" table:show-details="true"/>
                <table:data-pilot-member table:name="0.01307487487793" table:display="true" table:show-details="true"/>
                <table:data-pilot-member table:name="0.013077974319458" table:display="true" table:show-details="true"/>
                <table:data-pilot-member table:name="0.013079881668091" table:display="true" table:show-details="true"/>
                <table:data-pilot-member table:name="0.013088941574097" table:display="true" table:show-details="true"/>
                <table:data-pilot-member table:name="0.013092041015625" table:display="true" table:show-details="true"/>
                <table:data-pilot-member table:name="0.013094902038574" table:display="true" table:show-details="true"/>
                <table:data-pilot-member table:name="0.013103008270264" table:display="true" table:show-details="true"/>
                <table:data-pilot-member table:name="0.013106107711792" table:display="true" table:show-details="true"/>
                <table:data-pilot-member table:name="0.013108015060425" table:display="true" table:show-details="true"/>
                <table:data-pilot-member table:name="0.013108968734741" table:display="true" table:show-details="true"/>
                <table:data-pilot-member table:name="0.013109922409058" table:display="true" table:show-details="true"/>
                <table:data-pilot-member table:name="0.01311206817627" table:display="true" table:show-details="true"/>
                <table:data-pilot-member table:name="0.013114929199219" table:display="true" table:show-details="true"/>
                <table:data-pilot-member table:name="0.013115882873535" table:display="true" table:show-details="true"/>
                <table:data-pilot-member table:name="0.013122081756592" table:display="true" table:show-details="true"/>
                <table:data-pilot-member table:name="0.013124942779541" table:display="true" table:show-details="true"/>
                <table:data-pilot-member table:name="0.013127088546753" table:display="true" table:show-details="true"/>
                <table:data-pilot-member table:name="0.013134002685547" table:display="true" table:show-details="true"/>
                <table:data-pilot-member table:name="0.013136863708496" table:display="true" table:show-details="true"/>
                <table:data-pilot-member table:name="0.013144016265869" table:display="true" table:show-details="true"/>
                <table:data-pilot-member table:name="0.013149976730347" table:display="true" table:show-details="true"/>
                <table:data-pilot-member table:name="0.013153076171875" table:display="true" table:show-details="true"/>
                <table:data-pilot-member table:name="0.013154983520508" table:display="true" table:show-details="true"/>
                <table:data-pilot-member table:name="0.013157844543457" table:display="true" table:show-details="true"/>
                <table:data-pilot-member table:name="0.013159990310669" table:display="true" table:show-details="true"/>
                <table:data-pilot-member table:name="0.013160228729248" table:display="true" table:show-details="true"/>
                <table:data-pilot-member table:name="0.013162851333618" table:display="true" table:show-details="true"/>
                <table:data-pilot-member table:name="0.013164043426514" table:display="true" table:show-details="true"/>
                <table:data-pilot-member table:name="0.01316499710083" table:display="true" table:show-details="true"/>
                <table:data-pilot-member table:name="0.013171911239624" table:display="true" table:show-details="true"/>
                <table:data-pilot-member table:name="0.01317286491394" table:display="true" table:show-details="true"/>
                <table:data-pilot-member table:name="0.01317310333252" table:display="true" table:show-details="true"/>
                <table:data-pilot-member table:name="0.013175964355469" table:display="true" table:show-details="true"/>
                <table:data-pilot-member table:name="0.013176918029785" table:display="true" table:show-details="true"/>
                <table:data-pilot-member table:name="0.013178110122681" table:display="true" table:show-details="true"/>
                <table:data-pilot-member table:name="0.013179063796997" table:display="true" table:show-details="true"/>
                <table:data-pilot-member table:name="0.01318097114563" table:display="true" table:show-details="true"/>
                <table:data-pilot-member table:name="0.013181924819946" table:display="true" table:show-details="true"/>
                <table:data-pilot-member table:name="0.013185024261475" table:display="true" table:show-details="true"/>
                <table:data-pilot-member table:name="0.013187170028687" table:display="true" table:show-details="true"/>
                <table:data-pilot-member table:name="0.013191223144531" table:display="true" table:show-details="true"/>
                <table:data-pilot-member table:name="0.013194084167481" table:display="true" table:show-details="true"/>
                <table:data-pilot-member table:name="0.013195991516113" table:display="true" table:show-details="true"/>
                <table:data-pilot-member table:name="0.01319694519043" table:display="true" table:show-details="true"/>
                <table:data-pilot-member table:name="0.013199090957642" table:display="true" table:show-details="true"/>
                <table:data-pilot-member table:name="0.013200044631958" table:display="true" table:show-details="true"/>
                <table:data-pilot-member table:name="0.013200998306274" table:display="true" table:show-details="true"/>
                <table:data-pilot-member table:name="0.013204097747803" table:display="true" table:show-details="true"/>
                <table:data-pilot-member table:name="0.013205051422119" table:display="true" table:show-details="true"/>
                <table:data-pilot-member table:name="0.013206005096436" table:display="true" table:show-details="true"/>
                <table:data-pilot-member table:name="0.013207912445068" table:display="true" table:show-details="true"/>
                <table:data-pilot-member table:name="0.013208150863648" table:display="true" table:show-details="true"/>
                <table:data-pilot-member table:name="0.013213872909546" table:display="true" table:show-details="true"/>
                <table:data-pilot-member table:name="0.013214826583862" table:display="true" table:show-details="true"/>
                <table:data-pilot-member table:name="0.013215065002441" table:display="true" table:show-details="true"/>
                <table:data-pilot-member table:name="0.013216018676758" table:display="true" table:show-details="true"/>
                <table:data-pilot-member table:name="0.013216972351074" table:display="true" table:show-details="true"/>
                <table:data-pilot-member table:name="0.01321816444397" table:display="true" table:show-details="true"/>
                <table:data-pilot-member table:name="0.013218879699707" table:display="true" table:show-details="true"/>
                <table:data-pilot-member table:name="0.013220071792603" table:display="true" table:show-details="true"/>
                <table:data-pilot-member table:name="0.013221025466919" table:display="true" table:show-details="true"/>
                <table:data-pilot-member table:name="0.013231992721558" table:display="true" table:show-details="true"/>
                <table:data-pilot-member table:name="0.013232946395874" table:display="true" table:show-details="true"/>
                <table:data-pilot-member table:name="0.013236045837402" table:display="true" table:show-details="true"/>
                <table:data-pilot-member table:name="0.013237953186035" table:display="true" table:show-details="true"/>
                <table:data-pilot-member table:name="0.013238906860352" table:display="true" table:show-details="true"/>
                <table:data-pilot-member table:name="0.013242959976196" table:display="true" table:show-details="true"/>
                <table:data-pilot-member table:name="0.013244867324829" table:display="true" table:show-details="true"/>
                <table:data-pilot-member table:name="0.013245105743408" table:display="true" table:show-details="true"/>
                <table:data-pilot-member table:name="0.013248920440674" table:display="true" table:show-details="true"/>
                <table:data-pilot-member table:name="0.013251781463623" table:display="true" table:show-details="true"/>
                <table:data-pilot-member table:name="0.013257026672363" table:display="true" table:show-details="true"/>
                <table:data-pilot-member table:name="0.01325798034668" table:display="true" table:show-details="true"/>
                <table:data-pilot-member table:name="0.013258934020996" table:display="true" table:show-details="true"/>
                <table:data-pilot-member table:name="0.013261079788208" table:display="true" table:show-details="true"/>
                <table:data-pilot-member table:name="0.013262033462524" table:display="true" table:show-details="true"/>
                <table:data-pilot-member table:name="0.013262987136841" table:display="true" table:show-details="true"/>
                <table:data-pilot-member table:name="0.013266801834106" table:display="true" table:show-details="true"/>
                <table:data-pilot-member table:name="0.013268947601318" table:display="true" table:show-details="true"/>
                <table:data-pilot-member table:name="0.013270854949951" table:display="true" table:show-details="true"/>
                <table:data-pilot-member table:name="0.013272047042847" table:display="true" table:show-details="true"/>
                <table:data-pilot-member table:name="0.01327395439148" table:display="true" table:show-details="true"/>
                <table:data-pilot-member table:name="0.013276100158691" table:display="true" table:show-details="true"/>
                <table:data-pilot-member table:name="0.013278961181641" table:display="true" table:show-details="true"/>
                <table:data-pilot-member table:name="0.013279914855957" table:display="true" table:show-details="true"/>
                <table:data-pilot-member table:name="0.013281106948853" table:display="true" table:show-details="true"/>
                <table:data-pilot-member table:name="0.013288021087647" table:display="true" table:show-details="true"/>
                <table:data-pilot-member table:name="0.013289928436279" table:display="true" table:show-details="true"/>
                <table:data-pilot-member table:name="0.01329493522644" table:display="true" table:show-details="true"/>
                <table:data-pilot-member table:name="0.013300180435181" table:display="true" table:show-details="true"/>
                <table:data-pilot-member table:name="0.013303995132446" table:display="true" table:show-details="true"/>
                <table:data-pilot-member table:name="0.013304948806763" table:display="true" table:show-details="true"/>
                <table:data-pilot-member table:name="0.013306140899658" table:display="true" table:show-details="true"/>
                <table:data-pilot-member table:name="0.013307809829712" table:display="true" table:show-details="true"/>
                <table:data-pilot-member table:name="0.013308048248291" table:display="true" table:show-details="true"/>
                <table:data-pilot-member table:name="0.013309955596924" table:display="true" table:show-details="true"/>
                <table:data-pilot-member table:name="0.013313055038452" table:display="true" table:show-details="true"/>
                <table:data-pilot-member table:name="0.013314962387085" table:display="true" table:show-details="true"/>
                <table:data-pilot-member table:name="0.013315916061401" table:display="true" table:show-details="true"/>
                <table:data-pilot-member table:name="0.013316154479981" table:display="true" table:show-details="true"/>
                <table:data-pilot-member table:name="0.013318061828613" table:display="true" table:show-details="true"/>
                <table:data-pilot-member table:name="0.013319969177246" table:display="true" table:show-details="true"/>
                <table:data-pilot-member table:name="0.013320207595825" table:display="true" table:show-details="true"/>
                <table:data-pilot-member table:name="0.013321876525879" table:display="true" table:show-details="true"/>
                <table:data-pilot-member table:name="0.013324022293091" table:display="true" table:show-details="true"/>
                <table:data-pilot-member table:name="0.013324975967407" table:display="true" table:show-details="true"/>
                <table:data-pilot-member table:name="0.013325929641724" table:display="true" table:show-details="true"/>
                <table:data-pilot-member table:name="0.013330936431885" table:display="true" table:show-details="true"/>
                <table:data-pilot-member table:name="0.01333212852478" table:display="true" table:show-details="true"/>
                <table:data-pilot-member table:name="0.013335943222046" table:display="true" table:show-details="true"/>
                <table:data-pilot-member table:name="0.013336896896362" table:display="true" table:show-details="true"/>
                <table:data-pilot-member table:name="0.013339042663574" table:display="true" table:show-details="true"/>
                <table:data-pilot-member table:name="0.013339996337891" table:display="true" table:show-details="true"/>
                <table:data-pilot-member table:name="0.013343095779419" table:display="true" table:show-details="true"/>
                <table:data-pilot-member table:name="0.013346910476685" table:display="true" table:show-details="true"/>
                <table:data-pilot-member table:name="0.013347864151001" table:display="true" table:show-details="true"/>
                <table:data-pilot-member table:name="0.01334810256958" table:display="true" table:show-details="true"/>
                <table:data-pilot-member table:name="0.013349056243897" table:display="true" table:show-details="true"/>
                <table:data-pilot-member table:name="0.013350963592529" table:display="true" table:show-details="true"/>
                <table:data-pilot-member table:name="0.013352155685425" table:display="true" table:show-details="true"/>
                <table:data-pilot-member table:name="0.013352870941162" table:display="true" table:show-details="true"/>
                <table:data-pilot-member table:name="0.013359069824219" table:display="true" table:show-details="true"/>
                <table:data-pilot-member table:name="0.013360977172852" table:display="true" table:show-details="true"/>
                <table:data-pilot-member table:name="0.013362884521484" table:display="true" table:show-details="true"/>
                <table:data-pilot-member table:name="0.01336407661438" table:display="true" table:show-details="true"/>
                <table:data-pilot-member table:name="0.013365983963013" table:display="true" table:show-details="true"/>
                <table:data-pilot-member table:name="0.013370037078857" table:display="true" table:show-details="true"/>
                <table:data-pilot-member table:name="0.013370990753174" table:display="true" table:show-details="true"/>
                <table:data-pilot-member table:name="0.013374090194702" table:display="true" table:show-details="true"/>
                <table:data-pilot-member table:name="0.013375043869019" table:display="true" table:show-details="true"/>
                <table:data-pilot-member table:name="0.013378143310547" table:display="true" table:show-details="true"/>
                <table:data-pilot-member table:name="0.01338005065918" table:display="true" table:show-details="true"/>
                <table:data-pilot-member table:name="0.013381004333496" table:display="true" table:show-details="true"/>
                <table:data-pilot-member table:name="0.013382911682129" table:display="true" table:show-details="true"/>
                <table:data-pilot-member table:name="0.013384819030762" table:display="true" table:show-details="true"/>
                <table:data-pilot-member table:name="0.013385057449341" table:display="true" table:show-details="true"/>
                <table:data-pilot-member table:name="0.01338791847229" table:display="true" table:show-details="true"/>
                <table:data-pilot-member table:name="0.013389110565186" table:display="true" table:show-details="true"/>
                <table:data-pilot-member table:name="0.013391017913818" table:display="true" table:show-details="true"/>
                <table:data-pilot-member table:name="0.013392925262451" table:display="true" table:show-details="true"/>
                <table:data-pilot-member table:name="0.013395071029663" table:display="true" table:show-details="true"/>
                <table:data-pilot-member table:name="0.013400077819824" table:display="true" table:show-details="true"/>
                <table:data-pilot-member table:name="0.013405084609985" table:display="true" table:show-details="true"/>
                <table:data-pilot-member table:name="0.01340913772583" table:display="true" table:show-details="true"/>
                <table:data-pilot-member table:name="0.013410091400147" table:display="true" table:show-details="true"/>
                <table:data-pilot-member table:name="0.013411998748779" table:display="true" table:show-details="true"/>
                <table:data-pilot-member table:name="0.01341700553894" table:display="true" table:show-details="true"/>
                <table:data-pilot-member table:name="0.013417959213257" table:display="true" table:show-details="true"/>
                <table:data-pilot-member table:name="0.01341986656189" table:display="true" table:show-details="true"/>
                <table:data-pilot-member table:name="0.013421058654785" table:display="true" table:show-details="true"/>
                <table:data-pilot-member table:name="0.013422012329102" table:display="true" table:show-details="true"/>
                <table:data-pilot-member table:name="0.013422966003418" table:display="true" table:show-details="true"/>
                <table:data-pilot-member table:name="0.013424873352051" table:display="true" table:show-details="true"/>
                <table:data-pilot-member table:name="0.013427019119263" table:display="true" table:show-details="true"/>
                <table:data-pilot-member table:name="0.013427972793579" table:display="true" table:show-details="true"/>
                <table:data-pilot-member table:name="0.013429880142212" table:display="true" table:show-details="true"/>
                <table:data-pilot-member table:name="0.013431072235107" table:display="true" table:show-details="true"/>
                <table:data-pilot-member table:name="0.013432025909424" table:display="true" table:show-details="true"/>
                <table:data-pilot-member table:name="0.01343297958374" table:display="true" table:show-details="true"/>
                <table:data-pilot-member table:name="0.013434886932373" table:display="true" table:show-details="true"/>
                <table:data-pilot-member table:name="0.013437986373901" table:display="true" table:show-details="true"/>
                <table:data-pilot-member table:name="0.013438224792481" table:display="true" table:show-details="true"/>
                <table:data-pilot-member table:name="0.013439178466797" table:display="true" table:show-details="true"/>
                <table:data-pilot-member table:name="0.013439893722534" table:display="true" table:show-details="true"/>
                <table:data-pilot-member table:name="0.013443946838379" table:display="true" table:show-details="true"/>
                <table:data-pilot-member table:name="0.013444185256958" table:display="true" table:show-details="true"/>
                <table:data-pilot-member table:name="0.013447999954224" table:display="true" table:show-details="true"/>
                <table:data-pilot-member table:name="0.01344895362854" table:display="true" table:show-details="true"/>
                <table:data-pilot-member table:name="0.013452053070068" table:display="true" table:show-details="true"/>
                <table:data-pilot-member table:name="0.013454914093018" table:display="true" table:show-details="true"/>
                <table:data-pilot-member table:name="0.01345705986023" table:display="true" table:show-details="true"/>
                <table:data-pilot-member table:name="0.013460159301758" table:display="true" table:show-details="true"/>
                <table:data-pilot-member table:name="0.013466835021973" table:display="true" table:show-details="true"/>
                <table:data-pilot-member table:name="0.013474941253662" table:display="true" table:show-details="true"/>
                <table:data-pilot-member table:name="0.013476133346558" table:display="true" table:show-details="true"/>
                <table:data-pilot-member table:name="0.013477087020874" table:display="true" table:show-details="true"/>
                <table:data-pilot-member table:name="0.01347804069519" table:display="true" table:show-details="true"/>
                <table:data-pilot-member table:name="0.013483047485352" table:display="true" table:show-details="true"/>
                <table:data-pilot-member table:name="0.013484954833984" table:display="true" table:show-details="true"/>
                <table:data-pilot-member table:name="0.013488054275513" table:display="true" table:show-details="true"/>
                <table:data-pilot-member table:name="0.01349401473999" table:display="true" table:show-details="true"/>
                <table:data-pilot-member table:name="0.013494968414307" table:display="true" table:show-details="true"/>
                <table:data-pilot-member table:name="0.013495922088623" table:display="true" table:show-details="true"/>
                <table:data-pilot-member table:name="0.01349687576294" table:display="true" table:show-details="true"/>
                <table:data-pilot-member table:name="0.013504981994629" table:display="true" table:show-details="true"/>
                <table:data-pilot-member table:name="0.013505220413208" table:display="true" table:show-details="true"/>
                <table:data-pilot-member table:name="0.013507843017578" table:display="true" table:show-details="true"/>
                <table:data-pilot-member table:name="0.013510942459106" table:display="true" table:show-details="true"/>
                <table:data-pilot-member table:name="0.013511896133423" table:display="true" table:show-details="true"/>
                <table:data-pilot-member table:name="0.013514041900635" table:display="true" table:show-details="true"/>
                <table:data-pilot-member table:name="0.013514995574951" table:display="true" table:show-details="true"/>
                <table:data-pilot-member table:name="0.013516187667847" table:display="true" table:show-details="true"/>
                <table:data-pilot-member table:name="0.013521909713745" table:display="true" table:show-details="true"/>
                <table:data-pilot-member table:name="0.013523101806641" table:display="true" table:show-details="true"/>
                <table:data-pilot-member table:name="0.013525009155273" table:display="true" table:show-details="true"/>
                <table:data-pilot-member table:name="0.01352596282959" table:display="true" table:show-details="true"/>
                <table:data-pilot-member table:name="0.013528823852539" table:display="true" table:show-details="true"/>
                <table:data-pilot-member table:name="0.013530015945435" table:display="true" table:show-details="true"/>
                <table:data-pilot-member table:name="0.013530969619751" table:display="true" table:show-details="true"/>
                <table:data-pilot-member table:name="0.013531923294067" table:display="true" table:show-details="true"/>
                <table:data-pilot-member table:name="0.013533115386963" table:display="true" table:show-details="true"/>
                <table:data-pilot-member table:name="0.013535976409912" table:display="true" table:show-details="true"/>
                <table:data-pilot-member table:name="0.013539791107178" table:display="true" table:show-details="true"/>
                <table:data-pilot-member table:name="0.013541221618652" table:display="true" table:show-details="true"/>
                <table:data-pilot-member table:name="0.013543128967285" table:display="true" table:show-details="true"/>
                <table:data-pilot-member table:name="0.013544082641602" table:display="true" table:show-details="true"/>
                <table:data-pilot-member table:name="0.013551950454712" table:display="true" table:show-details="true"/>
                <table:data-pilot-member table:name="0.013552188873291" table:display="true" table:show-details="true"/>
                <table:data-pilot-member table:name="0.013553857803345" table:display="true" table:show-details="true"/>
                <table:data-pilot-member table:name="0.013558149337769" table:display="true" table:show-details="true"/>
                <table:data-pilot-member table:name="0.013561010360718" table:display="true" table:show-details="true"/>
                <table:data-pilot-member table:name="0.013564109802246" table:display="true" table:show-details="true"/>
                <table:data-pilot-member table:name="0.013568162918091" table:display="true" table:show-details="true"/>
                <table:data-pilot-member table:name="0.013570785522461" table:display="true" table:show-details="true"/>
                <table:data-pilot-member table:name="0.01357102394104" table:display="true" table:show-details="true"/>
                <table:data-pilot-member table:name="0.013572931289673" table:display="true" table:show-details="true"/>
                <table:data-pilot-member table:name="0.013573169708252" table:display="true" table:show-details="true"/>
                <table:data-pilot-member table:name="0.013575077056885" table:display="true" table:show-details="true"/>
                <table:data-pilot-member table:name="0.013577938079834" table:display="true" table:show-details="true"/>
                <table:data-pilot-member table:name="0.013580083847046" table:display="true" table:show-details="true"/>
                <table:data-pilot-member table:name="0.013584136962891" table:display="true" table:show-details="true"/>
                <table:data-pilot-member table:name="0.013585805892944" table:display="true" table:show-details="true"/>
                <table:data-pilot-member table:name="0.013586044311523" table:display="true" table:show-details="true"/>
                <table:data-pilot-member table:name="0.01358699798584" table:display="true" table:show-details="true"/>
                <table:data-pilot-member table:name="0.013597011566162" table:display="true" table:show-details="true"/>
                <table:data-pilot-member table:name="0.013597965240479" table:display="true" table:show-details="true"/>
                <table:data-pilot-member table:name="0.013607025146484" table:display="true" table:show-details="true"/>
                <table:data-pilot-member table:name="0.01361083984375" table:display="true" table:show-details="true"/>
                <table:data-pilot-member table:name="0.013612031936646" table:display="true" table:show-details="true"/>
                <table:data-pilot-member table:name="0.013612985610962" table:display="true" table:show-details="true"/>
                <table:data-pilot-member table:name="0.013613939285278" table:display="true" table:show-details="true"/>
                <table:data-pilot-member table:name="0.01361608505249" table:display="true" table:show-details="true"/>
                <table:data-pilot-member table:name="0.01361894607544" table:display="true" table:show-details="true"/>
                <table:data-pilot-member table:name="0.013621091842651" table:display="true" table:show-details="true"/>
                <table:data-pilot-member table:name="0.013622045516968" table:display="true" table:show-details="true"/>
                <table:data-pilot-member table:name="0.013628959655762" table:display="true" table:show-details="true"/>
                <table:data-pilot-member table:name="0.013630867004395" table:display="true" table:show-details="true"/>
                <table:data-pilot-member table:name="0.013634920120239" table:display="true" table:show-details="true"/>
                <table:data-pilot-member table:name="0.013637065887451" table:display="true" table:show-details="true"/>
                <table:data-pilot-member table:name="0.013638973236084" table:display="true" table:show-details="true"/>
                <table:data-pilot-member table:name="0.0136399269104" table:display="true" table:show-details="true"/>
                <table:data-pilot-member table:name="0.01364016532898" table:display="true" table:show-details="true"/>
                <table:data-pilot-member table:name="0.013640880584717" table:display="true" table:show-details="true"/>
                <table:data-pilot-member table:name="0.013643026351929" table:display="true" table:show-details="true"/>
                <table:data-pilot-member table:name="0.013643980026245" table:display="true" table:show-details="true"/>
                <table:data-pilot-member table:name="0.013644933700562" table:display="true" table:show-details="true"/>
                <table:data-pilot-member table:name="0.013645887374878" table:display="true" table:show-details="true"/>
                <table:data-pilot-member table:name="0.013647079467773" table:display="true" table:show-details="true"/>
                <table:data-pilot-member table:name="0.01364803314209" table:display="true" table:show-details="true"/>
                <table:data-pilot-member table:name="0.013648986816406" table:display="true" table:show-details="true"/>
                <table:data-pilot-member table:name="0.013650894165039" table:display="true" table:show-details="true"/>
                <table:data-pilot-member table:name="0.013652086257935" table:display="true" table:show-details="true"/>
                <table:data-pilot-member table:name="0.013656139373779" table:display="true" table:show-details="true"/>
                <table:data-pilot-member table:name="0.013657093048096" table:display="true" table:show-details="true"/>
                <table:data-pilot-member table:name="0.013657808303833" table:display="true" table:show-details="true"/>
                <table:data-pilot-member table:name="0.013658046722412" table:display="true" table:show-details="true"/>
                <table:data-pilot-member table:name="0.013661861419678" table:display="true" table:show-details="true"/>
                <table:data-pilot-member table:name="0.013665914535523" table:display="true" table:show-details="true"/>
                <table:data-pilot-member table:name="0.013667821884155" table:display="true" table:show-details="true"/>
                <table:data-pilot-member table:name="0.013668060302734" table:display="true" table:show-details="true"/>
                <table:data-pilot-member table:name="0.013669967651367" table:display="true" table:show-details="true"/>
                <table:data-pilot-member table:name="0.013670921325684" table:display="true" table:show-details="true"/>
                <table:data-pilot-member table:name="0.013671875" table:display="true" table:show-details="true"/>
                <table:data-pilot-member table:name="0.013674974441528" table:display="true" table:show-details="true"/>
                <table:data-pilot-member table:name="0.01367712020874" table:display="true" table:show-details="true"/>
                <table:data-pilot-member table:name="0.013678073883057" table:display="true" table:show-details="true"/>
                <table:data-pilot-member table:name="0.013679027557373" table:display="true" table:show-details="true"/>
                <table:data-pilot-member table:name="0.013690948486328" table:display="true" table:show-details="true"/>
                <table:data-pilot-member table:name="0.013695001602173" table:display="true" table:show-details="true"/>
                <table:data-pilot-member table:name="0.013695955276489" table:display="true" table:show-details="true"/>
                <table:data-pilot-member table:name="0.013696908950806" table:display="true" table:show-details="true"/>
                <table:data-pilot-member table:name="0.013697147369385" table:display="true" table:show-details="true"/>
                <table:data-pilot-member table:name="0.01370096206665" table:display="true" table:show-details="true"/>
                <table:data-pilot-member table:name="0.013708829879761" table:display="true" table:show-details="true"/>
                <table:data-pilot-member table:name="0.01370906829834" table:display="true" table:show-details="true"/>
                <table:data-pilot-member table:name="0.013711929321289" table:display="true" table:show-details="true"/>
                <table:data-pilot-member table:name="0.01371693611145" table:display="true" table:show-details="true"/>
                <table:data-pilot-member table:name="0.013717174530029" table:display="true" table:show-details="true"/>
                <table:data-pilot-member table:name="0.013720035552979" table:display="true" table:show-details="true"/>
                <table:data-pilot-member table:name="0.013720989227295" table:display="true" table:show-details="true"/>
                <table:data-pilot-member table:name="0.013723134994507" table:display="true" table:show-details="true"/>
                <table:data-pilot-member table:name="0.013724088668823" table:display="true" table:show-details="true"/>
                <table:data-pilot-member table:name="0.013725996017456" table:display="true" table:show-details="true"/>
                <table:data-pilot-member table:name="0.013726949691773" table:display="true" table:show-details="true"/>
                <table:data-pilot-member table:name="0.013727903366089" table:display="true" table:show-details="true"/>
                <table:data-pilot-member table:name="0.013729095458984" table:display="true" table:show-details="true"/>
                <table:data-pilot-member table:name="0.013730049133301" table:display="true" table:show-details="true"/>
                <table:data-pilot-member table:name="0.01373291015625" table:display="true" table:show-details="true"/>
                <table:data-pilot-member table:name="0.013736009597778" table:display="true" table:show-details="true"/>
                <table:data-pilot-member table:name="0.013736963272095" table:display="true" table:show-details="true"/>
                <table:data-pilot-member table:name="0.013737201690674" table:display="true" table:show-details="true"/>
                <table:data-pilot-member table:name="0.013737916946411" table:display="true" table:show-details="true"/>
                <table:data-pilot-member table:name="0.01373815536499" table:display="true" table:show-details="true"/>
                <table:data-pilot-member table:name="0.013738870620728" table:display="true" table:show-details="true"/>
                <table:data-pilot-member table:name="0.013743877410889" table:display="true" table:show-details="true"/>
                <table:data-pilot-member table:name="0.013745069503784" table:display="true" table:show-details="true"/>
                <table:data-pilot-member table:name="0.013746976852417" table:display="true" table:show-details="true"/>
                <table:data-pilot-member table:name="0.013747930526733" table:display="true" table:show-details="true"/>
                <table:data-pilot-member table:name="0.013749837875366" table:display="true" table:show-details="true"/>
                <table:data-pilot-member table:name="0.013750076293945" table:display="true" table:show-details="true"/>
                <table:data-pilot-member table:name="0.013751029968262" table:display="true" table:show-details="true"/>
                <table:data-pilot-member table:name="0.013751983642578" table:display="true" table:show-details="true"/>
                <table:data-pilot-member table:name="0.013752937316895" table:display="true" table:show-details="true"/>
                <table:data-pilot-member table:name="0.013753890991211" table:display="true" table:show-details="true"/>
                <table:data-pilot-member table:name="0.01375412940979" table:display="true" table:show-details="true"/>
                <table:data-pilot-member table:name="0.013756036758423" table:display="true" table:show-details="true"/>
                <table:data-pilot-member table:name="0.013756990432739" table:display="true" table:show-details="true"/>
                <table:data-pilot-member table:name="0.013760089874268" table:display="true" table:show-details="true"/>
                <table:data-pilot-member table:name="0.013764142990112" table:display="true" table:show-details="true"/>
                <table:data-pilot-member table:name="0.013765096664429" table:display="true" table:show-details="true"/>
                <table:data-pilot-member table:name="0.01377010345459" table:display="true" table:show-details="true"/>
                <table:data-pilot-member table:name="0.013772964477539" table:display="true" table:show-details="true"/>
                <table:data-pilot-member table:name="0.013773918151856" table:display="true" table:show-details="true"/>
                <table:data-pilot-member table:name="0.013774156570435" table:display="true" table:show-details="true"/>
                <table:data-pilot-member table:name="0.013774871826172" table:display="true" table:show-details="true"/>
                <table:data-pilot-member table:name="0.013775110244751" table:display="true" table:show-details="true"/>
                <table:data-pilot-member table:name="0.013776063919067" table:display="true" table:show-details="true"/>
                <table:data-pilot-member table:name="0.013777017593384" table:display="true" table:show-details="true"/>
                <table:data-pilot-member table:name="0.0137779712677" table:display="true" table:show-details="true"/>
                <table:data-pilot-member table:name="0.013781785964966" table:display="true" table:show-details="true"/>
                <table:data-pilot-member table:name="0.013782024383545" table:display="true" table:show-details="true"/>
                <table:data-pilot-member table:name="0.013784170150757" table:display="true" table:show-details="true"/>
                <table:data-pilot-member table:name="0.013785839080811" table:display="true" table:show-details="true"/>
                <table:data-pilot-member table:name="0.013788938522339" table:display="true" table:show-details="true"/>
                <table:data-pilot-member table:name="0.013789176940918" table:display="true" table:show-details="true"/>
                <table:data-pilot-member table:name="0.013790130615234" table:display="true" table:show-details="true"/>
                <table:data-pilot-member table:name="0.013790845870972" table:display="true" table:show-details="true"/>
                <table:data-pilot-member table:name="0.013792991638184" table:display="true" table:show-details="true"/>
                <table:data-pilot-member table:name="0.0137939453125" table:display="true" table:show-details="true"/>
                <table:data-pilot-member table:name="0.013794183731079" table:display="true" table:show-details="true"/>
                <table:data-pilot-member table:name="0.013795852661133" table:display="true" table:show-details="true"/>
                <table:data-pilot-member table:name="0.013796091079712" table:display="true" table:show-details="true"/>
                <table:data-pilot-member table:name="0.013797998428345" table:display="true" table:show-details="true"/>
                <table:data-pilot-member table:name="0.013798952102661" table:display="true" table:show-details="true"/>
                <table:data-pilot-member table:name="0.013799905776978" table:display="true" table:show-details="true"/>
                <table:data-pilot-member table:name="0.013801097869873" table:display="true" table:show-details="true"/>
                <table:data-pilot-member table:name="0.01380181312561" table:display="true" table:show-details="true"/>
                <table:data-pilot-member table:name="0.013803005218506" table:display="true" table:show-details="true"/>
                <table:data-pilot-member table:name="0.013804912567139" table:display="true" table:show-details="true"/>
                <table:data-pilot-member table:name="0.013810873031616" table:display="true" table:show-details="true"/>
                <table:data-pilot-member table:name="0.013816833496094" table:display="true" table:show-details="true"/>
                <table:data-pilot-member table:name="0.013818025588989" table:display="true" table:show-details="true"/>
                <table:data-pilot-member table:name="0.013818979263306" table:display="true" table:show-details="true"/>
                <table:data-pilot-member table:name="0.013819932937622" table:display="true" table:show-details="true"/>
                <table:data-pilot-member table:name="0.013820171356201" table:display="true" table:show-details="true"/>
                <table:data-pilot-member table:name="0.013820886611939" table:display="true" table:show-details="true"/>
                <table:data-pilot-member table:name="0.013823986053467" table:display="true" table:show-details="true"/>
                <table:data-pilot-member table:name="0.0138258934021" table:display="true" table:show-details="true"/>
                <table:data-pilot-member table:name="0.013826131820679" table:display="true" table:show-details="true"/>
                <table:data-pilot-member table:name="0.013827085494995" table:display="true" table:show-details="true"/>
                <table:data-pilot-member table:name="0.01383113861084" table:display="true" table:show-details="true"/>
                <table:data-pilot-member table:name="0.013831853866577" table:display="true" table:show-details="true"/>
                <table:data-pilot-member table:name="0.013833999633789" table:display="true" table:show-details="true"/>
                <table:data-pilot-member table:name="0.013838052749634" table:display="true" table:show-details="true"/>
                <table:data-pilot-member table:name="0.013840913772583" table:display="true" table:show-details="true"/>
                <table:data-pilot-member table:name="0.013842105865479" table:display="true" table:show-details="true"/>
                <table:data-pilot-member table:name="0.013844013214111" table:display="true" table:show-details="true"/>
                <table:data-pilot-member table:name="0.013844966888428" table:display="true" table:show-details="true"/>
                <table:data-pilot-member table:name="0.013845920562744" table:display="true" table:show-details="true"/>
                <table:data-pilot-member table:name="0.013846874237061" table:display="true" table:show-details="true"/>
                <table:data-pilot-member table:name="0.013847827911377" table:display="true" table:show-details="true"/>
                <table:data-pilot-member table:name="0.013848066329956" table:display="true" table:show-details="true"/>
                <table:data-pilot-member table:name="0.013849020004273" table:display="true" table:show-details="true"/>
                <table:data-pilot-member table:name="0.013850212097168" table:display="true" table:show-details="true"/>
                <table:data-pilot-member table:name="0.013852119445801" table:display="true" table:show-details="true"/>
                <table:data-pilot-member table:name="0.013854026794434" table:display="true" table:show-details="true"/>
                <table:data-pilot-member table:name="0.01385498046875" table:display="true" table:show-details="true"/>
                <table:data-pilot-member table:name="0.013855934143066" table:display="true" table:show-details="true"/>
                <table:data-pilot-member table:name="0.013856172561646" table:display="true" table:show-details="true"/>
                <table:data-pilot-member table:name="0.013856887817383" table:display="true" table:show-details="true"/>
                <table:data-pilot-member table:name="0.013861179351807" table:display="true" table:show-details="true"/>
                <table:data-pilot-member table:name="0.01386308670044" table:display="true" table:show-details="true"/>
                <table:data-pilot-member table:name="0.013864040374756" table:display="true" table:show-details="true"/>
                <table:data-pilot-member table:name="0.013865947723389" table:display="true" table:show-details="true"/>
                <table:data-pilot-member table:name="0.013866186141968" table:display="true" table:show-details="true"/>
                <table:data-pilot-member table:name="0.013867855072022" table:display="true" table:show-details="true"/>
                <table:data-pilot-member table:name="0.013869047164917" table:display="true" table:show-details="true"/>
                <table:data-pilot-member table:name="0.013870000839233" table:display="true" table:show-details="true"/>
                <table:data-pilot-member table:name="0.013875007629395" table:display="true" table:show-details="true"/>
                <table:data-pilot-member table:name="0.013875961303711" table:display="true" table:show-details="true"/>
                <table:data-pilot-member table:name="0.013882875442505" table:display="true" table:show-details="true"/>
                <table:data-pilot-member table:name="0.013885021209717" table:display="true" table:show-details="true"/>
                <table:data-pilot-member table:name="0.013887166976929" table:display="true" table:show-details="true"/>
                <table:data-pilot-member table:name="0.013887882232666" table:display="true" table:show-details="true"/>
                <table:data-pilot-member table:name="0.013888120651245" table:display="true" table:show-details="true"/>
                <table:data-pilot-member table:name="0.013889074325562" table:display="true" table:show-details="true"/>
                <table:data-pilot-member table:name="0.013890027999878" table:display="true" table:show-details="true"/>
                <table:data-pilot-member table:name="0.013890981674194" table:display="true" table:show-details="true"/>
                <table:data-pilot-member table:name="0.013892889022827" table:display="true" table:show-details="true"/>
                <table:data-pilot-member table:name="0.013893127441406" table:display="true" table:show-details="true"/>
                <table:data-pilot-member table:name="0.013897180557251" table:display="true" table:show-details="true"/>
                <table:data-pilot-member table:name="0.013898134231567" table:display="true" table:show-details="true"/>
                <table:data-pilot-member table:name="0.013899087905884" table:display="true" table:show-details="true"/>
                <table:data-pilot-member table:name="0.0139000415802" table:display="true" table:show-details="true"/>
                <table:data-pilot-member table:name="0.013900995254517" table:display="true" table:show-details="true"/>
                <table:data-pilot-member table:name="0.013902902603149" table:display="true" table:show-details="true"/>
                <table:data-pilot-member table:name="0.013905048370361" table:display="true" table:show-details="true"/>
                <table:data-pilot-member table:name="0.013906002044678" table:display="true" table:show-details="true"/>
                <table:data-pilot-member table:name="0.013909101486206" table:display="true" table:show-details="true"/>
                <table:data-pilot-member table:name="0.013910055160523" table:display="true" table:show-details="true"/>
                <table:data-pilot-member table:name="0.013911962509155" table:display="true" table:show-details="true"/>
                <table:data-pilot-member table:name="0.013912200927734" table:display="true" table:show-details="true"/>
                <table:data-pilot-member table:name="0.013913869857788" table:display="true" table:show-details="true"/>
                <table:data-pilot-member table:name="0.013914108276367" table:display="true" table:show-details="true"/>
                <table:data-pilot-member table:name="0.013917922973633" table:display="true" table:show-details="true"/>
                <table:data-pilot-member table:name="0.01392388343811" table:display="true" table:show-details="true"/>
                <table:data-pilot-member table:name="0.013925075531006" table:display="true" table:show-details="true"/>
                <table:data-pilot-member table:name="0.013927936553955" table:display="true" table:show-details="true"/>
                <table:data-pilot-member table:name="0.013929843902588" table:display="true" table:show-details="true"/>
                <table:data-pilot-member table:name="0.013931035995483" table:display="true" table:show-details="true"/>
                <table:data-pilot-member table:name="0.013936996459961" table:display="true" table:show-details="true"/>
                <table:data-pilot-member table:name="0.013938188552856" table:display="true" table:show-details="true"/>
                <table:data-pilot-member table:name="0.013944864273071" table:display="true" table:show-details="true"/>
                <table:data-pilot-member table:name="0.01394510269165" table:display="true" table:show-details="true"/>
                <table:data-pilot-member table:name="0.013947010040283" table:display="true" table:show-details="true"/>
                <table:data-pilot-member table:name="0.013952970504761" table:display="true" table:show-details="true"/>
                <table:data-pilot-member table:name="0.013957023620606" table:display="true" table:show-details="true"/>
                <table:data-pilot-member table:name="0.013959884643555" table:display="true" table:show-details="true"/>
                <table:data-pilot-member table:name="0.01396107673645" table:display="true" table:show-details="true"/>
                <table:data-pilot-member table:name="0.013962984085083" table:display="true" table:show-details="true"/>
                <table:data-pilot-member table:name="0.013967037200928" table:display="true" table:show-details="true"/>
                <table:data-pilot-member table:name="0.013972997665405" table:display="true" table:show-details="true"/>
                <table:data-pilot-member table:name="0.013978958129883" table:display="true" table:show-details="true"/>
                <table:data-pilot-member table:name="0.013983011245728" table:display="true" table:show-details="true"/>
                <table:data-pilot-member table:name="0.013986110687256" table:display="true" table:show-details="true"/>
                <table:data-pilot-member table:name="0.013988018035889" table:display="true" table:show-details="true"/>
                <table:data-pilot-member table:name="0.013989925384522" table:display="true" table:show-details="true"/>
                <table:data-pilot-member table:name="0.013992071151733" table:display="true" table:show-details="true"/>
                <table:data-pilot-member table:name="0.013995885848999" table:display="true" table:show-details="true"/>
                <table:data-pilot-member table:name="0.013999938964844" table:display="true" table:show-details="true"/>
                <table:data-pilot-member table:name="0.01400089263916" table:display="true" table:show-details="true"/>
                <table:data-pilot-member table:name="0.014001131057739" table:display="true" table:show-details="true"/>
                <table:data-pilot-member table:name="0.014005899429321" table:display="true" table:show-details="true"/>
                <table:data-pilot-member table:name="0.0140061378479" table:display="true" table:show-details="true"/>
                <table:data-pilot-member table:name="0.014007091522217" table:display="true" table:show-details="true"/>
                <table:data-pilot-member table:name="0.014009952545166" table:display="true" table:show-details="true"/>
                <table:data-pilot-member table:name="0.014011859893799" table:display="true" table:show-details="true"/>
                <table:data-pilot-member table:name="0.014014959335327" table:display="true" table:show-details="true"/>
                <table:data-pilot-member table:name="0.01401686668396" table:display="true" table:show-details="true"/>
                <table:data-pilot-member table:name="0.014017820358276" table:display="true" table:show-details="true"/>
                <table:data-pilot-member table:name="0.014019012451172" table:display="true" table:show-details="true"/>
                <table:data-pilot-member table:name="0.014024972915649" table:display="true" table:show-details="true"/>
                <table:data-pilot-member table:name="0.014026880264282" table:display="true" table:show-details="true"/>
                <table:data-pilot-member table:name="0.014027118682861" table:display="true" table:show-details="true"/>
                <table:data-pilot-member table:name="0.014028787612915" table:display="true" table:show-details="true"/>
                <table:data-pilot-member table:name="0.014029026031494" table:display="true" table:show-details="true"/>
                <table:data-pilot-member table:name="0.014029979705811" table:display="true" table:show-details="true"/>
                <table:data-pilot-member table:name="0.01403021812439" table:display="true" table:show-details="true"/>
                <table:data-pilot-member table:name="0.014032125473023" table:display="true" table:show-details="true"/>
                <table:data-pilot-member table:name="0.014033079147339" table:display="true" table:show-details="true"/>
                <table:data-pilot-member table:name="0.014038801193237" table:display="true" table:show-details="true"/>
                <table:data-pilot-member table:name="0.014039039611816" table:display="true" table:show-details="true"/>
                <table:data-pilot-member table:name="0.014048099517822" table:display="true" table:show-details="true"/>
                <table:data-pilot-member table:name="0.014050006866455" table:display="true" table:show-details="true"/>
                <table:data-pilot-member table:name="0.014051914215088" table:display="true" table:show-details="true"/>
                <table:data-pilot-member table:name="0.014056921005249" table:display="true" table:show-details="true"/>
                <table:data-pilot-member table:name="0.014057874679565" table:display="true" table:show-details="true"/>
                <table:data-pilot-member table:name="0.014058828353882" table:display="true" table:show-details="true"/>
                <table:data-pilot-member table:name="0.014060020446777" table:display="true" table:show-details="true"/>
                <table:data-pilot-member table:name="0.01406192779541" table:display="true" table:show-details="true"/>
                <table:data-pilot-member table:name="0.014064073562622" table:display="true" table:show-details="true"/>
                <table:data-pilot-member table:name="0.014065027236939" table:display="true" table:show-details="true"/>
                <table:data-pilot-member table:name="0.014065980911255" table:display="true" table:show-details="true"/>
                <table:data-pilot-member table:name="0.014066934585571" table:display="true" table:show-details="true"/>
                <table:data-pilot-member table:name="0.01406717300415" table:display="true" table:show-details="true"/>
                <table:data-pilot-member table:name="0.014072895050049" table:display="true" table:show-details="true"/>
                <table:data-pilot-member table:name="0.014075994491577" table:display="true" table:show-details="true"/>
                <table:data-pilot-member table:name="0.014081001281738" table:display="true" table:show-details="true"/>
                <table:data-pilot-member table:name="0.014086008071899" table:display="true" table:show-details="true"/>
                <table:data-pilot-member table:name="0.014086961746216" table:display="true" table:show-details="true"/>
                <table:data-pilot-member table:name="0.014091014862061" table:display="true" table:show-details="true"/>
                <table:data-pilot-member table:name="0.014100074768066" table:display="true" table:show-details="true"/>
                <table:data-pilot-member table:name="0.014103889465332" table:display="true" table:show-details="true"/>
                <table:data-pilot-member table:name="0.014104843139648" table:display="true" table:show-details="true"/>
                <table:data-pilot-member table:name="0.014105081558228" table:display="true" table:show-details="true"/>
                <table:data-pilot-member table:name="0.014106035232544" table:display="true" table:show-details="true"/>
                <table:data-pilot-member table:name="0.014107942581177" table:display="true" table:show-details="true"/>
                <table:data-pilot-member table:name="0.014109134674072" table:display="true" table:show-details="true"/>
                <table:data-pilot-member table:name="0.014114141464233" table:display="true" table:show-details="true"/>
                <table:data-pilot-member table:name="0.014117956161499" table:display="true" table:show-details="true"/>
                <table:data-pilot-member table:name="0.014120817184448" table:display="true" table:show-details="true"/>
                <table:data-pilot-member table:name="0.014121055603027" table:display="true" table:show-details="true"/>
                <table:data-pilot-member table:name="0.014122009277344" table:display="true" table:show-details="true"/>
                <table:data-pilot-member table:name="0.014124155044556" table:display="true" table:show-details="true"/>
                <table:data-pilot-member table:name="0.014130115509033" table:display="true" table:show-details="true"/>
                <table:data-pilot-member table:name="0.014132022857666" table:display="true" table:show-details="true"/>
                <table:data-pilot-member table:name="0.014137983322144" table:display="true" table:show-details="true"/>
                <table:data-pilot-member table:name="0.014142990112305" table:display="true" table:show-details="true"/>
                <table:data-pilot-member table:name="0.014149904251099" table:display="true" table:show-details="true"/>
                <table:data-pilot-member table:name="0.014150857925415" table:display="true" table:show-details="true"/>
                <table:data-pilot-member table:name="0.014152765274048" table:display="true" table:show-details="true"/>
                <table:data-pilot-member table:name="0.014153003692627" table:display="true" table:show-details="true"/>
                <table:data-pilot-member table:name="0.014153957366943" table:display="true" table:show-details="true"/>
                <table:data-pilot-member table:name="0.01415491104126" table:display="true" table:show-details="true"/>
                <table:data-pilot-member table:name="0.014158964157105" table:display="true" table:show-details="true"/>
                <table:data-pilot-member table:name="0.014165163040161" table:display="true" table:show-details="true"/>
                <table:data-pilot-member table:name="0.014168977737427" table:display="true" table:show-details="true"/>
                <table:data-pilot-member table:name="0.014171123504639" table:display="true" table:show-details="true"/>
                <table:data-pilot-member table:name="0.014173030853272" table:display="true" table:show-details="true"/>
                <table:data-pilot-member table:name="0.014173984527588" table:display="true" table:show-details="true"/>
                <table:data-pilot-member table:name="0.014177083969116" table:display="true" table:show-details="true"/>
                <table:data-pilot-member table:name="0.014178991317749" table:display="true" table:show-details="true"/>
                <table:data-pilot-member table:name="0.014179944992065" table:display="true" table:show-details="true"/>
                <table:data-pilot-member table:name="0.014183044433594" table:display="true" table:show-details="true"/>
                <table:data-pilot-member table:name="0.01418399810791" table:display="true" table:show-details="true"/>
                <table:data-pilot-member table:name="0.014185190200806" table:display="true" table:show-details="true"/>
                <table:data-pilot-member table:name="0.014187097549439" table:display="true" table:show-details="true"/>
                <table:data-pilot-member table:name="0.014188051223755" table:display="true" table:show-details="true"/>
                <table:data-pilot-member table:name="0.014191150665283" table:display="true" table:show-details="true"/>
                <table:data-pilot-member table:name="0.014191865921021" table:display="true" table:show-details="true"/>
                <table:data-pilot-member table:name="0.0141921043396" table:display="true" table:show-details="true"/>
                <table:data-pilot-member table:name="0.014196157455444" table:display="true" table:show-details="true"/>
                <table:data-pilot-member table:name="0.014198064804077" table:display="true" table:show-details="true"/>
                <table:data-pilot-member table:name="0.014204025268555" table:display="true" table:show-details="true"/>
                <table:data-pilot-member table:name="0.014205932617188" table:display="true" table:show-details="true"/>
                <table:data-pilot-member table:name="0.014209985733032" table:display="true" table:show-details="true"/>
                <table:data-pilot-member table:name="0.014210939407349" table:display="true" table:show-details="true"/>
                <table:data-pilot-member table:name="0.014212131500244" table:display="true" table:show-details="true"/>
                <table:data-pilot-member table:name="0.014213800430298" table:display="true" table:show-details="true"/>
                <table:data-pilot-member table:name="0.014218091964722" table:display="true" table:show-details="true"/>
                <table:data-pilot-member table:name="0.014219999313355" table:display="true" table:show-details="true"/>
                <table:data-pilot-member table:name="0.014225959777832" table:display="true" table:show-details="true"/>
                <table:data-pilot-member table:name="0.014226198196411" table:display="true" table:show-details="true"/>
                <table:data-pilot-member table:name="0.014226913452148" table:display="true" table:show-details="true"/>
                <table:data-pilot-member table:name="0.014228820800781" table:display="true" table:show-details="true"/>
                <table:data-pilot-member table:name="0.014232158660889" table:display="true" table:show-details="true"/>
                <table:data-pilot-member table:name="0.014232873916626" table:display="true" table:show-details="true"/>
                <table:data-pilot-member table:name="0.014234066009522" table:display="true" table:show-details="true"/>
                <table:data-pilot-member table:name="0.014236927032471" table:display="true" table:show-details="true"/>
                <table:data-pilot-member table:name="0.014240026473999" table:display="true" table:show-details="true"/>
                <table:data-pilot-member table:name="0.014240980148315" table:display="true" table:show-details="true"/>
                <table:data-pilot-member table:name="0.014246940612793" table:display="true" table:show-details="true"/>
                <table:data-pilot-member table:name="0.014247894287109" table:display="true" table:show-details="true"/>
                <table:data-pilot-member table:name="0.014248847961426" table:display="true" table:show-details="true"/>
                <table:data-pilot-member table:name="0.014249086380005" table:display="true" table:show-details="true"/>
                <table:data-pilot-member table:name="0.014250040054321" table:display="true" table:show-details="true"/>
                <table:data-pilot-member table:name="0.014251947402954" table:display="true" table:show-details="true"/>
                <table:data-pilot-member table:name="0.014256000518799" table:display="true" table:show-details="true"/>
                <table:data-pilot-member table:name="0.014256954193115" table:display="true" table:show-details="true"/>
                <table:data-pilot-member table:name="0.014258146286011" table:display="true" table:show-details="true"/>
                <table:data-pilot-member table:name="0.014261960983276" table:display="true" table:show-details="true"/>
                <table:data-pilot-member table:name="0.014266014099121" table:display="true" table:show-details="true"/>
                <table:data-pilot-member table:name="0.014266967773438" table:display="true" table:show-details="true"/>
                <table:data-pilot-member table:name="0.014274120330811" table:display="true" table:show-details="true"/>
                <table:data-pilot-member table:name="0.01427698135376" table:display="true" table:show-details="true"/>
                <table:data-pilot-member table:name="0.014278888702393" table:display="true" table:show-details="true"/>
                <table:data-pilot-member table:name="0.014280080795288" table:display="true" table:show-details="true"/>
                <table:data-pilot-member table:name="0.014282941818237" table:display="true" table:show-details="true"/>
                <table:data-pilot-member table:name="0.014283895492554" table:display="true" table:show-details="true"/>
                <table:data-pilot-member table:name="0.014284133911133" table:display="true" table:show-details="true"/>
                <table:data-pilot-member table:name="0.014285087585449" table:display="true" table:show-details="true"/>
                <table:data-pilot-member table:name="0.014286041259766" table:display="true" table:show-details="true"/>
                <table:data-pilot-member table:name="0.014286994934082" table:display="true" table:show-details="true"/>
                <table:data-pilot-member table:name="0.014288902282715" table:display="true" table:show-details="true"/>
                <table:data-pilot-member table:name="0.014292001724243" table:display="true" table:show-details="true"/>
                <table:data-pilot-member table:name="0.01429295539856" table:display="true" table:show-details="true"/>
                <table:data-pilot-member table:name="0.014297008514404" table:display="true" table:show-details="true"/>
                <table:data-pilot-member table:name="0.01430082321167" table:display="true" table:show-details="true"/>
                <table:data-pilot-member table:name="0.014301061630249" table:display="true" table:show-details="true"/>
                <table:data-pilot-member table:name="0.014309167861939" table:display="true" table:show-details="true"/>
                <table:data-pilot-member table:name="0.014317035675049" table:display="true" table:show-details="true"/>
                <table:data-pilot-member table:name="0.014317989349365" table:display="true" table:show-details="true"/>
                <table:data-pilot-member table:name="0.014323949813843" table:display="true" table:show-details="true"/>
                <table:data-pilot-member table:name="0.014325857162476" table:display="true" table:show-details="true"/>
                <table:data-pilot-member table:name="0.014328002929688" table:display="true" table:show-details="true"/>
                <table:data-pilot-member table:name="0.014329195022583" table:display="true" table:show-details="true"/>
                <table:data-pilot-member table:name="0.01432991027832" table:display="true" table:show-details="true"/>
                <table:data-pilot-member table:name="0.014330148696899" table:display="true" table:show-details="true"/>
                <table:data-pilot-member table:name="0.014331102371216" table:display="true" table:show-details="true"/>
                <table:data-pilot-member table:name="0.014335155487061" table:display="true" table:show-details="true"/>
                <table:data-pilot-member table:name="0.014338970184326" table:display="true" table:show-details="true"/>
                <table:data-pilot-member table:name="0.014339923858643" table:display="true" table:show-details="true"/>
                <table:data-pilot-member table:name="0.014340877532959" table:display="true" table:show-details="true"/>
                <table:data-pilot-member table:name="0.014343023300171" table:display="true" table:show-details="true"/>
                <table:data-pilot-member table:name="0.014346122741699" table:display="true" table:show-details="true"/>
                <table:data-pilot-member table:name="0.014348030090332" table:display="true" table:show-details="true"/>
                <table:data-pilot-member table:name="0.014349937438965" table:display="true" table:show-details="true"/>
                <table:data-pilot-member table:name="0.014351844787598" table:display="true" table:show-details="true"/>
                <table:data-pilot-member table:name="0.014356851577759" table:display="true" table:show-details="true"/>
                <table:data-pilot-member table:name="0.014357805252075" table:display="true" table:show-details="true"/>
                <table:data-pilot-member table:name="0.014364957809448" table:display="true" table:show-details="true"/>
                <table:data-pilot-member table:name="0.014370918273926" table:display="true" table:show-details="true"/>
                <table:data-pilot-member table:name="0.014372110366821" table:display="true" table:show-details="true"/>
                <table:data-pilot-member table:name="0.014372825622559" table:display="true" table:show-details="true"/>
                <table:data-pilot-member table:name="0.014383792877197" table:display="true" table:show-details="true"/>
                <table:data-pilot-member table:name="0.014387130737305" table:display="true" table:show-details="true"/>
                <table:data-pilot-member table:name="0.01439094543457" table:display="true" table:show-details="true"/>
                <table:data-pilot-member table:name="0.014391899108887" table:display="true" table:show-details="true"/>
                <table:data-pilot-member table:name="0.014392137527466" table:display="true" table:show-details="true"/>
                <table:data-pilot-member table:name="0.014394044876099" table:display="true" table:show-details="true"/>
                <table:data-pilot-member table:name="0.014397144317627" table:display="true" table:show-details="true"/>
                <table:data-pilot-member table:name="0.014397859573364" table:display="true" table:show-details="true"/>
                <table:data-pilot-member table:name="0.014415979385376" table:display="true" table:show-details="true"/>
                <table:data-pilot-member table:name="0.014416217803955" table:display="true" table:show-details="true"/>
                <table:data-pilot-member table:name="0.014417171478272" table:display="true" table:show-details="true"/>
                <table:data-pilot-member table:name="0.014425039291382" table:display="true" table:show-details="true"/>
                <table:data-pilot-member table:name="0.014430999755859" table:display="true" table:show-details="true"/>
                <table:data-pilot-member table:name="0.014432907104492" table:display="true" table:show-details="true"/>
                <table:data-pilot-member table:name="0.014439105987549" table:display="true" table:show-details="true"/>
                <table:data-pilot-member table:name="0.014439821243286" table:display="true" table:show-details="true"/>
                <table:data-pilot-member table:name="0.014446973800659" table:display="true" table:show-details="true"/>
                <table:data-pilot-member table:name="0.014451026916504" table:display="true" table:show-details="true"/>
                <table:data-pilot-member table:name="0.01445484161377" table:display="true" table:show-details="true"/>
                <table:data-pilot-member table:name="0.014456033706665" table:display="true" table:show-details="true"/>
                <table:data-pilot-member table:name="0.014461040496826" table:display="true" table:show-details="true"/>
                <table:data-pilot-member table:name="0.014464139938355" table:display="true" table:show-details="true"/>
                <table:data-pilot-member table:name="0.014465093612671" table:display="true" table:show-details="true"/>
                <table:data-pilot-member table:name="0.014472961425781" table:display="true" table:show-details="true"/>
                <table:data-pilot-member table:name="0.014473915100098" table:display="true" table:show-details="true"/>
                <table:data-pilot-member table:name="0.014474153518677" table:display="true" table:show-details="true"/>
                <table:data-pilot-member table:name="0.014477968215942" table:display="true" table:show-details="true"/>
                <table:data-pilot-member table:name="0.014478921890259" table:display="true" table:show-details="true"/>
                <table:data-pilot-member table:name="0.014482021331787" table:display="true" table:show-details="true"/>
                <table:data-pilot-member table:name="0.014484882354736" table:display="true" table:show-details="true"/>
                <table:data-pilot-member table:name="0.014495849609375" table:display="true" table:show-details="true"/>
                <table:data-pilot-member table:name="0.014499187469482" table:display="true" table:show-details="true"/>
                <table:data-pilot-member table:name="0.014502048492432" table:display="true" table:show-details="true"/>
                <table:data-pilot-member table:name="0.014503955841065" table:display="true" table:show-details="true"/>
                <table:data-pilot-member table:name="0.014507055282593" table:display="true" table:show-details="true"/>
                <table:data-pilot-member table:name="0.014508008956909" table:display="true" table:show-details="true"/>
                <table:data-pilot-member table:name="0.014510154724121" table:display="true" table:show-details="true"/>
                <table:data-pilot-member table:name="0.014510869979858" table:display="true" table:show-details="true"/>
                <table:data-pilot-member table:name="0.014511823654175" table:display="true" table:show-details="true"/>
                <table:data-pilot-member table:name="0.01451301574707" table:display="true" table:show-details="true"/>
                <table:data-pilot-member table:name="0.014518022537231" table:display="true" table:show-details="true"/>
                <table:data-pilot-member table:name="0.014524936676025" table:display="true" table:show-details="true"/>
                <table:data-pilot-member table:name="0.01452898979187" table:display="true" table:show-details="true"/>
                <table:data-pilot-member table:name="0.014544010162354" table:display="true" table:show-details="true"/>
                <table:data-pilot-member table:name="0.01454496383667" table:display="true" table:show-details="true"/>
                <table:data-pilot-member table:name="0.014549970626831" table:display="true" table:show-details="true"/>
                <table:data-pilot-member table:name="0.014555931091309" table:display="true" table:show-details="true"/>
                <table:data-pilot-member table:name="0.014559984207153" table:display="true" table:show-details="true"/>
                <table:data-pilot-member table:name="0.01456093788147" table:display="true" table:show-details="true"/>
                <table:data-pilot-member table:name="0.014563083648682" table:display="true" table:show-details="true"/>
                <table:data-pilot-member table:name="0.014564037322998" table:display="true" table:show-details="true"/>
                <table:data-pilot-member table:name="0.014566898345947" table:display="true" table:show-details="true"/>
                <table:data-pilot-member table:name="0.014571905136108" table:display="true" table:show-details="true"/>
                <table:data-pilot-member table:name="0.014577150344849" table:display="true" table:show-details="true"/>
                <table:data-pilot-member table:name="0.014585018157959" table:display="true" table:show-details="true"/>
                <table:data-pilot-member table:name="0.014585971832275" table:display="true" table:show-details="true"/>
                <table:data-pilot-member table:name="0.014589071273804" table:display="true" table:show-details="true"/>
                <table:data-pilot-member table:name="0.014596939086914" table:display="true" table:show-details="true"/>
                <table:data-pilot-member table:name="0.014599084854126" table:display="true" table:show-details="true"/>
                <table:data-pilot-member table:name="0.014601945877075" table:display="true" table:show-details="true"/>
                <table:data-pilot-member table:name="0.014611005783081" table:display="true" table:show-details="true"/>
                <table:data-pilot-member table:name="0.014611959457398" table:display="true" table:show-details="true"/>
                <table:data-pilot-member table:name="0.014614105224609" table:display="true" table:show-details="true"/>
                <table:data-pilot-member table:name="0.014616966247559" table:display="true" table:show-details="true"/>
                <table:data-pilot-member table:name="0.014628171920776" table:display="true" table:show-details="true"/>
                <table:data-pilot-member table:name="0.014628887176514" table:display="true" table:show-details="true"/>
                <table:data-pilot-member table:name="0.014630794525147" table:display="true" table:show-details="true"/>
                <table:data-pilot-member table:name="0.014631032943726" table:display="true" table:show-details="true"/>
                <table:data-pilot-member table:name="0.014643907546997" table:display="true" table:show-details="true"/>
                <table:data-pilot-member table:name="0.014647006988525" table:display="true" table:show-details="true"/>
                <table:data-pilot-member table:name="0.014659881591797" table:display="true" table:show-details="true"/>
                <table:data-pilot-member table:name="0.014662027359009" table:display="true" table:show-details="true"/>
                <table:data-pilot-member table:name="0.014671087265015" table:display="true" table:show-details="true"/>
                <table:data-pilot-member table:name="0.014678001403809" table:display="true" table:show-details="true"/>
                <table:data-pilot-member table:name="0.014680147171021" table:display="true" table:show-details="true"/>
                <table:data-pilot-member table:name="0.014688968658447" table:display="true" table:show-details="true"/>
                <table:data-pilot-member table:name="0.014697074890137" table:display="true" table:show-details="true"/>
                <table:data-pilot-member table:name="0.014698028564453" table:display="true" table:show-details="true"/>
                <table:data-pilot-member table:name="0.014709949493408" table:display="true" table:show-details="true"/>
                <table:data-pilot-member table:name="0.014716863632202" table:display="true" table:show-details="true"/>
                <table:data-pilot-member table:name="0.014718055725098" table:display="true" table:show-details="true"/>
                <table:data-pilot-member table:name="0.014724016189575" table:display="true" table:show-details="true"/>
                <table:data-pilot-member table:name="0.014727115631104" table:display="true" table:show-details="true"/>
                <table:data-pilot-member table:name="0.014732122421265" table:display="true" table:show-details="true"/>
                <table:data-pilot-member table:name="0.014734029769898" table:display="true" table:show-details="true"/>
                <table:data-pilot-member table:name="0.014734983444214" table:display="true" table:show-details="true"/>
                <table:data-pilot-member table:name="0.014739036560059" table:display="true" table:show-details="true"/>
                <table:data-pilot-member table:name="0.014739990234375" table:display="true" table:show-details="true"/>
                <table:data-pilot-member table:name="0.014740943908691" table:display="true" table:show-details="true"/>
                <table:data-pilot-member table:name="0.014745950698853" table:display="true" table:show-details="true"/>
                <table:data-pilot-member table:name="0.014750003814697" table:display="true" table:show-details="true"/>
                <table:data-pilot-member table:name="0.014753818511963" table:display="true" table:show-details="true"/>
                <table:data-pilot-member table:name="0.014754056930542" table:display="true" table:show-details="true"/>
                <table:data-pilot-member table:name="0.01476001739502" table:display="true" table:show-details="true"/>
                <table:data-pilot-member table:name="0.014768838882446" table:display="true" table:show-details="true"/>
                <table:data-pilot-member table:name="0.014770030975342" table:display="true" table:show-details="true"/>
                <table:data-pilot-member table:name="0.014776945114136" table:display="true" table:show-details="true"/>
                <table:data-pilot-member table:name="0.014779090881348" table:display="true" table:show-details="true"/>
                <table:data-pilot-member table:name="0.014781951904297" table:display="true" table:show-details="true"/>
                <table:data-pilot-member table:name="0.014782905578613" table:display="true" table:show-details="true"/>
                <table:data-pilot-member table:name="0.014783143997192" table:display="true" table:show-details="true"/>
                <table:data-pilot-member table:name="0.014790058135986" table:display="true" table:show-details="true"/>
                <table:data-pilot-member table:name="0.014791011810303" table:display="true" table:show-details="true"/>
                <table:data-pilot-member table:name="0.014801025390625" table:display="true" table:show-details="true"/>
                <table:data-pilot-member table:name="0.014806032180786" table:display="true" table:show-details="true"/>
                <table:data-pilot-member table:name="0.014819860458374" table:display="true" table:show-details="true"/>
                <table:data-pilot-member table:name="0.014823198318481" table:display="true" table:show-details="true"/>
                <table:data-pilot-member table:name="0.014823913574219" table:display="true" table:show-details="true"/>
                <table:data-pilot-member table:name="0.014824151992798" table:display="true" table:show-details="true"/>
                <table:data-pilot-member table:name="0.014831781387329" table:display="true" table:show-details="true"/>
                <table:data-pilot-member table:name="0.014832973480225" table:display="true" table:show-details="true"/>
                <table:data-pilot-member table:name="0.014837026596069" table:display="true" table:show-details="true"/>
                <table:data-pilot-member table:name="0.014843940734863" table:display="true" table:show-details="true"/>
                <table:data-pilot-member table:name="0.014845848083496" table:display="true" table:show-details="true"/>
                <table:data-pilot-member table:name="0.014846086502075" table:display="true" table:show-details="true"/>
                <table:data-pilot-member table:name="0.014847993850708" table:display="true" table:show-details="true"/>
                <table:data-pilot-member table:name="0.014857053756714" table:display="true" table:show-details="true"/>
                <table:data-pilot-member table:name="0.01485800743103" table:display="true" table:show-details="true"/>
                <table:data-pilot-member table:name="0.014862060546875" table:display="true" table:show-details="true"/>
                <table:data-pilot-member table:name="0.014863014221191" table:display="true" table:show-details="true"/>
                <table:data-pilot-member table:name="0.014870882034302" table:display="true" table:show-details="true"/>
                <table:data-pilot-member table:name="0.014885902404785" table:display="true" table:show-details="true"/>
                <table:data-pilot-member table:name="0.014888048171997" table:display="true" table:show-details="true"/>
                <table:data-pilot-member table:name="0.01488995552063" table:display="true" table:show-details="true"/>
                <table:data-pilot-member table:name="0.014894008636475" table:display="true" table:show-details="true"/>
                <table:data-pilot-member table:name="0.014898061752319" table:display="true" table:show-details="true"/>
                <table:data-pilot-member table:name="0.014909982681274" table:display="true" table:show-details="true"/>
                <table:data-pilot-member table:name="0.014912843704224" table:display="true" table:show-details="true"/>
                <table:data-pilot-member table:name="0.014915943145752" table:display="true" table:show-details="true"/>
                <table:data-pilot-member table:name="0.01491904258728" table:display="true" table:show-details="true"/>
                <table:data-pilot-member table:name="0.014926910400391" table:display="true" table:show-details="true"/>
                <table:data-pilot-member table:name="0.014928102493286" table:display="true" table:show-details="true"/>
                <table:data-pilot-member table:name="0.014930009841919" table:display="true" table:show-details="true"/>
                <table:data-pilot-member table:name="0.014947891235352" table:display="true" table:show-details="true"/>
                <table:data-pilot-member table:name="0.014948844909668" table:display="true" table:show-details="true"/>
                <table:data-pilot-member table:name="0.014949083328247" table:display="true" table:show-details="true"/>
                <table:data-pilot-member table:name="0.01495099067688" table:display="true" table:show-details="true"/>
                <table:data-pilot-member table:name="0.014955043792725" table:display="true" table:show-details="true"/>
                <table:data-pilot-member table:name="0.014955997467041" table:display="true" table:show-details="true"/>
                <table:data-pilot-member table:name="0.014956951141357" table:display="true" table:show-details="true"/>
                <table:data-pilot-member table:name="0.014959096908569" table:display="true" table:show-details="true"/>
                <table:data-pilot-member table:name="0.014971971511841" table:display="true" table:show-details="true"/>
                <table:data-pilot-member table:name="0.014977931976318" table:display="true" table:show-details="true"/>
                <table:data-pilot-member table:name="0.014980792999268" table:display="true" table:show-details="true"/>
                <table:data-pilot-member table:name="0.014983892440796" table:display="true" table:show-details="true"/>
                <table:data-pilot-member table:name="0.014986038208008" table:display="true" table:show-details="true"/>
                <table:data-pilot-member table:name="0.014986991882324" table:display="true" table:show-details="true"/>
                <table:data-pilot-member table:name="0.014991998672485" table:display="true" table:show-details="true"/>
                <table:data-pilot-member table:name="0.014992952346802" table:display="true" table:show-details="true"/>
                <table:data-pilot-member table:name="0.014993906021118" table:display="true" table:show-details="true"/>
                <table:data-pilot-member table:name="0.01499605178833" table:display="true" table:show-details="true"/>
                <table:data-pilot-member table:name="0.014997005462647" table:display="true" table:show-details="true"/>
                <table:data-pilot-member table:name="0.015006065368652" table:display="true" table:show-details="true"/>
                <table:data-pilot-member table:name="0.01501202583313" table:display="true" table:show-details="true"/>
                <table:data-pilot-member table:name="0.015015840530396" table:display="true" table:show-details="true"/>
                <table:data-pilot-member table:name="0.015016078948975" table:display="true" table:show-details="true"/>
                <table:data-pilot-member table:name="0.015017032623291" table:display="true" table:show-details="true"/>
                <table:data-pilot-member table:name="0.015031099319458" table:display="true" table:show-details="true"/>
                <table:data-pilot-member table:name="0.015042066574097" table:display="true" table:show-details="true"/>
                <table:data-pilot-member table:name="0.015047788619995" table:display="true" table:show-details="true"/>
                <table:data-pilot-member table:name="0.015048027038574" table:display="true" table:show-details="true"/>
                <table:data-pilot-member table:name="0.015048980712891" table:display="true" table:show-details="true"/>
                <table:data-pilot-member table:name="0.015050888061523" table:display="true" table:show-details="true"/>
                <table:data-pilot-member table:name="0.015053987503052" table:display="true" table:show-details="true"/>
                <table:data-pilot-member table:name="0.015058994293213" table:display="true" table:show-details="true"/>
                <table:data-pilot-member table:name="0.015059947967529" table:display="true" table:show-details="true"/>
                <table:data-pilot-member table:name="0.015070199966431" table:display="true" table:show-details="true"/>
                <table:data-pilot-member table:name="0.015074968338013" table:display="true" table:show-details="true"/>
                <table:data-pilot-member table:name="0.015082836151123" table:display="true" table:show-details="true"/>
                <table:data-pilot-member table:name="0.015086889266968" table:display="true" table:show-details="true"/>
                <table:data-pilot-member table:name="0.015094995498657" table:display="true" table:show-details="true"/>
                <table:data-pilot-member table:name="0.015099048614502" table:display="true" table:show-details="true"/>
                <table:data-pilot-member table:name="0.015101909637451" table:display="true" table:show-details="true"/>
                <table:data-pilot-member table:name="0.015102863311768" table:display="true" table:show-details="true"/>
                <table:data-pilot-member table:name="0.015110969543457" table:display="true" table:show-details="true"/>
                <table:data-pilot-member table:name="0.015111923217773" table:display="true" table:show-details="true"/>
                <table:data-pilot-member table:name="0.015115976333618" table:display="true" table:show-details="true"/>
                <table:data-pilot-member table:name="0.015122175216675" table:display="true" table:show-details="true"/>
                <table:data-pilot-member table:name="0.015127897262573" table:display="true" table:show-details="true"/>
                <table:data-pilot-member table:name="0.015168190002441" table:display="true" table:show-details="true"/>
                <table:data-pilot-member table:name="0.015173196792603" table:display="true" table:show-details="true"/>
                <table:data-pilot-member table:name="0.015181064605713" table:display="true" table:show-details="true"/>
                <table:data-pilot-member table:name="0.015183925628662" table:display="true" table:show-details="true"/>
                <table:data-pilot-member table:name="0.015185117721558" table:display="true" table:show-details="true"/>
                <table:data-pilot-member table:name="0.015191078186035" table:display="true" table:show-details="true"/>
                <table:data-pilot-member table:name="0.015193939208984" table:display="true" table:show-details="true"/>
                <table:data-pilot-member table:name="0.015198945999146" table:display="true" table:show-details="true"/>
                <table:data-pilot-member table:name="0.01520299911499" table:display="true" table:show-details="true"/>
                <table:data-pilot-member table:name="0.01520586013794" table:display="true" table:show-details="true"/>
                <table:data-pilot-member table:name="0.015208005905151" table:display="true" table:show-details="true"/>
                <table:data-pilot-member table:name="0.015218019485474" table:display="true" table:show-details="true"/>
                <table:data-pilot-member table:name="0.015220880508423" table:display="true" table:show-details="true"/>
                <table:data-pilot-member table:name="0.015235900878906" table:display="true" table:show-details="true"/>
                <table:data-pilot-member table:name="0.015239000320435" table:display="true" table:show-details="true"/>
                <table:data-pilot-member table:name="0.015241146087647" table:display="true" table:show-details="true"/>
                <table:data-pilot-member table:name="0.015247821807861" table:display="true" table:show-details="true"/>
                <table:data-pilot-member table:name="0.015249967575073" table:display="true" table:show-details="true"/>
                <table:data-pilot-member table:name="0.01526403427124" table:display="true" table:show-details="true"/>
                <table:data-pilot-member table:name="0.015275001525879" table:display="true" table:show-details="true"/>
                <table:data-pilot-member table:name="0.015280961990356" table:display="true" table:show-details="true"/>
                <table:data-pilot-member table:name="0.015284061431885" table:display="true" table:show-details="true"/>
                <table:data-pilot-member table:name="0.015285015106201" table:display="true" table:show-details="true"/>
                <table:data-pilot-member table:name="0.015286207199097" table:display="true" table:show-details="true"/>
                <table:data-pilot-member table:name="0.01528787612915" table:display="true" table:show-details="true"/>
                <table:data-pilot-member table:name="0.015288829803467" table:display="true" table:show-details="true"/>
                <table:data-pilot-member table:name="0.01529598236084" table:display="true" table:show-details="true"/>
                <table:data-pilot-member table:name="0.015299081802368" table:display="true" table:show-details="true"/>
                <table:data-pilot-member table:name="0.015311002731323" table:display="true" table:show-details="true"/>
                <table:data-pilot-member table:name="0.015316963195801" table:display="true" table:show-details="true"/>
                <table:data-pilot-member table:name="0.015318870544434" table:display="true" table:show-details="true"/>
                <table:data-pilot-member table:name="0.015322923660278" table:display="true" table:show-details="true"/>
                <table:data-pilot-member table:name="0.015341997146606" table:display="true" table:show-details="true"/>
                <table:data-pilot-member table:name="0.015345811843872" table:display="true" table:show-details="true"/>
                <table:data-pilot-member table:name="0.015347003936768" table:display="true" table:show-details="true"/>
                <table:data-pilot-member table:name="0.015347957611084" table:display="true" table:show-details="true"/>
                <table:data-pilot-member table:name="0.015359163284302" table:display="true" table:show-details="true"/>
                <table:data-pilot-member table:name="0.015359878540039" table:display="true" table:show-details="true"/>
                <table:data-pilot-member table:name="0.015362024307251" table:display="true" table:show-details="true"/>
                <table:data-pilot-member table:name="0.015362977981567" table:display="true" table:show-details="true"/>
                <table:data-pilot-member table:name="0.015371084213257" table:display="true" table:show-details="true"/>
                <table:data-pilot-member table:name="0.015400171279907" table:display="true" table:show-details="true"/>
                <table:data-pilot-member table:name="0.015405178070068" table:display="true" table:show-details="true"/>
                <table:data-pilot-member table:name="0.015408992767334" table:display="true" table:show-details="true"/>
                <table:data-pilot-member table:name="0.01540994644165" table:display="true" table:show-details="true"/>
                <table:data-pilot-member table:name="0.015414953231812" table:display="true" table:show-details="true"/>
                <table:data-pilot-member table:name="0.015415906906128" table:display="true" table:show-details="true"/>
                <table:data-pilot-member table:name="0.015429973602295" table:display="true" table:show-details="true"/>
                <table:data-pilot-member table:name="0.015437126159668" table:display="true" table:show-details="true"/>
                <table:data-pilot-member table:name="0.015439987182617" table:display="true" table:show-details="true"/>
                <table:data-pilot-member table:name="0.015442848205566" table:display="true" table:show-details="true"/>
                <table:data-pilot-member table:name="0.015446901321411" table:display="true" table:show-details="true"/>
                <table:data-pilot-member table:name="0.01545000076294" table:display="true" table:show-details="true"/>
                <table:data-pilot-member table:name="0.015460968017578" table:display="true" table:show-details="true"/>
                <table:data-pilot-member table:name="0.015462160110474" table:display="true" table:show-details="true"/>
                <table:data-pilot-member table:name="0.015478134155273" table:display="true" table:show-details="true"/>
                <table:data-pilot-member table:name="0.015488147735596" table:display="true" table:show-details="true"/>
                <table:data-pilot-member table:name="0.015491008758545" table:display="true" table:show-details="true"/>
                <table:data-pilot-member table:name="0.015505075454712" table:display="true" table:show-details="true"/>
                <table:data-pilot-member table:name="0.015515089035034" table:display="true" table:show-details="true"/>
                <table:data-pilot-member table:name="0.015525102615356" table:display="true" table:show-details="true"/>
                <table:data-pilot-member table:name="0.01553201675415" table:display="true" table:show-details="true"/>
                <table:data-pilot-member table:name="0.015538930892944" table:display="true" table:show-details="true"/>
                <table:data-pilot-member table:name="0.015549182891846" table:display="true" table:show-details="true"/>
                <table:data-pilot-member table:name="0.015556812286377" table:display="true" table:show-details="true"/>
                <table:data-pilot-member table:name="0.015561819076538" table:display="true" table:show-details="true"/>
                <table:data-pilot-member table:name="0.015594005584717" table:display="true" table:show-details="true"/>
                <table:data-pilot-member table:name="0.015595197677612" table:display="true" table:show-details="true"/>
                <table:data-pilot-member table:name="0.01559591293335" table:display="true" table:show-details="true"/>
                <table:data-pilot-member table:name="0.015600919723511" table:display="true" table:show-details="true"/>
                <table:data-pilot-member table:name="0.015621185302734" table:display="true" table:show-details="true"/>
                <table:data-pilot-member table:name="0.015623807907105" table:display="true" table:show-details="true"/>
                <table:data-pilot-member table:name="0.015630960464478" table:display="true" table:show-details="true"/>
                <table:data-pilot-member table:name="0.01563310623169" table:display="true" table:show-details="true"/>
                <table:data-pilot-member table:name="0.015641927719116" table:display="true" table:show-details="true"/>
                <table:data-pilot-member table:name="0.015647172927856" table:display="true" table:show-details="true"/>
                <table:data-pilot-member table:name="0.015659093856812" table:display="true" table:show-details="true"/>
                <table:data-pilot-member table:name="0.015680074691773" table:display="true" table:show-details="true"/>
                <table:data-pilot-member table:name="0.01569390296936" table:display="true" table:show-details="true"/>
                <table:data-pilot-member table:name="0.015700101852417" table:display="true" table:show-details="true"/>
                <table:data-pilot-member table:name="0.015713930130005" table:display="true" table:show-details="true"/>
                <table:data-pilot-member table:name="0.015714883804321" table:display="true" table:show-details="true"/>
                <table:data-pilot-member table:name="0.015717029571533" table:display="true" table:show-details="true"/>
                <table:data-pilot-member table:name="0.01571798324585" table:display="true" table:show-details="true"/>
                <table:data-pilot-member table:name="0.015727043151856" table:display="true" table:show-details="true"/>
                <table:data-pilot-member table:name="0.015738010406494" table:display="true" table:show-details="true"/>
                <table:data-pilot-member table:name="0.015752077102661" table:display="true" table:show-details="true"/>
                <table:data-pilot-member table:name="0.015759944915772" table:display="true" table:show-details="true"/>
                <table:data-pilot-member table:name="0.015774965286255" table:display="true" table:show-details="true"/>
                <table:data-pilot-member table:name="0.015789031982422" table:display="true" table:show-details="true"/>
                <table:data-pilot-member table:name="0.015790939331055" table:display="true" table:show-details="true"/>
                <table:data-pilot-member table:name="0.015798807144165" table:display="true" table:show-details="true"/>
                <table:data-pilot-member table:name="0.015804052352905" table:display="true" table:show-details="true"/>
                <table:data-pilot-member table:name="0.015809059143066" table:display="true" table:show-details="true"/>
                <table:data-pilot-member table:name="0.015810966491699" table:display="true" table:show-details="true"/>
                <table:data-pilot-member table:name="0.015813112258911" table:display="true" table:show-details="true"/>
                <table:data-pilot-member table:name="0.015815019607544" table:display="true" table:show-details="true"/>
                <table:data-pilot-member table:name="0.01581597328186" table:display="true" table:show-details="true"/>
                <table:data-pilot-member table:name="0.015818119049072" table:display="true" table:show-details="true"/>
                <table:data-pilot-member table:name="0.015830993652344" table:display="true" table:show-details="true"/>
                <table:data-pilot-member table:name="0.015832185745239" table:display="true" table:show-details="true"/>
                <table:data-pilot-member table:name="0.015861988067627" table:display="true" table:show-details="true"/>
                <table:data-pilot-member table:name="0.015889167785645" table:display="true" table:show-details="true"/>
                <table:data-pilot-member table:name="0.015897035598755" table:display="true" table:show-details="true"/>
                <table:data-pilot-member table:name="0.015902042388916" table:display="true" table:show-details="true"/>
                <table:data-pilot-member table:name="0.01590895652771" table:display="true" table:show-details="true"/>
                <table:data-pilot-member table:name="0.015909910202026" table:display="true" table:show-details="true"/>
                <table:data-pilot-member table:name="0.015913963317871" table:display="true" table:show-details="true"/>
                <table:data-pilot-member table:name="0.015922069549561" table:display="true" table:show-details="true"/>
                <table:data-pilot-member table:name="0.015928030014038" table:display="true" table:show-details="true"/>
                <table:data-pilot-member table:name="0.015934944152832" table:display="true" table:show-details="true"/>
                <table:data-pilot-member table:name="0.015936136245728" table:display="true" table:show-details="true"/>
                <table:data-pilot-member table:name="0.015945911407471" table:display="true" table:show-details="true"/>
                <table:data-pilot-member table:name="0.015954971313477" table:display="true" table:show-details="true"/>
                <table:data-pilot-member table:name="0.015955924987793" table:display="true" table:show-details="true"/>
                <table:data-pilot-member table:name="0.015963792800903" table:display="true" table:show-details="true"/>
                <table:data-pilot-member table:name="0.015971183776856" table:display="true" table:show-details="true"/>
                <table:data-pilot-member table:name="0.015974044799805" table:display="true" table:show-details="true"/>
                <table:data-pilot-member table:name="0.015974998474121" table:display="true" table:show-details="true"/>
                <table:data-pilot-member table:name="0.015988111495972" table:display="true" table:show-details="true"/>
                <table:data-pilot-member table:name="0.015991926193237" table:display="true" table:show-details="true"/>
                <table:data-pilot-member table:name="0.016018867492676" table:display="true" table:show-details="true"/>
                <table:data-pilot-member table:name="0.016021013259888" table:display="true" table:show-details="true"/>
                <table:data-pilot-member table:name="0.016023874282837" table:display="true" table:show-details="true"/>
                <table:data-pilot-member table:name="0.016036033630371" table:display="true" table:show-details="true"/>
                <table:data-pilot-member table:name="0.016036987304688" table:display="true" table:show-details="true"/>
                <table:data-pilot-member table:name="0.016041040420532" table:display="true" table:show-details="true"/>
                <table:data-pilot-member table:name="0.016052961349487" table:display="true" table:show-details="true"/>
                <table:data-pilot-member table:name="0.016063928604126" table:display="true" table:show-details="true"/>
                <table:data-pilot-member table:name="0.016066074371338" table:display="true" table:show-details="true"/>
                <table:data-pilot-member table:name="0.016072988510132" table:display="true" table:show-details="true"/>
                <table:data-pilot-member table:name="0.016075849533081" table:display="true" table:show-details="true"/>
                <table:data-pilot-member table:name="0.016080856323242" table:display="true" table:show-details="true"/>
                <table:data-pilot-member table:name="0.016082048416138" table:display="true" table:show-details="true"/>
                <table:data-pilot-member table:name="0.016088962554932" table:display="true" table:show-details="true"/>
                <table:data-pilot-member table:name="0.016097068786621" table:display="true" table:show-details="true"/>
                <table:data-pilot-member table:name="0.016098976135254" table:display="true" table:show-details="true"/>
                <table:data-pilot-member table:name="0.016101837158203" table:display="true" table:show-details="true"/>
                <table:data-pilot-member table:name="0.016103029251099" table:display="true" table:show-details="true"/>
                <table:data-pilot-member table:name="0.016107797622681" table:display="true" table:show-details="true"/>
                <table:data-pilot-member table:name="0.016113042831421" table:display="true" table:show-details="true"/>
                <table:data-pilot-member table:name="0.016127109527588" table:display="true" table:show-details="true"/>
                <table:data-pilot-member table:name="0.016140937805176" table:display="true" table:show-details="true"/>
                <table:data-pilot-member table:name="0.016151905059815" table:display="true" table:show-details="true"/>
                <table:data-pilot-member table:name="0.016173124313355" table:display="true" table:show-details="true"/>
                <table:data-pilot-member table:name="0.016180992126465" table:display="true" table:show-details="true"/>
                <table:data-pilot-member table:name="0.016184091567993" table:display="true" table:show-details="true"/>
                <table:data-pilot-member table:name="0.016199827194214" table:display="true" table:show-details="true"/>
                <table:data-pilot-member table:name="0.016212940216065" table:display="true" table:show-details="true"/>
                <table:data-pilot-member table:name="0.016224145889282" table:display="true" table:show-details="true"/>
                <table:data-pilot-member table:name="0.016241073608398" table:display="true" table:show-details="true"/>
                <table:data-pilot-member table:name="0.016248941421509" table:display="true" table:show-details="true"/>
                <table:data-pilot-member table:name="0.016254186630249" table:display="true" table:show-details="true"/>
                <table:data-pilot-member table:name="0.016260147094727" table:display="true" table:show-details="true"/>
                <table:data-pilot-member table:name="0.016264915466309" table:display="true" table:show-details="true"/>
                <table:data-pilot-member table:name="0.016270875930786" table:display="true" table:show-details="true"/>
                <table:data-pilot-member table:name="0.016272068023682" table:display="true" table:show-details="true"/>
                <table:data-pilot-member table:name="0.016283988952637" table:display="true" table:show-details="true"/>
                <table:data-pilot-member table:name="0.016284942626953" table:display="true" table:show-details="true"/>
                <table:data-pilot-member table:name="0.016288995742798" table:display="true" table:show-details="true"/>
                <table:data-pilot-member table:name="0.016290903091431" table:display="true" table:show-details="true"/>
                <table:data-pilot-member table:name="0.016292095184326" table:display="true" table:show-details="true"/>
                <table:data-pilot-member table:name="0.016311883926392" table:display="true" table:show-details="true"/>
                <table:data-pilot-member table:name="0.01632285118103" table:display="true" table:show-details="true"/>
                <table:data-pilot-member table:name="0.016324043273926" table:display="true" table:show-details="true"/>
                <table:data-pilot-member table:name="0.016324996948242" table:display="true" table:show-details="true"/>
                <table:data-pilot-member table:name="0.016332864761353" table:display="true" table:show-details="true"/>
                <table:data-pilot-member table:name="0.016382932662964" table:display="true" table:show-details="true"/>
                <table:data-pilot-member table:name="0.016390085220337" table:display="true" table:show-details="true"/>
                <table:data-pilot-member table:name="0.016394138336182" table:display="true" table:show-details="true"/>
                <table:data-pilot-member table:name="0.016396045684815" table:display="true" table:show-details="true"/>
                <table:data-pilot-member table:name="0.016402959823608" table:display="true" table:show-details="true"/>
                <table:data-pilot-member table:name="0.016418218612671" table:display="true" table:show-details="true"/>
                <table:data-pilot-member table:name="0.016422033309937" table:display="true" table:show-details="true"/>
                <table:data-pilot-member table:name="0.016448974609375" table:display="true" table:show-details="true"/>
                <table:data-pilot-member table:name="0.016451835632324" table:display="true" table:show-details="true"/>
                <table:data-pilot-member table:name="0.016457080841065" table:display="true" table:show-details="true"/>
                <table:data-pilot-member table:name="0.016461849212647" table:display="true" table:show-details="true"/>
                <table:data-pilot-member table:name="0.016469955444336" table:display="true" table:show-details="true"/>
                <table:data-pilot-member table:name="0.016477108001709" table:display="true" table:show-details="true"/>
                <table:data-pilot-member table:name="0.016484022140503" table:display="true" table:show-details="true"/>
                <table:data-pilot-member table:name="0.016488790512085" table:display="true" table:show-details="true"/>
                <table:data-pilot-member table:name="0.016498804092407" table:display="true" table:show-details="true"/>
                <table:data-pilot-member table:name="0.016501903533936" table:display="true" table:show-details="true"/>
                <table:data-pilot-member table:name="0.016505002975464" table:display="true" table:show-details="true"/>
                <table:data-pilot-member table:name="0.01650595664978" table:display="true" table:show-details="true"/>
                <table:data-pilot-member table:name="0.016529083251953" table:display="true" table:show-details="true"/>
                <table:data-pilot-member table:name="0.016535043716431" table:display="true" table:show-details="true"/>
                <table:data-pilot-member table:name="0.016551017761231" table:display="true" table:show-details="true"/>
                <table:data-pilot-member table:name="0.016558885574341" table:display="true" table:show-details="true"/>
                <table:data-pilot-member table:name="0.01655912399292" table:display="true" table:show-details="true"/>
                <table:data-pilot-member table:name="0.016561985015869" table:display="true" table:show-details="true"/>
                <table:data-pilot-member table:name="0.01656985282898" table:display="true" table:show-details="true"/>
                <table:data-pilot-member table:name="0.016571998596191" table:display="true" table:show-details="true"/>
                <table:data-pilot-member table:name="0.016587018966675" table:display="true" table:show-details="true"/>
                <table:data-pilot-member table:name="0.01659107208252" table:display="true" table:show-details="true"/>
                <table:data-pilot-member table:name="0.016592979431152" table:display="true" table:show-details="true"/>
                <table:data-pilot-member table:name="0.016596078872681" table:display="true" table:show-details="true"/>
                <table:data-pilot-member table:name="0.016611814498901" table:display="true" table:show-details="true"/>
                <table:data-pilot-member table:name="0.016621112823486" table:display="true" table:show-details="true"/>
                <table:data-pilot-member table:name="0.016638994216919" table:display="true" table:show-details="true"/>
                <table:data-pilot-member table:name="0.016641855239868" table:display="true" table:show-details="true"/>
                <table:data-pilot-member table:name="0.016645908355713" table:display="true" table:show-details="true"/>
                <table:data-pilot-member table:name="0.016664981842041" table:display="true" table:show-details="true"/>
                <table:data-pilot-member table:name="0.016670942306519" table:display="true" table:show-details="true"/>
                <table:data-pilot-member table:name="0.016674041748047" table:display="true" table:show-details="true"/>
                <table:data-pilot-member table:name="0.016677141189575" table:display="true" table:show-details="true"/>
                <table:data-pilot-member table:name="0.016680002212524" table:display="true" table:show-details="true"/>
                <table:data-pilot-member table:name="0.016681909561157" table:display="true" table:show-details="true"/>
                <table:data-pilot-member table:name="0.016685962677002" table:display="true" table:show-details="true"/>
                <table:data-pilot-member table:name="0.016701936721802" table:display="true" table:show-details="true"/>
                <table:data-pilot-member table:name="0.016710996627808" table:display="true" table:show-details="true"/>
                <table:data-pilot-member table:name="0.016712188720703" table:display="true" table:show-details="true"/>
                <table:data-pilot-member table:name="0.01671314239502" table:display="true" table:show-details="true"/>
                <table:data-pilot-member table:name="0.016721963882446" table:display="true" table:show-details="true"/>
                <table:data-pilot-member table:name="0.016726016998291" table:display="true" table:show-details="true"/>
                <table:data-pilot-member table:name="0.016740083694458" table:display="true" table:show-details="true"/>
                <table:data-pilot-member table:name="0.016741037368774" table:display="true" table:show-details="true"/>
                <table:data-pilot-member table:name="0.01675009727478" table:display="true" table:show-details="true"/>
                <table:data-pilot-member table:name="0.016758918762207" table:display="true" table:show-details="true"/>
                <table:data-pilot-member table:name="0.016772031784058" table:display="true" table:show-details="true"/>
                <table:data-pilot-member table:name="0.016795873641968" table:display="true" table:show-details="true"/>
                <table:data-pilot-member table:name="0.016804933547974" table:display="true" table:show-details="true"/>
                <table:data-pilot-member table:name="0.01680588722229" table:display="true" table:show-details="true"/>
                <table:data-pilot-member table:name="0.016808986663818" table:display="true" table:show-details="true"/>
                <table:data-pilot-member table:name="0.016810178756714" table:display="true" table:show-details="true"/>
                <table:data-pilot-member table:name="0.016830921173096" table:display="true" table:show-details="true"/>
                <table:data-pilot-member table:name="0.016834020614624" table:display="true" table:show-details="true"/>
                <table:data-pilot-member table:name="0.016860008239746" table:display="true" table:show-details="true"/>
                <table:data-pilot-member table:name="0.016867876052856" table:display="true" table:show-details="true"/>
                <table:data-pilot-member table:name="0.016870975494385" table:display="true" table:show-details="true"/>
                <table:data-pilot-member table:name="0.016872882843018" table:display="true" table:show-details="true"/>
                <table:data-pilot-member table:name="0.016918897628784" table:display="true" table:show-details="true"/>
                <table:data-pilot-member table:name="0.016929149627686" table:display="true" table:show-details="true"/>
                <table:data-pilot-member table:name="0.016945123672485" table:display="true" table:show-details="true"/>
                <table:data-pilot-member table:name="0.016964197158814" table:display="true" table:show-details="true"/>
                <table:data-pilot-member table:name="0.01696515083313" table:display="true" table:show-details="true"/>
                <table:data-pilot-member table:name="0.016981840133667" table:display="true" table:show-details="true"/>
                <table:data-pilot-member table:name="0.016994953155518" table:display="true" table:show-details="true"/>
                <table:data-pilot-member table:name="0.017002105712891" table:display="true" table:show-details="true"/>
                <table:data-pilot-member table:name="0.017003059387207" table:display="true" table:show-details="true"/>
                <table:data-pilot-member table:name="0.017028093338013" table:display="true" table:show-details="true"/>
                <table:data-pilot-member table:name="0.017051219940186" table:display="true" table:show-details="true"/>
                <table:data-pilot-member table:name="0.017062902450562" table:display="true" table:show-details="true"/>
                <table:data-pilot-member table:name="0.017064094543457" table:display="true" table:show-details="true"/>
                <table:data-pilot-member table:name="0.017083168029785" table:display="true" table:show-details="true"/>
                <table:data-pilot-member table:name="0.017087936401367" table:display="true" table:show-details="true"/>
                <table:data-pilot-member table:name="0.017092943191528" table:display="true" table:show-details="true"/>
                <table:data-pilot-member table:name="0.017096042633057" table:display="true" table:show-details="true"/>
                <table:data-pilot-member table:name="0.017096996307373" table:display="true" table:show-details="true"/>
                <table:data-pilot-member table:name="0.017104148864746" table:display="true" table:show-details="true"/>
                <table:data-pilot-member table:name="0.017117023468018" table:display="true" table:show-details="true"/>
                <table:data-pilot-member table:name="0.017117977142334" table:display="true" table:show-details="true"/>
                <table:data-pilot-member table:name="0.017125129699707" table:display="true" table:show-details="true"/>
                <table:data-pilot-member table:name="0.017147064208984" table:display="true" table:show-details="true"/>
                <table:data-pilot-member table:name="0.017153024673462" table:display="true" table:show-details="true"/>
                <table:data-pilot-member table:name="0.017168045043945" table:display="true" table:show-details="true"/>
                <table:data-pilot-member table:name="0.017200946807861" table:display="true" table:show-details="true"/>
                <table:data-pilot-member table:name="0.01720118522644" table:display="true" table:show-details="true"/>
                <table:data-pilot-member table:name="0.017210006713867" table:display="true" table:show-details="true"/>
                <table:data-pilot-member table:name="0.017220973968506" table:display="true" table:show-details="true"/>
                <table:data-pilot-member table:name="0.017228126525879" table:display="true" table:show-details="true"/>
                <table:data-pilot-member table:name="0.017236948013306" table:display="true" table:show-details="true"/>
                <table:data-pilot-member table:name="0.017243146896362" table:display="true" table:show-details="true"/>
                <table:data-pilot-member table:name="0.017254829406738" table:display="true" table:show-details="true"/>
                <table:data-pilot-member table:name="0.017264127731323" table:display="true" table:show-details="true"/>
                <table:data-pilot-member table:name="0.017267942428589" table:display="true" table:show-details="true"/>
                <table:data-pilot-member table:name="0.01728892326355" table:display="true" table:show-details="true"/>
                <table:data-pilot-member table:name="0.017297029495239" table:display="true" table:show-details="true"/>
                <table:data-pilot-member table:name="0.0173180103302" table:display="true" table:show-details="true"/>
                <table:data-pilot-member table:name="0.017319202423096" table:display="true" table:show-details="true"/>
                <table:data-pilot-member table:name="0.017323970794678" table:display="true" table:show-details="true"/>
                <table:data-pilot-member table:name="0.017331838607788" table:display="true" table:show-details="true"/>
                <table:data-pilot-member table:name="0.017332077026367" table:display="true" table:show-details="true"/>
                <table:data-pilot-member table:name="0.017338991165161" table:display="true" table:show-details="true"/>
                <table:data-pilot-member table:name="0.017354965209961" table:display="true" table:show-details="true"/>
                <table:data-pilot-member table:name="0.017373085021973" table:display="true" table:show-details="true"/>
                <table:data-pilot-member table:name="0.017375946044922" table:display="true" table:show-details="true"/>
                <table:data-pilot-member table:name="0.017397880554199" table:display="true" table:show-details="true"/>
                <table:data-pilot-member table:name="0.017418146133423" table:display="true" table:show-details="true"/>
                <table:data-pilot-member table:name="0.017425775527954" table:display="true" table:show-details="true"/>
                <table:data-pilot-member table:name="0.017428874969482" table:display="true" table:show-details="true"/>
                <table:data-pilot-member table:name="0.017433166503906" table:display="true" table:show-details="true"/>
                <table:data-pilot-member table:name="0.017438888549805" table:display="true" table:show-details="true"/>
                <table:data-pilot-member table:name="0.0174400806427" table:display="true" table:show-details="true"/>
                <table:data-pilot-member table:name="0.017443895339966" table:display="true" table:show-details="true"/>
                <table:data-pilot-member table:name="0.017447948455811" table:display="true" table:show-details="true"/>
                <table:data-pilot-member table:name="0.017448902130127" table:display="true" table:show-details="true"/>
                <table:data-pilot-member table:name="0.017452001571655" table:display="true" table:show-details="true"/>
                <table:data-pilot-member table:name="0.017464876174927" table:display="true" table:show-details="true"/>
                <table:data-pilot-member table:name="0.017481803894043" table:display="true" table:show-details="true"/>
                <table:data-pilot-member table:name="0.0174880027771" table:display="true" table:show-details="true"/>
                <table:data-pilot-member table:name="0.017515897750855" table:display="true" table:show-details="true"/>
                <table:data-pilot-member table:name="0.01751708984375" table:display="true" table:show-details="true"/>
                <table:data-pilot-member table:name="0.017527103424072" table:display="true" table:show-details="true"/>
                <table:data-pilot-member table:name="0.017539024353027" table:display="true" table:show-details="true"/>
                <table:data-pilot-member table:name="0.017547130584717" table:display="true" table:show-details="true"/>
                <table:data-pilot-member table:name="0.017576932907105" table:display="true" table:show-details="true"/>
                <table:data-pilot-member table:name="0.017580986022949" table:display="true" table:show-details="true"/>
                <table:data-pilot-member table:name="0.017581939697266" table:display="true" table:show-details="true"/>
                <table:data-pilot-member table:name="0.017592191696167" table:display="true" table:show-details="true"/>
                <table:data-pilot-member table:name="0.017596960067749" table:display="true" table:show-details="true"/>
                <table:data-pilot-member table:name="0.017598867416382" table:display="true" table:show-details="true"/>
                <table:data-pilot-member table:name="0.017606973648071" table:display="true" table:show-details="true"/>
                <table:data-pilot-member table:name="0.0176100730896" table:display="true" table:show-details="true"/>
                <table:data-pilot-member table:name="0.017615079879761" table:display="true" table:show-details="true"/>
                <table:data-pilot-member table:name="0.017619848251343" table:display="true" table:show-details="true"/>
                <table:data-pilot-member table:name="0.017659902572632" table:display="true" table:show-details="true"/>
                <table:data-pilot-member table:name="0.017671823501587" table:display="true" table:show-details="true"/>
                <table:data-pilot-member table:name="0.017673969268799" table:display="true" table:show-details="true"/>
                <table:data-pilot-member table:name="0.017688035964966" table:display="true" table:show-details="true"/>
                <table:data-pilot-member table:name="0.017690181732178" table:display="true" table:show-details="true"/>
                <table:data-pilot-member table:name="0.017697095870972" table:display="true" table:show-details="true"/>
                <table:data-pilot-member table:name="0.017699003219605" table:display="true" table:show-details="true"/>
                <table:data-pilot-member table:name="0.017701864242554" table:display="true" table:show-details="true"/>
                <table:data-pilot-member table:name="0.01771092414856" table:display="true" table:show-details="true"/>
                <table:data-pilot-member table:name="0.017713069915772" table:display="true" table:show-details="true"/>
                <table:data-pilot-member table:name="0.017733812332153" table:display="true" table:show-details="true"/>
                <table:data-pilot-member table:name="0.017737865447998" table:display="true" table:show-details="true"/>
                <table:data-pilot-member table:name="0.017740964889526" table:display="true" table:show-details="true"/>
                <table:data-pilot-member table:name="0.017744064331055" table:display="true" table:show-details="true"/>
                <table:data-pilot-member table:name="0.017745018005371" table:display="true" table:show-details="true"/>
                <table:data-pilot-member table:name="0.017753124237061" table:display="true" table:show-details="true"/>
                <table:data-pilot-member table:name="0.017760038375855" table:display="true" table:show-details="true"/>
                <table:data-pilot-member table:name="0.017763137817383" table:display="true" table:show-details="true"/>
                <table:data-pilot-member table:name="0.017767190933228" table:display="true" table:show-details="true"/>
                <table:data-pilot-member table:name="0.017774105072022" table:display="true" table:show-details="true"/>
                <table:data-pilot-member table:name="0.01777720451355" table:display="true" table:show-details="true"/>
                <table:data-pilot-member table:name="0.017784118652344" table:display="true" table:show-details="true"/>
                <table:data-pilot-member table:name="0.017789840698242" table:display="true" table:show-details="true"/>
                <table:data-pilot-member table:name="0.017796993255615" table:display="true" table:show-details="true"/>
                <table:data-pilot-member table:name="0.017820119857788" table:display="true" table:show-details="true"/>
                <table:data-pilot-member table:name="0.017832040786743" table:display="true" table:show-details="true"/>
                <table:data-pilot-member table:name="0.017833232879639" table:display="true" table:show-details="true"/>
                <table:data-pilot-member table:name="0.017838001251221" table:display="true" table:show-details="true"/>
                <table:data-pilot-member table:name="0.017846822738648" table:display="true" table:show-details="true"/>
                <table:data-pilot-member table:name="0.017855167388916" table:display="true" table:show-details="true"/>
                <table:data-pilot-member table:name="0.017857074737549" table:display="true" table:show-details="true"/>
                <table:data-pilot-member table:name="0.017865180969238" table:display="true" table:show-details="true"/>
                <table:data-pilot-member table:name="0.017872095108032" table:display="true" table:show-details="true"/>
                <table:data-pilot-member table:name="0.017873048782349" table:display="true" table:show-details="true"/>
                <table:data-pilot-member table:name="0.017876148223877" table:display="true" table:show-details="true"/>
                <table:data-pilot-member table:name="0.01788592338562" table:display="true" table:show-details="true"/>
                <table:data-pilot-member table:name="0.017898082733154" table:display="true" table:show-details="true"/>
                <table:data-pilot-member table:name="0.017899036407471" table:display="true" table:show-details="true"/>
                <table:data-pilot-member table:name="0.017910003662109" table:display="true" table:show-details="true"/>
                <table:data-pilot-member table:name="0.017911195755005" table:display="true" table:show-details="true"/>
                <table:data-pilot-member table:name="0.017912149429321" table:display="true" table:show-details="true"/>
                <table:data-pilot-member table:name="0.017914056777954" table:display="true" table:show-details="true"/>
                <table:data-pilot-member table:name="0.01791787147522" table:display="true" table:show-details="true"/>
                <table:data-pilot-member table:name="0.017925977706909" table:display="true" table:show-details="true"/>
                <table:data-pilot-member table:name="0.017928123474121" table:display="true" table:show-details="true"/>
                <table:data-pilot-member table:name="0.017935037612915" table:display="true" table:show-details="true"/>
                <table:data-pilot-member table:name="0.017941951751709" table:display="true" table:show-details="true"/>
                <table:data-pilot-member table:name="0.017961978912354" table:display="true" table:show-details="true"/>
                <table:data-pilot-member table:name="0.017965078353882" table:display="true" table:show-details="true"/>
                <table:data-pilot-member table:name="0.017983913421631" table:display="true" table:show-details="true"/>
                <table:data-pilot-member table:name="0.017993927001953" table:display="true" table:show-details="true"/>
                <table:data-pilot-member table:name="0.018010139465332" table:display="true" table:show-details="true"/>
                <table:data-pilot-member table:name="0.018014192581177" table:display="true" table:show-details="true"/>
                <table:data-pilot-member table:name="0.018022060394287" table:display="true" table:show-details="true"/>
                <table:data-pilot-member table:name="0.018026113510132" table:display="true" table:show-details="true"/>
                <table:data-pilot-member table:name="0.018033027648926" table:display="true" table:show-details="true"/>
                <table:data-pilot-member table:name="0.018034219741821" table:display="true" table:show-details="true"/>
                <table:data-pilot-member table:name="0.018050909042358" table:display="true" table:show-details="true"/>
                <table:data-pilot-member table:name="0.018059968948364" table:display="true" table:show-details="true"/>
                <table:data-pilot-member table:name="0.018061876296997" table:display="true" table:show-details="true"/>
                <table:data-pilot-member table:name="0.018064975738525" table:display="true" table:show-details="true"/>
                <table:data-pilot-member table:name="0.018076896667481" table:display="true" table:show-details="true"/>
                <table:data-pilot-member table:name="0.018094062805176" table:display="true" table:show-details="true"/>
                <table:data-pilot-member table:name="0.018099069595337" table:display="true" table:show-details="true"/>
                <table:data-pilot-member table:name="0.018107891082764" table:display="true" table:show-details="true"/>
                <table:data-pilot-member table:name="0.018129110336304" table:display="true" table:show-details="true"/>
                <table:data-pilot-member table:name="0.018137931823731" table:display="true" table:show-details="true"/>
                <table:data-pilot-member table:name="0.018147230148315" table:display="true" table:show-details="true"/>
                <table:data-pilot-member table:name="0.018156051635742" table:display="true" table:show-details="true"/>
                <table:data-pilot-member table:name="0.018167018890381" table:display="true" table:show-details="true"/>
                <table:data-pilot-member table:name="0.018187999725342" table:display="true" table:show-details="true"/>
                <table:data-pilot-member table:name="0.018209934234619" table:display="true" table:show-details="true"/>
                <table:data-pilot-member table:name="0.018215894699097" table:display="true" table:show-details="true"/>
                <table:data-pilot-member table:name="0.018219947814941" table:display="true" table:show-details="true"/>
                <table:data-pilot-member table:name="0.01823091506958" table:display="true" table:show-details="true"/>
                <table:data-pilot-member table:name="0.01823902130127" table:display="true" table:show-details="true"/>
                <table:data-pilot-member table:name="0.018242120742798" table:display="true" table:show-details="true"/>
                <table:data-pilot-member table:name="0.018250942230225" table:display="true" table:show-details="true"/>
                <table:data-pilot-member table:name="0.018282890319824" table:display="true" table:show-details="true"/>
                <table:data-pilot-member table:name="0.018285036087036" table:display="true" table:show-details="true"/>
                <table:data-pilot-member table:name="0.018304109573364" table:display="true" table:show-details="true"/>
                <table:data-pilot-member table:name="0.018307209014893" table:display="true" table:show-details="true"/>
                <table:data-pilot-member table:name="0.01831579208374" table:display="true" table:show-details="true"/>
                <table:data-pilot-member table:name="0.018316030502319" table:display="true" table:show-details="true"/>
                <table:data-pilot-member table:name="0.018324851989746" table:display="true" table:show-details="true"/>
                <table:data-pilot-member table:name="0.018358945846558" table:display="true" table:show-details="true"/>
                <table:data-pilot-member table:name="0.018372058868408" table:display="true" table:show-details="true"/>
                <table:data-pilot-member table:name="0.018377065658569" table:display="true" table:show-details="true"/>
                <table:data-pilot-member table:name="0.018383026123047" table:display="true" table:show-details="true"/>
                <table:data-pilot-member table:name="0.018393993377686" table:display="true" table:show-details="true"/>
                <table:data-pilot-member table:name="0.018399953842163" table:display="true" table:show-details="true"/>
                <table:data-pilot-member table:name="0.018407106399536" table:display="true" table:show-details="true"/>
                <table:data-pilot-member table:name="0.018419981002808" table:display="true" table:show-details="true"/>
                <table:data-pilot-member table:name="0.018425941467285" table:display="true" table:show-details="true"/>
                <table:data-pilot-member table:name="0.018444061279297" table:display="true" table:show-details="true"/>
                <table:data-pilot-member table:name="0.018460988998413" table:display="true" table:show-details="true"/>
                <table:data-pilot-member table:name="0.018500089645386" table:display="true" table:show-details="true"/>
                <table:data-pilot-member table:name="0.018500804901123" table:display="true" table:show-details="true"/>
                <table:data-pilot-member table:name="0.018511056900024" table:display="true" table:show-details="true"/>
                <table:data-pilot-member table:name="0.018558979034424" table:display="true" table:show-details="true"/>
                <table:data-pilot-member table:name="0.018568992614746" table:display="true" table:show-details="true"/>
                <table:data-pilot-member table:name="0.018573999404907" table:display="true" table:show-details="true"/>
                <table:data-pilot-member table:name="0.01857590675354" table:display="true" table:show-details="true"/>
                <table:data-pilot-member table:name="0.018579006195068" table:display="true" table:show-details="true"/>
                <table:data-pilot-member table:name="0.018582105636597" table:display="true" table:show-details="true"/>
                <table:data-pilot-member table:name="0.018590927124023" table:display="true" table:show-details="true"/>
                <table:data-pilot-member table:name="0.018594026565552" table:display="true" table:show-details="true"/>
                <table:data-pilot-member table:name="0.018595933914185" table:display="true" table:show-details="true"/>
                <table:data-pilot-member table:name="0.018596887588501" table:display="true" table:show-details="true"/>
                <table:data-pilot-member table:name="0.01859712600708" table:display="true" table:show-details="true"/>
                <table:data-pilot-member table:name="0.018607139587402" table:display="true" table:show-details="true"/>
                <table:data-pilot-member table:name="0.018610954284668" table:display="true" table:show-details="true"/>
                <table:data-pilot-member table:name="0.018618106842041" table:display="true" table:show-details="true"/>
                <table:data-pilot-member table:name="0.018634080886841" table:display="true" table:show-details="true"/>
                <table:data-pilot-member table:name="0.018646955490112" table:display="true" table:show-details="true"/>
                <table:data-pilot-member table:name="0.018661975860596" table:display="true" table:show-details="true"/>
                <table:data-pilot-member table:name="0.018689870834351" table:display="true" table:show-details="true"/>
                <table:data-pilot-member table:name="0.018699884414673" table:display="true" table:show-details="true"/>
                <table:data-pilot-member table:name="0.018702030181885" table:display="true" table:show-details="true"/>
                <table:data-pilot-member table:name="0.018702983856201" table:display="true" table:show-details="true"/>
                <table:data-pilot-member table:name="0.01870608329773" table:display="true" table:show-details="true"/>
                <table:data-pilot-member table:name="0.018710851669312" table:display="true" table:show-details="true"/>
                <table:data-pilot-member table:name="0.018728017807007" table:display="true" table:show-details="true"/>
                <table:data-pilot-member table:name="0.01872992515564" table:display="true" table:show-details="true"/>
                <table:data-pilot-member table:name="0.018740892410278" table:display="true" table:show-details="true"/>
                <table:data-pilot-member table:name="0.018754959106445" table:display="true" table:show-details="true"/>
                <table:data-pilot-member table:name="0.018764972686768" table:display="true" table:show-details="true"/>
                <table:data-pilot-member table:name="0.018784999847412" table:display="true" table:show-details="true"/>
                <table:data-pilot-member table:name="0.018802881240845" table:display="true" table:show-details="true"/>
                <table:data-pilot-member table:name="0.018811941146851" table:display="true" table:show-details="true"/>
                <table:data-pilot-member table:name="0.018817901611328" table:display="true" table:show-details="true"/>
                <table:data-pilot-member table:name="0.018826007843018" table:display="true" table:show-details="true"/>
                <table:data-pilot-member table:name="0.018841981887817" table:display="true" table:show-details="true"/>
                <table:data-pilot-member table:name="0.018847942352295" table:display="true" table:show-details="true"/>
                <table:data-pilot-member table:name="0.018856048583984" table:display="true" table:show-details="true"/>
                <table:data-pilot-member table:name="0.018895864486694" table:display="true" table:show-details="true"/>
                <table:data-pilot-member table:name="0.018899202346802" table:display="true" table:show-details="true"/>
                <table:data-pilot-member table:name="0.018905878067017" table:display="true" table:show-details="true"/>
                <table:data-pilot-member table:name="0.018954038619995" table:display="true" table:show-details="true"/>
                <table:data-pilot-member table:name="0.018967866897583" table:display="true" table:show-details="true"/>
                <table:data-pilot-member table:name="0.018975973129273" table:display="true" table:show-details="true"/>
                <table:data-pilot-member table:name="0.01898193359375" table:display="true" table:show-details="true"/>
                <table:data-pilot-member table:name="0.018985033035278" table:display="true" table:show-details="true"/>
                <table:data-pilot-member table:name="0.018985986709595" table:display="true" table:show-details="true"/>
                <table:data-pilot-member table:name="0.019000053405762" table:display="true" table:show-details="true"/>
                <table:data-pilot-member table:name="0.019001007080078" table:display="true" table:show-details="true"/>
                <table:data-pilot-member table:name="0.019006967544556" table:display="true" table:show-details="true"/>
                <table:data-pilot-member table:name="0.019012928009033" table:display="true" table:show-details="true"/>
                <table:data-pilot-member table:name="0.019047021865845" table:display="true" table:show-details="true"/>
                <table:data-pilot-member table:name="0.019083976745606" table:display="true" table:show-details="true"/>
                <table:data-pilot-member table:name="0.019084930419922" table:display="true" table:show-details="true"/>
                <table:data-pilot-member table:name="0.01908802986145" table:display="true" table:show-details="true"/>
                <table:data-pilot-member table:name="0.019094944000244" table:display="true" table:show-details="true"/>
                <table:data-pilot-member table:name="0.019096851348877" table:display="true" table:show-details="true"/>
                <table:data-pilot-member table:name="0.019098043441773" table:display="true" table:show-details="true"/>
                <table:data-pilot-member table:name="0.019099950790405" table:display="true" table:show-details="true"/>
                <table:data-pilot-member table:name="0.019124984741211" table:display="true" table:show-details="true"/>
                <table:data-pilot-member table:name="0.019146919250488" table:display="true" table:show-details="true"/>
                <table:data-pilot-member table:name="0.019180059432983" table:display="true" table:show-details="true"/>
                <table:data-pilot-member table:name="0.019195079803467" table:display="true" table:show-details="true"/>
                <table:data-pilot-member table:name="0.019197940826416" table:display="true" table:show-details="true"/>
                <table:data-pilot-member table:name="0.019222021102905" table:display="true" table:show-details="true"/>
                <table:data-pilot-member table:name="0.019231081008911" table:display="true" table:show-details="true"/>
                <table:data-pilot-member table:name="0.019256114959717" table:display="true" table:show-details="true"/>
                <table:data-pilot-member table:name="0.019261121749878" table:display="true" table:show-details="true"/>
                <table:data-pilot-member table:name="0.019263982772827" table:display="true" table:show-details="true"/>
                <table:data-pilot-member table:name="0.019273996353149" table:display="true" table:show-details="true"/>
                <table:data-pilot-member table:name="0.019275903701782" table:display="true" table:show-details="true"/>
                <table:data-pilot-member table:name="0.019278049468994" table:display="true" table:show-details="true"/>
                <table:data-pilot-member table:name="0.019308090209961" table:display="true" table:show-details="true"/>
                <table:data-pilot-member table:name="0.019317150115967" table:display="true" table:show-details="true"/>
                <table:data-pilot-member table:name="0.019317865371704" table:display="true" table:show-details="true"/>
                <table:data-pilot-member table:name="0.01934289932251" table:display="true" table:show-details="true"/>
                <table:data-pilot-member table:name="0.019345998764038" table:display="true" table:show-details="true"/>
                <table:data-pilot-member table:name="0.01935601234436" table:display="true" table:show-details="true"/>
                <table:data-pilot-member table:name="0.01937198638916" table:display="true" table:show-details="true"/>
                <table:data-pilot-member table:name="0.019383907318115" table:display="true" table:show-details="true"/>
                <table:data-pilot-member table:name="0.019397020339966" table:display="true" table:show-details="true"/>
                <table:data-pilot-member table:name="0.019398927688599" table:display="true" table:show-details="true"/>
                <table:data-pilot-member table:name="0.019410848617554" table:display="true" table:show-details="true"/>
                <table:data-pilot-member table:name="0.019418954849243" table:display="true" table:show-details="true"/>
                <table:data-pilot-member table:name="0.019424915313721" table:display="true" table:show-details="true"/>
                <table:data-pilot-member table:name="0.019430875778198" table:display="true" table:show-details="true"/>
                <table:data-pilot-member table:name="0.019452095031738" table:display="true" table:show-details="true"/>
                <table:data-pilot-member table:name="0.019453048706055" table:display="true" table:show-details="true"/>
                <table:data-pilot-member table:name="0.019467115402222" table:display="true" table:show-details="true"/>
                <table:data-pilot-member table:name="0.019474029541016" table:display="true" table:show-details="true"/>
                <table:data-pilot-member table:name="0.019474983215332" table:display="true" table:show-details="true"/>
                <table:data-pilot-member table:name="0.019495010375977" table:display="true" table:show-details="true"/>
                <table:data-pilot-member table:name="0.019496917724609" table:display="true" table:show-details="true"/>
                <table:data-pilot-member table:name="0.019498109817505" table:display="true" table:show-details="true"/>
                <table:data-pilot-member table:name="0.019499063491821" table:display="true" table:show-details="true"/>
                <table:data-pilot-member table:name="0.019504070281982" table:display="true" table:show-details="true"/>
                <table:data-pilot-member table:name="0.019545078277588" table:display="true" table:show-details="true"/>
                <table:data-pilot-member table:name="0.019547939300537" table:display="true" table:show-details="true"/>
                <table:data-pilot-member table:name="0.019551992416382" table:display="true" table:show-details="true"/>
                <table:data-pilot-member table:name="0.019568920135498" table:display="true" table:show-details="true"/>
                <table:data-pilot-member table:name="0.019576072692871" table:display="true" table:show-details="true"/>
                <table:data-pilot-member table:name="0.01961088180542" table:display="true" table:show-details="true"/>
                <table:data-pilot-member table:name="0.01961612701416" table:display="true" table:show-details="true"/>
                <table:data-pilot-member table:name="0.019618034362793" table:display="true" table:show-details="true"/>
                <table:data-pilot-member table:name="0.019623041152954" table:display="true" table:show-details="true"/>
                <table:data-pilot-member table:name="0.019628047943115" table:display="true" table:show-details="true"/>
                <table:data-pilot-member table:name="0.019634962081909" table:display="true" table:show-details="true"/>
                <table:data-pilot-member table:name="0.019646167755127" table:display="true" table:show-details="true"/>
                <table:data-pilot-member table:name="0.019657850265503" table:display="true" table:show-details="true"/>
                <table:data-pilot-member table:name="0.019659042358398" table:display="true" table:show-details="true"/>
                <table:data-pilot-member table:name="0.019678115844727" table:display="true" table:show-details="true"/>
                <table:data-pilot-member table:name="0.019702196121216" table:display="true" table:show-details="true"/>
                <table:data-pilot-member table:name="0.019728183746338" table:display="true" table:show-details="true"/>
                <table:data-pilot-member table:name="0.019739151000977" table:display="true" table:show-details="true"/>
                <table:data-pilot-member table:name="0.019742012023926" table:display="true" table:show-details="true"/>
                <table:data-pilot-member table:name="0.019763946533203" table:display="true" table:show-details="true"/>
                <table:data-pilot-member table:name="0.01977014541626" table:display="true" table:show-details="true"/>
                <table:data-pilot-member table:name="0.019770860671997" table:display="true" table:show-details="true"/>
                <table:data-pilot-member table:name="0.019797086715698" table:display="true" table:show-details="true"/>
                <table:data-pilot-member table:name="0.019803047180176" table:display="true" table:show-details="true"/>
                <table:data-pilot-member table:name="0.019809007644653" table:display="true" table:show-details="true"/>
                <table:data-pilot-member table:name="0.019842863082886" table:display="true" table:show-details="true"/>
                <table:data-pilot-member table:name="0.019851922988892" table:display="true" table:show-details="true"/>
                <table:data-pilot-member table:name="0.019852876663208" table:display="true" table:show-details="true"/>
                <table:data-pilot-member table:name="0.019876003265381" table:display="true" table:show-details="true"/>
                <table:data-pilot-member table:name="0.019890069961548" table:display="true" table:show-details="true"/>
                <table:data-pilot-member table:name="0.019891023635864" table:display="true" table:show-details="true"/>
                <table:data-pilot-member table:name="0.019903898239136" table:display="true" table:show-details="true"/>
                <table:data-pilot-member table:name="0.019905090332031" table:display="true" table:show-details="true"/>
                <table:data-pilot-member table:name="0.019919872283936" table:display="true" table:show-details="true"/>
                <table:data-pilot-member table:name="0.019932985305786" table:display="true" table:show-details="true"/>
                <table:data-pilot-member table:name="0.019963026046753" table:display="true" table:show-details="true"/>
                <table:data-pilot-member table:name="0.019971132278442" table:display="true" table:show-details="true"/>
                <table:data-pilot-member table:name="0.019992828369141" table:display="true" table:show-details="true"/>
                <table:data-pilot-member table:name="0.020013093948364" table:display="true" table:show-details="true"/>
                <table:data-pilot-member table:name="0.020013809204102" table:display="true" table:show-details="true"/>
                <table:data-pilot-member table:name="0.020030975341797" table:display="true" table:show-details="true"/>
                <table:data-pilot-member table:name="0.020032167434692" table:display="true" table:show-details="true"/>
                <table:data-pilot-member table:name="0.020039081573486" table:display="true" table:show-details="true"/>
                <table:data-pilot-member table:name="0.020039796829224" table:display="true" table:show-details="true"/>
                <table:data-pilot-member table:name="0.020040035247803" table:display="true" table:show-details="true"/>
                <table:data-pilot-member table:name="0.020075082778931" table:display="true" table:show-details="true"/>
                <table:data-pilot-member table:name="0.020076036453247" table:display="true" table:show-details="true"/>
                <table:data-pilot-member table:name="0.020091056823731" table:display="true" table:show-details="true"/>
                <table:data-pilot-member table:name="0.020112991333008" table:display="true" table:show-details="true"/>
                <table:data-pilot-member table:name="0.020117998123169" table:display="true" table:show-details="true"/>
                <table:data-pilot-member table:name="0.020119905471802" table:display="true" table:show-details="true"/>
                <table:data-pilot-member table:name="0.020122766494751" table:display="true" table:show-details="true"/>
                <table:data-pilot-member table:name="0.02016806602478" table:display="true" table:show-details="true"/>
                <table:data-pilot-member table:name="0.020182132720947" table:display="true" table:show-details="true"/>
                <table:data-pilot-member table:name="0.020212888717651" table:display="true" table:show-details="true"/>
                <table:data-pilot-member table:name="0.020221948623657" table:display="true" table:show-details="true"/>
                <table:data-pilot-member table:name="0.02022910118103" table:display="true" table:show-details="true"/>
                <table:data-pilot-member table:name="0.020233154296875" table:display="true" table:show-details="true"/>
                <table:data-pilot-member table:name="0.02026891708374" table:display="true" table:show-details="true"/>
                <table:data-pilot-member table:name="0.020277976989746" table:display="true" table:show-details="true"/>
                <table:data-pilot-member table:name="0.020282983779907" table:display="true" table:show-details="true"/>
                <table:data-pilot-member table:name="0.020296096801758" table:display="true" table:show-details="true"/>
                <table:data-pilot-member table:name="0.02032208442688" table:display="true" table:show-details="true"/>
                <table:data-pilot-member table:name="0.020326852798462" table:display="true" table:show-details="true"/>
                <table:data-pilot-member table:name="0.020335912704468" table:display="true" table:show-details="true"/>
                <table:data-pilot-member table:name="0.020364046096802" table:display="true" table:show-details="true"/>
                <table:data-pilot-member table:name="0.020370006561279" table:display="true" table:show-details="true"/>
                <table:data-pilot-member table:name="0.020374059677124" table:display="true" table:show-details="true"/>
                <table:data-pilot-member table:name="0.020396947860718" table:display="true" table:show-details="true"/>
                <table:data-pilot-member table:name="0.02041506767273" table:display="true" table:show-details="true"/>
                <table:data-pilot-member table:name="0.020418882369995" table:display="true" table:show-details="true"/>
                <table:data-pilot-member table:name="0.02042293548584" table:display="true" table:show-details="true"/>
                <table:data-pilot-member table:name="0.020428895950317" table:display="true" table:show-details="true"/>
                <table:data-pilot-member table:name="0.020457983016968" table:display="true" table:show-details="true"/>
                <table:data-pilot-member table:name="0.020474910736084" table:display="true" table:show-details="true"/>
                <table:data-pilot-member table:name="0.02048397064209" table:display="true" table:show-details="true"/>
                <table:data-pilot-member table:name="0.020512104034424" table:display="true" table:show-details="true"/>
                <table:data-pilot-member table:name="0.02055811882019" table:display="true" table:show-details="true"/>
                <table:data-pilot-member table:name="0.02056097984314" table:display="true" table:show-details="true"/>
                <table:data-pilot-member table:name="0.020578145980835" table:display="true" table:show-details="true"/>
                <table:data-pilot-member table:name="0.020582914352417" table:display="true" table:show-details="true"/>
                <table:data-pilot-member table:name="0.020586967468262" table:display="true" table:show-details="true"/>
                <table:data-pilot-member table:name="0.020616769790649" table:display="true" table:show-details="true"/>
                <table:data-pilot-member table:name="0.020635843276978" table:display="true" table:show-details="true"/>
                <table:data-pilot-member table:name="0.020647048950195" table:display="true" table:show-details="true"/>
                <table:data-pilot-member table:name="0.020669221878052" table:display="true" table:show-details="true"/>
                <table:data-pilot-member table:name="0.020697832107544" table:display="true" table:show-details="true"/>
                <table:data-pilot-member table:name="0.020719051361084" table:display="true" table:show-details="true"/>
                <table:data-pilot-member table:name="0.020727872848511" table:display="true" table:show-details="true"/>
                <table:data-pilot-member table:name="0.020729064941406" table:display="true" table:show-details="true"/>
                <table:data-pilot-member table:name="0.020823001861572" table:display="true" table:show-details="true"/>
                <table:data-pilot-member table:name="0.020839929580689" table:display="true" table:show-details="true"/>
                <table:data-pilot-member table:name="0.020860910415649" table:display="true" table:show-details="true"/>
                <table:data-pilot-member table:name="0.020863056182861" table:display="true" table:show-details="true"/>
                <table:data-pilot-member table:name="0.020900964736939" table:display="true" table:show-details="true"/>
                <table:data-pilot-member table:name="0.020906925201416" table:display="true" table:show-details="true"/>
                <table:data-pilot-member table:name="0.020934104919434" table:display="true" table:show-details="true"/>
                <table:data-pilot-member table:name="0.020957946777344" table:display="true" table:show-details="true"/>
                <table:data-pilot-member table:name="0.020965814590454" table:display="true" table:show-details="true"/>
                <table:data-pilot-member table:name="0.020998954772949" table:display="true" table:show-details="true"/>
                <table:data-pilot-member table:name="0.021054983139038" table:display="true" table:show-details="true"/>
                <table:data-pilot-member table:name="0.021111965179443" table:display="true" table:show-details="true"/>
                <table:data-pilot-member table:name="0.021172046661377" table:display="true" table:show-details="true"/>
                <table:data-pilot-member table:name="0.021212100982666" table:display="true" table:show-details="true"/>
                <table:data-pilot-member table:name="0.021214008331299" table:display="true" table:show-details="true"/>
                <table:data-pilot-member table:name="0.021221160888672" table:display="true" table:show-details="true"/>
                <table:data-pilot-member table:name="0.021245956420898" table:display="true" table:show-details="true"/>
                <table:data-pilot-member table:name="0.021252870559692" table:display="true" table:show-details="true"/>
                <table:data-pilot-member table:name="0.021294116973877" table:display="true" table:show-details="true"/>
                <table:data-pilot-member table:name="0.021332979202271" table:display="true" table:show-details="true"/>
                <table:data-pilot-member table:name="0.021342992782593" table:display="true" table:show-details="true"/>
                <table:data-pilot-member table:name="0.021347045898438" table:display="true" table:show-details="true"/>
                <table:data-pilot-member table:name="0.021365880966187" table:display="true" table:show-details="true"/>
                <table:data-pilot-member table:name="0.021384000778198" table:display="true" table:show-details="true"/>
                <table:data-pilot-member table:name="0.021428108215332" table:display="true" table:show-details="true"/>
                <table:data-pilot-member table:name="0.021435976028442" table:display="true" table:show-details="true"/>
                <table:data-pilot-member table:name="0.021466016769409" table:display="true" table:show-details="true"/>
                <table:data-pilot-member table:name="0.021469831466675" table:display="true" table:show-details="true"/>
                <table:data-pilot-member table:name="0.021542072296143" table:display="true" table:show-details="true"/>
                <table:data-pilot-member table:name="0.021558046340942" table:display="true" table:show-details="true"/>
                <table:data-pilot-member table:name="0.021570920944214" table:display="true" table:show-details="true"/>
                <table:data-pilot-member table:name="0.021591901779175" table:display="true" table:show-details="true"/>
                <table:data-pilot-member table:name="0.021613121032715" table:display="true" table:show-details="true"/>
                <table:data-pilot-member table:name="0.021636009216309" table:display="true" table:show-details="true"/>
                <table:data-pilot-member table:name="0.021651983261108" table:display="true" table:show-details="true"/>
                <table:data-pilot-member table:name="0.021655082702637" table:display="true" table:show-details="true"/>
                <table:data-pilot-member table:name="0.021710157394409" table:display="true" table:show-details="true"/>
                <table:data-pilot-member table:name="0.021739959716797" table:display="true" table:show-details="true"/>
                <table:data-pilot-member table:name="0.021775007247925" table:display="true" table:show-details="true"/>
                <table:data-pilot-member table:name="0.021823883056641" table:display="true" table:show-details="true"/>
                <table:data-pilot-member table:name="0.021867990493774" table:display="true" table:show-details="true"/>
                <table:data-pilot-member table:name="0.021882057189941" table:display="true" table:show-details="true"/>
                <table:data-pilot-member table:name="0.021895885467529" table:display="true" table:show-details="true"/>
                <table:data-pilot-member table:name="0.02190899848938" table:display="true" table:show-details="true"/>
                <table:data-pilot-member table:name="0.021918058395386" table:display="true" table:show-details="true"/>
                <table:data-pilot-member table:name="0.021946907043457" table:display="true" table:show-details="true"/>
                <table:data-pilot-member table:name="0.021993160247803" table:display="true" table:show-details="true"/>
                <table:data-pilot-member table:name="0.021996021270752" table:display="true" table:show-details="true"/>
                <table:data-pilot-member table:name="0.022072076797485" table:display="true" table:show-details="true"/>
                <table:data-pilot-member table:name="0.022091865539551" table:display="true" table:show-details="true"/>
                <table:data-pilot-member table:name="0.022120952606201" table:display="true" table:show-details="true"/>
                <table:data-pilot-member table:name="0.022125959396362" table:display="true" table:show-details="true"/>
                <table:data-pilot-member table:name="0.022214889526367" table:display="true" table:show-details="true"/>
                <table:data-pilot-member table:name="0.022308826446533" table:display="true" table:show-details="true"/>
                <table:data-pilot-member table:name="0.022309064865112" table:display="true" table:show-details="true"/>
                <table:data-pilot-member table:name="0.02234697341919" table:display="true" table:show-details="true"/>
                <table:data-pilot-member table:name="0.022356033325195" table:display="true" table:show-details="true"/>
                <table:data-pilot-member table:name="0.022390127182007" table:display="true" table:show-details="true"/>
                <table:data-pilot-member table:name="0.022432088851929" table:display="true" table:show-details="true"/>
                <table:data-pilot-member table:name="0.022588014602661" table:display="true" table:show-details="true"/>
                <table:data-pilot-member table:name="0.022592067718506" table:display="true" table:show-details="true"/>
                <table:data-pilot-member table:name="0.02271294593811" table:display="true" table:show-details="true"/>
                <table:data-pilot-member table:name="0.022723197937012" table:display="true" table:show-details="true"/>
                <table:data-pilot-member table:name="0.022749185562134" table:display="true" table:show-details="true"/>
                <table:data-pilot-member table:name="0.022759199142456" table:display="true" table:show-details="true"/>
                <table:data-pilot-member table:name="0.022773027420044" table:display="true" table:show-details="true"/>
                <table:data-pilot-member table:name="0.022846937179565" table:display="true" table:show-details="true"/>
                <table:data-pilot-member table:name="0.022866010665894" table:display="true" table:show-details="true"/>
                <table:data-pilot-member table:name="0.022902965545654" table:display="true" table:show-details="true"/>
                <table:data-pilot-member table:name="0.023074150085449" table:display="true" table:show-details="true"/>
                <table:data-pilot-member table:name="0.023092985153198" table:display="true" table:show-details="true"/>
                <table:data-pilot-member table:name="0.023108959197998" table:display="true" table:show-details="true"/>
                <table:data-pilot-member table:name="0.023117065429688" table:display="true" table:show-details="true"/>
                <table:data-pilot-member table:name="0.023128986358643" table:display="true" table:show-details="true"/>
                <table:data-pilot-member table:name="0.023153066635132" table:display="true" table:show-details="true"/>
                <table:data-pilot-member table:name="0.023169040679932" table:display="true" table:show-details="true"/>
                <table:data-pilot-member table:name="0.023229837417603" table:display="true" table:show-details="true"/>
                <table:data-pilot-member table:name="0.023259878158569" table:display="true" table:show-details="true"/>
                <table:data-pilot-member table:name="0.02330493927002" table:display="true" table:show-details="true"/>
                <table:data-pilot-member table:name="0.023319959640503" table:display="true" table:show-details="true"/>
                <table:data-pilot-member table:name="0.023324012756348" table:display="true" table:show-details="true"/>
                <table:data-pilot-member table:name="0.023329019546509" table:display="true" table:show-details="true"/>
                <table:data-pilot-member table:name="0.023452997207642" table:display="true" table:show-details="true"/>
                <table:data-pilot-member table:name="0.023494958877564" table:display="true" table:show-details="true"/>
                <table:data-pilot-member table:name="0.023627996444702" table:display="true" table:show-details="true"/>
                <table:data-pilot-member table:name="0.023648977279663" table:display="true" table:show-details="true"/>
                <table:data-pilot-member table:name="0.023800134658814" table:display="true" table:show-details="true"/>
                <table:data-pilot-member table:name="0.023863077163696" table:display="true" table:show-details="true"/>
                <table:data-pilot-member table:name="0.023905992507935" table:display="true" table:show-details="true"/>
                <table:data-pilot-member table:name="0.023937940597534" table:display="true" table:show-details="true"/>
                <table:data-pilot-member table:name="0.023979187011719" table:display="true" table:show-details="true"/>
                <table:data-pilot-member table:name="0.023989915847778" table:display="true" table:show-details="true"/>
                <table:data-pilot-member table:name="0.024013042449951" table:display="true" table:show-details="true"/>
                <table:data-pilot-member table:name="0.024028062820435" table:display="true" table:show-details="true"/>
                <table:data-pilot-member table:name="0.024031162261963" table:display="true" table:show-details="true"/>
                <table:data-pilot-member table:name="0.02409291267395" table:display="true" table:show-details="true"/>
                <table:data-pilot-member table:name="0.024172067642212" table:display="true" table:show-details="true"/>
                <table:data-pilot-member table:name="0.024176120758057" table:display="true" table:show-details="true"/>
                <table:data-pilot-member table:name="0.024405956268311" table:display="true" table:show-details="true"/>
                <table:data-pilot-member table:name="0.0244140625" table:display="true" table:show-details="true"/>
                <table:data-pilot-member table:name="0.024458885192871" table:display="true" table:show-details="true"/>
                <table:data-pilot-member table:name="0.024534940719605" table:display="true" table:show-details="true"/>
                <table:data-pilot-member table:name="0.0245680809021" table:display="true" table:show-details="true"/>
                <table:data-pilot-member table:name="0.024645090103149" table:display="true" table:show-details="true"/>
                <table:data-pilot-member table:name="0.024724006652832" table:display="true" table:show-details="true"/>
                <table:data-pilot-member table:name="0.024813175201416" table:display="true" table:show-details="true"/>
                <table:data-pilot-member table:name="0.024837017059326" table:display="true" table:show-details="true"/>
                <table:data-pilot-member table:name="0.025053024291992" table:display="true" table:show-details="true"/>
                <table:data-pilot-member table:name="0.025355815887451" table:display="true" table:show-details="true"/>
                <table:data-pilot-member table:name="0.025427103042603" table:display="true" table:show-details="true"/>
                <table:data-pilot-member table:name="0.025464057922363" table:display="true" table:show-details="true"/>
                <table:data-pilot-member table:name="0.025558948516846" table:display="true" table:show-details="true"/>
                <table:data-pilot-member table:name="0.025560140609741" table:display="true" table:show-details="true"/>
                <table:data-pilot-member table:name="0.025870084762573" table:display="true" table:show-details="true"/>
                <table:data-pilot-member table:name="0.025931119918823" table:display="true" table:show-details="true"/>
                <table:data-pilot-member table:name="0.02597713470459" table:display="true" table:show-details="true"/>
                <table:data-pilot-member table:name="0.025988817214966" table:display="true" table:show-details="true"/>
                <table:data-pilot-member table:name="0.026010036468506" table:display="true" table:show-details="true"/>
                <table:data-pilot-member table:name="0.026312828063965" table:display="true" table:show-details="true"/>
                <table:data-pilot-member table:name="0.026351928710938" table:display="true" table:show-details="true"/>
                <table:data-pilot-member table:name="0.026520013809204" table:display="true" table:show-details="true"/>
                <table:data-pilot-member table:name="0.026636123657227" table:display="true" table:show-details="true"/>
                <table:data-pilot-member table:name="0.027007102966309" table:display="true" table:show-details="true"/>
                <table:data-pilot-member table:name="0.027156829833984" table:display="true" table:show-details="true"/>
                <table:data-pilot-member table:name="0.027403116226196" table:display="true" table:show-details="true"/>
                <table:data-pilot-member table:name="0.027419090270996" table:display="true" table:show-details="true"/>
                <table:data-pilot-member table:name="0.027765989303589" table:display="true" table:show-details="true"/>
                <table:data-pilot-member table:name="0.028226137161255" table:display="true" table:show-details="true"/>
                <table:data-pilot-member table:name="0.029222965240479" table:display="true" table:show-details="true"/>
                <table:data-pilot-member table:name="0.029324054718018" table:display="true" table:show-details="true"/>
                <table:data-pilot-member table:name="0.029555797576904" table:display="true" table:show-details="true"/>
                <table:data-pilot-member table:name="0.029787063598633" table:display="true" table:show-details="true"/>
                <table:data-pilot-member table:name="0.030335903167725" table:display="true" table:show-details="true"/>
                <table:data-pilot-member table:name="0.032742977142334" table:display="true" table:show-details="true"/>
                <table:data-pilot-member table:name="0.03414511680603" table:display="true" table:show-details="true"/>
                <table:data-pilot-member table:name="0.038476943969727" table:display="true" table:show-details="true"/>
                <table:data-pilot-member table:name="0.045563936233521" table:display="true" table:show-details="true"/>
                <table:data-pilot-member table:name="0.0462598800659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 style:data-style-name="N2" text:time-value="08:52:11.426929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24T09:14:42.214441952</dc:date>
    <meta:editing-duration>PT22M5S</meta:editing-duration>
    <meta:editing-cycles>2</meta:editing-cycles>
    <meta:generator>LibreOffice/7.1.5.2$Linux_X86_64 LibreOffice_project/10$Build-2</meta:generator>
    <meta:document-statistic meta:table-count="3" meta:cell-count="10733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1.241cm" svg:y="3.706cm" style:legend-expansion="high" chart:style-name="ch2"/>
        <chart:plot-area chart:style-name="ch3" table:cell-range-address="Sheet2.C2:Sheet2.AH3 Sheet2.A2:Sheet2.B3 Sheet2.A5:Sheet2.AH5 Sheet2.A7:Sheet2.AH7" chart:data-source-has-labels="both" svg:x="0.319cm" svg:y="0.18cm" svg:width="10.603cm" svg:height="8.646cm">
          <chart:coordinate-region svg:x="0.94cm" svg:y="0.379cm" svg:width="9.982cm" svg:height="7.655cm"/>
          <chart:axis chart:dimension="x" chart:name="primary-x" chart:style-name="ch4" chartooo:axis-type="auto">
            <chartooo:date-scale/>
            <chart:categories table:cell-range-address="Sheet2.C2:Sheet2.AH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C3:Sheet2.AH3" chart:label-cell-address="Sheet2.A3:Sheet2.B3" chart:class="chart:line">
            <chart:data-point chart:repeated="32"/>
          </chart:series>
          <chart:series chart:style-name="ch7" chart:values-cell-range-address="Sheet2.C5:Sheet2.AH5" chart:label-cell-address="Sheet2.A5:Sheet2.B5" chart:class="chart:line">
            <chart:data-point chart:repeated="32"/>
          </chart:series>
          <chart:series chart:style-name="ch8" chart:values-cell-range-address="Sheet2.C7:Sheet2.AH7" chart:label-cell-address="Sheet2.A7:Sheet2.B7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2.C2:Sheet2.AH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</table:table-header-rows>
          <table:table-rows>
            <table:table-row>
              <table:table-cell office:value-type="string">
                <text:p>server1 Count - server</text:p>
                <text:list>
                  <text:list-item>
                    <text:p>server1</text:p>
                  </text:list-item>
                  <text:list-item>
                    <text:p>Count - server</text:p>
                  </text:list-item>
                </text:list>
                <draw:g>
                  <svg:desc>Sheet2.A3:Sheet2.B3</svg:desc>
                </draw:g>
              </table:table-cell>
              <table:table-cell office:value-type="float" office:value="32">
                <text:p>32</text:p>
                <draw:g>
                  <svg:desc>Sheet2.C3:Sheet2.AH3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server2 Count - server</text:p>
                <text:list>
                  <text:list-item>
                    <text:p>server2</text:p>
                  </text:list-item>
                  <text:list-item>
                    <text:p>Count - server</text:p>
                  </text:list-item>
                </text:list>
                <draw:g>
                  <svg:desc>Sheet2.A5:Sheet2.B5</svg:desc>
                </draw:g>
              </table:table-cell>
              <table:table-cell office:value-type="float" office:value="32">
                <text:p>32</text:p>
                <draw:g>
                  <svg:desc>Sheet2.C5:Sheet2.AH5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otal Count - server</text:p>
                <text:list>
                  <text:list-item>
                    <text:p>Total Count - server</text:p>
                  </text:list-item>
                  <text:list-item>
                    <text:p/>
                  </text:list-item>
                </text:list>
                <draw:g>
                  <svg:desc>Sheet2.A7:Sheet2.B7</svg:desc>
                </draw:g>
              </table:table-cell>
              <table:table-cell office:value-type="float" office:value="64">
                <text:p>64</text:p>
                <draw:g>
                  <svg:desc>Sheet2.C7:Sheet2.AH7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93cm" svg:height="14.743cm" xlink:href=".." xlink:type="simple" chart:class="chart:line" chart:style-name="ch1">
        <chart:legend chart:legend-position="end" svg:x="24.723cm" svg:y="6.574cm" style:legend-expansion="high" chart:style-name="ch2"/>
        <chart:plot-area chart:style-name="ch3" table:cell-range-address="Sheet2.C2:Sheet2.AH2 Sheet2.A4:Sheet2.AH4 Sheet2.A6:Sheet2.AH6 Sheet2.A8:Sheet2.AH8" chart:data-source-has-labels="both" svg:x="0.598cm" svg:y="0.294cm" svg:width="23.527cm" svg:height="14.155cm">
          <chart:coordinate-region svg:x="1.696cm" svg:y="0.493cm" svg:width="22.242cm" svg:height="13.309cm"/>
          <chart:axis chart:dimension="x" chart:name="primary-x" chart:style-name="ch4" chartooo:axis-type="auto">
            <chartooo:date-scale/>
            <chart:categories table:cell-range-address="Sheet2.C2:Sheet2.AH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C4:Sheet2.AH4" chart:label-cell-address="Sheet2.A4:Sheet2.B4" chart:class="chart:line">
            <chart:data-point chart:repeated="32"/>
          </chart:series>
          <chart:series chart:style-name="ch7" chart:values-cell-range-address="Sheet2.C6:Sheet2.AH6" chart:label-cell-address="Sheet2.A6:Sheet2.B6" chart:class="chart:line">
            <chart:data-point chart:repeated="32"/>
          </chart:series>
          <chart:series chart:style-name="ch8" chart:values-cell-range-address="Sheet2.C8:Sheet2.AH8" chart:label-cell-address="Sheet2.A8:Sheet2.B8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2.C2:Sheet2.AH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</table:table-header-rows>
          <table:table-rows>
            <table:table-row>
              <table:table-cell office:value-type="string">
                <text:p>server1 Median - elapsed</text:p>
                <text:list>
                  <text:list-item>
                    <text:p>server1</text:p>
                  </text:list-item>
                  <text:list-item>
                    <text:p>Median - elapsed</text:p>
                  </text:list-item>
                </text:list>
                <draw:g>
                  <svg:desc>Sheet2.A4:Sheet2.B4</svg:desc>
                </draw:g>
              </table:table-cell>
              <table:table-cell office:value-type="float" office:value="0.013001561164856">
                <text:p>0.013001561164856</text:p>
                <draw:g>
                  <svg:desc>Sheet2.C4:Sheet2.AH4</svg:desc>
                </draw:g>
              </table:table-cell>
              <table:table-cell office:value-type="float" office:value="0.0131590366363525">
                <text:p>0.0131590366363525</text:p>
              </table:table-cell>
              <table:table-cell office:value-type="float" office:value="0.0137760639190674">
                <text:p>0.0137760639190674</text:p>
              </table:table-cell>
              <table:table-cell office:value-type="float" office:value="0.0127553939819336">
                <text:p>0.0127553939819336</text:p>
              </table:table-cell>
              <table:table-cell office:value-type="float" office:value="0.0129079818725586">
                <text:p>0.0129079818725586</text:p>
              </table:table-cell>
              <table:table-cell office:value-type="float" office:value="0.0122165679931641">
                <text:p>0.0122165679931641</text:p>
              </table:table-cell>
              <table:table-cell office:value-type="float" office:value="0.0118081569671631">
                <text:p>0.0118081569671631</text:p>
              </table:table-cell>
              <table:table-cell office:value-type="float" office:value="0.0120151042938232">
                <text:p>0.0120151042938232</text:p>
              </table:table-cell>
              <table:table-cell office:value-type="float" office:value="0.0118598937988281">
                <text:p>0.0118598937988281</text:p>
              </table:table-cell>
              <table:table-cell office:value-type="float" office:value="0.0120010375976563">
                <text:p>0.0120010375976563</text:p>
              </table:table-cell>
              <table:table-cell office:value-type="float" office:value="0.0127310752868652">
                <text:p>0.0127310752868652</text:p>
              </table:table-cell>
              <table:table-cell office:value-type="float" office:value="0.012855052947998">
                <text:p>0.012855052947998</text:p>
              </table:table-cell>
              <table:table-cell office:value-type="float" office:value="0.0136430263519287">
                <text:p>0.0136430263519287</text:p>
              </table:table-cell>
              <table:table-cell office:value-type="float" office:value="0.014165997505188">
                <text:p>0.014165997505188</text:p>
              </table:table-cell>
              <table:table-cell office:value-type="float" office:value="0.0143104791641235">
                <text:p>0.0143104791641235</text:p>
              </table:table-cell>
              <table:table-cell office:value-type="float" office:value="0.0141453742980957">
                <text:p>0.0141453742980957</text:p>
              </table:table-cell>
              <table:table-cell office:value-type="float" office:value="0.0140661001205444">
                <text:p>0.0140661001205444</text:p>
              </table:table-cell>
              <table:table-cell office:value-type="float" office:value="0.0142625570297241">
                <text:p>0.0142625570297241</text:p>
              </table:table-cell>
              <table:table-cell office:value-type="float" office:value="0.0141069889068604">
                <text:p>0.0141069889068604</text:p>
              </table:table-cell>
              <table:table-cell office:value-type="float" office:value="0.0141714811325073">
                <text:p>0.0141714811325073</text:p>
              </table:table-cell>
              <table:table-cell office:value-type="float" office:value="0.0139139890670776">
                <text:p>0.0139139890670776</text:p>
              </table:table-cell>
              <table:table-cell office:value-type="float" office:value="0.0139939785003662">
                <text:p>0.0139939785003662</text:p>
              </table:table-cell>
              <table:table-cell office:value-type="float" office:value="0.014189600944519">
                <text:p>0.014189600944519</text:p>
              </table:table-cell>
              <table:table-cell office:value-type="float" office:value="0.0142489671707153">
                <text:p>0.0142489671707153</text:p>
              </table:table-cell>
              <table:table-cell office:value-type="float" office:value="0.0141730308532715">
                <text:p>0.0141730308532715</text:p>
              </table:table-cell>
              <table:table-cell office:value-type="float" office:value="0.0141409635543823">
                <text:p>0.0141409635543823</text:p>
              </table:table-cell>
              <table:table-cell office:value-type="float" office:value="0.0140190124511719">
                <text:p>0.0140190124511719</text:p>
              </table:table-cell>
              <table:table-cell office:value-type="float" office:value="0.0142960548400879">
                <text:p>0.0142960548400879</text:p>
              </table:table-cell>
              <table:table-cell office:value-type="float" office:value="0.0145390033721924">
                <text:p>0.0145390033721924</text:p>
              </table:table-cell>
              <table:table-cell office:value-type="float" office:value="0.013635516166687">
                <text:p>0.013635516166687</text:p>
              </table:table-cell>
              <table:table-cell office:value-type="float" office:value="0.0135718584060669">
                <text:p>0.0135718584060669</text:p>
              </table:table-cell>
              <table:table-cell office:value-type="float" office:value="0.0137065649032593">
                <text:p>0.0137065649032593</text:p>
              </table:table-cell>
            </table:table-row>
            <table:table-row>
              <table:table-cell office:value-type="string">
                <text:p>server2 Median - elapsed</text:p>
                <text:list>
                  <text:list-item>
                    <text:p>server2</text:p>
                  </text:list-item>
                  <text:list-item>
                    <text:p>Median - elapsed</text:p>
                  </text:list-item>
                </text:list>
                <draw:g>
                  <svg:desc>Sheet2.A6:Sheet2.B6</svg:desc>
                </draw:g>
              </table:table-cell>
              <table:table-cell office:value-type="float" office:value="0.0124030113220215">
                <text:p>0.0124030113220215</text:p>
                <draw:g>
                  <svg:desc>Sheet2.C6:Sheet2.AH6</svg:desc>
                </draw:g>
              </table:table-cell>
              <table:table-cell office:value-type="float" office:value="0.0201678276062012">
                <text:p>0.0201678276062012</text:p>
              </table:table-cell>
              <table:table-cell office:value-type="float" office:value="0.0202291011810303">
                <text:p>0.0202291011810303</text:p>
              </table:table-cell>
              <table:table-cell office:value-type="float" office:value="0.0196470022201538">
                <text:p>0.0196470022201538</text:p>
              </table:table-cell>
              <table:table-cell office:value-type="float" office:value="0.0190000534057617">
                <text:p>0.0190000534057617</text:p>
              </table:table-cell>
              <table:table-cell office:value-type="float" office:value="0.0180965662002563">
                <text:p>0.0180965662002563</text:p>
              </table:table-cell>
              <table:table-cell office:value-type="float" office:value="0.0179619789123535">
                <text:p>0.0179619789123535</text:p>
              </table:table-cell>
              <table:table-cell office:value-type="float" office:value="0.0174219608306885">
                <text:p>0.0174219608306885</text:p>
              </table:table-cell>
              <table:table-cell office:value-type="float" office:value="0.0168309211730957">
                <text:p>0.0168309211730957</text:p>
              </table:table-cell>
              <table:table-cell office:value-type="float" office:value="0.0167679786682129">
                <text:p>0.0167679786682129</text:p>
              </table:table-cell>
              <table:table-cell office:value-type="float" office:value="0.0158150196075439">
                <text:p>0.0158150196075439</text:p>
              </table:table-cell>
              <table:table-cell office:value-type="float" office:value="0.0154379606246948">
                <text:p>0.0154379606246948</text:p>
              </table:table-cell>
              <table:table-cell office:value-type="float" office:value="0.0150060653686523">
                <text:p>0.0150060653686523</text:p>
              </table:table-cell>
              <table:table-cell office:value-type="float" office:value="0.0144004821777344">
                <text:p>0.0144004821777344</text:p>
              </table:table-cell>
              <table:table-cell office:value-type="float" office:value="0.01397705078125">
                <text:p>0.01397705078125</text:p>
              </table:table-cell>
              <table:table-cell office:value-type="float" office:value="0.0138363838195801">
                <text:p>0.0138363838195801</text:p>
              </table:table-cell>
              <table:table-cell office:value-type="float" office:value="0.0141699314117432">
                <text:p>0.0141699314117432</text:p>
              </table:table-cell>
              <table:table-cell office:value-type="float" office:value="0.0138934850692749">
                <text:p>0.0138934850692749</text:p>
              </table:table-cell>
              <table:table-cell office:value-type="float" office:value="0.013808012008667">
                <text:p>0.013808012008667</text:p>
              </table:table-cell>
              <table:table-cell office:value-type="float" office:value="0.0139405727386475">
                <text:p>0.0139405727386475</text:p>
              </table:table-cell>
              <table:table-cell office:value-type="float" office:value="0.0138906240463257">
                <text:p>0.0138906240463257</text:p>
              </table:table-cell>
              <table:table-cell office:value-type="float" office:value="0.0140378475189209">
                <text:p>0.0140378475189209</text:p>
              </table:table-cell>
              <table:table-cell office:value-type="float" office:value="0.0139709711074829">
                <text:p>0.0139709711074829</text:p>
              </table:table-cell>
              <table:table-cell office:value-type="float" office:value="0.0139354467391968">
                <text:p>0.0139354467391968</text:p>
              </table:table-cell>
              <table:table-cell office:value-type="float" office:value="0.0139889717102051">
                <text:p>0.0139889717102051</text:p>
              </table:table-cell>
              <table:table-cell office:value-type="float" office:value="0.0137956142425537">
                <text:p>0.0137956142425537</text:p>
              </table:table-cell>
              <table:table-cell office:value-type="float" office:value="0.0141370296478271">
                <text:p>0.0141370296478271</text:p>
              </table:table-cell>
              <table:table-cell office:value-type="float" office:value="0.0139390230178833">
                <text:p>0.0139390230178833</text:p>
              </table:table-cell>
              <table:table-cell office:value-type="float" office:value="0.0137253999710083">
                <text:p>0.0137253999710083</text:p>
              </table:table-cell>
              <table:table-cell office:value-type="float" office:value="0.0150434970855713">
                <text:p>0.0150434970855713</text:p>
              </table:table-cell>
              <table:table-cell office:value-type="float" office:value="0.015013575553894">
                <text:p>0.015013575553894</text:p>
              </table:table-cell>
              <table:table-cell office:value-type="float" office:value="0.0155560970306396">
                <text:p>0.0155560970306396</text:p>
              </table:table-cell>
            </table:table-row>
            <table:table-row>
              <table:table-cell office:value-type="string">
                <text:p>Total Median - elapsed</text:p>
                <text:list>
                  <text:list-item>
                    <text:p>Total Median - elapsed</text:p>
                  </text:list-item>
                  <text:list-item>
                    <text:p/>
                  </text:list-item>
                </text:list>
                <draw:g>
                  <svg:desc>Sheet2.A8:Sheet2.B8</svg:desc>
                </draw:g>
              </table:table-cell>
              <table:table-cell office:value-type="float" office:value="0.0126280784606934">
                <text:p>0.0126280784606934</text:p>
                <draw:g>
                  <svg:desc>Sheet2.C8:Sheet2.AH8</svg:desc>
                </draw:g>
              </table:table-cell>
              <table:table-cell office:value-type="float" office:value="0.0192670822143555">
                <text:p>0.0192670822143555</text:p>
              </table:table-cell>
              <table:table-cell office:value-type="float" office:value="0.0192594528198242">
                <text:p>0.0192594528198242</text:p>
              </table:table-cell>
              <table:table-cell office:value-type="float" office:value="0.0187300443649292">
                <text:p>0.0187300443649292</text:p>
              </table:table-cell>
              <table:table-cell office:value-type="float" office:value="0.0182679891586304">
                <text:p>0.0182679891586304</text:p>
              </table:table-cell>
              <table:table-cell office:value-type="float" office:value="0.0176501274108887">
                <text:p>0.0176501274108887</text:p>
              </table:table-cell>
              <table:table-cell office:value-type="float" office:value="0.0158905982971191">
                <text:p>0.0158905982971191</text:p>
              </table:table-cell>
              <table:table-cell office:value-type="float" office:value="0.0153940916061401">
                <text:p>0.0153940916061401</text:p>
              </table:table-cell>
              <table:table-cell office:value-type="float" office:value="0.0158505439758301">
                <text:p>0.0158505439758301</text:p>
              </table:table-cell>
              <table:table-cell office:value-type="float" office:value="0.0152809619903564">
                <text:p>0.0152809619903564</text:p>
              </table:table-cell>
              <table:table-cell office:value-type="float" office:value="0.0153219699859619">
                <text:p>0.0153219699859619</text:p>
              </table:table-cell>
              <table:table-cell office:value-type="float" office:value="0.0141844749450684">
                <text:p>0.0141844749450684</text:p>
              </table:table-cell>
              <table:table-cell office:value-type="float" office:value="0.0142439603805542">
                <text:p>0.0142439603805542</text:p>
              </table:table-cell>
              <table:table-cell office:value-type="float" office:value="0.0142704248428345">
                <text:p>0.0142704248428345</text:p>
              </table:table-cell>
              <table:table-cell office:value-type="float" office:value="0.0142375230789185">
                <text:p>0.0142375230789185</text:p>
              </table:table-cell>
              <table:table-cell office:value-type="float" office:value="0.0139659643173218">
                <text:p>0.0139659643173218</text:p>
              </table:table-cell>
              <table:table-cell office:value-type="float" office:value="0.0141021013259888">
                <text:p>0.0141021013259888</text:p>
              </table:table-cell>
              <table:table-cell office:value-type="float" office:value="0.0140523910522461">
                <text:p>0.0140523910522461</text:p>
              </table:table-cell>
              <table:table-cell office:value-type="float" office:value="0.0139929056167603">
                <text:p>0.0139929056167603</text:p>
              </table:table-cell>
              <table:table-cell office:value-type="float" office:value="0.0140310525894165">
                <text:p>0.0140310525894165</text:p>
              </table:table-cell>
              <table:table-cell office:value-type="float" office:value="0.0138951539993286">
                <text:p>0.0138951539993286</text:p>
              </table:table-cell>
              <table:table-cell office:value-type="float" office:value="0.0140368938446045">
                <text:p>0.0140368938446045</text:p>
              </table:table-cell>
              <table:table-cell office:value-type="float" office:value="0.0141191482543945">
                <text:p>0.0141191482543945</text:p>
              </table:table-cell>
              <table:table-cell office:value-type="float" office:value="0.0140348672866821">
                <text:p>0.0140348672866821</text:p>
              </table:table-cell>
              <table:table-cell office:value-type="float" office:value="0.0141400098800659">
                <text:p>0.0141400098800659</text:p>
              </table:table-cell>
              <table:table-cell office:value-type="float" office:value="0.0138955116271973">
                <text:p>0.0138955116271973</text:p>
              </table:table-cell>
              <table:table-cell office:value-type="float" office:value="0.0140814781188965">
                <text:p>0.0140814781188965</text:p>
              </table:table-cell>
              <table:table-cell office:value-type="float" office:value="0.0142265558242798">
                <text:p>0.0142265558242798</text:p>
              </table:table-cell>
              <table:table-cell office:value-type="float" office:value="0.0143043994903564">
                <text:p>0.0143043994903564</text:p>
              </table:table-cell>
              <table:table-cell office:value-type="float" office:value="0.0141634941101074">
                <text:p>0.0141634941101074</text:p>
              </table:table-cell>
              <table:table-cell office:value-type="float" office:value="0.0141201019287109">
                <text:p>0.0141201019287109</text:p>
              </table:table-cell>
              <table:table-cell office:value-type="float" office:value="0.014274001121521">
                <text:p>0.0142740011215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1.241cm" svg:y="3.705cm" style:legend-expansion="high" chart:style-name="ch2"/>
        <chart:plot-area chart:style-name="ch3" table:cell-range-address="'Pivot Table_Sheet1_1'.A2:'Pivot Table_Sheet1_1'.AH3 'Pivot Table_Sheet1_1'.A5:'Pivot Table_Sheet1_1'.AH5 'Pivot Table_Sheet1_1'.A7:'Pivot Table_Sheet1_1'.AH7" chart:data-source-has-labels="both" svg:x="0.319cm" svg:y="0.18cm" svg:width="10.603cm" svg:height="8.645cm">
          <chart:coordinate-region svg:x="0.94cm" svg:y="0.379cm" svg:width="9.982cm" svg:height="7.654cm"/>
          <chart:axis chart:dimension="x" chart:name="primary-x" chart:style-name="ch4" chartooo:axis-type="auto">
            <chartooo:date-scale/>
            <chart:categories table:cell-range-address="'Pivot Table_Sheet1_1'.C2:'Pivot Table_Sheet1_1'.AH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ivot Table_Sheet1_1'.C3:'Pivot Table_Sheet1_1'.AH3" chart:label-cell-address="'Pivot Table_Sheet1_1'.A3:'Pivot Table_Sheet1_1'.B3" chart:class="chart:line">
            <chart:data-point chart:repeated="32"/>
          </chart:series>
          <chart:series chart:style-name="ch7" chart:values-cell-range-address="'Pivot Table_Sheet1_1'.C5:'Pivot Table_Sheet1_1'.AH5" chart:label-cell-address="'Pivot Table_Sheet1_1'.A5:'Pivot Table_Sheet1_1'.B5" chart:class="chart:line">
            <chart:data-point chart:repeated="32"/>
          </chart:series>
          <chart:series chart:style-name="ch8" chart:values-cell-range-address="'Pivot Table_Sheet1_1'.C7:'Pivot Table_Sheet1_1'.AH7" chart:label-cell-address="'Pivot Table_Sheet1_1'.A7:'Pivot Table_Sheet1_1'.B7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Pivot Table_Sheet1_1'.C2:'Pivot Table_Sheet1_1'.AH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</table:table-header-rows>
          <table:table-rows>
            <table:table-row>
              <table:table-cell office:value-type="string">
                <text:p>server1 Count - server</text:p>
                <text:list>
                  <text:list-item>
                    <text:p>server1</text:p>
                  </text:list-item>
                  <text:list-item>
                    <text:p>Count - server</text:p>
                  </text:list-item>
                </text:list>
                <draw:g>
                  <svg:desc>'Pivot Table_Sheet1_1'.A3:'Pivot Table_Sheet1_1'.B3</svg:desc>
                </draw:g>
              </table:table-cell>
              <table:table-cell office:value-type="float" office:value="32">
                <text:p>32</text:p>
                <draw:g>
                  <svg:desc>'Pivot Table_Sheet1_1'.C3:'Pivot Table_Sheet1_1'.AH3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server2 Count - server</text:p>
                <text:list>
                  <text:list-item>
                    <text:p>server2</text:p>
                  </text:list-item>
                  <text:list-item>
                    <text:p>Count - server</text:p>
                  </text:list-item>
                </text:list>
                <draw:g>
                  <svg:desc>'Pivot Table_Sheet1_1'.A5:'Pivot Table_Sheet1_1'.B5</svg:desc>
                </draw:g>
              </table:table-cell>
              <table:table-cell office:value-type="float" office:value="32">
                <text:p>32</text:p>
                <draw:g>
                  <svg:desc>'Pivot Table_Sheet1_1'.C5:'Pivot Table_Sheet1_1'.AH5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otal Count - server</text:p>
                <text:list>
                  <text:list-item>
                    <text:p>Total Count - server</text:p>
                  </text:list-item>
                  <text:list-item>
                    <text:p/>
                  </text:list-item>
                </text:list>
                <draw:g>
                  <svg:desc>'Pivot Table_Sheet1_1'.A7:'Pivot Table_Sheet1_1'.B7</svg:desc>
                </draw:g>
              </table:table-cell>
              <table:table-cell office:value-type="float" office:value="64">
                <text:p>64</text:p>
                <draw:g>
                  <svg:desc>'Pivot Table_Sheet1_1'.C7:'Pivot Table_Sheet1_1'.AH7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42cm" svg:height="13.308cm" xlink:href=".." xlink:type="simple" chart:class="chart:line" chart:style-name="ch1">
        <chart:legend chart:legend-position="end" svg:x="18.276cm" svg:y="5.857cm" style:legend-expansion="high" chart:style-name="ch2"/>
        <chart:plot-area chart:style-name="ch3" table:cell-range-address="'Pivot Table_Sheet1_1'.C2:'Pivot Table_Sheet1_1'.AH2 'Pivot Table_Sheet1_1'.A4:'Pivot Table_Sheet1_1'.AH4 'Pivot Table_Sheet1_1'.A6:'Pivot Table_Sheet1_1'.AH6 'Pivot Table_Sheet1_1'.A8:'Pivot Table_Sheet1_1'.AH8" chart:data-source-has-labels="both" svg:x="0.472cm" svg:y="0.266cm" svg:width="17.332cm" svg:height="12.776cm">
          <chart:coordinate-region svg:x="1.57cm" svg:y="0.465cm" svg:width="16.047cm" svg:height="11.93cm"/>
          <chart:axis chart:dimension="x" chart:name="primary-x" chart:style-name="ch4" chartooo:axis-type="auto">
            <chartooo:date-scale/>
            <chart:categories table:cell-range-address="'Pivot Table_Sheet1_1'.C2:'Pivot Table_Sheet1_1'.AH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ivot Table_Sheet1_1'.C4:'Pivot Table_Sheet1_1'.AH4" chart:label-cell-address="'Pivot Table_Sheet1_1'.A4:'Pivot Table_Sheet1_1'.B4" chart:class="chart:line">
            <chart:data-point chart:repeated="32"/>
          </chart:series>
          <chart:series chart:style-name="ch7" chart:values-cell-range-address="'Pivot Table_Sheet1_1'.C6:'Pivot Table_Sheet1_1'.AH6" chart:label-cell-address="'Pivot Table_Sheet1_1'.A6:'Pivot Table_Sheet1_1'.B6" chart:class="chart:line">
            <chart:data-point chart:repeated="32"/>
          </chart:series>
          <chart:series chart:style-name="ch8" chart:values-cell-range-address="'Pivot Table_Sheet1_1'.C8:'Pivot Table_Sheet1_1'.AH8" chart:label-cell-address="'Pivot Table_Sheet1_1'.A8:'Pivot Table_Sheet1_1'.B8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Pivot Table_Sheet1_1'.C2:'Pivot Table_Sheet1_1'.AH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</table:table-header-rows>
          <table:table-rows>
            <table:table-row>
              <table:table-cell office:value-type="string">
                <text:p>server1 Average - elapsed</text:p>
                <text:list>
                  <text:list-item>
                    <text:p>server1</text:p>
                  </text:list-item>
                  <text:list-item>
                    <text:p>Average - elapsed</text:p>
                  </text:list-item>
                </text:list>
                <draw:g>
                  <svg:desc>'Pivot Table_Sheet1_1'.A4:'Pivot Table_Sheet1_1'.B4</svg:desc>
                </draw:g>
              </table:table-cell>
              <table:table-cell office:value-type="float" office:value="0.0145439803600311">
                <text:p>0.0145439803600311</text:p>
                <draw:g>
                  <svg:desc>'Pivot Table_Sheet1_1'.C4:'Pivot Table_Sheet1_1'.AH4</svg:desc>
                </draw:g>
              </table:table-cell>
              <table:table-cell office:value-type="float" office:value="0.0142324417829513">
                <text:p>0.0142324417829513</text:p>
              </table:table-cell>
              <table:table-cell office:value-type="float" office:value="0.0146182594877301">
                <text:p>0.0146182594877301</text:p>
              </table:table-cell>
              <table:table-cell office:value-type="float" office:value="0.0140896684983197">
                <text:p>0.0140896684983197</text:p>
              </table:table-cell>
              <table:table-cell office:value-type="float" office:value="0.014838068825858">
                <text:p>0.014838068825858</text:p>
              </table:table-cell>
              <table:table-cell office:value-type="float" office:value="0.0136904252900018">
                <text:p>0.0136904252900018</text:p>
              </table:table-cell>
              <table:table-cell office:value-type="float" office:value="0.0131399244875521">
                <text:p>0.0131399244875521</text:p>
              </table:table-cell>
              <table:table-cell office:value-type="float" office:value="0.0132324946554084">
                <text:p>0.0132324946554084</text:p>
              </table:table-cell>
              <table:table-cell office:value-type="float" office:value="0.0131425613012069">
                <text:p>0.0131425613012069</text:p>
              </table:table-cell>
              <table:table-cell office:value-type="float" office:value="0.0132364273071289">
                <text:p>0.0132364273071289</text:p>
              </table:table-cell>
              <table:table-cell office:value-type="float" office:value="0.0145511976102503">
                <text:p>0.0145511976102503</text:p>
              </table:table-cell>
              <table:table-cell office:value-type="float" office:value="0.0139657769884382">
                <text:p>0.0139657769884382</text:p>
              </table:table-cell>
              <table:table-cell office:value-type="float" office:value="0.0146568930426309">
                <text:p>0.0146568930426309</text:p>
              </table:table-cell>
              <table:table-cell office:value-type="float" office:value="0.0151459737257524">
                <text:p>0.0151459737257524</text:p>
              </table:table-cell>
              <table:table-cell office:value-type="float" office:value="0.0162434415383772">
                <text:p>0.0162434415383772</text:p>
              </table:table-cell>
              <table:table-cell office:value-type="float" office:value="0.0151041150093078">
                <text:p>0.0151041150093078</text:p>
              </table:table-cell>
              <table:table-cell office:value-type="float" office:value="0.015175770629536">
                <text:p>0.015175770629536</text:p>
              </table:table-cell>
              <table:table-cell office:value-type="float" office:value="0.0151159709150141">
                <text:p>0.0151159709150141</text:p>
              </table:table-cell>
              <table:table-cell office:value-type="float" office:value="0.0151444294235923">
                <text:p>0.0151444294235923</text:p>
              </table:table-cell>
              <table:table-cell office:value-type="float" office:value="0.0151920697905801">
                <text:p>0.0151920697905801</text:p>
              </table:table-cell>
              <table:table-cell office:value-type="float" office:value="0.0150994604284113">
                <text:p>0.0150994604284113</text:p>
              </table:table-cell>
              <table:table-cell office:value-type="float" office:value="0.0157313238490712">
                <text:p>0.0157313238490712</text:p>
              </table:table-cell>
              <table:table-cell office:value-type="float" office:value="0.0154370936480435">
                <text:p>0.0154370936480435</text:p>
              </table:table-cell>
              <table:table-cell office:value-type="float" office:value="0.016026112166318">
                <text:p>0.016026112166318</text:p>
              </table:table-cell>
              <table:table-cell office:value-type="float" office:value="0.0149483463980935">
                <text:p>0.0149483463980935</text:p>
              </table:table-cell>
              <table:table-cell office:value-type="float" office:value="0.0148913535204801">
                <text:p>0.0148913535204801</text:p>
              </table:table-cell>
              <table:table-cell office:value-type="float" office:value="0.0151645053516735">
                <text:p>0.0151645053516735</text:p>
              </table:table-cell>
              <table:table-cell office:value-type="float" office:value="0.0155063325708563">
                <text:p>0.0155063325708563</text:p>
              </table:table-cell>
              <table:table-cell office:value-type="float" office:value="0.0152266350659457">
                <text:p>0.0152266350659457</text:p>
              </table:table-cell>
              <table:table-cell office:value-type="float" office:value="0.0145835280418396">
                <text:p>0.0145835280418396</text:p>
              </table:table-cell>
              <table:table-cell office:value-type="float" office:value="0.014824699271809">
                <text:p>0.014824699271809</text:p>
              </table:table-cell>
              <table:table-cell office:value-type="float" office:value="0.014896268194372">
                <text:p>0.014896268194372</text:p>
              </table:table-cell>
            </table:table-row>
            <table:table-row>
              <table:table-cell office:value-type="string">
                <text:p>server2 Average - elapsed</text:p>
                <text:list>
                  <text:list-item>
                    <text:p>server2</text:p>
                  </text:list-item>
                  <text:list-item>
                    <text:p>Average - elapsed</text:p>
                  </text:list-item>
                </text:list>
                <draw:g>
                  <svg:desc>'Pivot Table_Sheet1_1'.A6:'Pivot Table_Sheet1_1'.B6</svg:desc>
                </draw:g>
              </table:table-cell>
              <table:table-cell office:value-type="float" office:value="0.0139674618840217">
                <text:p>0.0139674618840217</text:p>
                <draw:g>
                  <svg:desc>'Pivot Table_Sheet1_1'.C6:'Pivot Table_Sheet1_1'.AH6</svg:desc>
                </draw:g>
              </table:table-cell>
              <table:table-cell office:value-type="float" office:value="0.0209115073084831">
                <text:p>0.0209115073084831</text:p>
              </table:table-cell>
              <table:table-cell office:value-type="float" office:value="0.0214802449749362">
                <text:p>0.0214802449749362</text:p>
              </table:table-cell>
              <table:table-cell office:value-type="float" office:value="0.0202672958374023">
                <text:p>0.0202672958374023</text:p>
              </table:table-cell>
              <table:table-cell office:value-type="float" office:value="0.019111024922338">
                <text:p>0.019111024922338</text:p>
              </table:table-cell>
              <table:table-cell office:value-type="float" office:value="0.0187071221215384">
                <text:p>0.0187071221215384</text:p>
              </table:table-cell>
              <table:table-cell office:value-type="float" office:value="0.0183975343351011">
                <text:p>0.0183975343351011</text:p>
              </table:table-cell>
              <table:table-cell office:value-type="float" office:value="0.017772940488962">
                <text:p>0.017772940488962</text:p>
              </table:table-cell>
              <table:table-cell office:value-type="float" office:value="0.0181169986724854">
                <text:p>0.0181169986724854</text:p>
              </table:table-cell>
              <table:table-cell office:value-type="float" office:value="0.0174110432465871">
                <text:p>0.0174110432465871</text:p>
              </table:table-cell>
              <table:table-cell office:value-type="float" office:value="0.0161005725031314">
                <text:p>0.0161005725031314</text:p>
              </table:table-cell>
              <table:table-cell office:value-type="float" office:value="0.0158948573199186">
                <text:p>0.0158948573199186</text:p>
              </table:table-cell>
              <table:table-cell office:value-type="float" office:value="0.0164256209418887">
                <text:p>0.0164256209418887</text:p>
              </table:table-cell>
              <table:table-cell office:value-type="float" office:value="0.0150916695594788">
                <text:p>0.0150916695594788</text:p>
              </table:table-cell>
              <table:table-cell office:value-type="float" office:value="0.0154022216796875">
                <text:p>0.0154022216796875</text:p>
              </table:table-cell>
              <table:table-cell office:value-type="float" office:value="0.0142615556716919">
                <text:p>0.0142615556716919</text:p>
              </table:table-cell>
              <table:table-cell office:value-type="float" office:value="0.0149526953697205">
                <text:p>0.0149526953697205</text:p>
              </table:table-cell>
              <table:table-cell office:value-type="float" office:value="0.0145652294158936">
                <text:p>0.0145652294158936</text:p>
              </table:table-cell>
              <table:table-cell office:value-type="float" office:value="0.0142247080802917">
                <text:p>0.0142247080802917</text:p>
              </table:table-cell>
              <table:table-cell office:value-type="float" office:value="0.0147522568702698">
                <text:p>0.0147522568702698</text:p>
              </table:table-cell>
              <table:table-cell office:value-type="float" office:value="0.014246928691864">
                <text:p>0.014246928691864</text:p>
              </table:table-cell>
              <table:table-cell office:value-type="float" office:value="0.0144011735916138">
                <text:p>0.0144011735916138</text:p>
              </table:table-cell>
              <table:table-cell office:value-type="float" office:value="0.014207935333252">
                <text:p>0.014207935333252</text:p>
              </table:table-cell>
              <table:table-cell office:value-type="float" office:value="0.0147328376770019">
                <text:p>0.0147328376770019</text:p>
              </table:table-cell>
              <table:table-cell office:value-type="float" office:value="0.0153656244277954">
                <text:p>0.0153656244277954</text:p>
              </table:table-cell>
              <table:table-cell office:value-type="float" office:value="0.0144782543182373">
                <text:p>0.0144782543182373</text:p>
              </table:table-cell>
              <table:table-cell office:value-type="float" office:value="0.0143866777420044">
                <text:p>0.0143866777420044</text:p>
              </table:table-cell>
              <table:table-cell office:value-type="float" office:value="0.0145761132240295">
                <text:p>0.0145761132240295</text:p>
              </table:table-cell>
              <table:table-cell office:value-type="float" office:value="0.0141926646232605">
                <text:p>0.0141926646232605</text:p>
              </table:table-cell>
              <table:table-cell office:value-type="float" office:value="0.0158182501792908">
                <text:p>0.0158182501792908</text:p>
              </table:table-cell>
              <table:table-cell office:value-type="float" office:value="0.0161278247833252">
                <text:p>0.0161278247833252</text:p>
              </table:table-cell>
              <table:table-cell office:value-type="float" office:value="0.0157466530799866">
                <text:p>0.0157466530799866</text:p>
              </table:table-cell>
            </table:table-row>
            <table:table-row>
              <table:table-cell office:value-type="string">
                <text:p>Total Average - elapsed</text:p>
                <text:list>
                  <text:list-item>
                    <text:p>Total Average - elapsed</text:p>
                  </text:list-item>
                  <text:list-item>
                    <text:p/>
                  </text:list-item>
                </text:list>
                <draw:g>
                  <svg:desc>'Pivot Table_Sheet1_1'.A8:'Pivot Table_Sheet1_1'.B8</svg:desc>
                </draw:g>
              </table:table-cell>
              <table:table-cell office:value-type="float" office:value="0.0142557211220264">
                <text:p>0.0142557211220264</text:p>
                <draw:g>
                  <svg:desc>'Pivot Table_Sheet1_1'.C8:'Pivot Table_Sheet1_1'.AH8</svg:desc>
                </draw:g>
              </table:table-cell>
              <table:table-cell office:value-type="float" office:value="0.0175719745457172">
                <text:p>0.0175719745457172</text:p>
              </table:table-cell>
              <table:table-cell office:value-type="float" office:value="0.0179420337080955">
                <text:p>0.0179420337080955</text:p>
              </table:table-cell>
              <table:table-cell office:value-type="float" office:value="0.0169854313135147">
                <text:p>0.0169854313135147</text:p>
              </table:table-cell>
              <table:table-cell office:value-type="float" office:value="0.0167742520570755">
                <text:p>0.0167742520570755</text:p>
              </table:table-cell>
              <table:table-cell office:value-type="float" office:value="0.0158852301537991">
                <text:p>0.0158852301537991</text:p>
              </table:table-cell>
              <table:table-cell office:value-type="float" office:value="0.0153579786419868">
                <text:p>0.0153579786419868</text:p>
              </table:table-cell>
              <table:table-cell office:value-type="float" office:value="0.0150770507752895">
                <text:p>0.0150770507752895</text:p>
              </table:table-cell>
              <table:table-cell office:value-type="float" office:value="0.0150857008993626">
                <text:p>0.0150857008993626</text:p>
              </table:table-cell>
              <table:table-cell office:value-type="float" office:value="0.0148019082844257">
                <text:p>0.0148019082844257</text:p>
              </table:table-cell>
              <table:table-cell office:value-type="float" office:value="0.0151080042123795">
                <text:p>0.0151080042123795</text:p>
              </table:table-cell>
              <table:table-cell office:value-type="float" office:value="0.0146288983523846">
                <text:p>0.0146288983523846</text:p>
              </table:table-cell>
              <table:table-cell office:value-type="float" office:value="0.0152372568845749">
                <text:p>0.0152372568845749</text:p>
              </table:table-cell>
              <table:table-cell office:value-type="float" office:value="0.0151290036737919">
                <text:p>0.0151290036737919</text:p>
              </table:table-cell>
              <table:table-cell office:value-type="float" office:value="0.0159805603325367">
                <text:p>0.0159805603325367</text:p>
              </table:table-cell>
              <table:table-cell office:value-type="float" office:value="0.0148408152163029">
                <text:p>0.0148408152163029</text:p>
              </table:table-cell>
              <table:table-cell office:value-type="float" office:value="0.0151060596108437">
                <text:p>0.0151060596108437</text:p>
              </table:table-cell>
              <table:table-cell office:value-type="float" office:value="0.0149438641965389">
                <text:p>0.0149438641965389</text:p>
              </table:table-cell>
              <table:table-cell office:value-type="float" office:value="0.0148570165038109">
                <text:p>0.0148570165038109</text:p>
              </table:table-cell>
              <table:table-cell office:value-type="float" office:value="0.0150546282529831">
                <text:p>0.0150546282529831</text:p>
              </table:table-cell>
              <table:table-cell office:value-type="float" office:value="0.0148330442607403">
                <text:p>0.0148330442607403</text:p>
              </table:table-cell>
              <table:table-cell office:value-type="float" office:value="0.0153156518936157">
                <text:p>0.0153156518936157</text:p>
              </table:table-cell>
              <table:table-cell office:value-type="float" office:value="0.0150529816746712">
                <text:p>0.0150529816746712</text:p>
              </table:table-cell>
              <table:table-cell office:value-type="float" office:value="0.0156219638884068">
                <text:p>0.0156219638884068</text:p>
              </table:table-cell>
              <table:table-cell office:value-type="float" office:value="0.0150787457823753">
                <text:p>0.0150787457823753</text:p>
              </table:table-cell>
              <table:table-cell office:value-type="float" office:value="0.0147622600197792">
                <text:p>0.0147622600197792</text:p>
              </table:table-cell>
              <table:table-cell office:value-type="float" office:value="0.0149214342236519">
                <text:p>0.0149214342236519</text:p>
              </table:table-cell>
              <table:table-cell office:value-type="float" office:value="0.0152156390249729">
                <text:p>0.0152156390249729</text:p>
              </table:table-cell>
              <table:table-cell office:value-type="float" office:value="0.0149035193026066">
                <text:p>0.0149035193026066</text:p>
              </table:table-cell>
              <table:table-cell office:value-type="float" office:value="0.0149693787097931">
                <text:p>0.0149693787097931</text:p>
              </table:table-cell>
              <table:table-cell office:value-type="float" office:value="0.0152319259941578">
                <text:p>0.0152319259941578</text:p>
              </table:table-cell>
              <table:table-cell office:value-type="float" office:value="0.0151620134711266">
                <text:p>0.01516201347112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